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30/settings.xml" manifest:version="1.2"/>
  <manifest:file-entry manifest:media-type="application/xml" manifest:full-path="Formula-1230/content.xml" manifest:version="1.2"/>
  <manifest:file-entry manifest:media-type="application/xml" manifest:full-path="Formula-1228/settings.xml" manifest:version="1.2"/>
  <manifest:file-entry manifest:media-type="application/xml" manifest:full-path="Formula-1228/content.xml" manifest:version="1.2"/>
  <manifest:file-entry manifest:media-type="application/xml" manifest:full-path="Formula-1226/settings.xml" manifest:version="1.2"/>
  <manifest:file-entry manifest:media-type="application/xml" manifest:full-path="Formula-1226/content.xml" manifest:version="1.2"/>
  <manifest:file-entry manifest:media-type="application/xml" manifest:full-path="Formula-1224/settings.xml" manifest:version="1.2"/>
  <manifest:file-entry manifest:media-type="application/xml" manifest:full-path="Formula-1224/content.xml" manifest:version="1.2"/>
  <manifest:file-entry manifest:media-type="application/xml" manifest:full-path="Formula-1222/settings.xml" manifest:version="1.2"/>
  <manifest:file-entry manifest:media-type="application/xml" manifest:full-path="Formula-1222/content.xml" manifest:version="1.2"/>
  <manifest:file-entry manifest:media-type="application/xml" manifest:full-path="Formula-1220/settings.xml" manifest:version="1.2"/>
  <manifest:file-entry manifest:media-type="application/xml" manifest:full-path="Formula-1220/content.xml" manifest:version="1.2"/>
  <manifest:file-entry manifest:media-type="application/xml" manifest:full-path="Formula-1218/settings.xml" manifest:version="1.2"/>
  <manifest:file-entry manifest:media-type="application/xml" manifest:full-path="Formula-1218/content.xml" manifest:version="1.2"/>
  <manifest:file-entry manifest:media-type="application/xml" manifest:full-path="Formula-1216/settings.xml" manifest:version="1.2"/>
  <manifest:file-entry manifest:media-type="application/xml" manifest:full-path="Formula-1216/content.xml" manifest:version="1.2"/>
  <manifest:file-entry manifest:media-type="application/xml" manifest:full-path="Formula-1214/settings.xml" manifest:version="1.2"/>
  <manifest:file-entry manifest:media-type="application/xml" manifest:full-path="Formula-1214/content.xml" manifest:version="1.2"/>
  <manifest:file-entry manifest:media-type="application/xml" manifest:full-path="Formula-1212/settings.xml" manifest:version="1.2"/>
  <manifest:file-entry manifest:media-type="application/xml" manifest:full-path="Formula-1212/content.xml" manifest:version="1.2"/>
  <manifest:file-entry manifest:media-type="application/xml" manifest:full-path="Formula-1210/settings.xml" manifest:version="1.2"/>
  <manifest:file-entry manifest:media-type="application/xml" manifest:full-path="Formula-1210/content.xml" manifest:version="1.2"/>
  <manifest:file-entry manifest:media-type="application/xml" manifest:full-path="Formula-1208/settings.xml" manifest:version="1.2"/>
  <manifest:file-entry manifest:media-type="application/xml" manifest:full-path="Formula-1208/content.xml" manifest:version="1.2"/>
  <manifest:file-entry manifest:media-type="application/xml" manifest:full-path="Formula-1206/settings.xml" manifest:version="1.2"/>
  <manifest:file-entry manifest:media-type="application/xml" manifest:full-path="Formula-1206/content.xml" manifest:version="1.2"/>
  <manifest:file-entry manifest:media-type="application/xml" manifest:full-path="Formula-1204/settings.xml" manifest:version="1.2"/>
  <manifest:file-entry manifest:media-type="application/xml" manifest:full-path="Formula-1204/content.xml" manifest:version="1.2"/>
  <manifest:file-entry manifest:media-type="application/xml" manifest:full-path="Formula-1202/settings.xml" manifest:version="1.2"/>
  <manifest:file-entry manifest:media-type="application/xml" manifest:full-path="Formula-1202/content.xml" manifest:version="1.2"/>
  <manifest:file-entry manifest:media-type="application/xml" manifest:full-path="Formula-1200/settings.xml" manifest:version="1.2"/>
  <manifest:file-entry manifest:media-type="application/xml" manifest:full-path="Formula-1200/content.xml" manifest:version="1.2"/>
  <manifest:file-entry manifest:media-type="application/xml" manifest:full-path="Formula-1198/settings.xml" manifest:version="1.2"/>
  <manifest:file-entry manifest:media-type="application/xml" manifest:full-path="Formula-1198/content.xml" manifest:version="1.2"/>
  <manifest:file-entry manifest:media-type="application/xml" manifest:full-path="Formula-1196/settings.xml" manifest:version="1.2"/>
  <manifest:file-entry manifest:media-type="application/xml" manifest:full-path="Formula-1196/content.xml" manifest:version="1.2"/>
  <manifest:file-entry manifest:media-type="application/xml" manifest:full-path="Formula-1194/settings.xml" manifest:version="1.2"/>
  <manifest:file-entry manifest:media-type="application/xml" manifest:full-path="Formula-1194/content.xml" manifest:version="1.2"/>
  <manifest:file-entry manifest:media-type="application/xml" manifest:full-path="Formula-1192/settings.xml" manifest:version="1.2"/>
  <manifest:file-entry manifest:media-type="application/xml" manifest:full-path="Formula-1192/content.xml" manifest:version="1.2"/>
  <manifest:file-entry manifest:media-type="application/xml" manifest:full-path="Formula-1190/settings.xml" manifest:version="1.2"/>
  <manifest:file-entry manifest:media-type="application/xml" manifest:full-path="Formula-1190/content.xml" manifest:version="1.2"/>
  <manifest:file-entry manifest:media-type="application/xml" manifest:full-path="Formula-1188/settings.xml" manifest:version="1.2"/>
  <manifest:file-entry manifest:media-type="application/xml" manifest:full-path="Formula-1188/content.xml" manifest:version="1.2"/>
  <manifest:file-entry manifest:media-type="application/xml" manifest:full-path="Formula-1186/settings.xml" manifest:version="1.2"/>
  <manifest:file-entry manifest:media-type="application/xml" manifest:full-path="Formula-1186/content.xml" manifest:version="1.2"/>
  <manifest:file-entry manifest:media-type="application/xml" manifest:full-path="Formula-1184/settings.xml" manifest:version="1.2"/>
  <manifest:file-entry manifest:media-type="application/xml" manifest:full-path="Formula-1184/content.xml" manifest:version="1.2"/>
  <manifest:file-entry manifest:media-type="application/xml" manifest:full-path="Formula-1182/settings.xml" manifest:version="1.2"/>
  <manifest:file-entry manifest:media-type="application/xml" manifest:full-path="Formula-1182/content.xml" manifest:version="1.2"/>
  <manifest:file-entry manifest:media-type="application/xml" manifest:full-path="Formula-1180/settings.xml" manifest:version="1.2"/>
  <manifest:file-entry manifest:media-type="application/xml" manifest:full-path="Formula-1180/content.xml" manifest:version="1.2"/>
  <manifest:file-entry manifest:media-type="application/xml" manifest:full-path="Formula-1178/settings.xml" manifest:version="1.2"/>
  <manifest:file-entry manifest:media-type="application/xml" manifest:full-path="Formula-1178/content.xml" manifest:version="1.2"/>
  <manifest:file-entry manifest:media-type="application/xml" manifest:full-path="Formula-1176/settings.xml" manifest:version="1.2"/>
  <manifest:file-entry manifest:media-type="application/xml" manifest:full-path="Formula-1176/content.xml" manifest:version="1.2"/>
  <manifest:file-entry manifest:media-type="application/xml" manifest:full-path="Formula-1174/settings.xml" manifest:version="1.2"/>
  <manifest:file-entry manifest:media-type="application/xml" manifest:full-path="Formula-1174/content.xml" manifest:version="1.2"/>
  <manifest:file-entry manifest:media-type="application/xml" manifest:full-path="Formula-1172/settings.xml" manifest:version="1.2"/>
  <manifest:file-entry manifest:media-type="application/xml" manifest:full-path="Formula-1172/content.xml" manifest:version="1.2"/>
  <manifest:file-entry manifest:media-type="application/xml" manifest:full-path="Formula-1170/settings.xml" manifest:version="1.2"/>
  <manifest:file-entry manifest:media-type="application/xml" manifest:full-path="Formula-1170/content.xml" manifest:version="1.2"/>
  <manifest:file-entry manifest:media-type="application/xml" manifest:full-path="Formula-1168/settings.xml" manifest:version="1.2"/>
  <manifest:file-entry manifest:media-type="application/xml" manifest:full-path="Formula-1168/content.xml" manifest:version="1.2"/>
  <manifest:file-entry manifest:media-type="application/xml" manifest:full-path="Formula-1166/settings.xml" manifest:version="1.2"/>
  <manifest:file-entry manifest:media-type="application/xml" manifest:full-path="Formula-1166/content.xml" manifest:version="1.2"/>
  <manifest:file-entry manifest:media-type="application/xml" manifest:full-path="Formula-1164/settings.xml" manifest:version="1.2"/>
  <manifest:file-entry manifest:media-type="application/xml" manifest:full-path="Formula-1164/content.xml" manifest:version="1.2"/>
  <manifest:file-entry manifest:media-type="application/xml" manifest:full-path="Formula-1162/settings.xml" manifest:version="1.2"/>
  <manifest:file-entry manifest:media-type="application/xml" manifest:full-path="Formula-1162/content.xml" manifest:version="1.2"/>
  <manifest:file-entry manifest:media-type="application/xml" manifest:full-path="Formula-1160/settings.xml" manifest:version="1.2"/>
  <manifest:file-entry manifest:media-type="application/xml" manifest:full-path="Formula-1160/content.xml" manifest:version="1.2"/>
  <manifest:file-entry manifest:media-type="application/xml" manifest:full-path="Formula-1158/settings.xml" manifest:version="1.2"/>
  <manifest:file-entry manifest:media-type="application/xml" manifest:full-path="Formula-1158/content.xml" manifest:version="1.2"/>
  <manifest:file-entry manifest:media-type="application/xml" manifest:full-path="Formula-1156/settings.xml" manifest:version="1.2"/>
  <manifest:file-entry manifest:media-type="application/xml" manifest:full-path="Formula-1156/content.xml" manifest:version="1.2"/>
  <manifest:file-entry manifest:media-type="application/xml" manifest:full-path="Formula-1154/settings.xml" manifest:version="1.2"/>
  <manifest:file-entry manifest:media-type="application/xml" manifest:full-path="Formula-1154/content.xml" manifest:version="1.2"/>
  <manifest:file-entry manifest:media-type="application/xml" manifest:full-path="Formula-1152/settings.xml" manifest:version="1.2"/>
  <manifest:file-entry manifest:media-type="application/xml" manifest:full-path="Formula-1152/content.xml" manifest:version="1.2"/>
  <manifest:file-entry manifest:media-type="application/xml" manifest:full-path="Formula-1150/settings.xml" manifest:version="1.2"/>
  <manifest:file-entry manifest:media-type="application/xml" manifest:full-path="Formula-1150/content.xml" manifest:version="1.2"/>
  <manifest:file-entry manifest:media-type="application/xml" manifest:full-path="Formula-1148/settings.xml" manifest:version="1.2"/>
  <manifest:file-entry manifest:media-type="application/xml" manifest:full-path="Formula-1148/content.xml" manifest:version="1.2"/>
  <manifest:file-entry manifest:media-type="application/xml" manifest:full-path="Formula-1146/settings.xml" manifest:version="1.2"/>
  <manifest:file-entry manifest:media-type="application/xml" manifest:full-path="Formula-1146/content.xml" manifest:version="1.2"/>
  <manifest:file-entry manifest:media-type="application/xml" manifest:full-path="Formula-1144/settings.xml" manifest:version="1.2"/>
  <manifest:file-entry manifest:media-type="application/xml" manifest:full-path="Formula-1144/content.xml" manifest:version="1.2"/>
  <manifest:file-entry manifest:media-type="application/xml" manifest:full-path="Formula-1142/settings.xml" manifest:version="1.2"/>
  <manifest:file-entry manifest:media-type="application/xml" manifest:full-path="Formula-1142/content.xml" manifest:version="1.2"/>
  <manifest:file-entry manifest:media-type="application/xml" manifest:full-path="Formula-1140/settings.xml" manifest:version="1.2"/>
  <manifest:file-entry manifest:media-type="application/xml" manifest:full-path="Formula-1140/content.xml" manifest:version="1.2"/>
  <manifest:file-entry manifest:media-type="application/xml" manifest:full-path="Formula-1138/settings.xml" manifest:version="1.2"/>
  <manifest:file-entry manifest:media-type="application/xml" manifest:full-path="Formula-1138/content.xml" manifest:version="1.2"/>
  <manifest:file-entry manifest:media-type="application/xml" manifest:full-path="Formula-1136/settings.xml" manifest:version="1.2"/>
  <manifest:file-entry manifest:media-type="application/xml" manifest:full-path="Formula-1136/content.xml" manifest:version="1.2"/>
  <manifest:file-entry manifest:media-type="application/xml" manifest:full-path="Formula-1134/settings.xml" manifest:version="1.2"/>
  <manifest:file-entry manifest:media-type="application/xml" manifest:full-path="Formula-1134/content.xml" manifest:version="1.2"/>
  <manifest:file-entry manifest:media-type="application/xml" manifest:full-path="Formula-1132/settings.xml" manifest:version="1.2"/>
  <manifest:file-entry manifest:media-type="application/xml" manifest:full-path="Formula-1132/content.xml" manifest:version="1.2"/>
  <manifest:file-entry manifest:media-type="application/xml" manifest:full-path="Formula-1130/settings.xml" manifest:version="1.2"/>
  <manifest:file-entry manifest:media-type="application/xml" manifest:full-path="Formula-1130/content.xml" manifest:version="1.2"/>
  <manifest:file-entry manifest:media-type="application/xml" manifest:full-path="Formula-1128/settings.xml" manifest:version="1.2"/>
  <manifest:file-entry manifest:media-type="application/xml" manifest:full-path="Formula-1128/content.xml" manifest:version="1.2"/>
  <manifest:file-entry manifest:media-type="application/xml" manifest:full-path="Formula-1126/settings.xml" manifest:version="1.2"/>
  <manifest:file-entry manifest:media-type="application/xml" manifest:full-path="Formula-1126/content.xml" manifest:version="1.2"/>
  <manifest:file-entry manifest:media-type="application/xml" manifest:full-path="Formula-1124/settings.xml" manifest:version="1.2"/>
  <manifest:file-entry manifest:media-type="application/xml" manifest:full-path="Formula-1124/content.xml" manifest:version="1.2"/>
  <manifest:file-entry manifest:media-type="application/xml" manifest:full-path="Formula-1122/settings.xml" manifest:version="1.2"/>
  <manifest:file-entry manifest:media-type="application/xml" manifest:full-path="Formula-1122/content.xml" manifest:version="1.2"/>
  <manifest:file-entry manifest:media-type="application/xml" manifest:full-path="Formula-1120/settings.xml" manifest:version="1.2"/>
  <manifest:file-entry manifest:media-type="application/xml" manifest:full-path="Formula-1120/content.xml" manifest:version="1.2"/>
  <manifest:file-entry manifest:media-type="application/xml" manifest:full-path="Formula-1118/settings.xml" manifest:version="1.2"/>
  <manifest:file-entry manifest:media-type="application/xml" manifest:full-path="Formula-1118/content.xml" manifest:version="1.2"/>
  <manifest:file-entry manifest:media-type="application/xml" manifest:full-path="Formula-1116/settings.xml" manifest:version="1.2"/>
  <manifest:file-entry manifest:media-type="application/xml" manifest:full-path="Formula-1116/content.xml" manifest:version="1.2"/>
  <manifest:file-entry manifest:media-type="application/xml" manifest:full-path="Formula-1114/settings.xml" manifest:version="1.2"/>
  <manifest:file-entry manifest:media-type="application/xml" manifest:full-path="Formula-1114/content.xml" manifest:version="1.2"/>
  <manifest:file-entry manifest:media-type="application/xml" manifest:full-path="Formula-1112/settings.xml" manifest:version="1.2"/>
  <manifest:file-entry manifest:media-type="application/xml" manifest:full-path="Formula-1112/content.xml" manifest:version="1.2"/>
  <manifest:file-entry manifest:media-type="application/xml" manifest:full-path="Formula-1110/settings.xml" manifest:version="1.2"/>
  <manifest:file-entry manifest:media-type="application/xml" manifest:full-path="Formula-1110/content.xml" manifest:version="1.2"/>
  <manifest:file-entry manifest:media-type="application/xml" manifest:full-path="Formula-1108/settings.xml" manifest:version="1.2"/>
  <manifest:file-entry manifest:media-type="application/xml" manifest:full-path="Formula-1108/content.xml" manifest:version="1.2"/>
  <manifest:file-entry manifest:media-type="application/xml" manifest:full-path="Formula-1106/settings.xml" manifest:version="1.2"/>
  <manifest:file-entry manifest:media-type="application/xml" manifest:full-path="Formula-1106/content.xml" manifest:version="1.2"/>
  <manifest:file-entry manifest:media-type="application/xml" manifest:full-path="Formula-1104/settings.xml" manifest:version="1.2"/>
  <manifest:file-entry manifest:media-type="application/xml" manifest:full-path="Formula-1104/content.xml" manifest:version="1.2"/>
  <manifest:file-entry manifest:media-type="application/xml" manifest:full-path="Formula-1102/settings.xml" manifest:version="1.2"/>
  <manifest:file-entry manifest:media-type="application/xml" manifest:full-path="Formula-1102/content.xml" manifest:version="1.2"/>
  <manifest:file-entry manifest:media-type="application/xml" manifest:full-path="Formula-1100/settings.xml" manifest:version="1.2"/>
  <manifest:file-entry manifest:media-type="application/xml" manifest:full-path="Formula-1100/content.xml" manifest:version="1.2"/>
  <manifest:file-entry manifest:media-type="application/xml" manifest:full-path="Formula-1098/settings.xml" manifest:version="1.2"/>
  <manifest:file-entry manifest:media-type="application/xml" manifest:full-path="Formula-1098/content.xml" manifest:version="1.2"/>
  <manifest:file-entry manifest:media-type="application/xml" manifest:full-path="Formula-1096/settings.xml" manifest:version="1.2"/>
  <manifest:file-entry manifest:media-type="application/xml" manifest:full-path="Formula-1096/content.xml" manifest:version="1.2"/>
  <manifest:file-entry manifest:media-type="application/xml" manifest:full-path="Formula-1094/settings.xml" manifest:version="1.2"/>
  <manifest:file-entry manifest:media-type="application/xml" manifest:full-path="Formula-1094/content.xml" manifest:version="1.2"/>
  <manifest:file-entry manifest:media-type="application/xml" manifest:full-path="Formula-1092/settings.xml" manifest:version="1.2"/>
  <manifest:file-entry manifest:media-type="application/xml" manifest:full-path="Formula-1092/content.xml" manifest:version="1.2"/>
  <manifest:file-entry manifest:media-type="application/xml" manifest:full-path="Formula-1090/settings.xml" manifest:version="1.2"/>
  <manifest:file-entry manifest:media-type="application/xml" manifest:full-path="Formula-1090/content.xml" manifest:version="1.2"/>
  <manifest:file-entry manifest:media-type="application/xml" manifest:full-path="Formula-1088/settings.xml" manifest:version="1.2"/>
  <manifest:file-entry manifest:media-type="application/xml" manifest:full-path="Formula-1088/content.xml" manifest:version="1.2"/>
  <manifest:file-entry manifest:media-type="application/xml" manifest:full-path="Formula-1086/settings.xml" manifest:version="1.2"/>
  <manifest:file-entry manifest:media-type="application/xml" manifest:full-path="Formula-1086/content.xml" manifest:version="1.2"/>
  <manifest:file-entry manifest:media-type="application/xml" manifest:full-path="Formula-1084/settings.xml" manifest:version="1.2"/>
  <manifest:file-entry manifest:media-type="application/xml" manifest:full-path="Formula-1084/content.xml" manifest:version="1.2"/>
  <manifest:file-entry manifest:media-type="application/xml" manifest:full-path="Formula-1082/settings.xml" manifest:version="1.2"/>
  <manifest:file-entry manifest:media-type="application/xml" manifest:full-path="Formula-1082/content.xml" manifest:version="1.2"/>
  <manifest:file-entry manifest:media-type="application/xml" manifest:full-path="Formula-1080/settings.xml" manifest:version="1.2"/>
  <manifest:file-entry manifest:media-type="application/xml" manifest:full-path="Formula-1080/content.xml" manifest:version="1.2"/>
  <manifest:file-entry manifest:media-type="application/xml" manifest:full-path="Formula-1078/settings.xml" manifest:version="1.2"/>
  <manifest:file-entry manifest:media-type="application/xml" manifest:full-path="Formula-1078/content.xml" manifest:version="1.2"/>
  <manifest:file-entry manifest:media-type="application/xml" manifest:full-path="Formula-1076/settings.xml" manifest:version="1.2"/>
  <manifest:file-entry manifest:media-type="application/xml" manifest:full-path="Formula-1076/content.xml" manifest:version="1.2"/>
  <manifest:file-entry manifest:media-type="application/xml" manifest:full-path="Formula-1074/settings.xml" manifest:version="1.2"/>
  <manifest:file-entry manifest:media-type="application/xml" manifest:full-path="Formula-1074/content.xml" manifest:version="1.2"/>
  <manifest:file-entry manifest:media-type="application/xml" manifest:full-path="Formula-1072/settings.xml" manifest:version="1.2"/>
  <manifest:file-entry manifest:media-type="application/xml" manifest:full-path="Formula-1072/content.xml" manifest:version="1.2"/>
  <manifest:file-entry manifest:media-type="application/xml" manifest:full-path="Formula-1070/settings.xml" manifest:version="1.2"/>
  <manifest:file-entry manifest:media-type="application/xml" manifest:full-path="Formula-1070/content.xml" manifest:version="1.2"/>
  <manifest:file-entry manifest:media-type="application/xml" manifest:full-path="Formula-1068/settings.xml" manifest:version="1.2"/>
  <manifest:file-entry manifest:media-type="application/xml" manifest:full-path="Formula-1068/content.xml" manifest:version="1.2"/>
  <manifest:file-entry manifest:media-type="application/xml" manifest:full-path="Formula-1066/settings.xml" manifest:version="1.2"/>
  <manifest:file-entry manifest:media-type="application/xml" manifest:full-path="Formula-1066/content.xml" manifest:version="1.2"/>
  <manifest:file-entry manifest:media-type="application/xml" manifest:full-path="Formula-1064/settings.xml" manifest:version="1.2"/>
  <manifest:file-entry manifest:media-type="application/xml" manifest:full-path="Formula-1064/content.xml" manifest:version="1.2"/>
  <manifest:file-entry manifest:media-type="application/xml" manifest:full-path="Formula-1062/settings.xml" manifest:version="1.2"/>
  <manifest:file-entry manifest:media-type="application/xml" manifest:full-path="Formula-1062/content.xml" manifest:version="1.2"/>
  <manifest:file-entry manifest:media-type="application/xml" manifest:full-path="Formula-1060/settings.xml" manifest:version="1.2"/>
  <manifest:file-entry manifest:media-type="application/xml" manifest:full-path="Formula-1060/content.xml" manifest:version="1.2"/>
  <manifest:file-entry manifest:media-type="application/xml" manifest:full-path="Formula-1058/settings.xml" manifest:version="1.2"/>
  <manifest:file-entry manifest:media-type="application/xml" manifest:full-path="Formula-1058/content.xml" manifest:version="1.2"/>
  <manifest:file-entry manifest:media-type="application/xml" manifest:full-path="Formula-1056/settings.xml" manifest:version="1.2"/>
  <manifest:file-entry manifest:media-type="application/xml" manifest:full-path="Formula-1056/content.xml" manifest:version="1.2"/>
  <manifest:file-entry manifest:media-type="application/xml" manifest:full-path="Formula-1054/settings.xml" manifest:version="1.2"/>
  <manifest:file-entry manifest:media-type="application/xml" manifest:full-path="Formula-1054/content.xml" manifest:version="1.2"/>
  <manifest:file-entry manifest:media-type="application/xml" manifest:full-path="Formula-1052/settings.xml" manifest:version="1.2"/>
  <manifest:file-entry manifest:media-type="application/xml" manifest:full-path="Formula-1052/content.xml" manifest:version="1.2"/>
  <manifest:file-entry manifest:media-type="application/xml" manifest:full-path="Formula-1050/settings.xml" manifest:version="1.2"/>
  <manifest:file-entry manifest:media-type="application/xml" manifest:full-path="Formula-1050/content.xml" manifest:version="1.2"/>
  <manifest:file-entry manifest:media-type="application/xml" manifest:full-path="Formula-1048/settings.xml" manifest:version="1.2"/>
  <manifest:file-entry manifest:media-type="application/xml" manifest:full-path="Formula-1048/content.xml" manifest:version="1.2"/>
  <manifest:file-entry manifest:media-type="application/xml" manifest:full-path="Formula-1046/settings.xml" manifest:version="1.2"/>
  <manifest:file-entry manifest:media-type="application/xml" manifest:full-path="Formula-1046/content.xml" manifest:version="1.2"/>
  <manifest:file-entry manifest:media-type="application/xml" manifest:full-path="Formula-1044/settings.xml" manifest:version="1.2"/>
  <manifest:file-entry manifest:media-type="application/xml" manifest:full-path="Formula-1044/content.xml" manifest:version="1.2"/>
  <manifest:file-entry manifest:media-type="application/xml" manifest:full-path="Formula-1042/settings.xml" manifest:version="1.2"/>
  <manifest:file-entry manifest:media-type="application/xml" manifest:full-path="Formula-1042/content.xml" manifest:version="1.2"/>
  <manifest:file-entry manifest:media-type="application/xml" manifest:full-path="Formula-1040/settings.xml" manifest:version="1.2"/>
  <manifest:file-entry manifest:media-type="application/xml" manifest:full-path="Formula-1040/content.xml" manifest:version="1.2"/>
  <manifest:file-entry manifest:media-type="application/xml" manifest:full-path="Formula-1038/settings.xml" manifest:version="1.2"/>
  <manifest:file-entry manifest:media-type="application/xml" manifest:full-path="Formula-1038/content.xml" manifest:version="1.2"/>
  <manifest:file-entry manifest:media-type="application/xml" manifest:full-path="Formula-1036/settings.xml" manifest:version="1.2"/>
  <manifest:file-entry manifest:media-type="application/xml" manifest:full-path="Formula-1036/content.xml" manifest:version="1.2"/>
  <manifest:file-entry manifest:media-type="application/xml" manifest:full-path="Formula-1034/settings.xml" manifest:version="1.2"/>
  <manifest:file-entry manifest:media-type="application/xml" manifest:full-path="Formula-1034/content.xml" manifest:version="1.2"/>
  <manifest:file-entry manifest:media-type="application/xml" manifest:full-path="Formula-1032/settings.xml" manifest:version="1.2"/>
  <manifest:file-entry manifest:media-type="application/xml" manifest:full-path="Formula-1032/content.xml" manifest:version="1.2"/>
  <manifest:file-entry manifest:media-type="application/xml" manifest:full-path="Formula-1030/settings.xml" manifest:version="1.2"/>
  <manifest:file-entry manifest:media-type="application/xml" manifest:full-path="Formula-1030/content.xml" manifest:version="1.2"/>
  <manifest:file-entry manifest:media-type="application/xml" manifest:full-path="Formula-1028/settings.xml" manifest:version="1.2"/>
  <manifest:file-entry manifest:media-type="application/xml" manifest:full-path="Formula-1028/content.xml" manifest:version="1.2"/>
  <manifest:file-entry manifest:media-type="application/xml" manifest:full-path="Formula-1026/settings.xml" manifest:version="1.2"/>
  <manifest:file-entry manifest:media-type="application/xml" manifest:full-path="Formula-1026/content.xml" manifest:version="1.2"/>
  <manifest:file-entry manifest:media-type="application/xml" manifest:full-path="Formula-1024/settings.xml" manifest:version="1.2"/>
  <manifest:file-entry manifest:media-type="application/xml" manifest:full-path="Formula-1024/content.xml" manifest:version="1.2"/>
  <manifest:file-entry manifest:media-type="application/xml" manifest:full-path="Formula-1022/settings.xml" manifest:version="1.2"/>
  <manifest:file-entry manifest:media-type="application/xml" manifest:full-path="Formula-1022/content.xml" manifest:version="1.2"/>
  <manifest:file-entry manifest:media-type="application/xml" manifest:full-path="Formula-1020/settings.xml" manifest:version="1.2"/>
  <manifest:file-entry manifest:media-type="application/xml" manifest:full-path="Formula-1020/content.xml" manifest:version="1.2"/>
  <manifest:file-entry manifest:media-type="application/xml" manifest:full-path="Formula-1018/settings.xml" manifest:version="1.2"/>
  <manifest:file-entry manifest:media-type="application/xml" manifest:full-path="Formula-1018/content.xml" manifest:version="1.2"/>
  <manifest:file-entry manifest:media-type="application/xml" manifest:full-path="Formula-1016/settings.xml" manifest:version="1.2"/>
  <manifest:file-entry manifest:media-type="application/xml" manifest:full-path="Formula-1016/content.xml" manifest:version="1.2"/>
  <manifest:file-entry manifest:media-type="application/xml" manifest:full-path="Formula-1014/settings.xml" manifest:version="1.2"/>
  <manifest:file-entry manifest:media-type="application/xml" manifest:full-path="Formula-1014/content.xml" manifest:version="1.2"/>
  <manifest:file-entry manifest:media-type="application/xml" manifest:full-path="Formula-1012/settings.xml" manifest:version="1.2"/>
  <manifest:file-entry manifest:media-type="application/xml" manifest:full-path="Formula-1012/content.xml" manifest:version="1.2"/>
  <manifest:file-entry manifest:media-type="application/xml" manifest:full-path="Formula-1010/settings.xml" manifest:version="1.2"/>
  <manifest:file-entry manifest:media-type="application/xml" manifest:full-path="Formula-1010/content.xml" manifest:version="1.2"/>
  <manifest:file-entry manifest:media-type="application/xml" manifest:full-path="Formula-1008/settings.xml" manifest:version="1.2"/>
  <manifest:file-entry manifest:media-type="application/xml" manifest:full-path="Formula-1008/content.xml" manifest:version="1.2"/>
  <manifest:file-entry manifest:media-type="application/xml" manifest:full-path="Formula-1006/settings.xml" manifest:version="1.2"/>
  <manifest:file-entry manifest:media-type="application/xml" manifest:full-path="Formula-1006/content.xml" manifest:version="1.2"/>
  <manifest:file-entry manifest:media-type="application/xml" manifest:full-path="Formula-1004/settings.xml" manifest:version="1.2"/>
  <manifest:file-entry manifest:media-type="application/xml" manifest:full-path="Formula-1004/content.xml" manifest:version="1.2"/>
  <manifest:file-entry manifest:media-type="application/xml" manifest:full-path="Formula-1002/settings.xml" manifest:version="1.2"/>
  <manifest:file-entry manifest:media-type="application/xml" manifest:full-path="Formula-1002/content.xml" manifest:version="1.2"/>
  <manifest:file-entry manifest:media-type="application/xml" manifest:full-path="Formula-1000/settings.xml" manifest:version="1.2"/>
  <manifest:file-entry manifest:media-type="application/xml" manifest:full-path="Formula-1000/content.xml" manifest:version="1.2"/>
  <manifest:file-entry manifest:media-type="application/xml" manifest:full-path="Formula-998/settings.xml" manifest:version="1.2"/>
  <manifest:file-entry manifest:media-type="application/xml" manifest:full-path="Formula-998/content.xml" manifest:version="1.2"/>
  <manifest:file-entry manifest:media-type="application/xml" manifest:full-path="Formula-996/settings.xml" manifest:version="1.2"/>
  <manifest:file-entry manifest:media-type="application/xml" manifest:full-path="Formula-996/content.xml" manifest:version="1.2"/>
  <manifest:file-entry manifest:media-type="application/xml" manifest:full-path="Formula-994/settings.xml" manifest:version="1.2"/>
  <manifest:file-entry manifest:media-type="application/xml" manifest:full-path="Formula-994/content.xml" manifest:version="1.2"/>
  <manifest:file-entry manifest:media-type="application/xml" manifest:full-path="Formula-992/settings.xml" manifest:version="1.2"/>
  <manifest:file-entry manifest:media-type="application/xml" manifest:full-path="Formula-992/content.xml" manifest:version="1.2"/>
  <manifest:file-entry manifest:media-type="application/xml" manifest:full-path="Formula-990/settings.xml" manifest:version="1.2"/>
  <manifest:file-entry manifest:media-type="application/xml" manifest:full-path="Formula-990/content.xml" manifest:version="1.2"/>
  <manifest:file-entry manifest:media-type="application/xml" manifest:full-path="Formula-988/settings.xml" manifest:version="1.2"/>
  <manifest:file-entry manifest:media-type="application/xml" manifest:full-path="Formula-988/content.xml" manifest:version="1.2"/>
  <manifest:file-entry manifest:media-type="application/xml" manifest:full-path="Formula-986/settings.xml" manifest:version="1.2"/>
  <manifest:file-entry manifest:media-type="application/xml" manifest:full-path="Formula-986/content.xml" manifest:version="1.2"/>
  <manifest:file-entry manifest:media-type="application/xml" manifest:full-path="Formula-984/settings.xml" manifest:version="1.2"/>
  <manifest:file-entry manifest:media-type="application/xml" manifest:full-path="Formula-984/content.xml" manifest:version="1.2"/>
  <manifest:file-entry manifest:media-type="application/xml" manifest:full-path="Formula-982/settings.xml" manifest:version="1.2"/>
  <manifest:file-entry manifest:media-type="application/xml" manifest:full-path="Formula-982/content.xml" manifest:version="1.2"/>
  <manifest:file-entry manifest:media-type="application/xml" manifest:full-path="Formula-980/settings.xml" manifest:version="1.2"/>
  <manifest:file-entry manifest:media-type="application/xml" manifest:full-path="Formula-980/content.xml" manifest:version="1.2"/>
  <manifest:file-entry manifest:media-type="application/xml" manifest:full-path="Formula-978/settings.xml" manifest:version="1.2"/>
  <manifest:file-entry manifest:media-type="application/xml" manifest:full-path="Formula-978/content.xml" manifest:version="1.2"/>
  <manifest:file-entry manifest:media-type="application/xml" manifest:full-path="Formula-976/settings.xml" manifest:version="1.2"/>
  <manifest:file-entry manifest:media-type="application/xml" manifest:full-path="Formula-976/content.xml" manifest:version="1.2"/>
  <manifest:file-entry manifest:media-type="application/xml" manifest:full-path="Formula-974/settings.xml" manifest:version="1.2"/>
  <manifest:file-entry manifest:media-type="application/xml" manifest:full-path="Formula-974/content.xml" manifest:version="1.2"/>
  <manifest:file-entry manifest:media-type="application/xml" manifest:full-path="Formula-972/settings.xml" manifest:version="1.2"/>
  <manifest:file-entry manifest:media-type="application/xml" manifest:full-path="Formula-972/content.xml" manifest:version="1.2"/>
  <manifest:file-entry manifest:media-type="application/xml" manifest:full-path="Formula-970/settings.xml" manifest:version="1.2"/>
  <manifest:file-entry manifest:media-type="application/xml" manifest:full-path="Formula-970/content.xml" manifest:version="1.2"/>
  <manifest:file-entry manifest:media-type="application/xml" manifest:full-path="Formula-968/settings.xml" manifest:version="1.2"/>
  <manifest:file-entry manifest:media-type="application/xml" manifest:full-path="Formula-968/content.xml" manifest:version="1.2"/>
  <manifest:file-entry manifest:media-type="application/xml" manifest:full-path="Formula-966/settings.xml" manifest:version="1.2"/>
  <manifest:file-entry manifest:media-type="application/xml" manifest:full-path="Formula-966/content.xml" manifest:version="1.2"/>
  <manifest:file-entry manifest:media-type="application/xml" manifest:full-path="Formula-964/settings.xml" manifest:version="1.2"/>
  <manifest:file-entry manifest:media-type="application/xml" manifest:full-path="Formula-964/content.xml" manifest:version="1.2"/>
  <manifest:file-entry manifest:media-type="application/xml" manifest:full-path="Formula-962/settings.xml" manifest:version="1.2"/>
  <manifest:file-entry manifest:media-type="application/xml" manifest:full-path="Formula-962/content.xml" manifest:version="1.2"/>
  <manifest:file-entry manifest:media-type="application/xml" manifest:full-path="Formula-960/settings.xml" manifest:version="1.2"/>
  <manifest:file-entry manifest:media-type="application/xml" manifest:full-path="Formula-960/content.xml" manifest:version="1.2"/>
  <manifest:file-entry manifest:media-type="application/xml" manifest:full-path="Formula-958/settings.xml" manifest:version="1.2"/>
  <manifest:file-entry manifest:media-type="application/xml" manifest:full-path="Formula-958/content.xml" manifest:version="1.2"/>
  <manifest:file-entry manifest:media-type="application/xml" manifest:full-path="Formula-956/settings.xml" manifest:version="1.2"/>
  <manifest:file-entry manifest:media-type="application/xml" manifest:full-path="Formula-956/content.xml" manifest:version="1.2"/>
  <manifest:file-entry manifest:media-type="application/xml" manifest:full-path="Formula-954/settings.xml" manifest:version="1.2"/>
  <manifest:file-entry manifest:media-type="application/xml" manifest:full-path="Formula-954/content.xml" manifest:version="1.2"/>
  <manifest:file-entry manifest:media-type="application/xml" manifest:full-path="Formula-952/settings.xml" manifest:version="1.2"/>
  <manifest:file-entry manifest:media-type="application/xml" manifest:full-path="Formula-952/content.xml" manifest:version="1.2"/>
  <manifest:file-entry manifest:media-type="application/xml" manifest:full-path="Formula-950/settings.xml" manifest:version="1.2"/>
  <manifest:file-entry manifest:media-type="application/xml" manifest:full-path="Formula-950/content.xml" manifest:version="1.2"/>
  <manifest:file-entry manifest:media-type="application/xml" manifest:full-path="Formula-948/settings.xml" manifest:version="1.2"/>
  <manifest:file-entry manifest:media-type="application/xml" manifest:full-path="Formula-948/content.xml" manifest:version="1.2"/>
  <manifest:file-entry manifest:media-type="application/xml" manifest:full-path="Formula-946/settings.xml" manifest:version="1.2"/>
  <manifest:file-entry manifest:media-type="application/xml" manifest:full-path="Formula-946/content.xml" manifest:version="1.2"/>
  <manifest:file-entry manifest:media-type="application/xml" manifest:full-path="Formula-944/settings.xml" manifest:version="1.2"/>
  <manifest:file-entry manifest:media-type="application/xml" manifest:full-path="Formula-944/content.xml" manifest:version="1.2"/>
  <manifest:file-entry manifest:media-type="application/xml" manifest:full-path="Formula-942/settings.xml" manifest:version="1.2"/>
  <manifest:file-entry manifest:media-type="application/xml" manifest:full-path="Formula-942/content.xml" manifest:version="1.2"/>
  <manifest:file-entry manifest:media-type="application/xml" manifest:full-path="Formula-940/settings.xml" manifest:version="1.2"/>
  <manifest:file-entry manifest:media-type="application/xml" manifest:full-path="Formula-940/content.xml" manifest:version="1.2"/>
  <manifest:file-entry manifest:media-type="application/xml" manifest:full-path="Formula-938/settings.xml" manifest:version="1.2"/>
  <manifest:file-entry manifest:media-type="application/xml" manifest:full-path="Formula-938/content.xml" manifest:version="1.2"/>
  <manifest:file-entry manifest:media-type="application/xml" manifest:full-path="Formula-936/settings.xml" manifest:version="1.2"/>
  <manifest:file-entry manifest:media-type="application/xml" manifest:full-path="Formula-936/content.xml" manifest:version="1.2"/>
  <manifest:file-entry manifest:media-type="application/xml" manifest:full-path="Formula-934/settings.xml" manifest:version="1.2"/>
  <manifest:file-entry manifest:media-type="application/xml" manifest:full-path="Formula-934/content.xml" manifest:version="1.2"/>
  <manifest:file-entry manifest:media-type="application/xml" manifest:full-path="Formula-932/settings.xml" manifest:version="1.2"/>
  <manifest:file-entry manifest:media-type="application/xml" manifest:full-path="Formula-932/content.xml" manifest:version="1.2"/>
  <manifest:file-entry manifest:media-type="application/xml" manifest:full-path="Formula-930/settings.xml" manifest:version="1.2"/>
  <manifest:file-entry manifest:media-type="application/xml" manifest:full-path="Formula-930/content.xml" manifest:version="1.2"/>
  <manifest:file-entry manifest:media-type="application/xml" manifest:full-path="Formula-928/settings.xml" manifest:version="1.2"/>
  <manifest:file-entry manifest:media-type="application/xml" manifest:full-path="Formula-928/content.xml" manifest:version="1.2"/>
  <manifest:file-entry manifest:media-type="application/xml" manifest:full-path="Formula-926/settings.xml" manifest:version="1.2"/>
  <manifest:file-entry manifest:media-type="application/xml" manifest:full-path="Formula-926/content.xml" manifest:version="1.2"/>
  <manifest:file-entry manifest:media-type="application/xml" manifest:full-path="Formula-924/settings.xml" manifest:version="1.2"/>
  <manifest:file-entry manifest:media-type="application/xml" manifest:full-path="Formula-924/content.xml" manifest:version="1.2"/>
  <manifest:file-entry manifest:media-type="application/xml" manifest:full-path="Formula-922/settings.xml" manifest:version="1.2"/>
  <manifest:file-entry manifest:media-type="application/xml" manifest:full-path="Formula-922/content.xml" manifest:version="1.2"/>
  <manifest:file-entry manifest:media-type="application/xml" manifest:full-path="Formula-920/settings.xml" manifest:version="1.2"/>
  <manifest:file-entry manifest:media-type="application/xml" manifest:full-path="Formula-920/content.xml" manifest:version="1.2"/>
  <manifest:file-entry manifest:media-type="application/xml" manifest:full-path="Formula-918/settings.xml" manifest:version="1.2"/>
  <manifest:file-entry manifest:media-type="application/xml" manifest:full-path="Formula-918/content.xml" manifest:version="1.2"/>
  <manifest:file-entry manifest:media-type="application/xml" manifest:full-path="Formula-916/settings.xml" manifest:version="1.2"/>
  <manifest:file-entry manifest:media-type="application/xml" manifest:full-path="Formula-916/content.xml" manifest:version="1.2"/>
  <manifest:file-entry manifest:media-type="application/xml" manifest:full-path="Formula-914/settings.xml" manifest:version="1.2"/>
  <manifest:file-entry manifest:media-type="application/xml" manifest:full-path="Formula-914/content.xml" manifest:version="1.2"/>
  <manifest:file-entry manifest:media-type="application/xml" manifest:full-path="Formula-912/settings.xml" manifest:version="1.2"/>
  <manifest:file-entry manifest:media-type="application/xml" manifest:full-path="Formula-912/content.xml" manifest:version="1.2"/>
  <manifest:file-entry manifest:media-type="application/xml" manifest:full-path="Formula-910/settings.xml" manifest:version="1.2"/>
  <manifest:file-entry manifest:media-type="application/xml" manifest:full-path="Formula-910/content.xml" manifest:version="1.2"/>
  <manifest:file-entry manifest:media-type="application/xml" manifest:full-path="Formula-908/settings.xml" manifest:version="1.2"/>
  <manifest:file-entry manifest:media-type="application/xml" manifest:full-path="Formula-908/content.xml" manifest:version="1.2"/>
  <manifest:file-entry manifest:media-type="application/xml" manifest:full-path="Formula-906/settings.xml" manifest:version="1.2"/>
  <manifest:file-entry manifest:media-type="application/xml" manifest:full-path="Formula-906/content.xml" manifest:version="1.2"/>
  <manifest:file-entry manifest:media-type="application/xml" manifest:full-path="Formula-904/settings.xml" manifest:version="1.2"/>
  <manifest:file-entry manifest:media-type="application/xml" manifest:full-path="Formula-904/content.xml" manifest:version="1.2"/>
  <manifest:file-entry manifest:media-type="application/xml" manifest:full-path="Formula-902/settings.xml" manifest:version="1.2"/>
  <manifest:file-entry manifest:media-type="application/xml" manifest:full-path="Formula-902/content.xml" manifest:version="1.2"/>
  <manifest:file-entry manifest:media-type="application/xml" manifest:full-path="Formula-900/settings.xml" manifest:version="1.2"/>
  <manifest:file-entry manifest:media-type="application/xml" manifest:full-path="Formula-900/content.xml" manifest:version="1.2"/>
  <manifest:file-entry manifest:media-type="application/xml" manifest:full-path="Formula-898/settings.xml" manifest:version="1.2"/>
  <manifest:file-entry manifest:media-type="application/xml" manifest:full-path="Formula-898/content.xml" manifest:version="1.2"/>
  <manifest:file-entry manifest:media-type="application/xml" manifest:full-path="Formula-896/settings.xml" manifest:version="1.2"/>
  <manifest:file-entry manifest:media-type="application/xml" manifest:full-path="Formula-896/content.xml" manifest:version="1.2"/>
  <manifest:file-entry manifest:media-type="application/xml" manifest:full-path="Formula-894/settings.xml" manifest:version="1.2"/>
  <manifest:file-entry manifest:media-type="application/xml" manifest:full-path="Formula-894/content.xml" manifest:version="1.2"/>
  <manifest:file-entry manifest:media-type="application/xml" manifest:full-path="Formula-892/settings.xml" manifest:version="1.2"/>
  <manifest:file-entry manifest:media-type="application/xml" manifest:full-path="Formula-892/content.xml" manifest:version="1.2"/>
  <manifest:file-entry manifest:media-type="application/xml" manifest:full-path="Formula-890/settings.xml" manifest:version="1.2"/>
  <manifest:file-entry manifest:media-type="application/xml" manifest:full-path="Formula-890/content.xml" manifest:version="1.2"/>
  <manifest:file-entry manifest:media-type="application/xml" manifest:full-path="Formula-888/settings.xml" manifest:version="1.2"/>
  <manifest:file-entry manifest:media-type="application/xml" manifest:full-path="Formula-888/content.xml" manifest:version="1.2"/>
  <manifest:file-entry manifest:media-type="application/xml" manifest:full-path="Formula-886/settings.xml" manifest:version="1.2"/>
  <manifest:file-entry manifest:media-type="application/xml" manifest:full-path="Formula-886/content.xml" manifest:version="1.2"/>
  <manifest:file-entry manifest:media-type="application/xml" manifest:full-path="Formula-884/settings.xml" manifest:version="1.2"/>
  <manifest:file-entry manifest:media-type="application/xml" manifest:full-path="Formula-884/content.xml" manifest:version="1.2"/>
  <manifest:file-entry manifest:media-type="application/xml" manifest:full-path="Formula-882/settings.xml" manifest:version="1.2"/>
  <manifest:file-entry manifest:media-type="application/xml" manifest:full-path="Formula-882/content.xml" manifest:version="1.2"/>
  <manifest:file-entry manifest:media-type="application/xml" manifest:full-path="Formula-880/settings.xml" manifest:version="1.2"/>
  <manifest:file-entry manifest:media-type="application/xml" manifest:full-path="Formula-880/content.xml" manifest:version="1.2"/>
  <manifest:file-entry manifest:media-type="application/xml" manifest:full-path="Formula-878/settings.xml" manifest:version="1.2"/>
  <manifest:file-entry manifest:media-type="application/xml" manifest:full-path="Formula-878/content.xml" manifest:version="1.2"/>
  <manifest:file-entry manifest:media-type="application/xml" manifest:full-path="Formula-876/settings.xml" manifest:version="1.2"/>
  <manifest:file-entry manifest:media-type="application/xml" manifest:full-path="Formula-876/content.xml" manifest:version="1.2"/>
  <manifest:file-entry manifest:media-type="application/xml" manifest:full-path="Formula-874/settings.xml" manifest:version="1.2"/>
  <manifest:file-entry manifest:media-type="application/xml" manifest:full-path="Formula-874/content.xml" manifest:version="1.2"/>
  <manifest:file-entry manifest:media-type="application/xml" manifest:full-path="Formula-872/settings.xml" manifest:version="1.2"/>
  <manifest:file-entry manifest:media-type="application/xml" manifest:full-path="Formula-872/content.xml" manifest:version="1.2"/>
  <manifest:file-entry manifest:media-type="application/xml" manifest:full-path="Formula-870/settings.xml" manifest:version="1.2"/>
  <manifest:file-entry manifest:media-type="application/xml" manifest:full-path="Formula-870/content.xml" manifest:version="1.2"/>
  <manifest:file-entry manifest:media-type="application/xml" manifest:full-path="Formula-868/settings.xml" manifest:version="1.2"/>
  <manifest:file-entry manifest:media-type="application/xml" manifest:full-path="Formula-868/content.xml" manifest:version="1.2"/>
  <manifest:file-entry manifest:media-type="application/xml" manifest:full-path="Formula-866/settings.xml" manifest:version="1.2"/>
  <manifest:file-entry manifest:media-type="application/xml" manifest:full-path="Formula-866/content.xml" manifest:version="1.2"/>
  <manifest:file-entry manifest:media-type="application/xml" manifest:full-path="Formula-864/settings.xml" manifest:version="1.2"/>
  <manifest:file-entry manifest:media-type="application/xml" manifest:full-path="Formula-864/content.xml" manifest:version="1.2"/>
  <manifest:file-entry manifest:media-type="application/xml" manifest:full-path="Formula-862/settings.xml" manifest:version="1.2"/>
  <manifest:file-entry manifest:media-type="application/xml" manifest:full-path="Formula-862/content.xml" manifest:version="1.2"/>
  <manifest:file-entry manifest:media-type="application/xml" manifest:full-path="Formula-860/settings.xml" manifest:version="1.2"/>
  <manifest:file-entry manifest:media-type="application/xml" manifest:full-path="Formula-860/content.xml" manifest:version="1.2"/>
  <manifest:file-entry manifest:media-type="application/xml" manifest:full-path="Formula-858/settings.xml" manifest:version="1.2"/>
  <manifest:file-entry manifest:media-type="application/xml" manifest:full-path="Formula-858/content.xml" manifest:version="1.2"/>
  <manifest:file-entry manifest:media-type="application/xml" manifest:full-path="Formula-856/settings.xml" manifest:version="1.2"/>
  <manifest:file-entry manifest:media-type="application/xml" manifest:full-path="Formula-856/content.xml" manifest:version="1.2"/>
  <manifest:file-entry manifest:media-type="application/xml" manifest:full-path="Formula-854/settings.xml" manifest:version="1.2"/>
  <manifest:file-entry manifest:media-type="application/xml" manifest:full-path="Formula-854/content.xml" manifest:version="1.2"/>
  <manifest:file-entry manifest:media-type="application/xml" manifest:full-path="Formula-852/settings.xml" manifest:version="1.2"/>
  <manifest:file-entry manifest:media-type="application/xml" manifest:full-path="Formula-852/content.xml" manifest:version="1.2"/>
  <manifest:file-entry manifest:media-type="application/xml" manifest:full-path="Formula-850/settings.xml" manifest:version="1.2"/>
  <manifest:file-entry manifest:media-type="application/xml" manifest:full-path="Formula-850/content.xml" manifest:version="1.2"/>
  <manifest:file-entry manifest:media-type="application/xml" manifest:full-path="Formula-848/settings.xml" manifest:version="1.2"/>
  <manifest:file-entry manifest:media-type="application/xml" manifest:full-path="Formula-848/content.xml" manifest:version="1.2"/>
  <manifest:file-entry manifest:media-type="application/xml" manifest:full-path="Formula-846/settings.xml" manifest:version="1.2"/>
  <manifest:file-entry manifest:media-type="application/xml" manifest:full-path="Formula-846/content.xml" manifest:version="1.2"/>
  <manifest:file-entry manifest:media-type="application/xml" manifest:full-path="Formula-844/settings.xml" manifest:version="1.2"/>
  <manifest:file-entry manifest:media-type="application/xml" manifest:full-path="Formula-844/content.xml" manifest:version="1.2"/>
  <manifest:file-entry manifest:media-type="application/xml" manifest:full-path="Formula-842/settings.xml" manifest:version="1.2"/>
  <manifest:file-entry manifest:media-type="application/xml" manifest:full-path="Formula-842/content.xml" manifest:version="1.2"/>
  <manifest:file-entry manifest:media-type="application/xml" manifest:full-path="Formula-840/settings.xml" manifest:version="1.2"/>
  <manifest:file-entry manifest:media-type="application/xml" manifest:full-path="Formula-840/content.xml" manifest:version="1.2"/>
  <manifest:file-entry manifest:media-type="application/xml" manifest:full-path="Formula-838/settings.xml" manifest:version="1.2"/>
  <manifest:file-entry manifest:media-type="application/xml" manifest:full-path="Formula-838/content.xml" manifest:version="1.2"/>
  <manifest:file-entry manifest:media-type="application/xml" manifest:full-path="Formula-836/settings.xml" manifest:version="1.2"/>
  <manifest:file-entry manifest:media-type="application/xml" manifest:full-path="Formula-836/content.xml" manifest:version="1.2"/>
  <manifest:file-entry manifest:media-type="application/xml" manifest:full-path="Formula-834/settings.xml" manifest:version="1.2"/>
  <manifest:file-entry manifest:media-type="application/xml" manifest:full-path="Formula-834/content.xml" manifest:version="1.2"/>
  <manifest:file-entry manifest:media-type="application/xml" manifest:full-path="Formula-832/settings.xml" manifest:version="1.2"/>
  <manifest:file-entry manifest:media-type="application/xml" manifest:full-path="Formula-832/content.xml" manifest:version="1.2"/>
  <manifest:file-entry manifest:media-type="application/xml" manifest:full-path="Formula-830/settings.xml" manifest:version="1.2"/>
  <manifest:file-entry manifest:media-type="application/xml" manifest:full-path="Formula-830/content.xml" manifest:version="1.2"/>
  <manifest:file-entry manifest:media-type="application/xml" manifest:full-path="Formula-828/settings.xml" manifest:version="1.2"/>
  <manifest:file-entry manifest:media-type="application/xml" manifest:full-path="Formula-828/content.xml" manifest:version="1.2"/>
  <manifest:file-entry manifest:media-type="application/xml" manifest:full-path="Formula-826/settings.xml" manifest:version="1.2"/>
  <manifest:file-entry manifest:media-type="application/xml" manifest:full-path="Formula-826/content.xml" manifest:version="1.2"/>
  <manifest:file-entry manifest:media-type="application/xml" manifest:full-path="Formula-824/settings.xml" manifest:version="1.2"/>
  <manifest:file-entry manifest:media-type="application/xml" manifest:full-path="Formula-824/content.xml" manifest:version="1.2"/>
  <manifest:file-entry manifest:media-type="application/xml" manifest:full-path="Formula-822/settings.xml" manifest:version="1.2"/>
  <manifest:file-entry manifest:media-type="application/xml" manifest:full-path="Formula-822/content.xml" manifest:version="1.2"/>
  <manifest:file-entry manifest:media-type="application/xml" manifest:full-path="Formula-820/settings.xml" manifest:version="1.2"/>
  <manifest:file-entry manifest:media-type="application/xml" manifest:full-path="Formula-820/content.xml" manifest:version="1.2"/>
  <manifest:file-entry manifest:media-type="application/xml" manifest:full-path="Formula-818/settings.xml" manifest:version="1.2"/>
  <manifest:file-entry manifest:media-type="application/xml" manifest:full-path="Formula-818/content.xml" manifest:version="1.2"/>
  <manifest:file-entry manifest:media-type="application/xml" manifest:full-path="Formula-816/settings.xml" manifest:version="1.2"/>
  <manifest:file-entry manifest:media-type="application/xml" manifest:full-path="Formula-816/content.xml" manifest:version="1.2"/>
  <manifest:file-entry manifest:media-type="application/xml" manifest:full-path="Formula-814/settings.xml" manifest:version="1.2"/>
  <manifest:file-entry manifest:media-type="application/xml" manifest:full-path="Formula-814/content.xml" manifest:version="1.2"/>
  <manifest:file-entry manifest:media-type="application/xml" manifest:full-path="Formula-812/settings.xml" manifest:version="1.2"/>
  <manifest:file-entry manifest:media-type="application/xml" manifest:full-path="Formula-812/content.xml" manifest:version="1.2"/>
  <manifest:file-entry manifest:media-type="application/xml" manifest:full-path="Formula-810/settings.xml" manifest:version="1.2"/>
  <manifest:file-entry manifest:media-type="application/xml" manifest:full-path="Formula-810/content.xml" manifest:version="1.2"/>
  <manifest:file-entry manifest:media-type="application/xml" manifest:full-path="Formula-808/settings.xml" manifest:version="1.2"/>
  <manifest:file-entry manifest:media-type="application/xml" manifest:full-path="Formula-808/content.xml" manifest:version="1.2"/>
  <manifest:file-entry manifest:media-type="application/xml" manifest:full-path="Formula-806/settings.xml" manifest:version="1.2"/>
  <manifest:file-entry manifest:media-type="application/xml" manifest:full-path="Formula-806/content.xml" manifest:version="1.2"/>
  <manifest:file-entry manifest:media-type="application/xml" manifest:full-path="Formula-804/settings.xml" manifest:version="1.2"/>
  <manifest:file-entry manifest:media-type="application/xml" manifest:full-path="Formula-804/content.xml" manifest:version="1.2"/>
  <manifest:file-entry manifest:media-type="application/xml" manifest:full-path="Formula-802/settings.xml" manifest:version="1.2"/>
  <manifest:file-entry manifest:media-type="application/xml" manifest:full-path="Formula-802/content.xml" manifest:version="1.2"/>
  <manifest:file-entry manifest:media-type="application/xml" manifest:full-path="Formula-800/settings.xml" manifest:version="1.2"/>
  <manifest:file-entry manifest:media-type="application/xml" manifest:full-path="Formula-800/content.xml" manifest:version="1.2"/>
  <manifest:file-entry manifest:media-type="application/xml" manifest:full-path="Formula-798/settings.xml" manifest:version="1.2"/>
  <manifest:file-entry manifest:media-type="application/xml" manifest:full-path="Formula-798/content.xml" manifest:version="1.2"/>
  <manifest:file-entry manifest:media-type="application/xml" manifest:full-path="Formula-796/settings.xml" manifest:version="1.2"/>
  <manifest:file-entry manifest:media-type="application/xml" manifest:full-path="Formula-796/content.xml" manifest:version="1.2"/>
  <manifest:file-entry manifest:media-type="application/xml" manifest:full-path="Formula-794/settings.xml" manifest:version="1.2"/>
  <manifest:file-entry manifest:media-type="application/xml" manifest:full-path="Formula-794/content.xml" manifest:version="1.2"/>
  <manifest:file-entry manifest:media-type="application/xml" manifest:full-path="Formula-792/settings.xml" manifest:version="1.2"/>
  <manifest:file-entry manifest:media-type="application/xml" manifest:full-path="Formula-792/content.xml" manifest:version="1.2"/>
  <manifest:file-entry manifest:media-type="application/xml" manifest:full-path="Formula-790/settings.xml" manifest:version="1.2"/>
  <manifest:file-entry manifest:media-type="application/xml" manifest:full-path="Formula-790/content.xml" manifest:version="1.2"/>
  <manifest:file-entry manifest:media-type="application/xml" manifest:full-path="Formula-788/settings.xml" manifest:version="1.2"/>
  <manifest:file-entry manifest:media-type="application/xml" manifest:full-path="Formula-788/content.xml" manifest:version="1.2"/>
  <manifest:file-entry manifest:media-type="application/xml" manifest:full-path="Formula-786/settings.xml" manifest:version="1.2"/>
  <manifest:file-entry manifest:media-type="application/xml" manifest:full-path="Formula-786/content.xml" manifest:version="1.2"/>
  <manifest:file-entry manifest:media-type="application/xml" manifest:full-path="Formula-784/settings.xml" manifest:version="1.2"/>
  <manifest:file-entry manifest:media-type="application/xml" manifest:full-path="Formula-784/content.xml" manifest:version="1.2"/>
  <manifest:file-entry manifest:media-type="application/xml" manifest:full-path="Formula-782/settings.xml" manifest:version="1.2"/>
  <manifest:file-entry manifest:media-type="application/xml" manifest:full-path="Formula-782/content.xml" manifest:version="1.2"/>
  <manifest:file-entry manifest:media-type="application/xml" manifest:full-path="Formula-780/settings.xml" manifest:version="1.2"/>
  <manifest:file-entry manifest:media-type="application/xml" manifest:full-path="Formula-780/content.xml" manifest:version="1.2"/>
  <manifest:file-entry manifest:media-type="application/xml" manifest:full-path="Formula-778/settings.xml" manifest:version="1.2"/>
  <manifest:file-entry manifest:media-type="application/xml" manifest:full-path="Formula-778/content.xml" manifest:version="1.2"/>
  <manifest:file-entry manifest:media-type="application/xml" manifest:full-path="Formula-776/settings.xml" manifest:version="1.2"/>
  <manifest:file-entry manifest:media-type="application/xml" manifest:full-path="Formula-776/content.xml" manifest:version="1.2"/>
  <manifest:file-entry manifest:media-type="application/xml" manifest:full-path="Formula-774/settings.xml" manifest:version="1.2"/>
  <manifest:file-entry manifest:media-type="application/xml" manifest:full-path="Formula-774/content.xml" manifest:version="1.2"/>
  <manifest:file-entry manifest:media-type="application/xml" manifest:full-path="Formula-772/settings.xml" manifest:version="1.2"/>
  <manifest:file-entry manifest:media-type="application/xml" manifest:full-path="Formula-772/content.xml" manifest:version="1.2"/>
  <manifest:file-entry manifest:media-type="application/xml" manifest:full-path="Formula-770/settings.xml" manifest:version="1.2"/>
  <manifest:file-entry manifest:media-type="application/xml" manifest:full-path="Formula-770/content.xml" manifest:version="1.2"/>
  <manifest:file-entry manifest:media-type="application/xml" manifest:full-path="Formula-768/settings.xml" manifest:version="1.2"/>
  <manifest:file-entry manifest:media-type="application/xml" manifest:full-path="Formula-768/content.xml" manifest:version="1.2"/>
  <manifest:file-entry manifest:media-type="application/xml" manifest:full-path="Formula-766/settings.xml" manifest:version="1.2"/>
  <manifest:file-entry manifest:media-type="application/xml" manifest:full-path="Formula-766/content.xml" manifest:version="1.2"/>
  <manifest:file-entry manifest:media-type="application/xml" manifest:full-path="Formula-764/settings.xml" manifest:version="1.2"/>
  <manifest:file-entry manifest:media-type="application/xml" manifest:full-path="Formula-764/content.xml" manifest:version="1.2"/>
  <manifest:file-entry manifest:media-type="application/xml" manifest:full-path="Formula-762/settings.xml" manifest:version="1.2"/>
  <manifest:file-entry manifest:media-type="application/xml" manifest:full-path="Formula-762/content.xml" manifest:version="1.2"/>
  <manifest:file-entry manifest:media-type="application/xml" manifest:full-path="Formula-760/settings.xml" manifest:version="1.2"/>
  <manifest:file-entry manifest:media-type="application/xml" manifest:full-path="Formula-760/content.xml" manifest:version="1.2"/>
  <manifest:file-entry manifest:media-type="application/xml" manifest:full-path="Formula-758/settings.xml" manifest:version="1.2"/>
  <manifest:file-entry manifest:media-type="application/xml" manifest:full-path="Formula-758/content.xml" manifest:version="1.2"/>
  <manifest:file-entry manifest:media-type="application/xml" manifest:full-path="Formula-756/settings.xml" manifest:version="1.2"/>
  <manifest:file-entry manifest:media-type="application/xml" manifest:full-path="Formula-756/content.xml" manifest:version="1.2"/>
  <manifest:file-entry manifest:media-type="application/xml" manifest:full-path="Formula-754/settings.xml" manifest:version="1.2"/>
  <manifest:file-entry manifest:media-type="application/xml" manifest:full-path="Formula-754/content.xml" manifest:version="1.2"/>
  <manifest:file-entry manifest:media-type="application/xml" manifest:full-path="Formula-752/settings.xml" manifest:version="1.2"/>
  <manifest:file-entry manifest:media-type="application/xml" manifest:full-path="Formula-752/content.xml" manifest:version="1.2"/>
  <manifest:file-entry manifest:media-type="application/xml" manifest:full-path="Formula-750/settings.xml" manifest:version="1.2"/>
  <manifest:file-entry manifest:media-type="application/xml" manifest:full-path="Formula-750/content.xml" manifest:version="1.2"/>
  <manifest:file-entry manifest:media-type="application/xml" manifest:full-path="Formula-748/settings.xml" manifest:version="1.2"/>
  <manifest:file-entry manifest:media-type="application/xml" manifest:full-path="Formula-748/content.xml" manifest:version="1.2"/>
  <manifest:file-entry manifest:media-type="application/xml" manifest:full-path="Formula-746/settings.xml" manifest:version="1.2"/>
  <manifest:file-entry manifest:media-type="application/xml" manifest:full-path="Formula-746/content.xml" manifest:version="1.2"/>
  <manifest:file-entry manifest:media-type="application/xml" manifest:full-path="Formula-744/settings.xml" manifest:version="1.2"/>
  <manifest:file-entry manifest:media-type="application/xml" manifest:full-path="Formula-744/content.xml" manifest:version="1.2"/>
  <manifest:file-entry manifest:media-type="application/xml" manifest:full-path="Formula-742/settings.xml" manifest:version="1.2"/>
  <manifest:file-entry manifest:media-type="application/xml" manifest:full-path="Formula-742/content.xml" manifest:version="1.2"/>
  <manifest:file-entry manifest:media-type="application/xml" manifest:full-path="Formula-740/settings.xml" manifest:version="1.2"/>
  <manifest:file-entry manifest:media-type="application/xml" manifest:full-path="Formula-740/content.xml" manifest:version="1.2"/>
  <manifest:file-entry manifest:media-type="application/xml" manifest:full-path="Formula-738/settings.xml" manifest:version="1.2"/>
  <manifest:file-entry manifest:media-type="application/xml" manifest:full-path="Formula-738/content.xml" manifest:version="1.2"/>
  <manifest:file-entry manifest:media-type="application/xml" manifest:full-path="Formula-736/settings.xml" manifest:version="1.2"/>
  <manifest:file-entry manifest:media-type="application/xml" manifest:full-path="Formula-736/content.xml" manifest:version="1.2"/>
  <manifest:file-entry manifest:media-type="application/xml" manifest:full-path="Formula-734/settings.xml" manifest:version="1.2"/>
  <manifest:file-entry manifest:media-type="application/xml" manifest:full-path="Formula-734/content.xml" manifest:version="1.2"/>
  <manifest:file-entry manifest:media-type="application/xml" manifest:full-path="Formula-732/settings.xml" manifest:version="1.2"/>
  <manifest:file-entry manifest:media-type="application/xml" manifest:full-path="Formula-732/content.xml" manifest:version="1.2"/>
  <manifest:file-entry manifest:media-type="application/xml" manifest:full-path="Formula-730/settings.xml" manifest:version="1.2"/>
  <manifest:file-entry manifest:media-type="application/xml" manifest:full-path="Formula-730/content.xml" manifest:version="1.2"/>
  <manifest:file-entry manifest:media-type="application/xml" manifest:full-path="Formula-728/settings.xml" manifest:version="1.2"/>
  <manifest:file-entry manifest:media-type="application/xml" manifest:full-path="Formula-728/content.xml" manifest:version="1.2"/>
  <manifest:file-entry manifest:media-type="application/xml" manifest:full-path="Formula-726/settings.xml" manifest:version="1.2"/>
  <manifest:file-entry manifest:media-type="application/xml" manifest:full-path="Formula-726/content.xml" manifest:version="1.2"/>
  <manifest:file-entry manifest:media-type="application/xml" manifest:full-path="Formula-724/settings.xml" manifest:version="1.2"/>
  <manifest:file-entry manifest:media-type="application/xml" manifest:full-path="Formula-724/content.xml" manifest:version="1.2"/>
  <manifest:file-entry manifest:media-type="application/xml" manifest:full-path="Formula-722/settings.xml" manifest:version="1.2"/>
  <manifest:file-entry manifest:media-type="application/xml" manifest:full-path="Formula-722/content.xml" manifest:version="1.2"/>
  <manifest:file-entry manifest:media-type="application/xml" manifest:full-path="Formula-720/settings.xml" manifest:version="1.2"/>
  <manifest:file-entry manifest:media-type="application/xml" manifest:full-path="Formula-720/content.xml" manifest:version="1.2"/>
  <manifest:file-entry manifest:media-type="application/xml" manifest:full-path="Formula-718/settings.xml" manifest:version="1.2"/>
  <manifest:file-entry manifest:media-type="application/xml" manifest:full-path="Formula-718/content.xml" manifest:version="1.2"/>
  <manifest:file-entry manifest:media-type="application/xml" manifest:full-path="Formula-716/settings.xml" manifest:version="1.2"/>
  <manifest:file-entry manifest:media-type="application/xml" manifest:full-path="Formula-716/content.xml" manifest:version="1.2"/>
  <manifest:file-entry manifest:media-type="application/xml" manifest:full-path="Formula-714/settings.xml" manifest:version="1.2"/>
  <manifest:file-entry manifest:media-type="application/xml" manifest:full-path="Formula-714/content.xml" manifest:version="1.2"/>
  <manifest:file-entry manifest:media-type="application/xml" manifest:full-path="Formula-712/settings.xml" manifest:version="1.2"/>
  <manifest:file-entry manifest:media-type="application/xml" manifest:full-path="Formula-712/content.xml" manifest:version="1.2"/>
  <manifest:file-entry manifest:media-type="application/xml" manifest:full-path="Formula-710/settings.xml" manifest:version="1.2"/>
  <manifest:file-entry manifest:media-type="application/xml" manifest:full-path="Formula-710/content.xml" manifest:version="1.2"/>
  <manifest:file-entry manifest:media-type="application/xml" manifest:full-path="Formula-708/settings.xml" manifest:version="1.2"/>
  <manifest:file-entry manifest:media-type="application/xml" manifest:full-path="Formula-708/content.xml" manifest:version="1.2"/>
  <manifest:file-entry manifest:media-type="application/xml" manifest:full-path="Formula-706/settings.xml" manifest:version="1.2"/>
  <manifest:file-entry manifest:media-type="application/xml" manifest:full-path="Formula-706/content.xml" manifest:version="1.2"/>
  <manifest:file-entry manifest:media-type="application/xml" manifest:full-path="Formula-704/settings.xml" manifest:version="1.2"/>
  <manifest:file-entry manifest:media-type="application/xml" manifest:full-path="Formula-704/content.xml" manifest:version="1.2"/>
  <manifest:file-entry manifest:media-type="application/xml" manifest:full-path="Formula-702/settings.xml" manifest:version="1.2"/>
  <manifest:file-entry manifest:media-type="application/xml" manifest:full-path="Formula-702/content.xml" manifest:version="1.2"/>
  <manifest:file-entry manifest:media-type="application/xml" manifest:full-path="Formula-700/settings.xml" manifest:version="1.2"/>
  <manifest:file-entry manifest:media-type="application/xml" manifest:full-path="Formula-700/content.xml" manifest:version="1.2"/>
  <manifest:file-entry manifest:media-type="application/xml" manifest:full-path="Formula-698/settings.xml" manifest:version="1.2"/>
  <manifest:file-entry manifest:media-type="application/xml" manifest:full-path="Formula-698/content.xml" manifest:version="1.2"/>
  <manifest:file-entry manifest:media-type="application/xml" manifest:full-path="Formula-696/settings.xml" manifest:version="1.2"/>
  <manifest:file-entry manifest:media-type="application/xml" manifest:full-path="Formula-696/content.xml" manifest:version="1.2"/>
  <manifest:file-entry manifest:media-type="application/xml" manifest:full-path="Formula-694/settings.xml" manifest:version="1.2"/>
  <manifest:file-entry manifest:media-type="application/xml" manifest:full-path="Formula-694/content.xml" manifest:version="1.2"/>
  <manifest:file-entry manifest:media-type="application/xml" manifest:full-path="Formula-692/settings.xml" manifest:version="1.2"/>
  <manifest:file-entry manifest:media-type="application/xml" manifest:full-path="Formula-692/content.xml" manifest:version="1.2"/>
  <manifest:file-entry manifest:media-type="application/xml" manifest:full-path="Formula-690/settings.xml" manifest:version="1.2"/>
  <manifest:file-entry manifest:media-type="application/xml" manifest:full-path="Formula-690/content.xml" manifest:version="1.2"/>
  <manifest:file-entry manifest:media-type="application/xml" manifest:full-path="Formula-688/settings.xml" manifest:version="1.2"/>
  <manifest:file-entry manifest:media-type="application/xml" manifest:full-path="Formula-688/content.xml" manifest:version="1.2"/>
  <manifest:file-entry manifest:media-type="application/xml" manifest:full-path="Formula-686/settings.xml" manifest:version="1.2"/>
  <manifest:file-entry manifest:media-type="application/xml" manifest:full-path="Formula-686/content.xml" manifest:version="1.2"/>
  <manifest:file-entry manifest:media-type="application/xml" manifest:full-path="Formula-684/settings.xml" manifest:version="1.2"/>
  <manifest:file-entry manifest:media-type="application/xml" manifest:full-path="Formula-684/content.xml" manifest:version="1.2"/>
  <manifest:file-entry manifest:media-type="application/xml" manifest:full-path="Formula-682/settings.xml" manifest:version="1.2"/>
  <manifest:file-entry manifest:media-type="application/xml" manifest:full-path="Formula-682/content.xml" manifest:version="1.2"/>
  <manifest:file-entry manifest:media-type="application/xml" manifest:full-path="Formula-680/settings.xml" manifest:version="1.2"/>
  <manifest:file-entry manifest:media-type="application/xml" manifest:full-path="Formula-680/content.xml" manifest:version="1.2"/>
  <manifest:file-entry manifest:media-type="application/xml" manifest:full-path="Formula-678/settings.xml" manifest:version="1.2"/>
  <manifest:file-entry manifest:media-type="application/xml" manifest:full-path="Formula-678/content.xml" manifest:version="1.2"/>
  <manifest:file-entry manifest:media-type="application/xml" manifest:full-path="Formula-676/settings.xml" manifest:version="1.2"/>
  <manifest:file-entry manifest:media-type="application/xml" manifest:full-path="Formula-676/content.xml" manifest:version="1.2"/>
  <manifest:file-entry manifest:media-type="application/xml" manifest:full-path="Formula-674/settings.xml" manifest:version="1.2"/>
  <manifest:file-entry manifest:media-type="application/xml" manifest:full-path="Formula-674/content.xml" manifest:version="1.2"/>
  <manifest:file-entry manifest:media-type="application/xml" manifest:full-path="Formula-672/settings.xml" manifest:version="1.2"/>
  <manifest:file-entry manifest:media-type="application/xml" manifest:full-path="Formula-672/content.xml" manifest:version="1.2"/>
  <manifest:file-entry manifest:media-type="application/xml" manifest:full-path="Formula-670/settings.xml" manifest:version="1.2"/>
  <manifest:file-entry manifest:media-type="application/xml" manifest:full-path="Formula-670/content.xml" manifest:version="1.2"/>
  <manifest:file-entry manifest:media-type="application/xml" manifest:full-path="Formula-668/settings.xml" manifest:version="1.2"/>
  <manifest:file-entry manifest:media-type="application/xml" manifest:full-path="Formula-668/content.xml" manifest:version="1.2"/>
  <manifest:file-entry manifest:media-type="application/xml" manifest:full-path="Formula-666/settings.xml" manifest:version="1.2"/>
  <manifest:file-entry manifest:media-type="application/xml" manifest:full-path="Formula-666/content.xml" manifest:version="1.2"/>
  <manifest:file-entry manifest:media-type="application/xml" manifest:full-path="Formula-664/settings.xml" manifest:version="1.2"/>
  <manifest:file-entry manifest:media-type="application/xml" manifest:full-path="Formula-664/content.xml" manifest:version="1.2"/>
  <manifest:file-entry manifest:media-type="application/xml" manifest:full-path="Formula-662/settings.xml" manifest:version="1.2"/>
  <manifest:file-entry manifest:media-type="application/xml" manifest:full-path="Formula-662/content.xml" manifest:version="1.2"/>
  <manifest:file-entry manifest:media-type="application/xml" manifest:full-path="Formula-660/settings.xml" manifest:version="1.2"/>
  <manifest:file-entry manifest:media-type="application/xml" manifest:full-path="Formula-660/content.xml" manifest:version="1.2"/>
  <manifest:file-entry manifest:media-type="application/xml" manifest:full-path="Formula-658/settings.xml" manifest:version="1.2"/>
  <manifest:file-entry manifest:media-type="application/xml" manifest:full-path="Formula-658/content.xml" manifest:version="1.2"/>
  <manifest:file-entry manifest:media-type="application/xml" manifest:full-path="Formula-656/settings.xml" manifest:version="1.2"/>
  <manifest:file-entry manifest:media-type="application/xml" manifest:full-path="Formula-656/content.xml" manifest:version="1.2"/>
  <manifest:file-entry manifest:media-type="application/xml" manifest:full-path="Formula-654/settings.xml" manifest:version="1.2"/>
  <manifest:file-entry manifest:media-type="application/xml" manifest:full-path="Formula-654/content.xml" manifest:version="1.2"/>
  <manifest:file-entry manifest:media-type="application/xml" manifest:full-path="Formula-652/settings.xml" manifest:version="1.2"/>
  <manifest:file-entry manifest:media-type="application/xml" manifest:full-path="Formula-652/content.xml" manifest:version="1.2"/>
  <manifest:file-entry manifest:media-type="application/xml" manifest:full-path="Formula-650/settings.xml" manifest:version="1.2"/>
  <manifest:file-entry manifest:media-type="application/xml" manifest:full-path="Formula-650/content.xml" manifest:version="1.2"/>
  <manifest:file-entry manifest:media-type="application/xml" manifest:full-path="Formula-648/settings.xml" manifest:version="1.2"/>
  <manifest:file-entry manifest:media-type="application/xml" manifest:full-path="Formula-648/content.xml" manifest:version="1.2"/>
  <manifest:file-entry manifest:media-type="application/xml" manifest:full-path="Formula-646/settings.xml" manifest:version="1.2"/>
  <manifest:file-entry manifest:media-type="application/xml" manifest:full-path="Formula-646/content.xml" manifest:version="1.2"/>
  <manifest:file-entry manifest:media-type="application/xml" manifest:full-path="Formula-644/settings.xml" manifest:version="1.2"/>
  <manifest:file-entry manifest:media-type="application/xml" manifest:full-path="Formula-644/content.xml" manifest:version="1.2"/>
  <manifest:file-entry manifest:media-type="application/xml" manifest:full-path="Formula-642/settings.xml" manifest:version="1.2"/>
  <manifest:file-entry manifest:media-type="application/xml" manifest:full-path="Formula-642/content.xml" manifest:version="1.2"/>
  <manifest:file-entry manifest:media-type="application/xml" manifest:full-path="Formula-640/settings.xml" manifest:version="1.2"/>
  <manifest:file-entry manifest:media-type="application/xml" manifest:full-path="Formula-640/content.xml" manifest:version="1.2"/>
  <manifest:file-entry manifest:media-type="application/xml" manifest:full-path="Formula-638/settings.xml" manifest:version="1.2"/>
  <manifest:file-entry manifest:media-type="application/xml" manifest:full-path="Formula-638/content.xml" manifest:version="1.2"/>
  <manifest:file-entry manifest:media-type="application/xml" manifest:full-path="Formula-636/settings.xml" manifest:version="1.2"/>
  <manifest:file-entry manifest:media-type="application/xml" manifest:full-path="Formula-636/content.xml" manifest:version="1.2"/>
  <manifest:file-entry manifest:media-type="application/xml" manifest:full-path="Formula-634/settings.xml" manifest:version="1.2"/>
  <manifest:file-entry manifest:media-type="application/xml" manifest:full-path="Formula-634/content.xml" manifest:version="1.2"/>
  <manifest:file-entry manifest:media-type="application/xml" manifest:full-path="Formula-632/settings.xml" manifest:version="1.2"/>
  <manifest:file-entry manifest:media-type="application/xml" manifest:full-path="Formula-632/content.xml" manifest:version="1.2"/>
  <manifest:file-entry manifest:media-type="application/xml" manifest:full-path="Formula-630/settings.xml" manifest:version="1.2"/>
  <manifest:file-entry manifest:media-type="application/xml" manifest:full-path="Formula-630/content.xml" manifest:version="1.2"/>
  <manifest:file-entry manifest:media-type="application/xml" manifest:full-path="Formula-628/settings.xml" manifest:version="1.2"/>
  <manifest:file-entry manifest:media-type="application/xml" manifest:full-path="Formula-628/content.xml" manifest:version="1.2"/>
  <manifest:file-entry manifest:media-type="application/xml" manifest:full-path="Formula-626/settings.xml" manifest:version="1.2"/>
  <manifest:file-entry manifest:media-type="application/xml" manifest:full-path="Formula-626/content.xml" manifest:version="1.2"/>
  <manifest:file-entry manifest:media-type="application/xml" manifest:full-path="Formula-624/settings.xml" manifest:version="1.2"/>
  <manifest:file-entry manifest:media-type="application/xml" manifest:full-path="Formula-624/content.xml" manifest:version="1.2"/>
  <manifest:file-entry manifest:media-type="application/xml" manifest:full-path="Formula-622/settings.xml" manifest:version="1.2"/>
  <manifest:file-entry manifest:media-type="application/xml" manifest:full-path="Formula-622/content.xml" manifest:version="1.2"/>
  <manifest:file-entry manifest:media-type="application/xml" manifest:full-path="Formula-620/settings.xml" manifest:version="1.2"/>
  <manifest:file-entry manifest:media-type="application/xml" manifest:full-path="Formula-620/content.xml" manifest:version="1.2"/>
  <manifest:file-entry manifest:media-type="application/xml" manifest:full-path="Formula-618/settings.xml" manifest:version="1.2"/>
  <manifest:file-entry manifest:media-type="application/xml" manifest:full-path="Formula-618/content.xml" manifest:version="1.2"/>
  <manifest:file-entry manifest:media-type="application/xml" manifest:full-path="Formula-616/settings.xml" manifest:version="1.2"/>
  <manifest:file-entry manifest:media-type="application/xml" manifest:full-path="Formula-616/content.xml" manifest:version="1.2"/>
  <manifest:file-entry manifest:media-type="application/xml" manifest:full-path="Formula-614/settings.xml" manifest:version="1.2"/>
  <manifest:file-entry manifest:media-type="application/xml" manifest:full-path="Formula-614/content.xml" manifest:version="1.2"/>
  <manifest:file-entry manifest:media-type="application/xml" manifest:full-path="Formula-612/settings.xml" manifest:version="1.2"/>
  <manifest:file-entry manifest:media-type="application/xml" manifest:full-path="Formula-612/content.xml" manifest:version="1.2"/>
  <manifest:file-entry manifest:media-type="application/xml" manifest:full-path="Formula-610/settings.xml" manifest:version="1.2"/>
  <manifest:file-entry manifest:media-type="application/xml" manifest:full-path="Formula-610/content.xml" manifest:version="1.2"/>
  <manifest:file-entry manifest:media-type="application/xml" manifest:full-path="Formula-608/settings.xml" manifest:version="1.2"/>
  <manifest:file-entry manifest:media-type="application/xml" manifest:full-path="Formula-608/content.xml" manifest:version="1.2"/>
  <manifest:file-entry manifest:media-type="application/xml" manifest:full-path="Formula-606/settings.xml" manifest:version="1.2"/>
  <manifest:file-entry manifest:media-type="application/xml" manifest:full-path="Formula-606/content.xml" manifest:version="1.2"/>
  <manifest:file-entry manifest:media-type="application/xml" manifest:full-path="Formula-604/settings.xml" manifest:version="1.2"/>
  <manifest:file-entry manifest:media-type="application/xml" manifest:full-path="Formula-604/content.xml" manifest:version="1.2"/>
  <manifest:file-entry manifest:media-type="application/xml" manifest:full-path="Formula-602/settings.xml" manifest:version="1.2"/>
  <manifest:file-entry manifest:media-type="application/xml" manifest:full-path="Formula-602/content.xml" manifest:version="1.2"/>
  <manifest:file-entry manifest:media-type="application/xml" manifest:full-path="Formula-600/settings.xml" manifest:version="1.2"/>
  <manifest:file-entry manifest:media-type="application/xml" manifest:full-path="Formula-600/content.xml" manifest:version="1.2"/>
  <manifest:file-entry manifest:media-type="application/xml" manifest:full-path="Formula-598/settings.xml" manifest:version="1.2"/>
  <manifest:file-entry manifest:media-type="application/xml" manifest:full-path="Formula-598/content.xml" manifest:version="1.2"/>
  <manifest:file-entry manifest:media-type="application/xml" manifest:full-path="Formula-596/settings.xml" manifest:version="1.2"/>
  <manifest:file-entry manifest:media-type="application/xml" manifest:full-path="Formula-596/content.xml" manifest:version="1.2"/>
  <manifest:file-entry manifest:media-type="application/xml" manifest:full-path="Formula-594/settings.xml" manifest:version="1.2"/>
  <manifest:file-entry manifest:media-type="application/xml" manifest:full-path="Formula-594/content.xml" manifest:version="1.2"/>
  <manifest:file-entry manifest:media-type="application/xml" manifest:full-path="Formula-592/settings.xml" manifest:version="1.2"/>
  <manifest:file-entry manifest:media-type="application/xml" manifest:full-path="Formula-592/content.xml" manifest:version="1.2"/>
  <manifest:file-entry manifest:media-type="application/xml" manifest:full-path="Formula-590/settings.xml" manifest:version="1.2"/>
  <manifest:file-entry manifest:media-type="application/xml" manifest:full-path="Formula-590/content.xml" manifest:version="1.2"/>
  <manifest:file-entry manifest:media-type="application/xml" manifest:full-path="Formula-588/settings.xml" manifest:version="1.2"/>
  <manifest:file-entry manifest:media-type="application/xml" manifest:full-path="Formula-588/content.xml" manifest:version="1.2"/>
  <manifest:file-entry manifest:media-type="application/xml" manifest:full-path="Formula-586/settings.xml" manifest:version="1.2"/>
  <manifest:file-entry manifest:media-type="application/xml" manifest:full-path="Formula-586/content.xml" manifest:version="1.2"/>
  <manifest:file-entry manifest:media-type="application/xml" manifest:full-path="Formula-584/settings.xml" manifest:version="1.2"/>
  <manifest:file-entry manifest:media-type="application/xml" manifest:full-path="Formula-584/content.xml" manifest:version="1.2"/>
  <manifest:file-entry manifest:media-type="application/xml" manifest:full-path="Formula-582/settings.xml" manifest:version="1.2"/>
  <manifest:file-entry manifest:media-type="application/xml" manifest:full-path="Formula-582/content.xml" manifest:version="1.2"/>
  <manifest:file-entry manifest:media-type="application/xml" manifest:full-path="Formula-580/settings.xml" manifest:version="1.2"/>
  <manifest:file-entry manifest:media-type="application/xml" manifest:full-path="Formula-580/content.xml" manifest:version="1.2"/>
  <manifest:file-entry manifest:media-type="application/xml" manifest:full-path="Formula-578/settings.xml" manifest:version="1.2"/>
  <manifest:file-entry manifest:media-type="application/xml" manifest:full-path="Formula-578/content.xml" manifest:version="1.2"/>
  <manifest:file-entry manifest:media-type="application/xml" manifest:full-path="Formula-576/settings.xml" manifest:version="1.2"/>
  <manifest:file-entry manifest:media-type="application/xml" manifest:full-path="Formula-576/content.xml" manifest:version="1.2"/>
  <manifest:file-entry manifest:media-type="application/xml" manifest:full-path="Formula-574/settings.xml" manifest:version="1.2"/>
  <manifest:file-entry manifest:media-type="application/xml" manifest:full-path="Formula-574/content.xml" manifest:version="1.2"/>
  <manifest:file-entry manifest:media-type="application/xml" manifest:full-path="Formula-572/settings.xml" manifest:version="1.2"/>
  <manifest:file-entry manifest:media-type="application/xml" manifest:full-path="Formula-572/content.xml" manifest:version="1.2"/>
  <manifest:file-entry manifest:media-type="application/xml" manifest:full-path="Formula-570/settings.xml" manifest:version="1.2"/>
  <manifest:file-entry manifest:media-type="application/xml" manifest:full-path="Formula-570/content.xml" manifest:version="1.2"/>
  <manifest:file-entry manifest:media-type="application/xml" manifest:full-path="Formula-568/settings.xml" manifest:version="1.2"/>
  <manifest:file-entry manifest:media-type="application/xml" manifest:full-path="Formula-568/content.xml" manifest:version="1.2"/>
  <manifest:file-entry manifest:media-type="application/xml" manifest:full-path="Formula-566/settings.xml" manifest:version="1.2"/>
  <manifest:file-entry manifest:media-type="application/xml" manifest:full-path="Formula-566/content.xml" manifest:version="1.2"/>
  <manifest:file-entry manifest:media-type="application/xml" manifest:full-path="Formula-564/settings.xml" manifest:version="1.2"/>
  <manifest:file-entry manifest:media-type="application/xml" manifest:full-path="Formula-564/content.xml" manifest:version="1.2"/>
  <manifest:file-entry manifest:media-type="application/xml" manifest:full-path="Formula-562/settings.xml" manifest:version="1.2"/>
  <manifest:file-entry manifest:media-type="application/xml" manifest:full-path="Formula-562/content.xml" manifest:version="1.2"/>
  <manifest:file-entry manifest:media-type="application/xml" manifest:full-path="Formula-560/settings.xml" manifest:version="1.2"/>
  <manifest:file-entry manifest:media-type="application/xml" manifest:full-path="Formula-560/content.xml" manifest:version="1.2"/>
  <manifest:file-entry manifest:media-type="application/xml" manifest:full-path="Formula-558/settings.xml" manifest:version="1.2"/>
  <manifest:file-entry manifest:media-type="application/xml" manifest:full-path="Formula-558/content.xml" manifest:version="1.2"/>
  <manifest:file-entry manifest:media-type="application/xml" manifest:full-path="Formula-556/settings.xml" manifest:version="1.2"/>
  <manifest:file-entry manifest:media-type="application/xml" manifest:full-path="Formula-556/content.xml" manifest:version="1.2"/>
  <manifest:file-entry manifest:media-type="application/xml" manifest:full-path="Formula-554/settings.xml" manifest:version="1.2"/>
  <manifest:file-entry manifest:media-type="application/xml" manifest:full-path="Formula-554/content.xml" manifest:version="1.2"/>
  <manifest:file-entry manifest:media-type="application/xml" manifest:full-path="Formula-552/settings.xml" manifest:version="1.2"/>
  <manifest:file-entry manifest:media-type="application/xml" manifest:full-path="Formula-552/content.xml" manifest:version="1.2"/>
  <manifest:file-entry manifest:media-type="application/xml" manifest:full-path="Formula-550/settings.xml" manifest:version="1.2"/>
  <manifest:file-entry manifest:media-type="application/xml" manifest:full-path="Formula-550/content.xml" manifest:version="1.2"/>
  <manifest:file-entry manifest:media-type="application/xml" manifest:full-path="Formula-548/settings.xml" manifest:version="1.2"/>
  <manifest:file-entry manifest:media-type="application/xml" manifest:full-path="Formula-548/content.xml" manifest:version="1.2"/>
  <manifest:file-entry manifest:media-type="application/xml" manifest:full-path="Formula-546/settings.xml" manifest:version="1.2"/>
  <manifest:file-entry manifest:media-type="application/xml" manifest:full-path="Formula-546/content.xml" manifest:version="1.2"/>
  <manifest:file-entry manifest:media-type="application/xml" manifest:full-path="Formula-544/settings.xml" manifest:version="1.2"/>
  <manifest:file-entry manifest:media-type="application/xml" manifest:full-path="Formula-544/content.xml" manifest:version="1.2"/>
  <manifest:file-entry manifest:media-type="application/xml" manifest:full-path="Formula-542/settings.xml" manifest:version="1.2"/>
  <manifest:file-entry manifest:media-type="application/xml" manifest:full-path="Formula-542/content.xml" manifest:version="1.2"/>
  <manifest:file-entry manifest:media-type="application/xml" manifest:full-path="Formula-540/settings.xml" manifest:version="1.2"/>
  <manifest:file-entry manifest:media-type="application/xml" manifest:full-path="Formula-540/content.xml" manifest:version="1.2"/>
  <manifest:file-entry manifest:media-type="application/xml" manifest:full-path="Formula-538/settings.xml" manifest:version="1.2"/>
  <manifest:file-entry manifest:media-type="application/xml" manifest:full-path="Formula-538/content.xml" manifest:version="1.2"/>
  <manifest:file-entry manifest:media-type="application/xml" manifest:full-path="Formula-536/settings.xml" manifest:version="1.2"/>
  <manifest:file-entry manifest:media-type="application/xml" manifest:full-path="Formula-536/content.xml" manifest:version="1.2"/>
  <manifest:file-entry manifest:media-type="application/xml" manifest:full-path="Formula-534/settings.xml" manifest:version="1.2"/>
  <manifest:file-entry manifest:media-type="application/xml" manifest:full-path="Formula-534/content.xml" manifest:version="1.2"/>
  <manifest:file-entry manifest:media-type="application/xml" manifest:full-path="Formula-532/settings.xml" manifest:version="1.2"/>
  <manifest:file-entry manifest:media-type="application/xml" manifest:full-path="Formula-532/content.xml" manifest:version="1.2"/>
  <manifest:file-entry manifest:media-type="application/xml" manifest:full-path="Formula-530/settings.xml" manifest:version="1.2"/>
  <manifest:file-entry manifest:media-type="application/xml" manifest:full-path="Formula-530/content.xml" manifest:version="1.2"/>
  <manifest:file-entry manifest:media-type="application/xml" manifest:full-path="Formula-528/settings.xml" manifest:version="1.2"/>
  <manifest:file-entry manifest:media-type="application/xml" manifest:full-path="Formula-528/content.xml" manifest:version="1.2"/>
  <manifest:file-entry manifest:media-type="application/xml" manifest:full-path="Formula-526/settings.xml" manifest:version="1.2"/>
  <manifest:file-entry manifest:media-type="application/xml" manifest:full-path="Formula-526/content.xml" manifest:version="1.2"/>
  <manifest:file-entry manifest:media-type="application/xml" manifest:full-path="Formula-524/settings.xml" manifest:version="1.2"/>
  <manifest:file-entry manifest:media-type="application/xml" manifest:full-path="Formula-524/content.xml" manifest:version="1.2"/>
  <manifest:file-entry manifest:media-type="application/xml" manifest:full-path="Formula-522/settings.xml" manifest:version="1.2"/>
  <manifest:file-entry manifest:media-type="application/xml" manifest:full-path="Formula-522/content.xml" manifest:version="1.2"/>
  <manifest:file-entry manifest:media-type="application/xml" manifest:full-path="Formula-520/settings.xml" manifest:version="1.2"/>
  <manifest:file-entry manifest:media-type="application/xml" manifest:full-path="Formula-520/content.xml" manifest:version="1.2"/>
  <manifest:file-entry manifest:media-type="application/xml" manifest:full-path="Formula-518/settings.xml" manifest:version="1.2"/>
  <manifest:file-entry manifest:media-type="application/xml" manifest:full-path="Formula-518/content.xml" manifest:version="1.2"/>
  <manifest:file-entry manifest:media-type="application/xml" manifest:full-path="Formula-516/settings.xml" manifest:version="1.2"/>
  <manifest:file-entry manifest:media-type="application/xml" manifest:full-path="Formula-516/content.xml" manifest:version="1.2"/>
  <manifest:file-entry manifest:media-type="application/xml" manifest:full-path="Formula-514/settings.xml" manifest:version="1.2"/>
  <manifest:file-entry manifest:media-type="application/xml" manifest:full-path="Formula-514/content.xml" manifest:version="1.2"/>
  <manifest:file-entry manifest:media-type="application/xml" manifest:full-path="Formula-512/settings.xml" manifest:version="1.2"/>
  <manifest:file-entry manifest:media-type="application/xml" manifest:full-path="Formula-512/content.xml" manifest:version="1.2"/>
  <manifest:file-entry manifest:media-type="application/xml" manifest:full-path="Formula-510/settings.xml" manifest:version="1.2"/>
  <manifest:file-entry manifest:media-type="application/xml" manifest:full-path="Formula-510/content.xml" manifest:version="1.2"/>
  <manifest:file-entry manifest:media-type="application/xml" manifest:full-path="Formula-508/settings.xml" manifest:version="1.2"/>
  <manifest:file-entry manifest:media-type="application/xml" manifest:full-path="Formula-508/content.xml" manifest:version="1.2"/>
  <manifest:file-entry manifest:media-type="application/xml" manifest:full-path="Formula-506/settings.xml" manifest:version="1.2"/>
  <manifest:file-entry manifest:media-type="application/xml" manifest:full-path="Formula-506/content.xml" manifest:version="1.2"/>
  <manifest:file-entry manifest:media-type="application/xml" manifest:full-path="Formula-504/settings.xml" manifest:version="1.2"/>
  <manifest:file-entry manifest:media-type="application/xml" manifest:full-path="Formula-504/content.xml" manifest:version="1.2"/>
  <manifest:file-entry manifest:media-type="application/xml" manifest:full-path="Formula-502/settings.xml" manifest:version="1.2"/>
  <manifest:file-entry manifest:media-type="application/xml" manifest:full-path="Formula-502/content.xml" manifest:version="1.2"/>
  <manifest:file-entry manifest:media-type="application/xml" manifest:full-path="Formula-500/settings.xml" manifest:version="1.2"/>
  <manifest:file-entry manifest:media-type="application/xml" manifest:full-path="Formula-500/content.xml" manifest:version="1.2"/>
  <manifest:file-entry manifest:media-type="application/xml" manifest:full-path="Formula-498/settings.xml" manifest:version="1.2"/>
  <manifest:file-entry manifest:media-type="application/xml" manifest:full-path="Formula-498/content.xml" manifest:version="1.2"/>
  <manifest:file-entry manifest:media-type="application/xml" manifest:full-path="Formula-496/settings.xml" manifest:version="1.2"/>
  <manifest:file-entry manifest:media-type="application/xml" manifest:full-path="Formula-496/content.xml" manifest:version="1.2"/>
  <manifest:file-entry manifest:media-type="application/xml" manifest:full-path="Formula-494/settings.xml" manifest:version="1.2"/>
  <manifest:file-entry manifest:media-type="application/xml" manifest:full-path="Formula-494/content.xml" manifest:version="1.2"/>
  <manifest:file-entry manifest:media-type="application/xml" manifest:full-path="Formula-492/settings.xml" manifest:version="1.2"/>
  <manifest:file-entry manifest:media-type="application/xml" manifest:full-path="Formula-492/content.xml" manifest:version="1.2"/>
  <manifest:file-entry manifest:media-type="application/xml" manifest:full-path="Formula-490/settings.xml" manifest:version="1.2"/>
  <manifest:file-entry manifest:media-type="application/xml" manifest:full-path="Formula-490/content.xml" manifest:version="1.2"/>
  <manifest:file-entry manifest:media-type="application/xml" manifest:full-path="Formula-488/settings.xml" manifest:version="1.2"/>
  <manifest:file-entry manifest:media-type="application/xml" manifest:full-path="Formula-488/content.xml" manifest:version="1.2"/>
  <manifest:file-entry manifest:media-type="application/xml" manifest:full-path="Formula-486/settings.xml" manifest:version="1.2"/>
  <manifest:file-entry manifest:media-type="application/xml" manifest:full-path="Formula-486/content.xml" manifest:version="1.2"/>
  <manifest:file-entry manifest:media-type="application/xml" manifest:full-path="Formula-484/settings.xml" manifest:version="1.2"/>
  <manifest:file-entry manifest:media-type="application/xml" manifest:full-path="Formula-484/content.xml" manifest:version="1.2"/>
  <manifest:file-entry manifest:media-type="application/xml" manifest:full-path="Formula-482/settings.xml" manifest:version="1.2"/>
  <manifest:file-entry manifest:media-type="application/xml" manifest:full-path="Formula-482/content.xml" manifest:version="1.2"/>
  <manifest:file-entry manifest:media-type="application/xml" manifest:full-path="Formula-480/settings.xml" manifest:version="1.2"/>
  <manifest:file-entry manifest:media-type="application/xml" manifest:full-path="Formula-480/content.xml" manifest:version="1.2"/>
  <manifest:file-entry manifest:media-type="application/xml" manifest:full-path="Formula-478/settings.xml" manifest:version="1.2"/>
  <manifest:file-entry manifest:media-type="application/xml" manifest:full-path="Formula-478/content.xml" manifest:version="1.2"/>
  <manifest:file-entry manifest:media-type="application/xml" manifest:full-path="Formula-476/settings.xml" manifest:version="1.2"/>
  <manifest:file-entry manifest:media-type="application/xml" manifest:full-path="Formula-476/content.xml" manifest:version="1.2"/>
  <manifest:file-entry manifest:media-type="application/xml" manifest:full-path="Formula-474/settings.xml" manifest:version="1.2"/>
  <manifest:file-entry manifest:media-type="application/xml" manifest:full-path="Formula-474/content.xml" manifest:version="1.2"/>
  <manifest:file-entry manifest:media-type="application/xml" manifest:full-path="Formula-472/settings.xml" manifest:version="1.2"/>
  <manifest:file-entry manifest:media-type="application/xml" manifest:full-path="Formula-472/content.xml" manifest:version="1.2"/>
  <manifest:file-entry manifest:media-type="application/xml" manifest:full-path="Formula-470/settings.xml" manifest:version="1.2"/>
  <manifest:file-entry manifest:media-type="application/xml" manifest:full-path="Formula-470/content.xml" manifest:version="1.2"/>
  <manifest:file-entry manifest:media-type="application/xml" manifest:full-path="Formula-468/settings.xml" manifest:version="1.2"/>
  <manifest:file-entry manifest:media-type="application/xml" manifest:full-path="Formula-468/content.xml" manifest:version="1.2"/>
  <manifest:file-entry manifest:media-type="application/xml" manifest:full-path="Formula-466/settings.xml" manifest:version="1.2"/>
  <manifest:file-entry manifest:media-type="application/xml" manifest:full-path="Formula-466/content.xml" manifest:version="1.2"/>
  <manifest:file-entry manifest:media-type="application/xml" manifest:full-path="Formula-464/settings.xml" manifest:version="1.2"/>
  <manifest:file-entry manifest:media-type="application/xml" manifest:full-path="Formula-464/content.xml" manifest:version="1.2"/>
  <manifest:file-entry manifest:media-type="application/xml" manifest:full-path="Formula-462/settings.xml" manifest:version="1.2"/>
  <manifest:file-entry manifest:media-type="application/xml" manifest:full-path="Formula-462/content.xml" manifest:version="1.2"/>
  <manifest:file-entry manifest:media-type="application/xml" manifest:full-path="Formula-460/settings.xml" manifest:version="1.2"/>
  <manifest:file-entry manifest:media-type="application/xml" manifest:full-path="Formula-460/content.xml" manifest:version="1.2"/>
  <manifest:file-entry manifest:media-type="application/xml" manifest:full-path="Formula-458/settings.xml" manifest:version="1.2"/>
  <manifest:file-entry manifest:media-type="application/xml" manifest:full-path="Formula-458/content.xml" manifest:version="1.2"/>
  <manifest:file-entry manifest:media-type="application/xml" manifest:full-path="Formula-456/settings.xml" manifest:version="1.2"/>
  <manifest:file-entry manifest:media-type="application/xml" manifest:full-path="Formula-456/content.xml" manifest:version="1.2"/>
  <manifest:file-entry manifest:media-type="application/xml" manifest:full-path="Formula-454/settings.xml" manifest:version="1.2"/>
  <manifest:file-entry manifest:media-type="application/xml" manifest:full-path="Formula-454/content.xml" manifest:version="1.2"/>
  <manifest:file-entry manifest:media-type="application/xml" manifest:full-path="Formula-452/settings.xml" manifest:version="1.2"/>
  <manifest:file-entry manifest:media-type="application/xml" manifest:full-path="Formula-452/content.xml" manifest:version="1.2"/>
  <manifest:file-entry manifest:media-type="application/xml" manifest:full-path="Formula-450/settings.xml" manifest:version="1.2"/>
  <manifest:file-entry manifest:media-type="application/xml" manifest:full-path="Formula-450/content.xml" manifest:version="1.2"/>
  <manifest:file-entry manifest:media-type="application/xml" manifest:full-path="Formula-448/settings.xml" manifest:version="1.2"/>
  <manifest:file-entry manifest:media-type="application/xml" manifest:full-path="Formula-448/content.xml" manifest:version="1.2"/>
  <manifest:file-entry manifest:media-type="application/xml" manifest:full-path="Formula-446/settings.xml" manifest:version="1.2"/>
  <manifest:file-entry manifest:media-type="application/xml" manifest:full-path="Formula-446/content.xml" manifest:version="1.2"/>
  <manifest:file-entry manifest:media-type="application/xml" manifest:full-path="Formula-444/settings.xml" manifest:version="1.2"/>
  <manifest:file-entry manifest:media-type="application/xml" manifest:full-path="Formula-444/content.xml" manifest:version="1.2"/>
  <manifest:file-entry manifest:media-type="application/xml" manifest:full-path="Formula-442/settings.xml" manifest:version="1.2"/>
  <manifest:file-entry manifest:media-type="application/xml" manifest:full-path="Formula-442/content.xml" manifest:version="1.2"/>
  <manifest:file-entry manifest:media-type="application/xml" manifest:full-path="Formula-440/settings.xml" manifest:version="1.2"/>
  <manifest:file-entry manifest:media-type="application/xml" manifest:full-path="Formula-440/content.xml" manifest:version="1.2"/>
  <manifest:file-entry manifest:media-type="application/xml" manifest:full-path="Formula-438/settings.xml" manifest:version="1.2"/>
  <manifest:file-entry manifest:media-type="application/xml" manifest:full-path="Formula-438/content.xml" manifest:version="1.2"/>
  <manifest:file-entry manifest:media-type="application/xml" manifest:full-path="Formula-436/settings.xml" manifest:version="1.2"/>
  <manifest:file-entry manifest:media-type="application/xml" manifest:full-path="Formula-436/content.xml" manifest:version="1.2"/>
  <manifest:file-entry manifest:media-type="application/xml" manifest:full-path="Formula-434/settings.xml" manifest:version="1.2"/>
  <manifest:file-entry manifest:media-type="application/xml" manifest:full-path="Formula-434/content.xml" manifest:version="1.2"/>
  <manifest:file-entry manifest:media-type="application/xml" manifest:full-path="Formula-432/settings.xml" manifest:version="1.2"/>
  <manifest:file-entry manifest:media-type="application/xml" manifest:full-path="Formula-432/content.xml" manifest:version="1.2"/>
  <manifest:file-entry manifest:media-type="application/xml" manifest:full-path="Formula-430/settings.xml" manifest:version="1.2"/>
  <manifest:file-entry manifest:media-type="application/xml" manifest:full-path="Formula-430/content.xml" manifest:version="1.2"/>
  <manifest:file-entry manifest:media-type="application/xml" manifest:full-path="Formula-428/settings.xml" manifest:version="1.2"/>
  <manifest:file-entry manifest:media-type="application/xml" manifest:full-path="Formula-428/content.xml" manifest:version="1.2"/>
  <manifest:file-entry manifest:media-type="application/xml" manifest:full-path="Formula-426/settings.xml" manifest:version="1.2"/>
  <manifest:file-entry manifest:media-type="application/xml" manifest:full-path="Formula-426/content.xml" manifest:version="1.2"/>
  <manifest:file-entry manifest:media-type="application/xml" manifest:full-path="Formula-424/settings.xml" manifest:version="1.2"/>
  <manifest:file-entry manifest:media-type="application/xml" manifest:full-path="Formula-424/content.xml" manifest:version="1.2"/>
  <manifest:file-entry manifest:media-type="application/xml" manifest:full-path="Formula-422/settings.xml" manifest:version="1.2"/>
  <manifest:file-entry manifest:media-type="application/xml" manifest:full-path="Formula-422/content.xml" manifest:version="1.2"/>
  <manifest:file-entry manifest:media-type="application/xml" manifest:full-path="Formula-420/settings.xml" manifest:version="1.2"/>
  <manifest:file-entry manifest:media-type="application/xml" manifest:full-path="Formula-420/content.xml" manifest:version="1.2"/>
  <manifest:file-entry manifest:media-type="application/xml" manifest:full-path="Formula-418/settings.xml" manifest:version="1.2"/>
  <manifest:file-entry manifest:media-type="application/xml" manifest:full-path="Formula-418/content.xml" manifest:version="1.2"/>
  <manifest:file-entry manifest:media-type="application/xml" manifest:full-path="Formula-416/settings.xml" manifest:version="1.2"/>
  <manifest:file-entry manifest:media-type="application/xml" manifest:full-path="Formula-416/content.xml" manifest:version="1.2"/>
  <manifest:file-entry manifest:media-type="application/xml" manifest:full-path="Formula-414/settings.xml" manifest:version="1.2"/>
  <manifest:file-entry manifest:media-type="application/xml" manifest:full-path="Formula-414/content.xml" manifest:version="1.2"/>
  <manifest:file-entry manifest:media-type="application/xml" manifest:full-path="Formula-412/settings.xml" manifest:version="1.2"/>
  <manifest:file-entry manifest:media-type="application/xml" manifest:full-path="Formula-412/content.xml" manifest:version="1.2"/>
  <manifest:file-entry manifest:media-type="application/xml" manifest:full-path="Formula-410/settings.xml" manifest:version="1.2"/>
  <manifest:file-entry manifest:media-type="application/xml" manifest:full-path="Formula-410/content.xml" manifest:version="1.2"/>
  <manifest:file-entry manifest:media-type="application/xml" manifest:full-path="Formula-408/settings.xml" manifest:version="1.2"/>
  <manifest:file-entry manifest:media-type="application/xml" manifest:full-path="Formula-408/content.xml" manifest:version="1.2"/>
  <manifest:file-entry manifest:media-type="application/xml" manifest:full-path="Formula-406/settings.xml" manifest:version="1.2"/>
  <manifest:file-entry manifest:media-type="application/xml" manifest:full-path="Formula-406/content.xml" manifest:version="1.2"/>
  <manifest:file-entry manifest:media-type="application/xml" manifest:full-path="Formula-404/settings.xml" manifest:version="1.2"/>
  <manifest:file-entry manifest:media-type="application/xml" manifest:full-path="Formula-404/content.xml" manifest:version="1.2"/>
  <manifest:file-entry manifest:media-type="application/xml" manifest:full-path="Formula-402/settings.xml" manifest:version="1.2"/>
  <manifest:file-entry manifest:media-type="application/xml" manifest:full-path="Formula-402/content.xml" manifest:version="1.2"/>
  <manifest:file-entry manifest:media-type="application/xml" manifest:full-path="Formula-400/settings.xml" manifest:version="1.2"/>
  <manifest:file-entry manifest:media-type="application/xml" manifest:full-path="Formula-400/content.xml" manifest:version="1.2"/>
  <manifest:file-entry manifest:media-type="application/xml" manifest:full-path="Formula-398/settings.xml" manifest:version="1.2"/>
  <manifest:file-entry manifest:media-type="application/xml" manifest:full-path="Formula-398/content.xml" manifest:version="1.2"/>
  <manifest:file-entry manifest:media-type="application/xml" manifest:full-path="Formula-396/settings.xml" manifest:version="1.2"/>
  <manifest:file-entry manifest:media-type="application/xml" manifest:full-path="Formula-396/content.xml" manifest:version="1.2"/>
  <manifest:file-entry manifest:media-type="application/xml" manifest:full-path="Formula-394/settings.xml" manifest:version="1.2"/>
  <manifest:file-entry manifest:media-type="application/xml" manifest:full-path="Formula-394/content.xml" manifest:version="1.2"/>
  <manifest:file-entry manifest:media-type="application/xml" manifest:full-path="Formula-392/settings.xml" manifest:version="1.2"/>
  <manifest:file-entry manifest:media-type="application/xml" manifest:full-path="Formula-392/content.xml" manifest:version="1.2"/>
  <manifest:file-entry manifest:media-type="application/xml" manifest:full-path="Formula-390/settings.xml" manifest:version="1.2"/>
  <manifest:file-entry manifest:media-type="application/xml" manifest:full-path="Formula-390/content.xml" manifest:version="1.2"/>
  <manifest:file-entry manifest:media-type="application/xml" manifest:full-path="Formula-388/settings.xml" manifest:version="1.2"/>
  <manifest:file-entry manifest:media-type="application/xml" manifest:full-path="Formula-388/content.xml" manifest:version="1.2"/>
  <manifest:file-entry manifest:media-type="application/xml" manifest:full-path="Formula-386/settings.xml" manifest:version="1.2"/>
  <manifest:file-entry manifest:media-type="application/xml" manifest:full-path="Formula-386/content.xml" manifest:version="1.2"/>
  <manifest:file-entry manifest:media-type="application/xml" manifest:full-path="Formula-384/settings.xml" manifest:version="1.2"/>
  <manifest:file-entry manifest:media-type="application/xml" manifest:full-path="Formula-384/content.xml" manifest:version="1.2"/>
  <manifest:file-entry manifest:media-type="application/xml" manifest:full-path="Formula-382/settings.xml" manifest:version="1.2"/>
  <manifest:file-entry manifest:media-type="application/xml" manifest:full-path="Formula-382/content.xml" manifest:version="1.2"/>
  <manifest:file-entry manifest:media-type="application/xml" manifest:full-path="Formula-380/settings.xml" manifest:version="1.2"/>
  <manifest:file-entry manifest:media-type="application/xml" manifest:full-path="Formula-380/content.xml" manifest:version="1.2"/>
  <manifest:file-entry manifest:media-type="application/xml" manifest:full-path="Formula-378/settings.xml" manifest:version="1.2"/>
  <manifest:file-entry manifest:media-type="application/xml" manifest:full-path="Formula-378/content.xml" manifest:version="1.2"/>
  <manifest:file-entry manifest:media-type="application/xml" manifest:full-path="Formula-376/settings.xml" manifest:version="1.2"/>
  <manifest:file-entry manifest:media-type="application/xml" manifest:full-path="Formula-376/content.xml" manifest:version="1.2"/>
  <manifest:file-entry manifest:media-type="application/xml" manifest:full-path="Formula-374/settings.xml" manifest:version="1.2"/>
  <manifest:file-entry manifest:media-type="application/xml" manifest:full-path="Formula-374/content.xml" manifest:version="1.2"/>
  <manifest:file-entry manifest:media-type="application/xml" manifest:full-path="Formula-372/settings.xml" manifest:version="1.2"/>
  <manifest:file-entry manifest:media-type="application/xml" manifest:full-path="Formula-372/content.xml" manifest:version="1.2"/>
  <manifest:file-entry manifest:media-type="application/xml" manifest:full-path="Formula-370/settings.xml" manifest:version="1.2"/>
  <manifest:file-entry manifest:media-type="application/xml" manifest:full-path="Formula-370/content.xml" manifest:version="1.2"/>
  <manifest:file-entry manifest:media-type="application/xml" manifest:full-path="Formula-368/settings.xml" manifest:version="1.2"/>
  <manifest:file-entry manifest:media-type="application/xml" manifest:full-path="Formula-368/content.xml" manifest:version="1.2"/>
  <manifest:file-entry manifest:media-type="application/xml" manifest:full-path="Formula-366/settings.xml" manifest:version="1.2"/>
  <manifest:file-entry manifest:media-type="application/xml" manifest:full-path="Formula-366/content.xml" manifest:version="1.2"/>
  <manifest:file-entry manifest:media-type="application/xml" manifest:full-path="Formula-364/settings.xml" manifest:version="1.2"/>
  <manifest:file-entry manifest:media-type="application/xml" manifest:full-path="Formula-364/content.xml" manifest:version="1.2"/>
  <manifest:file-entry manifest:media-type="application/xml" manifest:full-path="Formula-362/settings.xml" manifest:version="1.2"/>
  <manifest:file-entry manifest:media-type="application/xml" manifest:full-path="Formula-362/content.xml" manifest:version="1.2"/>
  <manifest:file-entry manifest:media-type="application/xml" manifest:full-path="Formula-360/settings.xml" manifest:version="1.2"/>
  <manifest:file-entry manifest:media-type="application/xml" manifest:full-path="Formula-360/content.xml" manifest:version="1.2"/>
  <manifest:file-entry manifest:media-type="application/xml" manifest:full-path="Formula-358/settings.xml" manifest:version="1.2"/>
  <manifest:file-entry manifest:media-type="application/xml" manifest:full-path="Formula-358/content.xml" manifest:version="1.2"/>
  <manifest:file-entry manifest:media-type="application/xml" manifest:full-path="Formula-356/settings.xml" manifest:version="1.2"/>
  <manifest:file-entry manifest:media-type="application/xml" manifest:full-path="Formula-356/content.xml" manifest:version="1.2"/>
  <manifest:file-entry manifest:media-type="application/xml" manifest:full-path="Formula-354/settings.xml" manifest:version="1.2"/>
  <manifest:file-entry manifest:media-type="application/xml" manifest:full-path="Formula-354/content.xml" manifest:version="1.2"/>
  <manifest:file-entry manifest:media-type="application/xml" manifest:full-path="Formula-352/settings.xml" manifest:version="1.2"/>
  <manifest:file-entry manifest:media-type="application/xml" manifest:full-path="Formula-352/content.xml" manifest:version="1.2"/>
  <manifest:file-entry manifest:media-type="application/xml" manifest:full-path="Formula-350/settings.xml" manifest:version="1.2"/>
  <manifest:file-entry manifest:media-type="application/xml" manifest:full-path="Formula-350/content.xml" manifest:version="1.2"/>
  <manifest:file-entry manifest:media-type="application/xml" manifest:full-path="Formula-348/settings.xml" manifest:version="1.2"/>
  <manifest:file-entry manifest:media-type="application/xml" manifest:full-path="Formula-348/content.xml" manifest:version="1.2"/>
  <manifest:file-entry manifest:media-type="application/xml" manifest:full-path="Formula-346/settings.xml" manifest:version="1.2"/>
  <manifest:file-entry manifest:media-type="application/xml" manifest:full-path="Formula-346/content.xml" manifest:version="1.2"/>
  <manifest:file-entry manifest:media-type="application/xml" manifest:full-path="Formula-344/settings.xml" manifest:version="1.2"/>
  <manifest:file-entry manifest:media-type="application/xml" manifest:full-path="Formula-344/content.xml" manifest:version="1.2"/>
  <manifest:file-entry manifest:media-type="application/xml" manifest:full-path="Formula-342/settings.xml" manifest:version="1.2"/>
  <manifest:file-entry manifest:media-type="application/xml" manifest:full-path="Formula-342/content.xml" manifest:version="1.2"/>
  <manifest:file-entry manifest:media-type="application/xml" manifest:full-path="Formula-340/settings.xml" manifest:version="1.2"/>
  <manifest:file-entry manifest:media-type="application/xml" manifest:full-path="Formula-340/content.xml" manifest:version="1.2"/>
  <manifest:file-entry manifest:media-type="application/xml" manifest:full-path="Formula-338/settings.xml" manifest:version="1.2"/>
  <manifest:file-entry manifest:media-type="application/xml" manifest:full-path="Formula-338/content.xml" manifest:version="1.2"/>
  <manifest:file-entry manifest:media-type="application/xml" manifest:full-path="Formula-336/settings.xml" manifest:version="1.2"/>
  <manifest:file-entry manifest:media-type="application/xml" manifest:full-path="Formula-336/content.xml" manifest:version="1.2"/>
  <manifest:file-entry manifest:media-type="application/xml" manifest:full-path="Formula-334/settings.xml" manifest:version="1.2"/>
  <manifest:file-entry manifest:media-type="application/xml" manifest:full-path="Formula-334/content.xml" manifest:version="1.2"/>
  <manifest:file-entry manifest:media-type="application/xml" manifest:full-path="Formula-332/settings.xml" manifest:version="1.2"/>
  <manifest:file-entry manifest:media-type="application/xml" manifest:full-path="Formula-332/content.xml" manifest:version="1.2"/>
  <manifest:file-entry manifest:media-type="application/xml" manifest:full-path="Formula-330/settings.xml" manifest:version="1.2"/>
  <manifest:file-entry manifest:media-type="application/xml" manifest:full-path="Formula-330/content.xml" manifest:version="1.2"/>
  <manifest:file-entry manifest:media-type="application/xml" manifest:full-path="Formula-328/settings.xml" manifest:version="1.2"/>
  <manifest:file-entry manifest:media-type="application/xml" manifest:full-path="Formula-328/content.xml" manifest:version="1.2"/>
  <manifest:file-entry manifest:media-type="application/xml" manifest:full-path="Formula-326/settings.xml" manifest:version="1.2"/>
  <manifest:file-entry manifest:media-type="application/xml" manifest:full-path="Formula-326/content.xml" manifest:version="1.2"/>
  <manifest:file-entry manifest:media-type="application/xml" manifest:full-path="Formula-324/settings.xml" manifest:version="1.2"/>
  <manifest:file-entry manifest:media-type="application/xml" manifest:full-path="Formula-324/content.xml" manifest:version="1.2"/>
  <manifest:file-entry manifest:media-type="application/xml" manifest:full-path="Formula-322/settings.xml" manifest:version="1.2"/>
  <manifest:file-entry manifest:media-type="application/xml" manifest:full-path="Formula-322/content.xml" manifest:version="1.2"/>
  <manifest:file-entry manifest:media-type="application/xml" manifest:full-path="Formula-320/settings.xml" manifest:version="1.2"/>
  <manifest:file-entry manifest:media-type="application/xml" manifest:full-path="Formula-320/content.xml" manifest:version="1.2"/>
  <manifest:file-entry manifest:media-type="application/xml" manifest:full-path="Formula-318/settings.xml" manifest:version="1.2"/>
  <manifest:file-entry manifest:media-type="application/xml" manifest:full-path="Formula-318/content.xml" manifest:version="1.2"/>
  <manifest:file-entry manifest:media-type="application/xml" manifest:full-path="Formula-316/settings.xml" manifest:version="1.2"/>
  <manifest:file-entry manifest:media-type="application/xml" manifest:full-path="Formula-316/content.xml" manifest:version="1.2"/>
  <manifest:file-entry manifest:media-type="application/xml" manifest:full-path="Formula-314/settings.xml" manifest:version="1.2"/>
  <manifest:file-entry manifest:media-type="application/xml" manifest:full-path="Formula-314/content.xml" manifest:version="1.2"/>
  <manifest:file-entry manifest:media-type="application/xml" manifest:full-path="Formula-312/settings.xml" manifest:version="1.2"/>
  <manifest:file-entry manifest:media-type="application/xml" manifest:full-path="Formula-312/content.xml" manifest:version="1.2"/>
  <manifest:file-entry manifest:media-type="application/xml" manifest:full-path="Formula-310/settings.xml" manifest:version="1.2"/>
  <manifest:file-entry manifest:media-type="application/xml" manifest:full-path="Formula-310/content.xml" manifest:version="1.2"/>
  <manifest:file-entry manifest:media-type="application/xml" manifest:full-path="Formula-308/settings.xml" manifest:version="1.2"/>
  <manifest:file-entry manifest:media-type="application/xml" manifest:full-path="Formula-308/content.xml" manifest:version="1.2"/>
  <manifest:file-entry manifest:media-type="application/xml" manifest:full-path="Formula-306/settings.xml" manifest:version="1.2"/>
  <manifest:file-entry manifest:media-type="application/xml" manifest:full-path="Formula-306/content.xml" manifest:version="1.2"/>
  <manifest:file-entry manifest:media-type="application/xml" manifest:full-path="Formula-304/settings.xml" manifest:version="1.2"/>
  <manifest:file-entry manifest:media-type="application/xml" manifest:full-path="Formula-304/content.xml" manifest:version="1.2"/>
  <manifest:file-entry manifest:media-type="application/xml" manifest:full-path="Formula-302/settings.xml" manifest:version="1.2"/>
  <manifest:file-entry manifest:media-type="application/xml" manifest:full-path="Formula-302/content.xml" manifest:version="1.2"/>
  <manifest:file-entry manifest:media-type="application/xml" manifest:full-path="Formula-300/settings.xml" manifest:version="1.2"/>
  <manifest:file-entry manifest:media-type="application/xml" manifest:full-path="Formula-300/content.xml" manifest:version="1.2"/>
  <manifest:file-entry manifest:media-type="application/xml" manifest:full-path="Formula-298/settings.xml" manifest:version="1.2"/>
  <manifest:file-entry manifest:media-type="application/xml" manifest:full-path="Formula-298/content.xml" manifest:version="1.2"/>
  <manifest:file-entry manifest:media-type="application/xml" manifest:full-path="Formula-296/settings.xml" manifest:version="1.2"/>
  <manifest:file-entry manifest:media-type="application/xml" manifest:full-path="Formula-296/content.xml" manifest:version="1.2"/>
  <manifest:file-entry manifest:media-type="application/xml" manifest:full-path="Formula-294/settings.xml" manifest:version="1.2"/>
  <manifest:file-entry manifest:media-type="application/xml" manifest:full-path="Formula-294/content.xml" manifest:version="1.2"/>
  <manifest:file-entry manifest:media-type="application/xml" manifest:full-path="Formula-292/settings.xml" manifest:version="1.2"/>
  <manifest:file-entry manifest:media-type="application/xml" manifest:full-path="Formula-292/content.xml" manifest:version="1.2"/>
  <manifest:file-entry manifest:media-type="application/xml" manifest:full-path="Formula-290/settings.xml" manifest:version="1.2"/>
  <manifest:file-entry manifest:media-type="application/xml" manifest:full-path="Formula-290/content.xml" manifest:version="1.2"/>
  <manifest:file-entry manifest:media-type="application/xml" manifest:full-path="Formula-288/settings.xml" manifest:version="1.2"/>
  <manifest:file-entry manifest:media-type="application/xml" manifest:full-path="Formula-288/content.xml" manifest:version="1.2"/>
  <manifest:file-entry manifest:media-type="application/xml" manifest:full-path="Formula-286/settings.xml" manifest:version="1.2"/>
  <manifest:file-entry manifest:media-type="application/xml" manifest:full-path="Formula-286/content.xml" manifest:version="1.2"/>
  <manifest:file-entry manifest:media-type="application/xml" manifest:full-path="Formula-284/settings.xml" manifest:version="1.2"/>
  <manifest:file-entry manifest:media-type="application/xml" manifest:full-path="Formula-284/content.xml" manifest:version="1.2"/>
  <manifest:file-entry manifest:media-type="application/xml" manifest:full-path="Formula-282/settings.xml" manifest:version="1.2"/>
  <manifest:file-entry manifest:media-type="application/xml" manifest:full-path="Formula-282/content.xml" manifest:version="1.2"/>
  <manifest:file-entry manifest:media-type="application/xml" manifest:full-path="Formula-280/settings.xml" manifest:version="1.2"/>
  <manifest:file-entry manifest:media-type="application/xml" manifest:full-path="Formula-280/content.xml" manifest:version="1.2"/>
  <manifest:file-entry manifest:media-type="application/xml" manifest:full-path="Formula-278/settings.xml" manifest:version="1.2"/>
  <manifest:file-entry manifest:media-type="application/xml" manifest:full-path="Formula-278/content.xml" manifest:version="1.2"/>
  <manifest:file-entry manifest:media-type="application/xml" manifest:full-path="Formula-276/settings.xml" manifest:version="1.2"/>
  <manifest:file-entry manifest:media-type="application/xml" manifest:full-path="Formula-276/content.xml" manifest:version="1.2"/>
  <manifest:file-entry manifest:media-type="application/xml" manifest:full-path="Formula-274/settings.xml" manifest:version="1.2"/>
  <manifest:file-entry manifest:media-type="application/xml" manifest:full-path="Formula-274/content.xml" manifest:version="1.2"/>
  <manifest:file-entry manifest:media-type="application/xml" manifest:full-path="Formula-272/settings.xml" manifest:version="1.2"/>
  <manifest:file-entry manifest:media-type="application/xml" manifest:full-path="Formula-272/content.xml" manifest:version="1.2"/>
  <manifest:file-entry manifest:media-type="application/xml" manifest:full-path="Formula-270/settings.xml" manifest:version="1.2"/>
  <manifest:file-entry manifest:media-type="application/xml" manifest:full-path="Formula-270/content.xml" manifest:version="1.2"/>
  <manifest:file-entry manifest:media-type="application/xml" manifest:full-path="Formula-268/settings.xml" manifest:version="1.2"/>
  <manifest:file-entry manifest:media-type="application/xml" manifest:full-path="Formula-268/content.xml" manifest:version="1.2"/>
  <manifest:file-entry manifest:media-type="application/xml" manifest:full-path="Formula-266/settings.xml" manifest:version="1.2"/>
  <manifest:file-entry manifest:media-type="application/xml" manifest:full-path="Formula-266/content.xml" manifest:version="1.2"/>
  <manifest:file-entry manifest:media-type="application/xml" manifest:full-path="Formula-264/settings.xml" manifest:version="1.2"/>
  <manifest:file-entry manifest:media-type="application/xml" manifest:full-path="Formula-264/content.xml" manifest:version="1.2"/>
  <manifest:file-entry manifest:media-type="application/xml" manifest:full-path="Formula-262/settings.xml" manifest:version="1.2"/>
  <manifest:file-entry manifest:media-type="application/xml" manifest:full-path="Formula-262/content.xml"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application/xml" manifest:full-path="Formula-254/settings.xml" manifest:version="1.2"/>
  <manifest:file-entry manifest:media-type="application/xml" manifest:full-path="Formula-254/content.xml" manifest:version="1.2"/>
  <manifest:file-entry manifest:media-type="application/xml" manifest:full-path="Formula-252/settings.xml" manifest:version="1.2"/>
  <manifest:file-entry manifest:media-type="application/xml" manifest:full-path="Formula-252/content.xml" manifest:version="1.2"/>
  <manifest:file-entry manifest:media-type="application/xml" manifest:full-path="Formula-250/settings.xml" manifest:version="1.2"/>
  <manifest:file-entry manifest:media-type="application/xml" manifest:full-path="Formula-250/content.xml" manifest:version="1.2"/>
  <manifest:file-entry manifest:media-type="application/xml" manifest:full-path="Formula-248/settings.xml" manifest:version="1.2"/>
  <manifest:file-entry manifest:media-type="application/xml" manifest:full-path="Formula-248/content.xml" manifest:version="1.2"/>
  <manifest:file-entry manifest:media-type="application/xml" manifest:full-path="Formula-246/settings.xml" manifest:version="1.2"/>
  <manifest:file-entry manifest:media-type="application/xml" manifest:full-path="Formula-246/content.xml" manifest:version="1.2"/>
  <manifest:file-entry manifest:media-type="application/xml" manifest:full-path="Formula-244/settings.xml" manifest:version="1.2"/>
  <manifest:file-entry manifest:media-type="application/xml" manifest:full-path="Formula-244/content.xml" manifest:version="1.2"/>
  <manifest:file-entry manifest:media-type="application/xml" manifest:full-path="Formula-242/settings.xml" manifest:version="1.2"/>
  <manifest:file-entry manifest:media-type="application/xml" manifest:full-path="Formula-242/content.xml" manifest:version="1.2"/>
  <manifest:file-entry manifest:media-type="application/xml" manifest:full-path="Formula-240/settings.xml" manifest:version="1.2"/>
  <manifest:file-entry manifest:media-type="application/xml" manifest:full-path="Formula-240/content.xml" manifest:version="1.2"/>
  <manifest:file-entry manifest:media-type="application/xml" manifest:full-path="Formula-238/settings.xml" manifest:version="1.2"/>
  <manifest:file-entry manifest:media-type="application/xml" manifest:full-path="Formula-238/content.xml" manifest:version="1.2"/>
  <manifest:file-entry manifest:media-type="application/xml" manifest:full-path="Formula-236/settings.xml" manifest:version="1.2"/>
  <manifest:file-entry manifest:media-type="application/xml" manifest:full-path="Formula-236/content.xml" manifest:version="1.2"/>
  <manifest:file-entry manifest:media-type="application/xml" manifest:full-path="Formula-234/settings.xml" manifest:version="1.2"/>
  <manifest:file-entry manifest:media-type="application/xml" manifest:full-path="Formula-234/content.xml" manifest:version="1.2"/>
  <manifest:file-entry manifest:media-type="application/xml" manifest:full-path="Formula-232/settings.xml" manifest:version="1.2"/>
  <manifest:file-entry manifest:media-type="application/xml" manifest:full-path="Formula-232/content.xml" manifest:version="1.2"/>
  <manifest:file-entry manifest:media-type="application/xml" manifest:full-path="Formula-230/settings.xml" manifest:version="1.2"/>
  <manifest:file-entry manifest:media-type="application/xml" manifest:full-path="Formula-230/content.xml" manifest:version="1.2"/>
  <manifest:file-entry manifest:media-type="application/xml" manifest:full-path="Formula-228/settings.xml" manifest:version="1.2"/>
  <manifest:file-entry manifest:media-type="application/xml" manifest:full-path="Formula-228/content.xml" manifest:version="1.2"/>
  <manifest:file-entry manifest:media-type="application/xml" manifest:full-path="Formula-226/settings.xml" manifest:version="1.2"/>
  <manifest:file-entry manifest:media-type="application/xml" manifest:full-path="Formula-226/content.xml" manifest:version="1.2"/>
  <manifest:file-entry manifest:media-type="application/xml" manifest:full-path="Formula-224/settings.xml" manifest:version="1.2"/>
  <manifest:file-entry manifest:media-type="application/xml" manifest:full-path="Formula-224/content.xml" manifest:version="1.2"/>
  <manifest:file-entry manifest:media-type="application/xml" manifest:full-path="Formula-222/settings.xml" manifest:version="1.2"/>
  <manifest:file-entry manifest:media-type="application/xml" manifest:full-path="Formula-222/content.xml" manifest:version="1.2"/>
  <manifest:file-entry manifest:media-type="application/xml" manifest:full-path="Formula-220/settings.xml" manifest:version="1.2"/>
  <manifest:file-entry manifest:media-type="application/xml" manifest:full-path="Formula-220/content.xml" manifest:version="1.2"/>
  <manifest:file-entry manifest:media-type="application/xml" manifest:full-path="Formula-218/settings.xml" manifest:version="1.2"/>
  <manifest:file-entry manifest:media-type="application/xml" manifest:full-path="Formula-218/content.xml"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30/" manifest:version="1.2"/>
  <manifest:file-entry manifest:media-type="application/vnd.oasis.opendocument.formula" manifest:full-path="Formula-1230/" manifest:version="1.2"/>
  <manifest:file-entry manifest:media-type="application/vnd.oasis.opendocument.formula" manifest:full-path="Formula-1228/" manifest:version="1.2"/>
  <manifest:file-entry manifest:media-type="application/vnd.oasis.opendocument.formula" manifest:full-path="Formula-1228/" manifest:version="1.2"/>
  <manifest:file-entry manifest:media-type="application/vnd.oasis.opendocument.formula" manifest:full-path="Formula-1226/" manifest:version="1.2"/>
  <manifest:file-entry manifest:media-type="application/vnd.oasis.opendocument.formula" manifest:full-path="Formula-1226/" manifest:version="1.2"/>
  <manifest:file-entry manifest:media-type="application/vnd.oasis.opendocument.formula" manifest:full-path="Formula-1224/" manifest:version="1.2"/>
  <manifest:file-entry manifest:media-type="application/vnd.oasis.opendocument.formula" manifest:full-path="Formula-1224/" manifest:version="1.2"/>
  <manifest:file-entry manifest:media-type="application/vnd.oasis.opendocument.formula" manifest:full-path="Formula-1222/" manifest:version="1.2"/>
  <manifest:file-entry manifest:media-type="application/vnd.oasis.opendocument.formula" manifest:full-path="Formula-1222/" manifest:version="1.2"/>
  <manifest:file-entry manifest:media-type="application/vnd.oasis.opendocument.formula" manifest:full-path="Formula-1220/" manifest:version="1.2"/>
  <manifest:file-entry manifest:media-type="application/vnd.oasis.opendocument.formula" manifest:full-path="Formula-1220/" manifest:version="1.2"/>
  <manifest:file-entry manifest:media-type="application/vnd.oasis.opendocument.formula" manifest:full-path="Formula-1218/" manifest:version="1.2"/>
  <manifest:file-entry manifest:media-type="application/vnd.oasis.opendocument.formula" manifest:full-path="Formula-1218/" manifest:version="1.2"/>
  <manifest:file-entry manifest:media-type="application/vnd.oasis.opendocument.formula" manifest:full-path="Formula-1216/" manifest:version="1.2"/>
  <manifest:file-entry manifest:media-type="application/vnd.oasis.opendocument.formula" manifest:full-path="Formula-1216/" manifest:version="1.2"/>
  <manifest:file-entry manifest:media-type="application/vnd.oasis.opendocument.formula" manifest:full-path="Formula-1214/" manifest:version="1.2"/>
  <manifest:file-entry manifest:media-type="application/vnd.oasis.opendocument.formula" manifest:full-path="Formula-1214/" manifest:version="1.2"/>
  <manifest:file-entry manifest:media-type="application/vnd.oasis.opendocument.formula" manifest:full-path="Formula-1212/" manifest:version="1.2"/>
  <manifest:file-entry manifest:media-type="application/vnd.oasis.opendocument.formula" manifest:full-path="Formula-1212/" manifest:version="1.2"/>
  <manifest:file-entry manifest:media-type="application/vnd.oasis.opendocument.formula" manifest:full-path="Formula-1210/" manifest:version="1.2"/>
  <manifest:file-entry manifest:media-type="application/vnd.oasis.opendocument.formula" manifest:full-path="Formula-1210/" manifest:version="1.2"/>
  <manifest:file-entry manifest:media-type="application/vnd.oasis.opendocument.formula" manifest:full-path="Formula-1208/" manifest:version="1.2"/>
  <manifest:file-entry manifest:media-type="application/vnd.oasis.opendocument.formula" manifest:full-path="Formula-1208/" manifest:version="1.2"/>
  <manifest:file-entry manifest:media-type="application/vnd.oasis.opendocument.formula" manifest:full-path="Formula-1206/" manifest:version="1.2"/>
  <manifest:file-entry manifest:media-type="application/vnd.oasis.opendocument.formula" manifest:full-path="Formula-1206/" manifest:version="1.2"/>
  <manifest:file-entry manifest:media-type="application/vnd.oasis.opendocument.formula" manifest:full-path="Formula-1204/" manifest:version="1.2"/>
  <manifest:file-entry manifest:media-type="application/vnd.oasis.opendocument.formula" manifest:full-path="Formula-1204/" manifest:version="1.2"/>
  <manifest:file-entry manifest:media-type="application/vnd.oasis.opendocument.formula" manifest:full-path="Formula-1202/" manifest:version="1.2"/>
  <manifest:file-entry manifest:media-type="application/vnd.oasis.opendocument.formula" manifest:full-path="Formula-1202/" manifest:version="1.2"/>
  <manifest:file-entry manifest:media-type="application/vnd.oasis.opendocument.formula" manifest:full-path="Formula-1200/" manifest:version="1.2"/>
  <manifest:file-entry manifest:media-type="application/vnd.oasis.opendocument.formula" manifest:full-path="Formula-1200/" manifest:version="1.2"/>
  <manifest:file-entry manifest:media-type="application/vnd.oasis.opendocument.formula" manifest:full-path="Formula-1198/" manifest:version="1.2"/>
  <manifest:file-entry manifest:media-type="application/vnd.oasis.opendocument.formula" manifest:full-path="Formula-1198/" manifest:version="1.2"/>
  <manifest:file-entry manifest:media-type="application/vnd.oasis.opendocument.formula" manifest:full-path="Formula-1196/" manifest:version="1.2"/>
  <manifest:file-entry manifest:media-type="application/vnd.oasis.opendocument.formula" manifest:full-path="Formula-1196/" manifest:version="1.2"/>
  <manifest:file-entry manifest:media-type="application/vnd.oasis.opendocument.formula" manifest:full-path="Formula-1194/" manifest:version="1.2"/>
  <manifest:file-entry manifest:media-type="application/vnd.oasis.opendocument.formula" manifest:full-path="Formula-1194/" manifest:version="1.2"/>
  <manifest:file-entry manifest:media-type="application/vnd.oasis.opendocument.formula" manifest:full-path="Formula-1192/" manifest:version="1.2"/>
  <manifest:file-entry manifest:media-type="application/vnd.oasis.opendocument.formula" manifest:full-path="Formula-1192/" manifest:version="1.2"/>
  <manifest:file-entry manifest:media-type="application/vnd.oasis.opendocument.formula" manifest:full-path="Formula-1190/" manifest:version="1.2"/>
  <manifest:file-entry manifest:media-type="application/vnd.oasis.opendocument.formula" manifest:full-path="Formula-1190/" manifest:version="1.2"/>
  <manifest:file-entry manifest:media-type="application/vnd.oasis.opendocument.formula" manifest:full-path="Formula-1188/" manifest:version="1.2"/>
  <manifest:file-entry manifest:media-type="application/vnd.oasis.opendocument.formula" manifest:full-path="Formula-1188/" manifest:version="1.2"/>
  <manifest:file-entry manifest:media-type="application/vnd.oasis.opendocument.formula" manifest:full-path="Formula-1186/" manifest:version="1.2"/>
  <manifest:file-entry manifest:media-type="application/vnd.oasis.opendocument.formula" manifest:full-path="Formula-1186/" manifest:version="1.2"/>
  <manifest:file-entry manifest:media-type="application/vnd.oasis.opendocument.formula" manifest:full-path="Formula-1184/" manifest:version="1.2"/>
  <manifest:file-entry manifest:media-type="application/vnd.oasis.opendocument.formula" manifest:full-path="Formula-1184/" manifest:version="1.2"/>
  <manifest:file-entry manifest:media-type="application/vnd.oasis.opendocument.formula" manifest:full-path="Formula-1182/" manifest:version="1.2"/>
  <manifest:file-entry manifest:media-type="application/vnd.oasis.opendocument.formula" manifest:full-path="Formula-1182/" manifest:version="1.2"/>
  <manifest:file-entry manifest:media-type="application/vnd.oasis.opendocument.formula" manifest:full-path="Formula-1180/" manifest:version="1.2"/>
  <manifest:file-entry manifest:media-type="application/vnd.oasis.opendocument.formula" manifest:full-path="Formula-1180/" manifest:version="1.2"/>
  <manifest:file-entry manifest:media-type="application/vnd.oasis.opendocument.formula" manifest:full-path="Formula-1178/" manifest:version="1.2"/>
  <manifest:file-entry manifest:media-type="application/vnd.oasis.opendocument.formula" manifest:full-path="Formula-1178/" manifest:version="1.2"/>
  <manifest:file-entry manifest:media-type="application/vnd.oasis.opendocument.formula" manifest:full-path="Formula-1176/" manifest:version="1.2"/>
  <manifest:file-entry manifest:media-type="application/vnd.oasis.opendocument.formula" manifest:full-path="Formula-1176/" manifest:version="1.2"/>
  <manifest:file-entry manifest:media-type="application/vnd.oasis.opendocument.formula" manifest:full-path="Formula-1174/" manifest:version="1.2"/>
  <manifest:file-entry manifest:media-type="application/vnd.oasis.opendocument.formula" manifest:full-path="Formula-1174/" manifest:version="1.2"/>
  <manifest:file-entry manifest:media-type="application/vnd.oasis.opendocument.formula" manifest:full-path="Formula-1172/" manifest:version="1.2"/>
  <manifest:file-entry manifest:media-type="application/vnd.oasis.opendocument.formula" manifest:full-path="Formula-1172/" manifest:version="1.2"/>
  <manifest:file-entry manifest:media-type="application/vnd.oasis.opendocument.formula" manifest:full-path="Formula-1170/" manifest:version="1.2"/>
  <manifest:file-entry manifest:media-type="application/vnd.oasis.opendocument.formula" manifest:full-path="Formula-1170/" manifest:version="1.2"/>
  <manifest:file-entry manifest:media-type="application/vnd.oasis.opendocument.formula" manifest:full-path="Formula-1168/" manifest:version="1.2"/>
  <manifest:file-entry manifest:media-type="application/vnd.oasis.opendocument.formula" manifest:full-path="Formula-1168/" manifest:version="1.2"/>
  <manifest:file-entry manifest:media-type="application/vnd.oasis.opendocument.formula" manifest:full-path="Formula-1166/" manifest:version="1.2"/>
  <manifest:file-entry manifest:media-type="application/vnd.oasis.opendocument.formula" manifest:full-path="Formula-1166/" manifest:version="1.2"/>
  <manifest:file-entry manifest:media-type="application/vnd.oasis.opendocument.formula" manifest:full-path="Formula-1164/" manifest:version="1.2"/>
  <manifest:file-entry manifest:media-type="application/vnd.oasis.opendocument.formula" manifest:full-path="Formula-1164/" manifest:version="1.2"/>
  <manifest:file-entry manifest:media-type="application/vnd.oasis.opendocument.formula" manifest:full-path="Formula-1162/" manifest:version="1.2"/>
  <manifest:file-entry manifest:media-type="application/vnd.oasis.opendocument.formula" manifest:full-path="Formula-1162/" manifest:version="1.2"/>
  <manifest:file-entry manifest:media-type="application/vnd.oasis.opendocument.formula" manifest:full-path="Formula-1160/" manifest:version="1.2"/>
  <manifest:file-entry manifest:media-type="application/vnd.oasis.opendocument.formula" manifest:full-path="Formula-1160/" manifest:version="1.2"/>
  <manifest:file-entry manifest:media-type="application/vnd.oasis.opendocument.formula" manifest:full-path="Formula-1158/" manifest:version="1.2"/>
  <manifest:file-entry manifest:media-type="application/vnd.oasis.opendocument.formula" manifest:full-path="Formula-1158/" manifest:version="1.2"/>
  <manifest:file-entry manifest:media-type="application/vnd.oasis.opendocument.formula" manifest:full-path="Formula-1156/" manifest:version="1.2"/>
  <manifest:file-entry manifest:media-type="application/vnd.oasis.opendocument.formula" manifest:full-path="Formula-1156/" manifest:version="1.2"/>
  <manifest:file-entry manifest:media-type="application/vnd.oasis.opendocument.formula" manifest:full-path="Formula-1154/" manifest:version="1.2"/>
  <manifest:file-entry manifest:media-type="application/vnd.oasis.opendocument.formula" manifest:full-path="Formula-1154/" manifest:version="1.2"/>
  <manifest:file-entry manifest:media-type="application/vnd.oasis.opendocument.formula" manifest:full-path="Formula-1152/" manifest:version="1.2"/>
  <manifest:file-entry manifest:media-type="application/vnd.oasis.opendocument.formula" manifest:full-path="Formula-1152/" manifest:version="1.2"/>
  <manifest:file-entry manifest:media-type="application/vnd.oasis.opendocument.formula" manifest:full-path="Formula-1150/" manifest:version="1.2"/>
  <manifest:file-entry manifest:media-type="application/vnd.oasis.opendocument.formula" manifest:full-path="Formula-1150/" manifest:version="1.2"/>
  <manifest:file-entry manifest:media-type="application/vnd.oasis.opendocument.formula" manifest:full-path="Formula-1148/" manifest:version="1.2"/>
  <manifest:file-entry manifest:media-type="application/vnd.oasis.opendocument.formula" manifest:full-path="Formula-1148/" manifest:version="1.2"/>
  <manifest:file-entry manifest:media-type="application/vnd.oasis.opendocument.formula" manifest:full-path="Formula-1146/" manifest:version="1.2"/>
  <manifest:file-entry manifest:media-type="application/vnd.oasis.opendocument.formula" manifest:full-path="Formula-1146/" manifest:version="1.2"/>
  <manifest:file-entry manifest:media-type="application/vnd.oasis.opendocument.formula" manifest:full-path="Formula-1144/" manifest:version="1.2"/>
  <manifest:file-entry manifest:media-type="application/vnd.oasis.opendocument.formula" manifest:full-path="Formula-1144/" manifest:version="1.2"/>
  <manifest:file-entry manifest:media-type="application/vnd.oasis.opendocument.formula" manifest:full-path="Formula-1142/" manifest:version="1.2"/>
  <manifest:file-entry manifest:media-type="application/vnd.oasis.opendocument.formula" manifest:full-path="Formula-1142/" manifest:version="1.2"/>
  <manifest:file-entry manifest:media-type="application/vnd.oasis.opendocument.formula" manifest:full-path="Formula-1140/" manifest:version="1.2"/>
  <manifest:file-entry manifest:media-type="application/vnd.oasis.opendocument.formula" manifest:full-path="Formula-1140/" manifest:version="1.2"/>
  <manifest:file-entry manifest:media-type="application/vnd.oasis.opendocument.formula" manifest:full-path="Formula-1138/" manifest:version="1.2"/>
  <manifest:file-entry manifest:media-type="application/vnd.oasis.opendocument.formula" manifest:full-path="Formula-1138/" manifest:version="1.2"/>
  <manifest:file-entry manifest:media-type="application/vnd.oasis.opendocument.formula" manifest:full-path="Formula-1136/" manifest:version="1.2"/>
  <manifest:file-entry manifest:media-type="application/vnd.oasis.opendocument.formula" manifest:full-path="Formula-1136/" manifest:version="1.2"/>
  <manifest:file-entry manifest:media-type="application/vnd.oasis.opendocument.formula" manifest:full-path="Formula-1134/" manifest:version="1.2"/>
  <manifest:file-entry manifest:media-type="application/vnd.oasis.opendocument.formula" manifest:full-path="Formula-1134/" manifest:version="1.2"/>
  <manifest:file-entry manifest:media-type="application/vnd.oasis.opendocument.formula" manifest:full-path="Formula-1132/" manifest:version="1.2"/>
  <manifest:file-entry manifest:media-type="application/vnd.oasis.opendocument.formula" manifest:full-path="Formula-1132/" manifest:version="1.2"/>
  <manifest:file-entry manifest:media-type="application/vnd.oasis.opendocument.formula" manifest:full-path="Formula-1130/" manifest:version="1.2"/>
  <manifest:file-entry manifest:media-type="application/vnd.oasis.opendocument.formula" manifest:full-path="Formula-1130/" manifest:version="1.2"/>
  <manifest:file-entry manifest:media-type="application/vnd.oasis.opendocument.formula" manifest:full-path="Formula-1128/" manifest:version="1.2"/>
  <manifest:file-entry manifest:media-type="application/vnd.oasis.opendocument.formula" manifest:full-path="Formula-1128/" manifest:version="1.2"/>
  <manifest:file-entry manifest:media-type="application/vnd.oasis.opendocument.formula" manifest:full-path="Formula-1126/" manifest:version="1.2"/>
  <manifest:file-entry manifest:media-type="application/vnd.oasis.opendocument.formula" manifest:full-path="Formula-1126/" manifest:version="1.2"/>
  <manifest:file-entry manifest:media-type="application/vnd.oasis.opendocument.formula" manifest:full-path="Formula-1124/" manifest:version="1.2"/>
  <manifest:file-entry manifest:media-type="application/vnd.oasis.opendocument.formula" manifest:full-path="Formula-1124/" manifest:version="1.2"/>
  <manifest:file-entry manifest:media-type="application/vnd.oasis.opendocument.formula" manifest:full-path="Formula-1122/" manifest:version="1.2"/>
  <manifest:file-entry manifest:media-type="application/vnd.oasis.opendocument.formula" manifest:full-path="Formula-1122/" manifest:version="1.2"/>
  <manifest:file-entry manifest:media-type="application/vnd.oasis.opendocument.formula" manifest:full-path="Formula-1120/" manifest:version="1.2"/>
  <manifest:file-entry manifest:media-type="application/vnd.oasis.opendocument.formula" manifest:full-path="Formula-1120/" manifest:version="1.2"/>
  <manifest:file-entry manifest:media-type="application/vnd.oasis.opendocument.formula" manifest:full-path="Formula-1118/" manifest:version="1.2"/>
  <manifest:file-entry manifest:media-type="application/vnd.oasis.opendocument.formula" manifest:full-path="Formula-1118/" manifest:version="1.2"/>
  <manifest:file-entry manifest:media-type="application/vnd.oasis.opendocument.formula" manifest:full-path="Formula-1116/" manifest:version="1.2"/>
  <manifest:file-entry manifest:media-type="application/vnd.oasis.opendocument.formula" manifest:full-path="Formula-1116/" manifest:version="1.2"/>
  <manifest:file-entry manifest:media-type="application/vnd.oasis.opendocument.formula" manifest:full-path="Formula-1114/" manifest:version="1.2"/>
  <manifest:file-entry manifest:media-type="application/vnd.oasis.opendocument.formula" manifest:full-path="Formula-1114/" manifest:version="1.2"/>
  <manifest:file-entry manifest:media-type="application/vnd.oasis.opendocument.formula" manifest:full-path="Formula-1112/" manifest:version="1.2"/>
  <manifest:file-entry manifest:media-type="application/vnd.oasis.opendocument.formula" manifest:full-path="Formula-1112/" manifest:version="1.2"/>
  <manifest:file-entry manifest:media-type="application/vnd.oasis.opendocument.formula" manifest:full-path="Formula-1110/" manifest:version="1.2"/>
  <manifest:file-entry manifest:media-type="application/vnd.oasis.opendocument.formula" manifest:full-path="Formula-1110/" manifest:version="1.2"/>
  <manifest:file-entry manifest:media-type="application/vnd.oasis.opendocument.formula" manifest:full-path="Formula-1108/" manifest:version="1.2"/>
  <manifest:file-entry manifest:media-type="application/vnd.oasis.opendocument.formula" manifest:full-path="Formula-1108/" manifest:version="1.2"/>
  <manifest:file-entry manifest:media-type="application/vnd.oasis.opendocument.formula" manifest:full-path="Formula-1106/" manifest:version="1.2"/>
  <manifest:file-entry manifest:media-type="application/vnd.oasis.opendocument.formula" manifest:full-path="Formula-1106/" manifest:version="1.2"/>
  <manifest:file-entry manifest:media-type="application/vnd.oasis.opendocument.formula" manifest:full-path="Formula-1104/" manifest:version="1.2"/>
  <manifest:file-entry manifest:media-type="application/vnd.oasis.opendocument.formula" manifest:full-path="Formula-1104/" manifest:version="1.2"/>
  <manifest:file-entry manifest:media-type="application/vnd.oasis.opendocument.formula" manifest:full-path="Formula-1102/" manifest:version="1.2"/>
  <manifest:file-entry manifest:media-type="application/vnd.oasis.opendocument.formula" manifest:full-path="Formula-1102/" manifest:version="1.2"/>
  <manifest:file-entry manifest:media-type="application/vnd.oasis.opendocument.formula" manifest:full-path="Formula-1100/" manifest:version="1.2"/>
  <manifest:file-entry manifest:media-type="application/vnd.oasis.opendocument.formula" manifest:full-path="Formula-1100/" manifest:version="1.2"/>
  <manifest:file-entry manifest:media-type="application/vnd.oasis.opendocument.formula" manifest:full-path="Formula-1098/" manifest:version="1.2"/>
  <manifest:file-entry manifest:media-type="application/vnd.oasis.opendocument.formula" manifest:full-path="Formula-1098/" manifest:version="1.2"/>
  <manifest:file-entry manifest:media-type="application/vnd.oasis.opendocument.formula" manifest:full-path="Formula-1096/" manifest:version="1.2"/>
  <manifest:file-entry manifest:media-type="application/vnd.oasis.opendocument.formula" manifest:full-path="Formula-1096/" manifest:version="1.2"/>
  <manifest:file-entry manifest:media-type="application/vnd.oasis.opendocument.formula" manifest:full-path="Formula-1094/" manifest:version="1.2"/>
  <manifest:file-entry manifest:media-type="application/vnd.oasis.opendocument.formula" manifest:full-path="Formula-1094/" manifest:version="1.2"/>
  <manifest:file-entry manifest:media-type="application/vnd.oasis.opendocument.formula" manifest:full-path="Formula-1092/" manifest:version="1.2"/>
  <manifest:file-entry manifest:media-type="application/vnd.oasis.opendocument.formula" manifest:full-path="Formula-1092/" manifest:version="1.2"/>
  <manifest:file-entry manifest:media-type="application/vnd.oasis.opendocument.formula" manifest:full-path="Formula-1090/" manifest:version="1.2"/>
  <manifest:file-entry manifest:media-type="application/vnd.oasis.opendocument.formula" manifest:full-path="Formula-1090/" manifest:version="1.2"/>
  <manifest:file-entry manifest:media-type="application/vnd.oasis.opendocument.formula" manifest:full-path="Formula-1088/" manifest:version="1.2"/>
  <manifest:file-entry manifest:media-type="application/vnd.oasis.opendocument.formula" manifest:full-path="Formula-1088/" manifest:version="1.2"/>
  <manifest:file-entry manifest:media-type="application/vnd.oasis.opendocument.formula" manifest:full-path="Formula-1086/" manifest:version="1.2"/>
  <manifest:file-entry manifest:media-type="application/vnd.oasis.opendocument.formula" manifest:full-path="Formula-1086/" manifest:version="1.2"/>
  <manifest:file-entry manifest:media-type="application/vnd.oasis.opendocument.formula" manifest:full-path="Formula-1084/" manifest:version="1.2"/>
  <manifest:file-entry manifest:media-type="application/vnd.oasis.opendocument.formula" manifest:full-path="Formula-1084/" manifest:version="1.2"/>
  <manifest:file-entry manifest:media-type="application/vnd.oasis.opendocument.formula" manifest:full-path="Formula-1082/" manifest:version="1.2"/>
  <manifest:file-entry manifest:media-type="application/vnd.oasis.opendocument.formula" manifest:full-path="Formula-1082/" manifest:version="1.2"/>
  <manifest:file-entry manifest:media-type="application/vnd.oasis.opendocument.formula" manifest:full-path="Formula-1080/" manifest:version="1.2"/>
  <manifest:file-entry manifest:media-type="application/vnd.oasis.opendocument.formula" manifest:full-path="Formula-1080/" manifest:version="1.2"/>
  <manifest:file-entry manifest:media-type="application/vnd.oasis.opendocument.formula" manifest:full-path="Formula-1078/" manifest:version="1.2"/>
  <manifest:file-entry manifest:media-type="application/vnd.oasis.opendocument.formula" manifest:full-path="Formula-1078/" manifest:version="1.2"/>
  <manifest:file-entry manifest:media-type="application/vnd.oasis.opendocument.formula" manifest:full-path="Formula-1076/" manifest:version="1.2"/>
  <manifest:file-entry manifest:media-type="application/vnd.oasis.opendocument.formula" manifest:full-path="Formula-1076/" manifest:version="1.2"/>
  <manifest:file-entry manifest:media-type="application/vnd.oasis.opendocument.formula" manifest:full-path="Formula-1074/" manifest:version="1.2"/>
  <manifest:file-entry manifest:media-type="application/vnd.oasis.opendocument.formula" manifest:full-path="Formula-1074/" manifest:version="1.2"/>
  <manifest:file-entry manifest:media-type="application/vnd.oasis.opendocument.formula" manifest:full-path="Formula-1072/" manifest:version="1.2"/>
  <manifest:file-entry manifest:media-type="application/vnd.oasis.opendocument.formula" manifest:full-path="Formula-1072/" manifest:version="1.2"/>
  <manifest:file-entry manifest:media-type="application/vnd.oasis.opendocument.formula" manifest:full-path="Formula-1070/" manifest:version="1.2"/>
  <manifest:file-entry manifest:media-type="application/vnd.oasis.opendocument.formula" manifest:full-path="Formula-1070/" manifest:version="1.2"/>
  <manifest:file-entry manifest:media-type="application/vnd.oasis.opendocument.formula" manifest:full-path="Formula-1068/" manifest:version="1.2"/>
  <manifest:file-entry manifest:media-type="application/vnd.oasis.opendocument.formula" manifest:full-path="Formula-1068/" manifest:version="1.2"/>
  <manifest:file-entry manifest:media-type="application/vnd.oasis.opendocument.formula" manifest:full-path="Formula-1066/" manifest:version="1.2"/>
  <manifest:file-entry manifest:media-type="application/vnd.oasis.opendocument.formula" manifest:full-path="Formula-1066/" manifest:version="1.2"/>
  <manifest:file-entry manifest:media-type="application/vnd.oasis.opendocument.formula" manifest:full-path="Formula-1064/" manifest:version="1.2"/>
  <manifest:file-entry manifest:media-type="application/vnd.oasis.opendocument.formula" manifest:full-path="Formula-1064/" manifest:version="1.2"/>
  <manifest:file-entry manifest:media-type="application/vnd.oasis.opendocument.formula" manifest:full-path="Formula-1062/" manifest:version="1.2"/>
  <manifest:file-entry manifest:media-type="application/vnd.oasis.opendocument.formula" manifest:full-path="Formula-1062/" manifest:version="1.2"/>
  <manifest:file-entry manifest:media-type="application/vnd.oasis.opendocument.formula" manifest:full-path="Formula-1060/" manifest:version="1.2"/>
  <manifest:file-entry manifest:media-type="application/vnd.oasis.opendocument.formula" manifest:full-path="Formula-1060/" manifest:version="1.2"/>
  <manifest:file-entry manifest:media-type="application/vnd.oasis.opendocument.formula" manifest:full-path="Formula-1058/" manifest:version="1.2"/>
  <manifest:file-entry manifest:media-type="application/vnd.oasis.opendocument.formula" manifest:full-path="Formula-1058/" manifest:version="1.2"/>
  <manifest:file-entry manifest:media-type="application/vnd.oasis.opendocument.formula" manifest:full-path="Formula-1056/" manifest:version="1.2"/>
  <manifest:file-entry manifest:media-type="application/vnd.oasis.opendocument.formula" manifest:full-path="Formula-1056/" manifest:version="1.2"/>
  <manifest:file-entry manifest:media-type="application/vnd.oasis.opendocument.formula" manifest:full-path="Formula-1054/" manifest:version="1.2"/>
  <manifest:file-entry manifest:media-type="application/vnd.oasis.opendocument.formula" manifest:full-path="Formula-1054/" manifest:version="1.2"/>
  <manifest:file-entry manifest:media-type="application/vnd.oasis.opendocument.formula" manifest:full-path="Formula-1052/" manifest:version="1.2"/>
  <manifest:file-entry manifest:media-type="application/vnd.oasis.opendocument.formula" manifest:full-path="Formula-1052/" manifest:version="1.2"/>
  <manifest:file-entry manifest:media-type="application/vnd.oasis.opendocument.formula" manifest:full-path="Formula-1050/" manifest:version="1.2"/>
  <manifest:file-entry manifest:media-type="application/vnd.oasis.opendocument.formula" manifest:full-path="Formula-1050/" manifest:version="1.2"/>
  <manifest:file-entry manifest:media-type="application/vnd.oasis.opendocument.formula" manifest:full-path="Formula-1048/" manifest:version="1.2"/>
  <manifest:file-entry manifest:media-type="application/vnd.oasis.opendocument.formula" manifest:full-path="Formula-1048/" manifest:version="1.2"/>
  <manifest:file-entry manifest:media-type="application/vnd.oasis.opendocument.formula" manifest:full-path="Formula-1046/" manifest:version="1.2"/>
  <manifest:file-entry manifest:media-type="application/vnd.oasis.opendocument.formula" manifest:full-path="Formula-1046/" manifest:version="1.2"/>
  <manifest:file-entry manifest:media-type="application/vnd.oasis.opendocument.formula" manifest:full-path="Formula-1044/" manifest:version="1.2"/>
  <manifest:file-entry manifest:media-type="application/vnd.oasis.opendocument.formula" manifest:full-path="Formula-1044/" manifest:version="1.2"/>
  <manifest:file-entry manifest:media-type="application/vnd.oasis.opendocument.formula" manifest:full-path="Formula-1042/" manifest:version="1.2"/>
  <manifest:file-entry manifest:media-type="application/vnd.oasis.opendocument.formula" manifest:full-path="Formula-1042/" manifest:version="1.2"/>
  <manifest:file-entry manifest:media-type="application/vnd.oasis.opendocument.formula" manifest:full-path="Formula-1040/" manifest:version="1.2"/>
  <manifest:file-entry manifest:media-type="application/vnd.oasis.opendocument.formula" manifest:full-path="Formula-1040/" manifest:version="1.2"/>
  <manifest:file-entry manifest:media-type="application/vnd.oasis.opendocument.formula" manifest:full-path="Formula-1038/" manifest:version="1.2"/>
  <manifest:file-entry manifest:media-type="application/vnd.oasis.opendocument.formula" manifest:full-path="Formula-1038/" manifest:version="1.2"/>
  <manifest:file-entry manifest:media-type="application/vnd.oasis.opendocument.formula" manifest:full-path="Formula-1036/" manifest:version="1.2"/>
  <manifest:file-entry manifest:media-type="application/vnd.oasis.opendocument.formula" manifest:full-path="Formula-1036/" manifest:version="1.2"/>
  <manifest:file-entry manifest:media-type="application/vnd.oasis.opendocument.formula" manifest:full-path="Formula-1034/" manifest:version="1.2"/>
  <manifest:file-entry manifest:media-type="application/vnd.oasis.opendocument.formula" manifest:full-path="Formula-1034/" manifest:version="1.2"/>
  <manifest:file-entry manifest:media-type="application/vnd.oasis.opendocument.formula" manifest:full-path="Formula-1032/" manifest:version="1.2"/>
  <manifest:file-entry manifest:media-type="application/vnd.oasis.opendocument.formula" manifest:full-path="Formula-1032/" manifest:version="1.2"/>
  <manifest:file-entry manifest:media-type="application/vnd.oasis.opendocument.formula" manifest:full-path="Formula-1030/" manifest:version="1.2"/>
  <manifest:file-entry manifest:media-type="application/vnd.oasis.opendocument.formula" manifest:full-path="Formula-1030/" manifest:version="1.2"/>
  <manifest:file-entry manifest:media-type="application/vnd.oasis.opendocument.formula" manifest:full-path="Formula-1028/" manifest:version="1.2"/>
  <manifest:file-entry manifest:media-type="application/vnd.oasis.opendocument.formula" manifest:full-path="Formula-1028/" manifest:version="1.2"/>
  <manifest:file-entry manifest:media-type="application/vnd.oasis.opendocument.formula" manifest:full-path="Formula-1026/" manifest:version="1.2"/>
  <manifest:file-entry manifest:media-type="application/vnd.oasis.opendocument.formula" manifest:full-path="Formula-1026/" manifest:version="1.2"/>
  <manifest:file-entry manifest:media-type="application/vnd.oasis.opendocument.formula" manifest:full-path="Formula-1024/" manifest:version="1.2"/>
  <manifest:file-entry manifest:media-type="application/vnd.oasis.opendocument.formula" manifest:full-path="Formula-1024/" manifest:version="1.2"/>
  <manifest:file-entry manifest:media-type="application/vnd.oasis.opendocument.formula" manifest:full-path="Formula-1022/" manifest:version="1.2"/>
  <manifest:file-entry manifest:media-type="application/vnd.oasis.opendocument.formula" manifest:full-path="Formula-1022/" manifest:version="1.2"/>
  <manifest:file-entry manifest:media-type="application/vnd.oasis.opendocument.formula" manifest:full-path="Formula-1020/" manifest:version="1.2"/>
  <manifest:file-entry manifest:media-type="application/vnd.oasis.opendocument.formula" manifest:full-path="Formula-1020/" manifest:version="1.2"/>
  <manifest:file-entry manifest:media-type="application/vnd.oasis.opendocument.formula" manifest:full-path="Formula-1018/" manifest:version="1.2"/>
  <manifest:file-entry manifest:media-type="application/vnd.oasis.opendocument.formula" manifest:full-path="Formula-1018/" manifest:version="1.2"/>
  <manifest:file-entry manifest:media-type="application/vnd.oasis.opendocument.formula" manifest:full-path="Formula-1016/" manifest:version="1.2"/>
  <manifest:file-entry manifest:media-type="application/vnd.oasis.opendocument.formula" manifest:full-path="Formula-1016/" manifest:version="1.2"/>
  <manifest:file-entry manifest:media-type="application/vnd.oasis.opendocument.formula" manifest:full-path="Formula-1014/" manifest:version="1.2"/>
  <manifest:file-entry manifest:media-type="application/vnd.oasis.opendocument.formula" manifest:full-path="Formula-1014/" manifest:version="1.2"/>
  <manifest:file-entry manifest:media-type="application/vnd.oasis.opendocument.formula" manifest:full-path="Formula-1012/" manifest:version="1.2"/>
  <manifest:file-entry manifest:media-type="application/vnd.oasis.opendocument.formula" manifest:full-path="Formula-1012/" manifest:version="1.2"/>
  <manifest:file-entry manifest:media-type="application/vnd.oasis.opendocument.formula" manifest:full-path="Formula-1010/" manifest:version="1.2"/>
  <manifest:file-entry manifest:media-type="application/vnd.oasis.opendocument.formula" manifest:full-path="Formula-1010/" manifest:version="1.2"/>
  <manifest:file-entry manifest:media-type="application/vnd.oasis.opendocument.formula" manifest:full-path="Formula-1008/" manifest:version="1.2"/>
  <manifest:file-entry manifest:media-type="application/vnd.oasis.opendocument.formula" manifest:full-path="Formula-1008/" manifest:version="1.2"/>
  <manifest:file-entry manifest:media-type="application/vnd.oasis.opendocument.formula" manifest:full-path="Formula-1006/" manifest:version="1.2"/>
  <manifest:file-entry manifest:media-type="application/vnd.oasis.opendocument.formula" manifest:full-path="Formula-1006/" manifest:version="1.2"/>
  <manifest:file-entry manifest:media-type="application/vnd.oasis.opendocument.formula" manifest:full-path="Formula-1004/" manifest:version="1.2"/>
  <manifest:file-entry manifest:media-type="application/vnd.oasis.opendocument.formula" manifest:full-path="Formula-1004/" manifest:version="1.2"/>
  <manifest:file-entry manifest:media-type="application/vnd.oasis.opendocument.formula" manifest:full-path="Formula-1002/" manifest:version="1.2"/>
  <manifest:file-entry manifest:media-type="application/vnd.oasis.opendocument.formula" manifest:full-path="Formula-1002/" manifest:version="1.2"/>
  <manifest:file-entry manifest:media-type="application/vnd.oasis.opendocument.formula" manifest:full-path="Formula-1000/" manifest:version="1.2"/>
  <manifest:file-entry manifest:media-type="application/vnd.oasis.opendocument.formula" manifest:full-path="Formula-1000/" manifest:version="1.2"/>
  <manifest:file-entry manifest:media-type="application/vnd.oasis.opendocument.formula" manifest:full-path="Formula-998/" manifest:version="1.2"/>
  <manifest:file-entry manifest:media-type="application/vnd.oasis.opendocument.formula" manifest:full-path="Formula-998/" manifest:version="1.2"/>
  <manifest:file-entry manifest:media-type="application/vnd.oasis.opendocument.formula" manifest:full-path="Formula-996/" manifest:version="1.2"/>
  <manifest:file-entry manifest:media-type="application/vnd.oasis.opendocument.formula" manifest:full-path="Formula-996/" manifest:version="1.2"/>
  <manifest:file-entry manifest:media-type="application/vnd.oasis.opendocument.formula" manifest:full-path="Formula-994/" manifest:version="1.2"/>
  <manifest:file-entry manifest:media-type="application/vnd.oasis.opendocument.formula" manifest:full-path="Formula-994/" manifest:version="1.2"/>
  <manifest:file-entry manifest:media-type="application/vnd.oasis.opendocument.formula" manifest:full-path="Formula-992/" manifest:version="1.2"/>
  <manifest:file-entry manifest:media-type="application/vnd.oasis.opendocument.formula" manifest:full-path="Formula-992/" manifest:version="1.2"/>
  <manifest:file-entry manifest:media-type="application/vnd.oasis.opendocument.formula" manifest:full-path="Formula-990/" manifest:version="1.2"/>
  <manifest:file-entry manifest:media-type="application/vnd.oasis.opendocument.formula" manifest:full-path="Formula-990/" manifest:version="1.2"/>
  <manifest:file-entry manifest:media-type="application/vnd.oasis.opendocument.formula" manifest:full-path="Formula-988/" manifest:version="1.2"/>
  <manifest:file-entry manifest:media-type="application/vnd.oasis.opendocument.formula" manifest:full-path="Formula-988/" manifest:version="1.2"/>
  <manifest:file-entry manifest:media-type="application/vnd.oasis.opendocument.formula" manifest:full-path="Formula-986/" manifest:version="1.2"/>
  <manifest:file-entry manifest:media-type="application/vnd.oasis.opendocument.formula" manifest:full-path="Formula-986/" manifest:version="1.2"/>
  <manifest:file-entry manifest:media-type="application/vnd.oasis.opendocument.formula" manifest:full-path="Formula-984/" manifest:version="1.2"/>
  <manifest:file-entry manifest:media-type="application/vnd.oasis.opendocument.formula" manifest:full-path="Formula-984/" manifest:version="1.2"/>
  <manifest:file-entry manifest:media-type="application/vnd.oasis.opendocument.formula" manifest:full-path="Formula-982/" manifest:version="1.2"/>
  <manifest:file-entry manifest:media-type="application/vnd.oasis.opendocument.formula" manifest:full-path="Formula-982/" manifest:version="1.2"/>
  <manifest:file-entry manifest:media-type="application/vnd.oasis.opendocument.formula" manifest:full-path="Formula-980/" manifest:version="1.2"/>
  <manifest:file-entry manifest:media-type="application/vnd.oasis.opendocument.formula" manifest:full-path="Formula-980/" manifest:version="1.2"/>
  <manifest:file-entry manifest:media-type="application/vnd.oasis.opendocument.formula" manifest:full-path="Formula-978/" manifest:version="1.2"/>
  <manifest:file-entry manifest:media-type="application/vnd.oasis.opendocument.formula" manifest:full-path="Formula-978/" manifest:version="1.2"/>
  <manifest:file-entry manifest:media-type="application/vnd.oasis.opendocument.formula" manifest:full-path="Formula-976/" manifest:version="1.2"/>
  <manifest:file-entry manifest:media-type="application/vnd.oasis.opendocument.formula" manifest:full-path="Formula-976/" manifest:version="1.2"/>
  <manifest:file-entry manifest:media-type="application/vnd.oasis.opendocument.formula" manifest:full-path="Formula-974/" manifest:version="1.2"/>
  <manifest:file-entry manifest:media-type="application/vnd.oasis.opendocument.formula" manifest:full-path="Formula-974/" manifest:version="1.2"/>
  <manifest:file-entry manifest:media-type="application/vnd.oasis.opendocument.formula" manifest:full-path="Formula-972/" manifest:version="1.2"/>
  <manifest:file-entry manifest:media-type="application/vnd.oasis.opendocument.formula" manifest:full-path="Formula-972/" manifest:version="1.2"/>
  <manifest:file-entry manifest:media-type="application/vnd.oasis.opendocument.formula" manifest:full-path="Formula-970/" manifest:version="1.2"/>
  <manifest:file-entry manifest:media-type="application/vnd.oasis.opendocument.formula" manifest:full-path="Formula-970/" manifest:version="1.2"/>
  <manifest:file-entry manifest:media-type="application/vnd.oasis.opendocument.formula" manifest:full-path="Formula-968/" manifest:version="1.2"/>
  <manifest:file-entry manifest:media-type="application/vnd.oasis.opendocument.formula" manifest:full-path="Formula-968/" manifest:version="1.2"/>
  <manifest:file-entry manifest:media-type="application/vnd.oasis.opendocument.formula" manifest:full-path="Formula-966/" manifest:version="1.2"/>
  <manifest:file-entry manifest:media-type="application/vnd.oasis.opendocument.formula" manifest:full-path="Formula-966/" manifest:version="1.2"/>
  <manifest:file-entry manifest:media-type="application/vnd.oasis.opendocument.formula" manifest:full-path="Formula-964/" manifest:version="1.2"/>
  <manifest:file-entry manifest:media-type="application/vnd.oasis.opendocument.formula" manifest:full-path="Formula-964/" manifest:version="1.2"/>
  <manifest:file-entry manifest:media-type="application/vnd.oasis.opendocument.formula" manifest:full-path="Formula-962/" manifest:version="1.2"/>
  <manifest:file-entry manifest:media-type="application/vnd.oasis.opendocument.formula" manifest:full-path="Formula-962/" manifest:version="1.2"/>
  <manifest:file-entry manifest:media-type="application/vnd.oasis.opendocument.formula" manifest:full-path="Formula-960/" manifest:version="1.2"/>
  <manifest:file-entry manifest:media-type="application/vnd.oasis.opendocument.formula" manifest:full-path="Formula-960/" manifest:version="1.2"/>
  <manifest:file-entry manifest:media-type="application/vnd.oasis.opendocument.formula" manifest:full-path="Formula-958/" manifest:version="1.2"/>
  <manifest:file-entry manifest:media-type="application/vnd.oasis.opendocument.formula" manifest:full-path="Formula-958/" manifest:version="1.2"/>
  <manifest:file-entry manifest:media-type="application/vnd.oasis.opendocument.formula" manifest:full-path="Formula-956/" manifest:version="1.2"/>
  <manifest:file-entry manifest:media-type="application/vnd.oasis.opendocument.formula" manifest:full-path="Formula-956/" manifest:version="1.2"/>
  <manifest:file-entry manifest:media-type="application/vnd.oasis.opendocument.formula" manifest:full-path="Formula-954/" manifest:version="1.2"/>
  <manifest:file-entry manifest:media-type="application/vnd.oasis.opendocument.formula" manifest:full-path="Formula-954/" manifest:version="1.2"/>
  <manifest:file-entry manifest:media-type="application/vnd.oasis.opendocument.formula" manifest:full-path="Formula-952/" manifest:version="1.2"/>
  <manifest:file-entry manifest:media-type="application/vnd.oasis.opendocument.formula" manifest:full-path="Formula-952/" manifest:version="1.2"/>
  <manifest:file-entry manifest:media-type="application/vnd.oasis.opendocument.formula" manifest:full-path="Formula-950/" manifest:version="1.2"/>
  <manifest:file-entry manifest:media-type="application/vnd.oasis.opendocument.formula" manifest:full-path="Formula-950/" manifest:version="1.2"/>
  <manifest:file-entry manifest:media-type="application/vnd.oasis.opendocument.formula" manifest:full-path="Formula-948/" manifest:version="1.2"/>
  <manifest:file-entry manifest:media-type="application/vnd.oasis.opendocument.formula" manifest:full-path="Formula-948/" manifest:version="1.2"/>
  <manifest:file-entry manifest:media-type="application/vnd.oasis.opendocument.formula" manifest:full-path="Formula-946/" manifest:version="1.2"/>
  <manifest:file-entry manifest:media-type="application/vnd.oasis.opendocument.formula" manifest:full-path="Formula-946/" manifest:version="1.2"/>
  <manifest:file-entry manifest:media-type="application/vnd.oasis.opendocument.formula" manifest:full-path="Formula-944/" manifest:version="1.2"/>
  <manifest:file-entry manifest:media-type="application/vnd.oasis.opendocument.formula" manifest:full-path="Formula-944/" manifest:version="1.2"/>
  <manifest:file-entry manifest:media-type="application/vnd.oasis.opendocument.formula" manifest:full-path="Formula-942/" manifest:version="1.2"/>
  <manifest:file-entry manifest:media-type="application/vnd.oasis.opendocument.formula" manifest:full-path="Formula-942/" manifest:version="1.2"/>
  <manifest:file-entry manifest:media-type="application/vnd.oasis.opendocument.formula" manifest:full-path="Formula-940/" manifest:version="1.2"/>
  <manifest:file-entry manifest:media-type="application/vnd.oasis.opendocument.formula" manifest:full-path="Formula-940/" manifest:version="1.2"/>
  <manifest:file-entry manifest:media-type="application/vnd.oasis.opendocument.formula" manifest:full-path="Formula-938/" manifest:version="1.2"/>
  <manifest:file-entry manifest:media-type="application/vnd.oasis.opendocument.formula" manifest:full-path="Formula-938/" manifest:version="1.2"/>
  <manifest:file-entry manifest:media-type="application/vnd.oasis.opendocument.formula" manifest:full-path="Formula-936/" manifest:version="1.2"/>
  <manifest:file-entry manifest:media-type="application/vnd.oasis.opendocument.formula" manifest:full-path="Formula-936/" manifest:version="1.2"/>
  <manifest:file-entry manifest:media-type="application/vnd.oasis.opendocument.formula" manifest:full-path="Formula-934/" manifest:version="1.2"/>
  <manifest:file-entry manifest:media-type="application/vnd.oasis.opendocument.formula" manifest:full-path="Formula-934/" manifest:version="1.2"/>
  <manifest:file-entry manifest:media-type="application/vnd.oasis.opendocument.formula" manifest:full-path="Formula-932/" manifest:version="1.2"/>
  <manifest:file-entry manifest:media-type="application/vnd.oasis.opendocument.formula" manifest:full-path="Formula-932/" manifest:version="1.2"/>
  <manifest:file-entry manifest:media-type="application/vnd.oasis.opendocument.formula" manifest:full-path="Formula-930/" manifest:version="1.2"/>
  <manifest:file-entry manifest:media-type="application/vnd.oasis.opendocument.formula" manifest:full-path="Formula-930/" manifest:version="1.2"/>
  <manifest:file-entry manifest:media-type="application/vnd.oasis.opendocument.formula" manifest:full-path="Formula-928/" manifest:version="1.2"/>
  <manifest:file-entry manifest:media-type="application/vnd.oasis.opendocument.formula" manifest:full-path="Formula-928/" manifest:version="1.2"/>
  <manifest:file-entry manifest:media-type="application/vnd.oasis.opendocument.formula" manifest:full-path="Formula-926/" manifest:version="1.2"/>
  <manifest:file-entry manifest:media-type="application/vnd.oasis.opendocument.formula" manifest:full-path="Formula-926/" manifest:version="1.2"/>
  <manifest:file-entry manifest:media-type="application/vnd.oasis.opendocument.formula" manifest:full-path="Formula-924/" manifest:version="1.2"/>
  <manifest:file-entry manifest:media-type="application/vnd.oasis.opendocument.formula" manifest:full-path="Formula-924/" manifest:version="1.2"/>
  <manifest:file-entry manifest:media-type="application/vnd.oasis.opendocument.formula" manifest:full-path="Formula-922/" manifest:version="1.2"/>
  <manifest:file-entry manifest:media-type="application/vnd.oasis.opendocument.formula" manifest:full-path="Formula-922/" manifest:version="1.2"/>
  <manifest:file-entry manifest:media-type="application/vnd.oasis.opendocument.formula" manifest:full-path="Formula-920/" manifest:version="1.2"/>
  <manifest:file-entry manifest:media-type="application/vnd.oasis.opendocument.formula" manifest:full-path="Formula-920/" manifest:version="1.2"/>
  <manifest:file-entry manifest:media-type="application/vnd.oasis.opendocument.formula" manifest:full-path="Formula-918/" manifest:version="1.2"/>
  <manifest:file-entry manifest:media-type="application/vnd.oasis.opendocument.formula" manifest:full-path="Formula-918/" manifest:version="1.2"/>
  <manifest:file-entry manifest:media-type="application/vnd.oasis.opendocument.formula" manifest:full-path="Formula-916/" manifest:version="1.2"/>
  <manifest:file-entry manifest:media-type="application/vnd.oasis.opendocument.formula" manifest:full-path="Formula-916/" manifest:version="1.2"/>
  <manifest:file-entry manifest:media-type="application/vnd.oasis.opendocument.formula" manifest:full-path="Formula-914/" manifest:version="1.2"/>
  <manifest:file-entry manifest:media-type="application/vnd.oasis.opendocument.formula" manifest:full-path="Formula-914/" manifest:version="1.2"/>
  <manifest:file-entry manifest:media-type="application/vnd.oasis.opendocument.formula" manifest:full-path="Formula-912/" manifest:version="1.2"/>
  <manifest:file-entry manifest:media-type="application/vnd.oasis.opendocument.formula" manifest:full-path="Formula-912/" manifest:version="1.2"/>
  <manifest:file-entry manifest:media-type="application/vnd.oasis.opendocument.formula" manifest:full-path="Formula-910/" manifest:version="1.2"/>
  <manifest:file-entry manifest:media-type="application/vnd.oasis.opendocument.formula" manifest:full-path="Formula-910/" manifest:version="1.2"/>
  <manifest:file-entry manifest:media-type="application/vnd.oasis.opendocument.formula" manifest:full-path="Formula-908/" manifest:version="1.2"/>
  <manifest:file-entry manifest:media-type="application/vnd.oasis.opendocument.formula" manifest:full-path="Formula-908/" manifest:version="1.2"/>
  <manifest:file-entry manifest:media-type="application/vnd.oasis.opendocument.formula" manifest:full-path="Formula-906/" manifest:version="1.2"/>
  <manifest:file-entry manifest:media-type="application/vnd.oasis.opendocument.formula" manifest:full-path="Formula-906/" manifest:version="1.2"/>
  <manifest:file-entry manifest:media-type="application/vnd.oasis.opendocument.formula" manifest:full-path="Formula-904/" manifest:version="1.2"/>
  <manifest:file-entry manifest:media-type="application/vnd.oasis.opendocument.formula" manifest:full-path="Formula-904/" manifest:version="1.2"/>
  <manifest:file-entry manifest:media-type="application/vnd.oasis.opendocument.formula" manifest:full-path="Formula-902/" manifest:version="1.2"/>
  <manifest:file-entry manifest:media-type="application/vnd.oasis.opendocument.formula" manifest:full-path="Formula-902/" manifest:version="1.2"/>
  <manifest:file-entry manifest:media-type="application/vnd.oasis.opendocument.formula" manifest:full-path="Formula-900/" manifest:version="1.2"/>
  <manifest:file-entry manifest:media-type="application/vnd.oasis.opendocument.formula" manifest:full-path="Formula-900/" manifest:version="1.2"/>
  <manifest:file-entry manifest:media-type="application/vnd.oasis.opendocument.formula" manifest:full-path="Formula-898/" manifest:version="1.2"/>
  <manifest:file-entry manifest:media-type="application/vnd.oasis.opendocument.formula" manifest:full-path="Formula-898/" manifest:version="1.2"/>
  <manifest:file-entry manifest:media-type="application/vnd.oasis.opendocument.formula" manifest:full-path="Formula-896/" manifest:version="1.2"/>
  <manifest:file-entry manifest:media-type="application/vnd.oasis.opendocument.formula" manifest:full-path="Formula-896/" manifest:version="1.2"/>
  <manifest:file-entry manifest:media-type="application/vnd.oasis.opendocument.formula" manifest:full-path="Formula-894/" manifest:version="1.2"/>
  <manifest:file-entry manifest:media-type="application/vnd.oasis.opendocument.formula" manifest:full-path="Formula-894/" manifest:version="1.2"/>
  <manifest:file-entry manifest:media-type="application/vnd.oasis.opendocument.formula" manifest:full-path="Formula-892/" manifest:version="1.2"/>
  <manifest:file-entry manifest:media-type="application/vnd.oasis.opendocument.formula" manifest:full-path="Formula-892/" manifest:version="1.2"/>
  <manifest:file-entry manifest:media-type="application/vnd.oasis.opendocument.formula" manifest:full-path="Formula-890/" manifest:version="1.2"/>
  <manifest:file-entry manifest:media-type="application/vnd.oasis.opendocument.formula" manifest:full-path="Formula-890/" manifest:version="1.2"/>
  <manifest:file-entry manifest:media-type="application/vnd.oasis.opendocument.formula" manifest:full-path="Formula-888/" manifest:version="1.2"/>
  <manifest:file-entry manifest:media-type="application/vnd.oasis.opendocument.formula" manifest:full-path="Formula-888/" manifest:version="1.2"/>
  <manifest:file-entry manifest:media-type="application/vnd.oasis.opendocument.formula" manifest:full-path="Formula-886/" manifest:version="1.2"/>
  <manifest:file-entry manifest:media-type="application/vnd.oasis.opendocument.formula" manifest:full-path="Formula-886/" manifest:version="1.2"/>
  <manifest:file-entry manifest:media-type="application/vnd.oasis.opendocument.formula" manifest:full-path="Formula-884/" manifest:version="1.2"/>
  <manifest:file-entry manifest:media-type="application/vnd.oasis.opendocument.formula" manifest:full-path="Formula-884/" manifest:version="1.2"/>
  <manifest:file-entry manifest:media-type="application/vnd.oasis.opendocument.formula" manifest:full-path="Formula-882/" manifest:version="1.2"/>
  <manifest:file-entry manifest:media-type="application/vnd.oasis.opendocument.formula" manifest:full-path="Formula-882/" manifest:version="1.2"/>
  <manifest:file-entry manifest:media-type="application/vnd.oasis.opendocument.formula" manifest:full-path="Formula-880/" manifest:version="1.2"/>
  <manifest:file-entry manifest:media-type="application/vnd.oasis.opendocument.formula" manifest:full-path="Formula-880/" manifest:version="1.2"/>
  <manifest:file-entry manifest:media-type="application/vnd.oasis.opendocument.formula" manifest:full-path="Formula-878/" manifest:version="1.2"/>
  <manifest:file-entry manifest:media-type="application/vnd.oasis.opendocument.formula" manifest:full-path="Formula-878/" manifest:version="1.2"/>
  <manifest:file-entry manifest:media-type="application/vnd.oasis.opendocument.formula" manifest:full-path="Formula-876/" manifest:version="1.2"/>
  <manifest:file-entry manifest:media-type="application/vnd.oasis.opendocument.formula" manifest:full-path="Formula-876/" manifest:version="1.2"/>
  <manifest:file-entry manifest:media-type="application/vnd.oasis.opendocument.formula" manifest:full-path="Formula-874/" manifest:version="1.2"/>
  <manifest:file-entry manifest:media-type="application/vnd.oasis.opendocument.formula" manifest:full-path="Formula-874/" manifest:version="1.2"/>
  <manifest:file-entry manifest:media-type="application/vnd.oasis.opendocument.formula" manifest:full-path="Formula-872/" manifest:version="1.2"/>
  <manifest:file-entry manifest:media-type="application/vnd.oasis.opendocument.formula" manifest:full-path="Formula-872/" manifest:version="1.2"/>
  <manifest:file-entry manifest:media-type="application/vnd.oasis.opendocument.formula" manifest:full-path="Formula-870/" manifest:version="1.2"/>
  <manifest:file-entry manifest:media-type="application/vnd.oasis.opendocument.formula" manifest:full-path="Formula-870/" manifest:version="1.2"/>
  <manifest:file-entry manifest:media-type="application/vnd.oasis.opendocument.formula" manifest:full-path="Formula-868/" manifest:version="1.2"/>
  <manifest:file-entry manifest:media-type="application/vnd.oasis.opendocument.formula" manifest:full-path="Formula-868/" manifest:version="1.2"/>
  <manifest:file-entry manifest:media-type="application/vnd.oasis.opendocument.formula" manifest:full-path="Formula-866/" manifest:version="1.2"/>
  <manifest:file-entry manifest:media-type="application/vnd.oasis.opendocument.formula" manifest:full-path="Formula-866/" manifest:version="1.2"/>
  <manifest:file-entry manifest:media-type="application/vnd.oasis.opendocument.formula" manifest:full-path="Formula-864/" manifest:version="1.2"/>
  <manifest:file-entry manifest:media-type="application/vnd.oasis.opendocument.formula" manifest:full-path="Formula-864/" manifest:version="1.2"/>
  <manifest:file-entry manifest:media-type="application/vnd.oasis.opendocument.formula" manifest:full-path="Formula-862/" manifest:version="1.2"/>
  <manifest:file-entry manifest:media-type="application/vnd.oasis.opendocument.formula" manifest:full-path="Formula-862/" manifest:version="1.2"/>
  <manifest:file-entry manifest:media-type="application/vnd.oasis.opendocument.formula" manifest:full-path="Formula-860/" manifest:version="1.2"/>
  <manifest:file-entry manifest:media-type="application/vnd.oasis.opendocument.formula" manifest:full-path="Formula-860/" manifest:version="1.2"/>
  <manifest:file-entry manifest:media-type="application/vnd.oasis.opendocument.formula" manifest:full-path="Formula-858/" manifest:version="1.2"/>
  <manifest:file-entry manifest:media-type="application/vnd.oasis.opendocument.formula" manifest:full-path="Formula-858/" manifest:version="1.2"/>
  <manifest:file-entry manifest:media-type="application/vnd.oasis.opendocument.formula" manifest:full-path="Formula-856/" manifest:version="1.2"/>
  <manifest:file-entry manifest:media-type="application/vnd.oasis.opendocument.formula" manifest:full-path="Formula-856/" manifest:version="1.2"/>
  <manifest:file-entry manifest:media-type="application/vnd.oasis.opendocument.formula" manifest:full-path="Formula-854/" manifest:version="1.2"/>
  <manifest:file-entry manifest:media-type="application/vnd.oasis.opendocument.formula" manifest:full-path="Formula-854/" manifest:version="1.2"/>
  <manifest:file-entry manifest:media-type="application/vnd.oasis.opendocument.formula" manifest:full-path="Formula-852/" manifest:version="1.2"/>
  <manifest:file-entry manifest:media-type="application/vnd.oasis.opendocument.formula" manifest:full-path="Formula-852/" manifest:version="1.2"/>
  <manifest:file-entry manifest:media-type="application/vnd.oasis.opendocument.formula" manifest:full-path="Formula-850/" manifest:version="1.2"/>
  <manifest:file-entry manifest:media-type="application/vnd.oasis.opendocument.formula" manifest:full-path="Formula-850/" manifest:version="1.2"/>
  <manifest:file-entry manifest:media-type="application/vnd.oasis.opendocument.formula" manifest:full-path="Formula-848/" manifest:version="1.2"/>
  <manifest:file-entry manifest:media-type="application/vnd.oasis.opendocument.formula" manifest:full-path="Formula-848/" manifest:version="1.2"/>
  <manifest:file-entry manifest:media-type="application/vnd.oasis.opendocument.formula" manifest:full-path="Formula-846/" manifest:version="1.2"/>
  <manifest:file-entry manifest:media-type="application/vnd.oasis.opendocument.formula" manifest:full-path="Formula-846/" manifest:version="1.2"/>
  <manifest:file-entry manifest:media-type="application/vnd.oasis.opendocument.formula" manifest:full-path="Formula-844/" manifest:version="1.2"/>
  <manifest:file-entry manifest:media-type="application/vnd.oasis.opendocument.formula" manifest:full-path="Formula-844/" manifest:version="1.2"/>
  <manifest:file-entry manifest:media-type="application/vnd.oasis.opendocument.formula" manifest:full-path="Formula-842/" manifest:version="1.2"/>
  <manifest:file-entry manifest:media-type="application/vnd.oasis.opendocument.formula" manifest:full-path="Formula-842/" manifest:version="1.2"/>
  <manifest:file-entry manifest:media-type="application/vnd.oasis.opendocument.formula" manifest:full-path="Formula-840/" manifest:version="1.2"/>
  <manifest:file-entry manifest:media-type="application/vnd.oasis.opendocument.formula" manifest:full-path="Formula-840/" manifest:version="1.2"/>
  <manifest:file-entry manifest:media-type="application/vnd.oasis.opendocument.formula" manifest:full-path="Formula-838/" manifest:version="1.2"/>
  <manifest:file-entry manifest:media-type="application/vnd.oasis.opendocument.formula" manifest:full-path="Formula-838/" manifest:version="1.2"/>
  <manifest:file-entry manifest:media-type="application/vnd.oasis.opendocument.formula" manifest:full-path="Formula-836/" manifest:version="1.2"/>
  <manifest:file-entry manifest:media-type="application/vnd.oasis.opendocument.formula" manifest:full-path="Formula-836/" manifest:version="1.2"/>
  <manifest:file-entry manifest:media-type="application/vnd.oasis.opendocument.formula" manifest:full-path="Formula-834/" manifest:version="1.2"/>
  <manifest:file-entry manifest:media-type="application/vnd.oasis.opendocument.formula" manifest:full-path="Formula-834/" manifest:version="1.2"/>
  <manifest:file-entry manifest:media-type="application/vnd.oasis.opendocument.formula" manifest:full-path="Formula-832/" manifest:version="1.2"/>
  <manifest:file-entry manifest:media-type="application/vnd.oasis.opendocument.formula" manifest:full-path="Formula-832/" manifest:version="1.2"/>
  <manifest:file-entry manifest:media-type="application/vnd.oasis.opendocument.formula" manifest:full-path="Formula-830/" manifest:version="1.2"/>
  <manifest:file-entry manifest:media-type="application/vnd.oasis.opendocument.formula" manifest:full-path="Formula-830/" manifest:version="1.2"/>
  <manifest:file-entry manifest:media-type="application/vnd.oasis.opendocument.formula" manifest:full-path="Formula-828/" manifest:version="1.2"/>
  <manifest:file-entry manifest:media-type="application/vnd.oasis.opendocument.formula" manifest:full-path="Formula-828/" manifest:version="1.2"/>
  <manifest:file-entry manifest:media-type="application/vnd.oasis.opendocument.formula" manifest:full-path="Formula-826/" manifest:version="1.2"/>
  <manifest:file-entry manifest:media-type="application/vnd.oasis.opendocument.formula" manifest:full-path="Formula-826/" manifest:version="1.2"/>
  <manifest:file-entry manifest:media-type="application/vnd.oasis.opendocument.formula" manifest:full-path="Formula-824/" manifest:version="1.2"/>
  <manifest:file-entry manifest:media-type="application/vnd.oasis.opendocument.formula" manifest:full-path="Formula-824/" manifest:version="1.2"/>
  <manifest:file-entry manifest:media-type="application/vnd.oasis.opendocument.formula" manifest:full-path="Formula-822/" manifest:version="1.2"/>
  <manifest:file-entry manifest:media-type="application/vnd.oasis.opendocument.formula" manifest:full-path="Formula-822/" manifest:version="1.2"/>
  <manifest:file-entry manifest:media-type="application/vnd.oasis.opendocument.formula" manifest:full-path="Formula-820/" manifest:version="1.2"/>
  <manifest:file-entry manifest:media-type="application/vnd.oasis.opendocument.formula" manifest:full-path="Formula-820/" manifest:version="1.2"/>
  <manifest:file-entry manifest:media-type="application/vnd.oasis.opendocument.formula" manifest:full-path="Formula-818/" manifest:version="1.2"/>
  <manifest:file-entry manifest:media-type="application/vnd.oasis.opendocument.formula" manifest:full-path="Formula-818/" manifest:version="1.2"/>
  <manifest:file-entry manifest:media-type="application/vnd.oasis.opendocument.formula" manifest:full-path="Formula-816/" manifest:version="1.2"/>
  <manifest:file-entry manifest:media-type="application/vnd.oasis.opendocument.formula" manifest:full-path="Formula-816/" manifest:version="1.2"/>
  <manifest:file-entry manifest:media-type="application/vnd.oasis.opendocument.formula" manifest:full-path="Formula-814/" manifest:version="1.2"/>
  <manifest:file-entry manifest:media-type="application/vnd.oasis.opendocument.formula" manifest:full-path="Formula-814/" manifest:version="1.2"/>
  <manifest:file-entry manifest:media-type="application/vnd.oasis.opendocument.formula" manifest:full-path="Formula-812/" manifest:version="1.2"/>
  <manifest:file-entry manifest:media-type="application/vnd.oasis.opendocument.formula" manifest:full-path="Formula-812/" manifest:version="1.2"/>
  <manifest:file-entry manifest:media-type="application/vnd.oasis.opendocument.formula" manifest:full-path="Formula-810/" manifest:version="1.2"/>
  <manifest:file-entry manifest:media-type="application/vnd.oasis.opendocument.formula" manifest:full-path="Formula-810/" manifest:version="1.2"/>
  <manifest:file-entry manifest:media-type="application/vnd.oasis.opendocument.formula" manifest:full-path="Formula-808/" manifest:version="1.2"/>
  <manifest:file-entry manifest:media-type="application/vnd.oasis.opendocument.formula" manifest:full-path="Formula-808/" manifest:version="1.2"/>
  <manifest:file-entry manifest:media-type="application/vnd.oasis.opendocument.formula" manifest:full-path="Formula-806/" manifest:version="1.2"/>
  <manifest:file-entry manifest:media-type="application/vnd.oasis.opendocument.formula" manifest:full-path="Formula-806/" manifest:version="1.2"/>
  <manifest:file-entry manifest:media-type="application/vnd.oasis.opendocument.formula" manifest:full-path="Formula-804/" manifest:version="1.2"/>
  <manifest:file-entry manifest:media-type="application/vnd.oasis.opendocument.formula" manifest:full-path="Formula-804/" manifest:version="1.2"/>
  <manifest:file-entry manifest:media-type="application/vnd.oasis.opendocument.formula" manifest:full-path="Formula-802/" manifest:version="1.2"/>
  <manifest:file-entry manifest:media-type="application/vnd.oasis.opendocument.formula" manifest:full-path="Formula-802/" manifest:version="1.2"/>
  <manifest:file-entry manifest:media-type="application/vnd.oasis.opendocument.formula" manifest:full-path="Formula-800/" manifest:version="1.2"/>
  <manifest:file-entry manifest:media-type="application/vnd.oasis.opendocument.formula" manifest:full-path="Formula-800/" manifest:version="1.2"/>
  <manifest:file-entry manifest:media-type="application/vnd.oasis.opendocument.formula" manifest:full-path="Formula-798/" manifest:version="1.2"/>
  <manifest:file-entry manifest:media-type="application/vnd.oasis.opendocument.formula" manifest:full-path="Formula-798/" manifest:version="1.2"/>
  <manifest:file-entry manifest:media-type="application/vnd.oasis.opendocument.formula" manifest:full-path="Formula-796/" manifest:version="1.2"/>
  <manifest:file-entry manifest:media-type="application/vnd.oasis.opendocument.formula" manifest:full-path="Formula-796/" manifest:version="1.2"/>
  <manifest:file-entry manifest:media-type="application/vnd.oasis.opendocument.formula" manifest:full-path="Formula-794/" manifest:version="1.2"/>
  <manifest:file-entry manifest:media-type="application/vnd.oasis.opendocument.formula" manifest:full-path="Formula-794/" manifest:version="1.2"/>
  <manifest:file-entry manifest:media-type="application/vnd.oasis.opendocument.formula" manifest:full-path="Formula-792/" manifest:version="1.2"/>
  <manifest:file-entry manifest:media-type="application/vnd.oasis.opendocument.formula" manifest:full-path="Formula-792/" manifest:version="1.2"/>
  <manifest:file-entry manifest:media-type="application/vnd.oasis.opendocument.formula" manifest:full-path="Formula-790/" manifest:version="1.2"/>
  <manifest:file-entry manifest:media-type="application/vnd.oasis.opendocument.formula" manifest:full-path="Formula-790/" manifest:version="1.2"/>
  <manifest:file-entry manifest:media-type="application/vnd.oasis.opendocument.formula" manifest:full-path="Formula-788/" manifest:version="1.2"/>
  <manifest:file-entry manifest:media-type="application/vnd.oasis.opendocument.formula" manifest:full-path="Formula-788/" manifest:version="1.2"/>
  <manifest:file-entry manifest:media-type="application/vnd.oasis.opendocument.formula" manifest:full-path="Formula-786/" manifest:version="1.2"/>
  <manifest:file-entry manifest:media-type="application/vnd.oasis.opendocument.formula" manifest:full-path="Formula-786/" manifest:version="1.2"/>
  <manifest:file-entry manifest:media-type="application/vnd.oasis.opendocument.formula" manifest:full-path="Formula-784/" manifest:version="1.2"/>
  <manifest:file-entry manifest:media-type="application/vnd.oasis.opendocument.formula" manifest:full-path="Formula-784/" manifest:version="1.2"/>
  <manifest:file-entry manifest:media-type="application/vnd.oasis.opendocument.formula" manifest:full-path="Formula-782/" manifest:version="1.2"/>
  <manifest:file-entry manifest:media-type="application/vnd.oasis.opendocument.formula" manifest:full-path="Formula-782/" manifest:version="1.2"/>
  <manifest:file-entry manifest:media-type="application/vnd.oasis.opendocument.formula" manifest:full-path="Formula-780/" manifest:version="1.2"/>
  <manifest:file-entry manifest:media-type="application/vnd.oasis.opendocument.formula" manifest:full-path="Formula-780/" manifest:version="1.2"/>
  <manifest:file-entry manifest:media-type="application/vnd.oasis.opendocument.formula" manifest:full-path="Formula-778/" manifest:version="1.2"/>
  <manifest:file-entry manifest:media-type="application/vnd.oasis.opendocument.formula" manifest:full-path="Formula-778/" manifest:version="1.2"/>
  <manifest:file-entry manifest:media-type="application/vnd.oasis.opendocument.formula" manifest:full-path="Formula-776/" manifest:version="1.2"/>
  <manifest:file-entry manifest:media-type="application/vnd.oasis.opendocument.formula" manifest:full-path="Formula-776/" manifest:version="1.2"/>
  <manifest:file-entry manifest:media-type="application/vnd.oasis.opendocument.formula" manifest:full-path="Formula-774/" manifest:version="1.2"/>
  <manifest:file-entry manifest:media-type="application/vnd.oasis.opendocument.formula" manifest:full-path="Formula-774/" manifest:version="1.2"/>
  <manifest:file-entry manifest:media-type="application/vnd.oasis.opendocument.formula" manifest:full-path="Formula-772/" manifest:version="1.2"/>
  <manifest:file-entry manifest:media-type="application/vnd.oasis.opendocument.formula" manifest:full-path="Formula-772/" manifest:version="1.2"/>
  <manifest:file-entry manifest:media-type="application/vnd.oasis.opendocument.formula" manifest:full-path="Formula-770/" manifest:version="1.2"/>
  <manifest:file-entry manifest:media-type="application/vnd.oasis.opendocument.formula" manifest:full-path="Formula-770/" manifest:version="1.2"/>
  <manifest:file-entry manifest:media-type="application/vnd.oasis.opendocument.formula" manifest:full-path="Formula-768/" manifest:version="1.2"/>
  <manifest:file-entry manifest:media-type="application/vnd.oasis.opendocument.formula" manifest:full-path="Formula-768/" manifest:version="1.2"/>
  <manifest:file-entry manifest:media-type="application/vnd.oasis.opendocument.formula" manifest:full-path="Formula-766/" manifest:version="1.2"/>
  <manifest:file-entry manifest:media-type="application/vnd.oasis.opendocument.formula" manifest:full-path="Formula-766/" manifest:version="1.2"/>
  <manifest:file-entry manifest:media-type="application/vnd.oasis.opendocument.formula" manifest:full-path="Formula-764/" manifest:version="1.2"/>
  <manifest:file-entry manifest:media-type="application/vnd.oasis.opendocument.formula" manifest:full-path="Formula-764/" manifest:version="1.2"/>
  <manifest:file-entry manifest:media-type="application/vnd.oasis.opendocument.formula" manifest:full-path="Formula-762/" manifest:version="1.2"/>
  <manifest:file-entry manifest:media-type="application/vnd.oasis.opendocument.formula" manifest:full-path="Formula-762/" manifest:version="1.2"/>
  <manifest:file-entry manifest:media-type="application/vnd.oasis.opendocument.formula" manifest:full-path="Formula-760/" manifest:version="1.2"/>
  <manifest:file-entry manifest:media-type="application/vnd.oasis.opendocument.formula" manifest:full-path="Formula-760/" manifest:version="1.2"/>
  <manifest:file-entry manifest:media-type="application/vnd.oasis.opendocument.formula" manifest:full-path="Formula-758/" manifest:version="1.2"/>
  <manifest:file-entry manifest:media-type="application/vnd.oasis.opendocument.formula" manifest:full-path="Formula-758/" manifest:version="1.2"/>
  <manifest:file-entry manifest:media-type="application/vnd.oasis.opendocument.formula" manifest:full-path="Formula-756/" manifest:version="1.2"/>
  <manifest:file-entry manifest:media-type="application/vnd.oasis.opendocument.formula" manifest:full-path="Formula-756/" manifest:version="1.2"/>
  <manifest:file-entry manifest:media-type="application/vnd.oasis.opendocument.formula" manifest:full-path="Formula-754/" manifest:version="1.2"/>
  <manifest:file-entry manifest:media-type="application/vnd.oasis.opendocument.formula" manifest:full-path="Formula-754/" manifest:version="1.2"/>
  <manifest:file-entry manifest:media-type="application/vnd.oasis.opendocument.formula" manifest:full-path="Formula-752/" manifest:version="1.2"/>
  <manifest:file-entry manifest:media-type="application/vnd.oasis.opendocument.formula" manifest:full-path="Formula-752/" manifest:version="1.2"/>
  <manifest:file-entry manifest:media-type="application/vnd.oasis.opendocument.formula" manifest:full-path="Formula-750/" manifest:version="1.2"/>
  <manifest:file-entry manifest:media-type="application/vnd.oasis.opendocument.formula" manifest:full-path="Formula-750/" manifest:version="1.2"/>
  <manifest:file-entry manifest:media-type="application/vnd.oasis.opendocument.formula" manifest:full-path="Formula-748/" manifest:version="1.2"/>
  <manifest:file-entry manifest:media-type="application/vnd.oasis.opendocument.formula" manifest:full-path="Formula-748/" manifest:version="1.2"/>
  <manifest:file-entry manifest:media-type="application/vnd.oasis.opendocument.formula" manifest:full-path="Formula-746/" manifest:version="1.2"/>
  <manifest:file-entry manifest:media-type="application/vnd.oasis.opendocument.formula" manifest:full-path="Formula-746/" manifest:version="1.2"/>
  <manifest:file-entry manifest:media-type="application/vnd.oasis.opendocument.formula" manifest:full-path="Formula-744/" manifest:version="1.2"/>
  <manifest:file-entry manifest:media-type="application/vnd.oasis.opendocument.formula" manifest:full-path="Formula-744/" manifest:version="1.2"/>
  <manifest:file-entry manifest:media-type="application/vnd.oasis.opendocument.formula" manifest:full-path="Formula-742/" manifest:version="1.2"/>
  <manifest:file-entry manifest:media-type="application/vnd.oasis.opendocument.formula" manifest:full-path="Formula-742/" manifest:version="1.2"/>
  <manifest:file-entry manifest:media-type="application/vnd.oasis.opendocument.formula" manifest:full-path="Formula-740/" manifest:version="1.2"/>
  <manifest:file-entry manifest:media-type="application/vnd.oasis.opendocument.formula" manifest:full-path="Formula-740/" manifest:version="1.2"/>
  <manifest:file-entry manifest:media-type="application/vnd.oasis.opendocument.formula" manifest:full-path="Formula-738/" manifest:version="1.2"/>
  <manifest:file-entry manifest:media-type="application/vnd.oasis.opendocument.formula" manifest:full-path="Formula-738/" manifest:version="1.2"/>
  <manifest:file-entry manifest:media-type="application/vnd.oasis.opendocument.formula" manifest:full-path="Formula-736/" manifest:version="1.2"/>
  <manifest:file-entry manifest:media-type="application/vnd.oasis.opendocument.formula" manifest:full-path="Formula-736/" manifest:version="1.2"/>
  <manifest:file-entry manifest:media-type="application/vnd.oasis.opendocument.formula" manifest:full-path="Formula-734/" manifest:version="1.2"/>
  <manifest:file-entry manifest:media-type="application/vnd.oasis.opendocument.formula" manifest:full-path="Formula-734/" manifest:version="1.2"/>
  <manifest:file-entry manifest:media-type="application/vnd.oasis.opendocument.formula" manifest:full-path="Formula-732/" manifest:version="1.2"/>
  <manifest:file-entry manifest:media-type="application/vnd.oasis.opendocument.formula" manifest:full-path="Formula-732/" manifest:version="1.2"/>
  <manifest:file-entry manifest:media-type="application/vnd.oasis.opendocument.formula" manifest:full-path="Formula-730/" manifest:version="1.2"/>
  <manifest:file-entry manifest:media-type="application/vnd.oasis.opendocument.formula" manifest:full-path="Formula-730/" manifest:version="1.2"/>
  <manifest:file-entry manifest:media-type="application/vnd.oasis.opendocument.formula" manifest:full-path="Formula-728/" manifest:version="1.2"/>
  <manifest:file-entry manifest:media-type="application/vnd.oasis.opendocument.formula" manifest:full-path="Formula-728/" manifest:version="1.2"/>
  <manifest:file-entry manifest:media-type="application/vnd.oasis.opendocument.formula" manifest:full-path="Formula-726/" manifest:version="1.2"/>
  <manifest:file-entry manifest:media-type="application/vnd.oasis.opendocument.formula" manifest:full-path="Formula-726/" manifest:version="1.2"/>
  <manifest:file-entry manifest:media-type="application/vnd.oasis.opendocument.formula" manifest:full-path="Formula-724/" manifest:version="1.2"/>
  <manifest:file-entry manifest:media-type="application/vnd.oasis.opendocument.formula" manifest:full-path="Formula-724/" manifest:version="1.2"/>
  <manifest:file-entry manifest:media-type="application/vnd.oasis.opendocument.formula" manifest:full-path="Formula-722/" manifest:version="1.2"/>
  <manifest:file-entry manifest:media-type="application/vnd.oasis.opendocument.formula" manifest:full-path="Formula-722/" manifest:version="1.2"/>
  <manifest:file-entry manifest:media-type="application/vnd.oasis.opendocument.formula" manifest:full-path="Formula-720/" manifest:version="1.2"/>
  <manifest:file-entry manifest:media-type="application/vnd.oasis.opendocument.formula" manifest:full-path="Formula-720/" manifest:version="1.2"/>
  <manifest:file-entry manifest:media-type="application/vnd.oasis.opendocument.formula" manifest:full-path="Formula-718/" manifest:version="1.2"/>
  <manifest:file-entry manifest:media-type="application/vnd.oasis.opendocument.formula" manifest:full-path="Formula-718/" manifest:version="1.2"/>
  <manifest:file-entry manifest:media-type="application/vnd.oasis.opendocument.formula" manifest:full-path="Formula-716/" manifest:version="1.2"/>
  <manifest:file-entry manifest:media-type="application/vnd.oasis.opendocument.formula" manifest:full-path="Formula-716/" manifest:version="1.2"/>
  <manifest:file-entry manifest:media-type="application/vnd.oasis.opendocument.formula" manifest:full-path="Formula-714/" manifest:version="1.2"/>
  <manifest:file-entry manifest:media-type="application/vnd.oasis.opendocument.formula" manifest:full-path="Formula-714/" manifest:version="1.2"/>
  <manifest:file-entry manifest:media-type="application/vnd.oasis.opendocument.formula" manifest:full-path="Formula-712/" manifest:version="1.2"/>
  <manifest:file-entry manifest:media-type="application/vnd.oasis.opendocument.formula" manifest:full-path="Formula-712/" manifest:version="1.2"/>
  <manifest:file-entry manifest:media-type="application/vnd.oasis.opendocument.formula" manifest:full-path="Formula-710/" manifest:version="1.2"/>
  <manifest:file-entry manifest:media-type="application/vnd.oasis.opendocument.formula" manifest:full-path="Formula-710/" manifest:version="1.2"/>
  <manifest:file-entry manifest:media-type="application/vnd.oasis.opendocument.formula" manifest:full-path="Formula-708/" manifest:version="1.2"/>
  <manifest:file-entry manifest:media-type="application/vnd.oasis.opendocument.formula" manifest:full-path="Formula-708/" manifest:version="1.2"/>
  <manifest:file-entry manifest:media-type="application/vnd.oasis.opendocument.formula" manifest:full-path="Formula-706/" manifest:version="1.2"/>
  <manifest:file-entry manifest:media-type="application/vnd.oasis.opendocument.formula" manifest:full-path="Formula-706/" manifest:version="1.2"/>
  <manifest:file-entry manifest:media-type="application/vnd.oasis.opendocument.formula" manifest:full-path="Formula-704/" manifest:version="1.2"/>
  <manifest:file-entry manifest:media-type="application/vnd.oasis.opendocument.formula" manifest:full-path="Formula-704/" manifest:version="1.2"/>
  <manifest:file-entry manifest:media-type="application/vnd.oasis.opendocument.formula" manifest:full-path="Formula-702/" manifest:version="1.2"/>
  <manifest:file-entry manifest:media-type="application/vnd.oasis.opendocument.formula" manifest:full-path="Formula-702/" manifest:version="1.2"/>
  <manifest:file-entry manifest:media-type="application/vnd.oasis.opendocument.formula" manifest:full-path="Formula-700/" manifest:version="1.2"/>
  <manifest:file-entry manifest:media-type="application/vnd.oasis.opendocument.formula" manifest:full-path="Formula-700/" manifest:version="1.2"/>
  <manifest:file-entry manifest:media-type="application/vnd.oasis.opendocument.formula" manifest:full-path="Formula-698/" manifest:version="1.2"/>
  <manifest:file-entry manifest:media-type="application/vnd.oasis.opendocument.formula" manifest:full-path="Formula-698/" manifest:version="1.2"/>
  <manifest:file-entry manifest:media-type="application/vnd.oasis.opendocument.formula" manifest:full-path="Formula-696/" manifest:version="1.2"/>
  <manifest:file-entry manifest:media-type="application/vnd.oasis.opendocument.formula" manifest:full-path="Formula-696/" manifest:version="1.2"/>
  <manifest:file-entry manifest:media-type="application/vnd.oasis.opendocument.formula" manifest:full-path="Formula-694/" manifest:version="1.2"/>
  <manifest:file-entry manifest:media-type="application/vnd.oasis.opendocument.formula" manifest:full-path="Formula-694/" manifest:version="1.2"/>
  <manifest:file-entry manifest:media-type="application/vnd.oasis.opendocument.formula" manifest:full-path="Formula-692/" manifest:version="1.2"/>
  <manifest:file-entry manifest:media-type="application/vnd.oasis.opendocument.formula" manifest:full-path="Formula-692/" manifest:version="1.2"/>
  <manifest:file-entry manifest:media-type="application/vnd.oasis.opendocument.formula" manifest:full-path="Formula-690/" manifest:version="1.2"/>
  <manifest:file-entry manifest:media-type="application/vnd.oasis.opendocument.formula" manifest:full-path="Formula-690/" manifest:version="1.2"/>
  <manifest:file-entry manifest:media-type="application/vnd.oasis.opendocument.formula" manifest:full-path="Formula-688/" manifest:version="1.2"/>
  <manifest:file-entry manifest:media-type="application/vnd.oasis.opendocument.formula" manifest:full-path="Formula-688/" manifest:version="1.2"/>
  <manifest:file-entry manifest:media-type="application/vnd.oasis.opendocument.formula" manifest:full-path="Formula-686/" manifest:version="1.2"/>
  <manifest:file-entry manifest:media-type="application/vnd.oasis.opendocument.formula" manifest:full-path="Formula-686/" manifest:version="1.2"/>
  <manifest:file-entry manifest:media-type="application/vnd.oasis.opendocument.formula" manifest:full-path="Formula-684/" manifest:version="1.2"/>
  <manifest:file-entry manifest:media-type="application/vnd.oasis.opendocument.formula" manifest:full-path="Formula-684/" manifest:version="1.2"/>
  <manifest:file-entry manifest:media-type="application/vnd.oasis.opendocument.formula" manifest:full-path="Formula-682/" manifest:version="1.2"/>
  <manifest:file-entry manifest:media-type="application/vnd.oasis.opendocument.formula" manifest:full-path="Formula-682/" manifest:version="1.2"/>
  <manifest:file-entry manifest:media-type="application/vnd.oasis.opendocument.formula" manifest:full-path="Formula-680/" manifest:version="1.2"/>
  <manifest:file-entry manifest:media-type="application/vnd.oasis.opendocument.formula" manifest:full-path="Formula-680/" manifest:version="1.2"/>
  <manifest:file-entry manifest:media-type="application/vnd.oasis.opendocument.formula" manifest:full-path="Formula-678/" manifest:version="1.2"/>
  <manifest:file-entry manifest:media-type="application/vnd.oasis.opendocument.formula" manifest:full-path="Formula-678/" manifest:version="1.2"/>
  <manifest:file-entry manifest:media-type="application/vnd.oasis.opendocument.formula" manifest:full-path="Formula-676/" manifest:version="1.2"/>
  <manifest:file-entry manifest:media-type="application/vnd.oasis.opendocument.formula" manifest:full-path="Formula-676/" manifest:version="1.2"/>
  <manifest:file-entry manifest:media-type="application/vnd.oasis.opendocument.formula" manifest:full-path="Formula-674/" manifest:version="1.2"/>
  <manifest:file-entry manifest:media-type="application/vnd.oasis.opendocument.formula" manifest:full-path="Formula-674/" manifest:version="1.2"/>
  <manifest:file-entry manifest:media-type="application/vnd.oasis.opendocument.formula" manifest:full-path="Formula-672/" manifest:version="1.2"/>
  <manifest:file-entry manifest:media-type="application/vnd.oasis.opendocument.formula" manifest:full-path="Formula-672/" manifest:version="1.2"/>
  <manifest:file-entry manifest:media-type="application/vnd.oasis.opendocument.formula" manifest:full-path="Formula-670/" manifest:version="1.2"/>
  <manifest:file-entry manifest:media-type="application/vnd.oasis.opendocument.formula" manifest:full-path="Formula-670/" manifest:version="1.2"/>
  <manifest:file-entry manifest:media-type="application/vnd.oasis.opendocument.formula" manifest:full-path="Formula-668/" manifest:version="1.2"/>
  <manifest:file-entry manifest:media-type="application/vnd.oasis.opendocument.formula" manifest:full-path="Formula-668/" manifest:version="1.2"/>
  <manifest:file-entry manifest:media-type="application/vnd.oasis.opendocument.formula" manifest:full-path="Formula-666/" manifest:version="1.2"/>
  <manifest:file-entry manifest:media-type="application/vnd.oasis.opendocument.formula" manifest:full-path="Formula-666/" manifest:version="1.2"/>
  <manifest:file-entry manifest:media-type="application/vnd.oasis.opendocument.formula" manifest:full-path="Formula-664/" manifest:version="1.2"/>
  <manifest:file-entry manifest:media-type="application/vnd.oasis.opendocument.formula" manifest:full-path="Formula-664/" manifest:version="1.2"/>
  <manifest:file-entry manifest:media-type="application/vnd.oasis.opendocument.formula" manifest:full-path="Formula-662/" manifest:version="1.2"/>
  <manifest:file-entry manifest:media-type="application/vnd.oasis.opendocument.formula" manifest:full-path="Formula-662/" manifest:version="1.2"/>
  <manifest:file-entry manifest:media-type="application/vnd.oasis.opendocument.formula" manifest:full-path="Formula-660/" manifest:version="1.2"/>
  <manifest:file-entry manifest:media-type="application/vnd.oasis.opendocument.formula" manifest:full-path="Formula-660/" manifest:version="1.2"/>
  <manifest:file-entry manifest:media-type="application/vnd.oasis.opendocument.formula" manifest:full-path="Formula-658/" manifest:version="1.2"/>
  <manifest:file-entry manifest:media-type="application/vnd.oasis.opendocument.formula" manifest:full-path="Formula-658/" manifest:version="1.2"/>
  <manifest:file-entry manifest:media-type="application/vnd.oasis.opendocument.formula" manifest:full-path="Formula-656/" manifest:version="1.2"/>
  <manifest:file-entry manifest:media-type="application/vnd.oasis.opendocument.formula" manifest:full-path="Formula-656/" manifest:version="1.2"/>
  <manifest:file-entry manifest:media-type="application/vnd.oasis.opendocument.formula" manifest:full-path="Formula-654/" manifest:version="1.2"/>
  <manifest:file-entry manifest:media-type="application/vnd.oasis.opendocument.formula" manifest:full-path="Formula-654/" manifest:version="1.2"/>
  <manifest:file-entry manifest:media-type="application/vnd.oasis.opendocument.formula" manifest:full-path="Formula-652/" manifest:version="1.2"/>
  <manifest:file-entry manifest:media-type="application/vnd.oasis.opendocument.formula" manifest:full-path="Formula-652/" manifest:version="1.2"/>
  <manifest:file-entry manifest:media-type="application/vnd.oasis.opendocument.formula" manifest:full-path="Formula-650/" manifest:version="1.2"/>
  <manifest:file-entry manifest:media-type="application/vnd.oasis.opendocument.formula" manifest:full-path="Formula-650/" manifest:version="1.2"/>
  <manifest:file-entry manifest:media-type="application/vnd.oasis.opendocument.formula" manifest:full-path="Formula-648/" manifest:version="1.2"/>
  <manifest:file-entry manifest:media-type="application/vnd.oasis.opendocument.formula" manifest:full-path="Formula-648/" manifest:version="1.2"/>
  <manifest:file-entry manifest:media-type="application/vnd.oasis.opendocument.formula" manifest:full-path="Formula-646/" manifest:version="1.2"/>
  <manifest:file-entry manifest:media-type="application/vnd.oasis.opendocument.formula" manifest:full-path="Formula-646/" manifest:version="1.2"/>
  <manifest:file-entry manifest:media-type="application/vnd.oasis.opendocument.formula" manifest:full-path="Formula-644/" manifest:version="1.2"/>
  <manifest:file-entry manifest:media-type="application/vnd.oasis.opendocument.formula" manifest:full-path="Formula-644/" manifest:version="1.2"/>
  <manifest:file-entry manifest:media-type="application/vnd.oasis.opendocument.formula" manifest:full-path="Formula-642/" manifest:version="1.2"/>
  <manifest:file-entry manifest:media-type="application/vnd.oasis.opendocument.formula" manifest:full-path="Formula-642/" manifest:version="1.2"/>
  <manifest:file-entry manifest:media-type="application/vnd.oasis.opendocument.formula" manifest:full-path="Formula-640/" manifest:version="1.2"/>
  <manifest:file-entry manifest:media-type="application/vnd.oasis.opendocument.formula" manifest:full-path="Formula-640/" manifest:version="1.2"/>
  <manifest:file-entry manifest:media-type="application/vnd.oasis.opendocument.formula" manifest:full-path="Formula-638/" manifest:version="1.2"/>
  <manifest:file-entry manifest:media-type="application/vnd.oasis.opendocument.formula" manifest:full-path="Formula-638/" manifest:version="1.2"/>
  <manifest:file-entry manifest:media-type="application/vnd.oasis.opendocument.formula" manifest:full-path="Formula-636/" manifest:version="1.2"/>
  <manifest:file-entry manifest:media-type="application/vnd.oasis.opendocument.formula" manifest:full-path="Formula-636/" manifest:version="1.2"/>
  <manifest:file-entry manifest:media-type="application/vnd.oasis.opendocument.formula" manifest:full-path="Formula-634/" manifest:version="1.2"/>
  <manifest:file-entry manifest:media-type="application/vnd.oasis.opendocument.formula" manifest:full-path="Formula-634/" manifest:version="1.2"/>
  <manifest:file-entry manifest:media-type="application/vnd.oasis.opendocument.formula" manifest:full-path="Formula-632/" manifest:version="1.2"/>
  <manifest:file-entry manifest:media-type="application/vnd.oasis.opendocument.formula" manifest:full-path="Formula-632/" manifest:version="1.2"/>
  <manifest:file-entry manifest:media-type="application/vnd.oasis.opendocument.formula" manifest:full-path="Formula-630/" manifest:version="1.2"/>
  <manifest:file-entry manifest:media-type="application/vnd.oasis.opendocument.formula" manifest:full-path="Formula-630/" manifest:version="1.2"/>
  <manifest:file-entry manifest:media-type="application/vnd.oasis.opendocument.formula" manifest:full-path="Formula-628/" manifest:version="1.2"/>
  <manifest:file-entry manifest:media-type="application/vnd.oasis.opendocument.formula" manifest:full-path="Formula-628/" manifest:version="1.2"/>
  <manifest:file-entry manifest:media-type="application/vnd.oasis.opendocument.formula" manifest:full-path="Formula-626/" manifest:version="1.2"/>
  <manifest:file-entry manifest:media-type="application/vnd.oasis.opendocument.formula" manifest:full-path="Formula-626/" manifest:version="1.2"/>
  <manifest:file-entry manifest:media-type="application/vnd.oasis.opendocument.formula" manifest:full-path="Formula-624/" manifest:version="1.2"/>
  <manifest:file-entry manifest:media-type="application/vnd.oasis.opendocument.formula" manifest:full-path="Formula-624/" manifest:version="1.2"/>
  <manifest:file-entry manifest:media-type="application/vnd.oasis.opendocument.formula" manifest:full-path="Formula-622/" manifest:version="1.2"/>
  <manifest:file-entry manifest:media-type="application/vnd.oasis.opendocument.formula" manifest:full-path="Formula-622/" manifest:version="1.2"/>
  <manifest:file-entry manifest:media-type="application/vnd.oasis.opendocument.formula" manifest:full-path="Formula-620/" manifest:version="1.2"/>
  <manifest:file-entry manifest:media-type="application/vnd.oasis.opendocument.formula" manifest:full-path="Formula-620/" manifest:version="1.2"/>
  <manifest:file-entry manifest:media-type="application/vnd.oasis.opendocument.formula" manifest:full-path="Formula-618/" manifest:version="1.2"/>
  <manifest:file-entry manifest:media-type="application/vnd.oasis.opendocument.formula" manifest:full-path="Formula-618/" manifest:version="1.2"/>
  <manifest:file-entry manifest:media-type="application/vnd.oasis.opendocument.formula" manifest:full-path="Formula-616/" manifest:version="1.2"/>
  <manifest:file-entry manifest:media-type="application/vnd.oasis.opendocument.formula" manifest:full-path="Formula-616/" manifest:version="1.2"/>
  <manifest:file-entry manifest:media-type="application/vnd.oasis.opendocument.formula" manifest:full-path="Formula-614/" manifest:version="1.2"/>
  <manifest:file-entry manifest:media-type="application/vnd.oasis.opendocument.formula" manifest:full-path="Formula-614/" manifest:version="1.2"/>
  <manifest:file-entry manifest:media-type="application/vnd.oasis.opendocument.formula" manifest:full-path="Formula-612/" manifest:version="1.2"/>
  <manifest:file-entry manifest:media-type="application/vnd.oasis.opendocument.formula" manifest:full-path="Formula-612/" manifest:version="1.2"/>
  <manifest:file-entry manifest:media-type="application/vnd.oasis.opendocument.formula" manifest:full-path="Formula-610/" manifest:version="1.2"/>
  <manifest:file-entry manifest:media-type="application/vnd.oasis.opendocument.formula" manifest:full-path="Formula-610/" manifest:version="1.2"/>
  <manifest:file-entry manifest:media-type="application/vnd.oasis.opendocument.formula" manifest:full-path="Formula-608/" manifest:version="1.2"/>
  <manifest:file-entry manifest:media-type="application/vnd.oasis.opendocument.formula" manifest:full-path="Formula-608/" manifest:version="1.2"/>
  <manifest:file-entry manifest:media-type="application/vnd.oasis.opendocument.formula" manifest:full-path="Formula-606/" manifest:version="1.2"/>
  <manifest:file-entry manifest:media-type="application/vnd.oasis.opendocument.formula" manifest:full-path="Formula-606/" manifest:version="1.2"/>
  <manifest:file-entry manifest:media-type="application/vnd.oasis.opendocument.formula" manifest:full-path="Formula-604/" manifest:version="1.2"/>
  <manifest:file-entry manifest:media-type="application/vnd.oasis.opendocument.formula" manifest:full-path="Formula-604/" manifest:version="1.2"/>
  <manifest:file-entry manifest:media-type="application/vnd.oasis.opendocument.formula" manifest:full-path="Formula-602/" manifest:version="1.2"/>
  <manifest:file-entry manifest:media-type="application/vnd.oasis.opendocument.formula" manifest:full-path="Formula-602/" manifest:version="1.2"/>
  <manifest:file-entry manifest:media-type="application/vnd.oasis.opendocument.formula" manifest:full-path="Formula-600/" manifest:version="1.2"/>
  <manifest:file-entry manifest:media-type="application/vnd.oasis.opendocument.formula" manifest:full-path="Formula-600/" manifest:version="1.2"/>
  <manifest:file-entry manifest:media-type="application/vnd.oasis.opendocument.formula" manifest:full-path="Formula-598/" manifest:version="1.2"/>
  <manifest:file-entry manifest:media-type="application/vnd.oasis.opendocument.formula" manifest:full-path="Formula-598/" manifest:version="1.2"/>
  <manifest:file-entry manifest:media-type="application/vnd.oasis.opendocument.formula" manifest:full-path="Formula-596/" manifest:version="1.2"/>
  <manifest:file-entry manifest:media-type="application/vnd.oasis.opendocument.formula" manifest:full-path="Formula-596/" manifest:version="1.2"/>
  <manifest:file-entry manifest:media-type="application/vnd.oasis.opendocument.formula" manifest:full-path="Formula-594/" manifest:version="1.2"/>
  <manifest:file-entry manifest:media-type="application/vnd.oasis.opendocument.formula" manifest:full-path="Formula-594/" manifest:version="1.2"/>
  <manifest:file-entry manifest:media-type="application/vnd.oasis.opendocument.formula" manifest:full-path="Formula-592/" manifest:version="1.2"/>
  <manifest:file-entry manifest:media-type="application/vnd.oasis.opendocument.formula" manifest:full-path="Formula-592/" manifest:version="1.2"/>
  <manifest:file-entry manifest:media-type="application/vnd.oasis.opendocument.formula" manifest:full-path="Formula-590/" manifest:version="1.2"/>
  <manifest:file-entry manifest:media-type="application/vnd.oasis.opendocument.formula" manifest:full-path="Formula-590/" manifest:version="1.2"/>
  <manifest:file-entry manifest:media-type="application/vnd.oasis.opendocument.formula" manifest:full-path="Formula-588/" manifest:version="1.2"/>
  <manifest:file-entry manifest:media-type="application/vnd.oasis.opendocument.formula" manifest:full-path="Formula-588/" manifest:version="1.2"/>
  <manifest:file-entry manifest:media-type="application/vnd.oasis.opendocument.formula" manifest:full-path="Formula-586/" manifest:version="1.2"/>
  <manifest:file-entry manifest:media-type="application/vnd.oasis.opendocument.formula" manifest:full-path="Formula-586/" manifest:version="1.2"/>
  <manifest:file-entry manifest:media-type="application/vnd.oasis.opendocument.formula" manifest:full-path="Formula-584/" manifest:version="1.2"/>
  <manifest:file-entry manifest:media-type="application/vnd.oasis.opendocument.formula" manifest:full-path="Formula-584/" manifest:version="1.2"/>
  <manifest:file-entry manifest:media-type="application/vnd.oasis.opendocument.formula" manifest:full-path="Formula-582/" manifest:version="1.2"/>
  <manifest:file-entry manifest:media-type="application/vnd.oasis.opendocument.formula" manifest:full-path="Formula-582/" manifest:version="1.2"/>
  <manifest:file-entry manifest:media-type="application/vnd.oasis.opendocument.formula" manifest:full-path="Formula-580/" manifest:version="1.2"/>
  <manifest:file-entry manifest:media-type="application/vnd.oasis.opendocument.formula" manifest:full-path="Formula-580/" manifest:version="1.2"/>
  <manifest:file-entry manifest:media-type="application/vnd.oasis.opendocument.formula" manifest:full-path="Formula-578/" manifest:version="1.2"/>
  <manifest:file-entry manifest:media-type="application/vnd.oasis.opendocument.formula" manifest:full-path="Formula-578/" manifest:version="1.2"/>
  <manifest:file-entry manifest:media-type="application/vnd.oasis.opendocument.formula" manifest:full-path="Formula-576/" manifest:version="1.2"/>
  <manifest:file-entry manifest:media-type="application/vnd.oasis.opendocument.formula" manifest:full-path="Formula-576/" manifest:version="1.2"/>
  <manifest:file-entry manifest:media-type="application/vnd.oasis.opendocument.formula" manifest:full-path="Formula-574/" manifest:version="1.2"/>
  <manifest:file-entry manifest:media-type="application/vnd.oasis.opendocument.formula" manifest:full-path="Formula-574/" manifest:version="1.2"/>
  <manifest:file-entry manifest:media-type="application/vnd.oasis.opendocument.formula" manifest:full-path="Formula-572/" manifest:version="1.2"/>
  <manifest:file-entry manifest:media-type="application/vnd.oasis.opendocument.formula" manifest:full-path="Formula-572/" manifest:version="1.2"/>
  <manifest:file-entry manifest:media-type="application/vnd.oasis.opendocument.formula" manifest:full-path="Formula-570/" manifest:version="1.2"/>
  <manifest:file-entry manifest:media-type="application/vnd.oasis.opendocument.formula" manifest:full-path="Formula-570/" manifest:version="1.2"/>
  <manifest:file-entry manifest:media-type="application/vnd.oasis.opendocument.formula" manifest:full-path="Formula-568/" manifest:version="1.2"/>
  <manifest:file-entry manifest:media-type="application/vnd.oasis.opendocument.formula" manifest:full-path="Formula-568/" manifest:version="1.2"/>
  <manifest:file-entry manifest:media-type="application/vnd.oasis.opendocument.formula" manifest:full-path="Formula-566/" manifest:version="1.2"/>
  <manifest:file-entry manifest:media-type="application/vnd.oasis.opendocument.formula" manifest:full-path="Formula-566/" manifest:version="1.2"/>
  <manifest:file-entry manifest:media-type="application/vnd.oasis.opendocument.formula" manifest:full-path="Formula-564/" manifest:version="1.2"/>
  <manifest:file-entry manifest:media-type="application/vnd.oasis.opendocument.formula" manifest:full-path="Formula-564/" manifest:version="1.2"/>
  <manifest:file-entry manifest:media-type="application/vnd.oasis.opendocument.formula" manifest:full-path="Formula-562/" manifest:version="1.2"/>
  <manifest:file-entry manifest:media-type="application/vnd.oasis.opendocument.formula" manifest:full-path="Formula-562/" manifest:version="1.2"/>
  <manifest:file-entry manifest:media-type="application/vnd.oasis.opendocument.formula" manifest:full-path="Formula-560/" manifest:version="1.2"/>
  <manifest:file-entry manifest:media-type="application/vnd.oasis.opendocument.formula" manifest:full-path="Formula-560/" manifest:version="1.2"/>
  <manifest:file-entry manifest:media-type="application/vnd.oasis.opendocument.formula" manifest:full-path="Formula-558/" manifest:version="1.2"/>
  <manifest:file-entry manifest:media-type="application/vnd.oasis.opendocument.formula" manifest:full-path="Formula-558/" manifest:version="1.2"/>
  <manifest:file-entry manifest:media-type="application/vnd.oasis.opendocument.formula" manifest:full-path="Formula-556/" manifest:version="1.2"/>
  <manifest:file-entry manifest:media-type="application/vnd.oasis.opendocument.formula" manifest:full-path="Formula-556/" manifest:version="1.2"/>
  <manifest:file-entry manifest:media-type="application/vnd.oasis.opendocument.formula" manifest:full-path="Formula-554/" manifest:version="1.2"/>
  <manifest:file-entry manifest:media-type="application/vnd.oasis.opendocument.formula" manifest:full-path="Formula-554/" manifest:version="1.2"/>
  <manifest:file-entry manifest:media-type="application/vnd.oasis.opendocument.formula" manifest:full-path="Formula-552/" manifest:version="1.2"/>
  <manifest:file-entry manifest:media-type="application/vnd.oasis.opendocument.formula" manifest:full-path="Formula-552/" manifest:version="1.2"/>
  <manifest:file-entry manifest:media-type="application/vnd.oasis.opendocument.formula" manifest:full-path="Formula-550/" manifest:version="1.2"/>
  <manifest:file-entry manifest:media-type="application/vnd.oasis.opendocument.formula" manifest:full-path="Formula-550/" manifest:version="1.2"/>
  <manifest:file-entry manifest:media-type="application/vnd.oasis.opendocument.formula" manifest:full-path="Formula-548/" manifest:version="1.2"/>
  <manifest:file-entry manifest:media-type="application/vnd.oasis.opendocument.formula" manifest:full-path="Formula-548/" manifest:version="1.2"/>
  <manifest:file-entry manifest:media-type="application/vnd.oasis.opendocument.formula" manifest:full-path="Formula-546/" manifest:version="1.2"/>
  <manifest:file-entry manifest:media-type="application/vnd.oasis.opendocument.formula" manifest:full-path="Formula-546/" manifest:version="1.2"/>
  <manifest:file-entry manifest:media-type="application/vnd.oasis.opendocument.formula" manifest:full-path="Formula-544/" manifest:version="1.2"/>
  <manifest:file-entry manifest:media-type="application/vnd.oasis.opendocument.formula" manifest:full-path="Formula-544/" manifest:version="1.2"/>
  <manifest:file-entry manifest:media-type="application/vnd.oasis.opendocument.formula" manifest:full-path="Formula-542/" manifest:version="1.2"/>
  <manifest:file-entry manifest:media-type="application/vnd.oasis.opendocument.formula" manifest:full-path="Formula-542/" manifest:version="1.2"/>
  <manifest:file-entry manifest:media-type="application/vnd.oasis.opendocument.formula" manifest:full-path="Formula-540/" manifest:version="1.2"/>
  <manifest:file-entry manifest:media-type="application/vnd.oasis.opendocument.formula" manifest:full-path="Formula-540/" manifest:version="1.2"/>
  <manifest:file-entry manifest:media-type="application/vnd.oasis.opendocument.formula" manifest:full-path="Formula-538/" manifest:version="1.2"/>
  <manifest:file-entry manifest:media-type="application/vnd.oasis.opendocument.formula" manifest:full-path="Formula-538/" manifest:version="1.2"/>
  <manifest:file-entry manifest:media-type="application/vnd.oasis.opendocument.formula" manifest:full-path="Formula-536/" manifest:version="1.2"/>
  <manifest:file-entry manifest:media-type="application/vnd.oasis.opendocument.formula" manifest:full-path="Formula-536/" manifest:version="1.2"/>
  <manifest:file-entry manifest:media-type="application/vnd.oasis.opendocument.formula" manifest:full-path="Formula-534/" manifest:version="1.2"/>
  <manifest:file-entry manifest:media-type="application/vnd.oasis.opendocument.formula" manifest:full-path="Formula-534/" manifest:version="1.2"/>
  <manifest:file-entry manifest:media-type="application/vnd.oasis.opendocument.formula" manifest:full-path="Formula-532/" manifest:version="1.2"/>
  <manifest:file-entry manifest:media-type="application/vnd.oasis.opendocument.formula" manifest:full-path="Formula-532/" manifest:version="1.2"/>
  <manifest:file-entry manifest:media-type="application/vnd.oasis.opendocument.formula" manifest:full-path="Formula-530/" manifest:version="1.2"/>
  <manifest:file-entry manifest:media-type="application/vnd.oasis.opendocument.formula" manifest:full-path="Formula-530/" manifest:version="1.2"/>
  <manifest:file-entry manifest:media-type="application/vnd.oasis.opendocument.formula" manifest:full-path="Formula-528/" manifest:version="1.2"/>
  <manifest:file-entry manifest:media-type="application/vnd.oasis.opendocument.formula" manifest:full-path="Formula-528/" manifest:version="1.2"/>
  <manifest:file-entry manifest:media-type="application/vnd.oasis.opendocument.formula" manifest:full-path="Formula-526/" manifest:version="1.2"/>
  <manifest:file-entry manifest:media-type="application/vnd.oasis.opendocument.formula" manifest:full-path="Formula-526/" manifest:version="1.2"/>
  <manifest:file-entry manifest:media-type="application/vnd.oasis.opendocument.formula" manifest:full-path="Formula-524/" manifest:version="1.2"/>
  <manifest:file-entry manifest:media-type="application/vnd.oasis.opendocument.formula" manifest:full-path="Formula-524/" manifest:version="1.2"/>
  <manifest:file-entry manifest:media-type="application/vnd.oasis.opendocument.formula" manifest:full-path="Formula-522/" manifest:version="1.2"/>
  <manifest:file-entry manifest:media-type="application/vnd.oasis.opendocument.formula" manifest:full-path="Formula-522/" manifest:version="1.2"/>
  <manifest:file-entry manifest:media-type="application/vnd.oasis.opendocument.formula" manifest:full-path="Formula-520/" manifest:version="1.2"/>
  <manifest:file-entry manifest:media-type="application/vnd.oasis.opendocument.formula" manifest:full-path="Formula-520/" manifest:version="1.2"/>
  <manifest:file-entry manifest:media-type="application/vnd.oasis.opendocument.formula" manifest:full-path="Formula-518/" manifest:version="1.2"/>
  <manifest:file-entry manifest:media-type="application/vnd.oasis.opendocument.formula" manifest:full-path="Formula-518/" manifest:version="1.2"/>
  <manifest:file-entry manifest:media-type="application/vnd.oasis.opendocument.formula" manifest:full-path="Formula-516/" manifest:version="1.2"/>
  <manifest:file-entry manifest:media-type="application/vnd.oasis.opendocument.formula" manifest:full-path="Formula-516/" manifest:version="1.2"/>
  <manifest:file-entry manifest:media-type="application/vnd.oasis.opendocument.formula" manifest:full-path="Formula-514/" manifest:version="1.2"/>
  <manifest:file-entry manifest:media-type="application/vnd.oasis.opendocument.formula" manifest:full-path="Formula-514/" manifest:version="1.2"/>
  <manifest:file-entry manifest:media-type="application/vnd.oasis.opendocument.formula" manifest:full-path="Formula-512/" manifest:version="1.2"/>
  <manifest:file-entry manifest:media-type="application/vnd.oasis.opendocument.formula" manifest:full-path="Formula-512/" manifest:version="1.2"/>
  <manifest:file-entry manifest:media-type="application/vnd.oasis.opendocument.formula" manifest:full-path="Formula-510/" manifest:version="1.2"/>
  <manifest:file-entry manifest:media-type="application/vnd.oasis.opendocument.formula" manifest:full-path="Formula-510/" manifest:version="1.2"/>
  <manifest:file-entry manifest:media-type="application/vnd.oasis.opendocument.formula" manifest:full-path="Formula-508/" manifest:version="1.2"/>
  <manifest:file-entry manifest:media-type="application/vnd.oasis.opendocument.formula" manifest:full-path="Formula-508/" manifest:version="1.2"/>
  <manifest:file-entry manifest:media-type="application/vnd.oasis.opendocument.formula" manifest:full-path="Formula-506/" manifest:version="1.2"/>
  <manifest:file-entry manifest:media-type="application/vnd.oasis.opendocument.formula" manifest:full-path="Formula-506/" manifest:version="1.2"/>
  <manifest:file-entry manifest:media-type="application/vnd.oasis.opendocument.formula" manifest:full-path="Formula-504/" manifest:version="1.2"/>
  <manifest:file-entry manifest:media-type="application/vnd.oasis.opendocument.formula" manifest:full-path="Formula-504/" manifest:version="1.2"/>
  <manifest:file-entry manifest:media-type="application/vnd.oasis.opendocument.formula" manifest:full-path="Formula-502/" manifest:version="1.2"/>
  <manifest:file-entry manifest:media-type="application/vnd.oasis.opendocument.formula" manifest:full-path="Formula-502/" manifest:version="1.2"/>
  <manifest:file-entry manifest:media-type="application/vnd.oasis.opendocument.formula" manifest:full-path="Formula-500/" manifest:version="1.2"/>
  <manifest:file-entry manifest:media-type="application/vnd.oasis.opendocument.formula" manifest:full-path="Formula-500/" manifest:version="1.2"/>
  <manifest:file-entry manifest:media-type="application/vnd.oasis.opendocument.formula" manifest:full-path="Formula-498/" manifest:version="1.2"/>
  <manifest:file-entry manifest:media-type="application/vnd.oasis.opendocument.formula" manifest:full-path="Formula-498/" manifest:version="1.2"/>
  <manifest:file-entry manifest:media-type="application/vnd.oasis.opendocument.formula" manifest:full-path="Formula-496/" manifest:version="1.2"/>
  <manifest:file-entry manifest:media-type="application/vnd.oasis.opendocument.formula" manifest:full-path="Formula-496/" manifest:version="1.2"/>
  <manifest:file-entry manifest:media-type="application/vnd.oasis.opendocument.formula" manifest:full-path="Formula-494/" manifest:version="1.2"/>
  <manifest:file-entry manifest:media-type="application/vnd.oasis.opendocument.formula" manifest:full-path="Formula-494/" manifest:version="1.2"/>
  <manifest:file-entry manifest:media-type="application/vnd.oasis.opendocument.formula" manifest:full-path="Formula-492/" manifest:version="1.2"/>
  <manifest:file-entry manifest:media-type="application/vnd.oasis.opendocument.formula" manifest:full-path="Formula-492/" manifest:version="1.2"/>
  <manifest:file-entry manifest:media-type="application/vnd.oasis.opendocument.formula" manifest:full-path="Formula-490/" manifest:version="1.2"/>
  <manifest:file-entry manifest:media-type="application/vnd.oasis.opendocument.formula" manifest:full-path="Formula-490/" manifest:version="1.2"/>
  <manifest:file-entry manifest:media-type="application/vnd.oasis.opendocument.formula" manifest:full-path="Formula-488/" manifest:version="1.2"/>
  <manifest:file-entry manifest:media-type="application/vnd.oasis.opendocument.formula" manifest:full-path="Formula-488/" manifest:version="1.2"/>
  <manifest:file-entry manifest:media-type="application/vnd.oasis.opendocument.formula" manifest:full-path="Formula-486/" manifest:version="1.2"/>
  <manifest:file-entry manifest:media-type="application/vnd.oasis.opendocument.formula" manifest:full-path="Formula-486/" manifest:version="1.2"/>
  <manifest:file-entry manifest:media-type="application/vnd.oasis.opendocument.formula" manifest:full-path="Formula-484/" manifest:version="1.2"/>
  <manifest:file-entry manifest:media-type="application/vnd.oasis.opendocument.formula" manifest:full-path="Formula-484/" manifest:version="1.2"/>
  <manifest:file-entry manifest:media-type="application/vnd.oasis.opendocument.formula" manifest:full-path="Formula-482/" manifest:version="1.2"/>
  <manifest:file-entry manifest:media-type="application/vnd.oasis.opendocument.formula" manifest:full-path="Formula-482/" manifest:version="1.2"/>
  <manifest:file-entry manifest:media-type="application/vnd.oasis.opendocument.formula" manifest:full-path="Formula-480/" manifest:version="1.2"/>
  <manifest:file-entry manifest:media-type="application/vnd.oasis.opendocument.formula" manifest:full-path="Formula-480/" manifest:version="1.2"/>
  <manifest:file-entry manifest:media-type="application/vnd.oasis.opendocument.formula" manifest:full-path="Formula-478/" manifest:version="1.2"/>
  <manifest:file-entry manifest:media-type="application/vnd.oasis.opendocument.formula" manifest:full-path="Formula-478/" manifest:version="1.2"/>
  <manifest:file-entry manifest:media-type="application/vnd.oasis.opendocument.formula" manifest:full-path="Formula-476/" manifest:version="1.2"/>
  <manifest:file-entry manifest:media-type="application/vnd.oasis.opendocument.formula" manifest:full-path="Formula-476/" manifest:version="1.2"/>
  <manifest:file-entry manifest:media-type="application/vnd.oasis.opendocument.formula" manifest:full-path="Formula-474/" manifest:version="1.2"/>
  <manifest:file-entry manifest:media-type="application/vnd.oasis.opendocument.formula" manifest:full-path="Formula-474/" manifest:version="1.2"/>
  <manifest:file-entry manifest:media-type="application/vnd.oasis.opendocument.formula" manifest:full-path="Formula-472/" manifest:version="1.2"/>
  <manifest:file-entry manifest:media-type="application/vnd.oasis.opendocument.formula" manifest:full-path="Formula-472/" manifest:version="1.2"/>
  <manifest:file-entry manifest:media-type="application/vnd.oasis.opendocument.formula" manifest:full-path="Formula-470/" manifest:version="1.2"/>
  <manifest:file-entry manifest:media-type="application/vnd.oasis.opendocument.formula" manifest:full-path="Formula-470/" manifest:version="1.2"/>
  <manifest:file-entry manifest:media-type="application/vnd.oasis.opendocument.formula" manifest:full-path="Formula-468/" manifest:version="1.2"/>
  <manifest:file-entry manifest:media-type="application/vnd.oasis.opendocument.formula" manifest:full-path="Formula-468/" manifest:version="1.2"/>
  <manifest:file-entry manifest:media-type="application/vnd.oasis.opendocument.formula" manifest:full-path="Formula-466/" manifest:version="1.2"/>
  <manifest:file-entry manifest:media-type="application/vnd.oasis.opendocument.formula" manifest:full-path="Formula-466/" manifest:version="1.2"/>
  <manifest:file-entry manifest:media-type="application/vnd.oasis.opendocument.formula" manifest:full-path="Formula-464/" manifest:version="1.2"/>
  <manifest:file-entry manifest:media-type="application/vnd.oasis.opendocument.formula" manifest:full-path="Formula-464/" manifest:version="1.2"/>
  <manifest:file-entry manifest:media-type="application/vnd.oasis.opendocument.formula" manifest:full-path="Formula-462/" manifest:version="1.2"/>
  <manifest:file-entry manifest:media-type="application/vnd.oasis.opendocument.formula" manifest:full-path="Formula-462/" manifest:version="1.2"/>
  <manifest:file-entry manifest:media-type="application/vnd.oasis.opendocument.formula" manifest:full-path="Formula-460/" manifest:version="1.2"/>
  <manifest:file-entry manifest:media-type="application/vnd.oasis.opendocument.formula" manifest:full-path="Formula-460/" manifest:version="1.2"/>
  <manifest:file-entry manifest:media-type="application/vnd.oasis.opendocument.formula" manifest:full-path="Formula-458/" manifest:version="1.2"/>
  <manifest:file-entry manifest:media-type="application/vnd.oasis.opendocument.formula" manifest:full-path="Formula-458/" manifest:version="1.2"/>
  <manifest:file-entry manifest:media-type="application/vnd.oasis.opendocument.formula" manifest:full-path="Formula-456/" manifest:version="1.2"/>
  <manifest:file-entry manifest:media-type="application/vnd.oasis.opendocument.formula" manifest:full-path="Formula-456/" manifest:version="1.2"/>
  <manifest:file-entry manifest:media-type="application/vnd.oasis.opendocument.formula" manifest:full-path="Formula-454/" manifest:version="1.2"/>
  <manifest:file-entry manifest:media-type="application/vnd.oasis.opendocument.formula" manifest:full-path="Formula-454/" manifest:version="1.2"/>
  <manifest:file-entry manifest:media-type="application/vnd.oasis.opendocument.formula" manifest:full-path="Formula-452/" manifest:version="1.2"/>
  <manifest:file-entry manifest:media-type="application/vnd.oasis.opendocument.formula" manifest:full-path="Formula-452/" manifest:version="1.2"/>
  <manifest:file-entry manifest:media-type="application/vnd.oasis.opendocument.formula" manifest:full-path="Formula-450/" manifest:version="1.2"/>
  <manifest:file-entry manifest:media-type="application/vnd.oasis.opendocument.formula" manifest:full-path="Formula-450/" manifest:version="1.2"/>
  <manifest:file-entry manifest:media-type="application/vnd.oasis.opendocument.formula" manifest:full-path="Formula-448/" manifest:version="1.2"/>
  <manifest:file-entry manifest:media-type="application/vnd.oasis.opendocument.formula" manifest:full-path="Formula-448/" manifest:version="1.2"/>
  <manifest:file-entry manifest:media-type="application/vnd.oasis.opendocument.formula" manifest:full-path="Formula-446/" manifest:version="1.2"/>
  <manifest:file-entry manifest:media-type="application/vnd.oasis.opendocument.formula" manifest:full-path="Formula-446/" manifest:version="1.2"/>
  <manifest:file-entry manifest:media-type="application/vnd.oasis.opendocument.formula" manifest:full-path="Formula-444/" manifest:version="1.2"/>
  <manifest:file-entry manifest:media-type="application/vnd.oasis.opendocument.formula" manifest:full-path="Formula-444/" manifest:version="1.2"/>
  <manifest:file-entry manifest:media-type="application/vnd.oasis.opendocument.formula" manifest:full-path="Formula-442/" manifest:version="1.2"/>
  <manifest:file-entry manifest:media-type="application/vnd.oasis.opendocument.formula" manifest:full-path="Formula-442/" manifest:version="1.2"/>
  <manifest:file-entry manifest:media-type="application/vnd.oasis.opendocument.formula" manifest:full-path="Formula-440/" manifest:version="1.2"/>
  <manifest:file-entry manifest:media-type="application/vnd.oasis.opendocument.formula" manifest:full-path="Formula-440/" manifest:version="1.2"/>
  <manifest:file-entry manifest:media-type="application/vnd.oasis.opendocument.formula" manifest:full-path="Formula-438/" manifest:version="1.2"/>
  <manifest:file-entry manifest:media-type="application/vnd.oasis.opendocument.formula" manifest:full-path="Formula-438/" manifest:version="1.2"/>
  <manifest:file-entry manifest:media-type="application/vnd.oasis.opendocument.formula" manifest:full-path="Formula-436/" manifest:version="1.2"/>
  <manifest:file-entry manifest:media-type="application/vnd.oasis.opendocument.formula" manifest:full-path="Formula-436/" manifest:version="1.2"/>
  <manifest:file-entry manifest:media-type="application/vnd.oasis.opendocument.formula" manifest:full-path="Formula-434/" manifest:version="1.2"/>
  <manifest:file-entry manifest:media-type="application/vnd.oasis.opendocument.formula" manifest:full-path="Formula-434/" manifest:version="1.2"/>
  <manifest:file-entry manifest:media-type="application/vnd.oasis.opendocument.formula" manifest:full-path="Formula-432/" manifest:version="1.2"/>
  <manifest:file-entry manifest:media-type="application/vnd.oasis.opendocument.formula" manifest:full-path="Formula-432/" manifest:version="1.2"/>
  <manifest:file-entry manifest:media-type="application/vnd.oasis.opendocument.formula" manifest:full-path="Formula-430/" manifest:version="1.2"/>
  <manifest:file-entry manifest:media-type="application/vnd.oasis.opendocument.formula" manifest:full-path="Formula-430/" manifest:version="1.2"/>
  <manifest:file-entry manifest:media-type="application/vnd.oasis.opendocument.formula" manifest:full-path="Formula-428/" manifest:version="1.2"/>
  <manifest:file-entry manifest:media-type="application/vnd.oasis.opendocument.formula" manifest:full-path="Formula-428/" manifest:version="1.2"/>
  <manifest:file-entry manifest:media-type="application/vnd.oasis.opendocument.formula" manifest:full-path="Formula-426/" manifest:version="1.2"/>
  <manifest:file-entry manifest:media-type="application/vnd.oasis.opendocument.formula" manifest:full-path="Formula-426/" manifest:version="1.2"/>
  <manifest:file-entry manifest:media-type="application/vnd.oasis.opendocument.formula" manifest:full-path="Formula-424/" manifest:version="1.2"/>
  <manifest:file-entry manifest:media-type="application/vnd.oasis.opendocument.formula" manifest:full-path="Formula-424/" manifest:version="1.2"/>
  <manifest:file-entry manifest:media-type="application/vnd.oasis.opendocument.formula" manifest:full-path="Formula-422/" manifest:version="1.2"/>
  <manifest:file-entry manifest:media-type="application/vnd.oasis.opendocument.formula" manifest:full-path="Formula-422/" manifest:version="1.2"/>
  <manifest:file-entry manifest:media-type="application/vnd.oasis.opendocument.formula" manifest:full-path="Formula-420/" manifest:version="1.2"/>
  <manifest:file-entry manifest:media-type="application/vnd.oasis.opendocument.formula" manifest:full-path="Formula-420/" manifest:version="1.2"/>
  <manifest:file-entry manifest:media-type="application/vnd.oasis.opendocument.formula" manifest:full-path="Formula-418/" manifest:version="1.2"/>
  <manifest:file-entry manifest:media-type="application/vnd.oasis.opendocument.formula" manifest:full-path="Formula-418/" manifest:version="1.2"/>
  <manifest:file-entry manifest:media-type="application/vnd.oasis.opendocument.formula" manifest:full-path="Formula-416/" manifest:version="1.2"/>
  <manifest:file-entry manifest:media-type="application/vnd.oasis.opendocument.formula" manifest:full-path="Formula-416/" manifest:version="1.2"/>
  <manifest:file-entry manifest:media-type="application/vnd.oasis.opendocument.formula" manifest:full-path="Formula-414/" manifest:version="1.2"/>
  <manifest:file-entry manifest:media-type="application/vnd.oasis.opendocument.formula" manifest:full-path="Formula-414/" manifest:version="1.2"/>
  <manifest:file-entry manifest:media-type="application/vnd.oasis.opendocument.formula" manifest:full-path="Formula-412/" manifest:version="1.2"/>
  <manifest:file-entry manifest:media-type="application/vnd.oasis.opendocument.formula" manifest:full-path="Formula-412/" manifest:version="1.2"/>
  <manifest:file-entry manifest:media-type="application/vnd.oasis.opendocument.formula" manifest:full-path="Formula-410/" manifest:version="1.2"/>
  <manifest:file-entry manifest:media-type="application/vnd.oasis.opendocument.formula" manifest:full-path="Formula-410/" manifest:version="1.2"/>
  <manifest:file-entry manifest:media-type="application/vnd.oasis.opendocument.formula" manifest:full-path="Formula-408/" manifest:version="1.2"/>
  <manifest:file-entry manifest:media-type="application/vnd.oasis.opendocument.formula" manifest:full-path="Formula-408/" manifest:version="1.2"/>
  <manifest:file-entry manifest:media-type="application/vnd.oasis.opendocument.formula" manifest:full-path="Formula-406/" manifest:version="1.2"/>
  <manifest:file-entry manifest:media-type="application/vnd.oasis.opendocument.formula" manifest:full-path="Formula-406/" manifest:version="1.2"/>
  <manifest:file-entry manifest:media-type="application/vnd.oasis.opendocument.formula" manifest:full-path="Formula-404/" manifest:version="1.2"/>
  <manifest:file-entry manifest:media-type="application/vnd.oasis.opendocument.formula" manifest:full-path="Formula-404/" manifest:version="1.2"/>
  <manifest:file-entry manifest:media-type="application/vnd.oasis.opendocument.formula" manifest:full-path="Formula-402/" manifest:version="1.2"/>
  <manifest:file-entry manifest:media-type="application/vnd.oasis.opendocument.formula" manifest:full-path="Formula-402/" manifest:version="1.2"/>
  <manifest:file-entry manifest:media-type="application/vnd.oasis.opendocument.formula" manifest:full-path="Formula-400/" manifest:version="1.2"/>
  <manifest:file-entry manifest:media-type="application/vnd.oasis.opendocument.formula" manifest:full-path="Formula-400/" manifest:version="1.2"/>
  <manifest:file-entry manifest:media-type="application/vnd.oasis.opendocument.formula" manifest:full-path="Formula-398/" manifest:version="1.2"/>
  <manifest:file-entry manifest:media-type="application/vnd.oasis.opendocument.formula" manifest:full-path="Formula-398/" manifest:version="1.2"/>
  <manifest:file-entry manifest:media-type="application/vnd.oasis.opendocument.formula" manifest:full-path="Formula-396/" manifest:version="1.2"/>
  <manifest:file-entry manifest:media-type="application/vnd.oasis.opendocument.formula" manifest:full-path="Formula-396/" manifest:version="1.2"/>
  <manifest:file-entry manifest:media-type="application/vnd.oasis.opendocument.formula" manifest:full-path="Formula-394/" manifest:version="1.2"/>
  <manifest:file-entry manifest:media-type="application/vnd.oasis.opendocument.formula" manifest:full-path="Formula-394/" manifest:version="1.2"/>
  <manifest:file-entry manifest:media-type="application/vnd.oasis.opendocument.formula" manifest:full-path="Formula-392/" manifest:version="1.2"/>
  <manifest:file-entry manifest:media-type="application/vnd.oasis.opendocument.formula" manifest:full-path="Formula-392/" manifest:version="1.2"/>
  <manifest:file-entry manifest:media-type="application/vnd.oasis.opendocument.formula" manifest:full-path="Formula-390/" manifest:version="1.2"/>
  <manifest:file-entry manifest:media-type="application/vnd.oasis.opendocument.formula" manifest:full-path="Formula-390/" manifest:version="1.2"/>
  <manifest:file-entry manifest:media-type="application/vnd.oasis.opendocument.formula" manifest:full-path="Formula-388/" manifest:version="1.2"/>
  <manifest:file-entry manifest:media-type="application/vnd.oasis.opendocument.formula" manifest:full-path="Formula-388/" manifest:version="1.2"/>
  <manifest:file-entry manifest:media-type="application/vnd.oasis.opendocument.formula" manifest:full-path="Formula-386/" manifest:version="1.2"/>
  <manifest:file-entry manifest:media-type="application/vnd.oasis.opendocument.formula" manifest:full-path="Formula-386/" manifest:version="1.2"/>
  <manifest:file-entry manifest:media-type="application/vnd.oasis.opendocument.formula" manifest:full-path="Formula-384/" manifest:version="1.2"/>
  <manifest:file-entry manifest:media-type="application/vnd.oasis.opendocument.formula" manifest:full-path="Formula-384/" manifest:version="1.2"/>
  <manifest:file-entry manifest:media-type="application/vnd.oasis.opendocument.formula" manifest:full-path="Formula-382/" manifest:version="1.2"/>
  <manifest:file-entry manifest:media-type="application/vnd.oasis.opendocument.formula" manifest:full-path="Formula-382/" manifest:version="1.2"/>
  <manifest:file-entry manifest:media-type="application/vnd.oasis.opendocument.formula" manifest:full-path="Formula-380/" manifest:version="1.2"/>
  <manifest:file-entry manifest:media-type="application/vnd.oasis.opendocument.formula" manifest:full-path="Formula-380/" manifest:version="1.2"/>
  <manifest:file-entry manifest:media-type="application/vnd.oasis.opendocument.formula" manifest:full-path="Formula-378/" manifest:version="1.2"/>
  <manifest:file-entry manifest:media-type="application/vnd.oasis.opendocument.formula" manifest:full-path="Formula-378/" manifest:version="1.2"/>
  <manifest:file-entry manifest:media-type="application/vnd.oasis.opendocument.formula" manifest:full-path="Formula-376/" manifest:version="1.2"/>
  <manifest:file-entry manifest:media-type="application/vnd.oasis.opendocument.formula" manifest:full-path="Formula-376/" manifest:version="1.2"/>
  <manifest:file-entry manifest:media-type="application/vnd.oasis.opendocument.formula" manifest:full-path="Formula-374/" manifest:version="1.2"/>
  <manifest:file-entry manifest:media-type="application/vnd.oasis.opendocument.formula" manifest:full-path="Formula-374/" manifest:version="1.2"/>
  <manifest:file-entry manifest:media-type="application/vnd.oasis.opendocument.formula" manifest:full-path="Formula-372/" manifest:version="1.2"/>
  <manifest:file-entry manifest:media-type="application/vnd.oasis.opendocument.formula" manifest:full-path="Formula-372/" manifest:version="1.2"/>
  <manifest:file-entry manifest:media-type="application/vnd.oasis.opendocument.formula" manifest:full-path="Formula-370/" manifest:version="1.2"/>
  <manifest:file-entry manifest:media-type="application/vnd.oasis.opendocument.formula" manifest:full-path="Formula-370/" manifest:version="1.2"/>
  <manifest:file-entry manifest:media-type="application/vnd.oasis.opendocument.formula" manifest:full-path="Formula-368/" manifest:version="1.2"/>
  <manifest:file-entry manifest:media-type="application/vnd.oasis.opendocument.formula" manifest:full-path="Formula-368/" manifest:version="1.2"/>
  <manifest:file-entry manifest:media-type="application/vnd.oasis.opendocument.formula" manifest:full-path="Formula-366/" manifest:version="1.2"/>
  <manifest:file-entry manifest:media-type="application/vnd.oasis.opendocument.formula" manifest:full-path="Formula-366/" manifest:version="1.2"/>
  <manifest:file-entry manifest:media-type="application/vnd.oasis.opendocument.formula" manifest:full-path="Formula-364/" manifest:version="1.2"/>
  <manifest:file-entry manifest:media-type="application/vnd.oasis.opendocument.formula" manifest:full-path="Formula-364/" manifest:version="1.2"/>
  <manifest:file-entry manifest:media-type="application/vnd.oasis.opendocument.formula" manifest:full-path="Formula-362/" manifest:version="1.2"/>
  <manifest:file-entry manifest:media-type="application/vnd.oasis.opendocument.formula" manifest:full-path="Formula-362/" manifest:version="1.2"/>
  <manifest:file-entry manifest:media-type="application/vnd.oasis.opendocument.formula" manifest:full-path="Formula-360/" manifest:version="1.2"/>
  <manifest:file-entry manifest:media-type="application/vnd.oasis.opendocument.formula" manifest:full-path="Formula-360/" manifest:version="1.2"/>
  <manifest:file-entry manifest:media-type="application/vnd.oasis.opendocument.formula" manifest:full-path="Formula-358/" manifest:version="1.2"/>
  <manifest:file-entry manifest:media-type="application/vnd.oasis.opendocument.formula" manifest:full-path="Formula-358/" manifest:version="1.2"/>
  <manifest:file-entry manifest:media-type="application/vnd.oasis.opendocument.formula" manifest:full-path="Formula-356/" manifest:version="1.2"/>
  <manifest:file-entry manifest:media-type="application/vnd.oasis.opendocument.formula" manifest:full-path="Formula-356/" manifest:version="1.2"/>
  <manifest:file-entry manifest:media-type="application/vnd.oasis.opendocument.formula" manifest:full-path="Formula-354/" manifest:version="1.2"/>
  <manifest:file-entry manifest:media-type="application/vnd.oasis.opendocument.formula" manifest:full-path="Formula-354/" manifest:version="1.2"/>
  <manifest:file-entry manifest:media-type="application/vnd.oasis.opendocument.formula" manifest:full-path="Formula-352/" manifest:version="1.2"/>
  <manifest:file-entry manifest:media-type="application/vnd.oasis.opendocument.formula" manifest:full-path="Formula-352/" manifest:version="1.2"/>
  <manifest:file-entry manifest:media-type="application/vnd.oasis.opendocument.formula" manifest:full-path="Formula-350/" manifest:version="1.2"/>
  <manifest:file-entry manifest:media-type="application/vnd.oasis.opendocument.formula" manifest:full-path="Formula-350/" manifest:version="1.2"/>
  <manifest:file-entry manifest:media-type="application/vnd.oasis.opendocument.formula" manifest:full-path="Formula-348/" manifest:version="1.2"/>
  <manifest:file-entry manifest:media-type="application/vnd.oasis.opendocument.formula" manifest:full-path="Formula-348/" manifest:version="1.2"/>
  <manifest:file-entry manifest:media-type="application/vnd.oasis.opendocument.formula" manifest:full-path="Formula-346/" manifest:version="1.2"/>
  <manifest:file-entry manifest:media-type="application/vnd.oasis.opendocument.formula" manifest:full-path="Formula-346/" manifest:version="1.2"/>
  <manifest:file-entry manifest:media-type="application/vnd.oasis.opendocument.formula" manifest:full-path="Formula-344/" manifest:version="1.2"/>
  <manifest:file-entry manifest:media-type="application/vnd.oasis.opendocument.formula" manifest:full-path="Formula-344/" manifest:version="1.2"/>
  <manifest:file-entry manifest:media-type="application/vnd.oasis.opendocument.formula" manifest:full-path="Formula-342/" manifest:version="1.2"/>
  <manifest:file-entry manifest:media-type="application/vnd.oasis.opendocument.formula" manifest:full-path="Formula-342/" manifest:version="1.2"/>
  <manifest:file-entry manifest:media-type="application/vnd.oasis.opendocument.formula" manifest:full-path="Formula-340/" manifest:version="1.2"/>
  <manifest:file-entry manifest:media-type="application/vnd.oasis.opendocument.formula" manifest:full-path="Formula-340/" manifest:version="1.2"/>
  <manifest:file-entry manifest:media-type="application/vnd.oasis.opendocument.formula" manifest:full-path="Formula-338/" manifest:version="1.2"/>
  <manifest:file-entry manifest:media-type="application/vnd.oasis.opendocument.formula" manifest:full-path="Formula-338/" manifest:version="1.2"/>
  <manifest:file-entry manifest:media-type="application/vnd.oasis.opendocument.formula" manifest:full-path="Formula-336/" manifest:version="1.2"/>
  <manifest:file-entry manifest:media-type="application/vnd.oasis.opendocument.formula" manifest:full-path="Formula-336/" manifest:version="1.2"/>
  <manifest:file-entry manifest:media-type="application/vnd.oasis.opendocument.formula" manifest:full-path="Formula-334/" manifest:version="1.2"/>
  <manifest:file-entry manifest:media-type="application/vnd.oasis.opendocument.formula" manifest:full-path="Formula-334/" manifest:version="1.2"/>
  <manifest:file-entry manifest:media-type="application/vnd.oasis.opendocument.formula" manifest:full-path="Formula-332/" manifest:version="1.2"/>
  <manifest:file-entry manifest:media-type="application/vnd.oasis.opendocument.formula" manifest:full-path="Formula-332/" manifest:version="1.2"/>
  <manifest:file-entry manifest:media-type="application/vnd.oasis.opendocument.formula" manifest:full-path="Formula-330/" manifest:version="1.2"/>
  <manifest:file-entry manifest:media-type="application/vnd.oasis.opendocument.formula" manifest:full-path="Formula-330/" manifest:version="1.2"/>
  <manifest:file-entry manifest:media-type="application/vnd.oasis.opendocument.formula" manifest:full-path="Formula-328/" manifest:version="1.2"/>
  <manifest:file-entry manifest:media-type="application/vnd.oasis.opendocument.formula" manifest:full-path="Formula-328/" manifest:version="1.2"/>
  <manifest:file-entry manifest:media-type="application/vnd.oasis.opendocument.formula" manifest:full-path="Formula-326/" manifest:version="1.2"/>
  <manifest:file-entry manifest:media-type="application/vnd.oasis.opendocument.formula" manifest:full-path="Formula-326/" manifest:version="1.2"/>
  <manifest:file-entry manifest:media-type="application/vnd.oasis.opendocument.formula" manifest:full-path="Formula-324/" manifest:version="1.2"/>
  <manifest:file-entry manifest:media-type="application/vnd.oasis.opendocument.formula" manifest:full-path="Formula-324/" manifest:version="1.2"/>
  <manifest:file-entry manifest:media-type="application/vnd.oasis.opendocument.formula" manifest:full-path="Formula-322/" manifest:version="1.2"/>
  <manifest:file-entry manifest:media-type="application/vnd.oasis.opendocument.formula" manifest:full-path="Formula-322/" manifest:version="1.2"/>
  <manifest:file-entry manifest:media-type="application/vnd.oasis.opendocument.formula" manifest:full-path="Formula-320/" manifest:version="1.2"/>
  <manifest:file-entry manifest:media-type="application/vnd.oasis.opendocument.formula" manifest:full-path="Formula-320/" manifest:version="1.2"/>
  <manifest:file-entry manifest:media-type="application/vnd.oasis.opendocument.formula" manifest:full-path="Formula-318/" manifest:version="1.2"/>
  <manifest:file-entry manifest:media-type="application/vnd.oasis.opendocument.formula" manifest:full-path="Formula-318/" manifest:version="1.2"/>
  <manifest:file-entry manifest:media-type="application/vnd.oasis.opendocument.formula" manifest:full-path="Formula-316/" manifest:version="1.2"/>
  <manifest:file-entry manifest:media-type="application/vnd.oasis.opendocument.formula" manifest:full-path="Formula-316/" manifest:version="1.2"/>
  <manifest:file-entry manifest:media-type="application/vnd.oasis.opendocument.formula" manifest:full-path="Formula-314/" manifest:version="1.2"/>
  <manifest:file-entry manifest:media-type="application/vnd.oasis.opendocument.formula" manifest:full-path="Formula-314/" manifest:version="1.2"/>
  <manifest:file-entry manifest:media-type="application/vnd.oasis.opendocument.formula" manifest:full-path="Formula-312/" manifest:version="1.2"/>
  <manifest:file-entry manifest:media-type="application/vnd.oasis.opendocument.formula" manifest:full-path="Formula-312/" manifest:version="1.2"/>
  <manifest:file-entry manifest:media-type="application/vnd.oasis.opendocument.formula" manifest:full-path="Formula-310/" manifest:version="1.2"/>
  <manifest:file-entry manifest:media-type="application/vnd.oasis.opendocument.formula" manifest:full-path="Formula-310/" manifest:version="1.2"/>
  <manifest:file-entry manifest:media-type="application/vnd.oasis.opendocument.formula" manifest:full-path="Formula-308/" manifest:version="1.2"/>
  <manifest:file-entry manifest:media-type="application/vnd.oasis.opendocument.formula" manifest:full-path="Formula-308/" manifest:version="1.2"/>
  <manifest:file-entry manifest:media-type="application/vnd.oasis.opendocument.formula" manifest:full-path="Formula-306/" manifest:version="1.2"/>
  <manifest:file-entry manifest:media-type="application/vnd.oasis.opendocument.formula" manifest:full-path="Formula-306/" manifest:version="1.2"/>
  <manifest:file-entry manifest:media-type="application/vnd.oasis.opendocument.formula" manifest:full-path="Formula-304/" manifest:version="1.2"/>
  <manifest:file-entry manifest:media-type="application/vnd.oasis.opendocument.formula" manifest:full-path="Formula-304/" manifest:version="1.2"/>
  <manifest:file-entry manifest:media-type="application/vnd.oasis.opendocument.formula" manifest:full-path="Formula-302/" manifest:version="1.2"/>
  <manifest:file-entry manifest:media-type="application/vnd.oasis.opendocument.formula" manifest:full-path="Formula-302/" manifest:version="1.2"/>
  <manifest:file-entry manifest:media-type="application/vnd.oasis.opendocument.formula" manifest:full-path="Formula-300/" manifest:version="1.2"/>
  <manifest:file-entry manifest:media-type="application/vnd.oasis.opendocument.formula" manifest:full-path="Formula-300/" manifest:version="1.2"/>
  <manifest:file-entry manifest:media-type="application/vnd.oasis.opendocument.formula" manifest:full-path="Formula-298/" manifest:version="1.2"/>
  <manifest:file-entry manifest:media-type="application/vnd.oasis.opendocument.formula" manifest:full-path="Formula-298/" manifest:version="1.2"/>
  <manifest:file-entry manifest:media-type="application/vnd.oasis.opendocument.formula" manifest:full-path="Formula-296/" manifest:version="1.2"/>
  <manifest:file-entry manifest:media-type="application/vnd.oasis.opendocument.formula" manifest:full-path="Formula-296/" manifest:version="1.2"/>
  <manifest:file-entry manifest:media-type="application/vnd.oasis.opendocument.formula" manifest:full-path="Formula-294/" manifest:version="1.2"/>
  <manifest:file-entry manifest:media-type="application/vnd.oasis.opendocument.formula" manifest:full-path="Formula-294/" manifest:version="1.2"/>
  <manifest:file-entry manifest:media-type="application/vnd.oasis.opendocument.formula" manifest:full-path="Formula-292/" manifest:version="1.2"/>
  <manifest:file-entry manifest:media-type="application/vnd.oasis.opendocument.formula" manifest:full-path="Formula-292/" manifest:version="1.2"/>
  <manifest:file-entry manifest:media-type="application/vnd.oasis.opendocument.formula" manifest:full-path="Formula-290/" manifest:version="1.2"/>
  <manifest:file-entry manifest:media-type="application/vnd.oasis.opendocument.formula" manifest:full-path="Formula-290/" manifest:version="1.2"/>
  <manifest:file-entry manifest:media-type="application/vnd.oasis.opendocument.formula" manifest:full-path="Formula-288/" manifest:version="1.2"/>
  <manifest:file-entry manifest:media-type="application/vnd.oasis.opendocument.formula" manifest:full-path="Formula-288/" manifest:version="1.2"/>
  <manifest:file-entry manifest:media-type="application/vnd.oasis.opendocument.formula" manifest:full-path="Formula-286/" manifest:version="1.2"/>
  <manifest:file-entry manifest:media-type="application/vnd.oasis.opendocument.formula" manifest:full-path="Formula-286/" manifest:version="1.2"/>
  <manifest:file-entry manifest:media-type="application/vnd.oasis.opendocument.formula" manifest:full-path="Formula-284/" manifest:version="1.2"/>
  <manifest:file-entry manifest:media-type="application/vnd.oasis.opendocument.formula" manifest:full-path="Formula-284/" manifest:version="1.2"/>
  <manifest:file-entry manifest:media-type="application/vnd.oasis.opendocument.formula" manifest:full-path="Formula-282/" manifest:version="1.2"/>
  <manifest:file-entry manifest:media-type="application/vnd.oasis.opendocument.formula" manifest:full-path="Formula-282/" manifest:version="1.2"/>
  <manifest:file-entry manifest:media-type="application/vnd.oasis.opendocument.formula" manifest:full-path="Formula-280/" manifest:version="1.2"/>
  <manifest:file-entry manifest:media-type="application/vnd.oasis.opendocument.formula" manifest:full-path="Formula-280/" manifest:version="1.2"/>
  <manifest:file-entry manifest:media-type="application/vnd.oasis.opendocument.formula" manifest:full-path="Formula-278/" manifest:version="1.2"/>
  <manifest:file-entry manifest:media-type="application/vnd.oasis.opendocument.formula" manifest:full-path="Formula-278/" manifest:version="1.2"/>
  <manifest:file-entry manifest:media-type="application/vnd.oasis.opendocument.formula" manifest:full-path="Formula-276/" manifest:version="1.2"/>
  <manifest:file-entry manifest:media-type="application/vnd.oasis.opendocument.formula" manifest:full-path="Formula-276/" manifest:version="1.2"/>
  <manifest:file-entry manifest:media-type="application/vnd.oasis.opendocument.formula" manifest:full-path="Formula-274/" manifest:version="1.2"/>
  <manifest:file-entry manifest:media-type="application/vnd.oasis.opendocument.formula" manifest:full-path="Formula-274/" manifest:version="1.2"/>
  <manifest:file-entry manifest:media-type="application/vnd.oasis.opendocument.formula" manifest:full-path="Formula-272/" manifest:version="1.2"/>
  <manifest:file-entry manifest:media-type="application/vnd.oasis.opendocument.formula" manifest:full-path="Formula-272/" manifest:version="1.2"/>
  <manifest:file-entry manifest:media-type="application/vnd.oasis.opendocument.formula" manifest:full-path="Formula-270/" manifest:version="1.2"/>
  <manifest:file-entry manifest:media-type="application/vnd.oasis.opendocument.formula" manifest:full-path="Formula-270/" manifest:version="1.2"/>
  <manifest:file-entry manifest:media-type="application/vnd.oasis.opendocument.formula" manifest:full-path="Formula-268/" manifest:version="1.2"/>
  <manifest:file-entry manifest:media-type="application/vnd.oasis.opendocument.formula" manifest:full-path="Formula-268/" manifest:version="1.2"/>
  <manifest:file-entry manifest:media-type="application/vnd.oasis.opendocument.formula" manifest:full-path="Formula-266/" manifest:version="1.2"/>
  <manifest:file-entry manifest:media-type="application/vnd.oasis.opendocument.formula" manifest:full-path="Formula-266/" manifest:version="1.2"/>
  <manifest:file-entry manifest:media-type="application/vnd.oasis.opendocument.formula" manifest:full-path="Formula-264/" manifest:version="1.2"/>
  <manifest:file-entry manifest:media-type="application/vnd.oasis.opendocument.formula" manifest:full-path="Formula-264/" manifest:version="1.2"/>
  <manifest:file-entry manifest:media-type="application/vnd.oasis.opendocument.formula" manifest:full-path="Formula-262/" manifest:version="1.2"/>
  <manifest:file-entry manifest:media-type="application/vnd.oasis.opendocument.formula" manifest:full-path="Formula-262/"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4/" manifest:version="1.2"/>
  <manifest:file-entry manifest:media-type="application/vnd.oasis.opendocument.formula" manifest:full-path="Formula-254/" manifest:version="1.2"/>
  <manifest:file-entry manifest:media-type="application/vnd.oasis.opendocument.formula" manifest:full-path="Formula-252/" manifest:version="1.2"/>
  <manifest:file-entry manifest:media-type="application/vnd.oasis.opendocument.formula" manifest:full-path="Formula-252/" manifest:version="1.2"/>
  <manifest:file-entry manifest:media-type="application/vnd.oasis.opendocument.formula" manifest:full-path="Formula-250/" manifest:version="1.2"/>
  <manifest:file-entry manifest:media-type="application/vnd.oasis.opendocument.formula" manifest:full-path="Formula-250/" manifest:version="1.2"/>
  <manifest:file-entry manifest:media-type="application/vnd.oasis.opendocument.formula" manifest:full-path="Formula-248/" manifest:version="1.2"/>
  <manifest:file-entry manifest:media-type="application/vnd.oasis.opendocument.formula" manifest:full-path="Formula-248/" manifest:version="1.2"/>
  <manifest:file-entry manifest:media-type="application/vnd.oasis.opendocument.formula" manifest:full-path="Formula-246/" manifest:version="1.2"/>
  <manifest:file-entry manifest:media-type="application/vnd.oasis.opendocument.formula" manifest:full-path="Formula-246/" manifest:version="1.2"/>
  <manifest:file-entry manifest:media-type="application/vnd.oasis.opendocument.formula" manifest:full-path="Formula-244/" manifest:version="1.2"/>
  <manifest:file-entry manifest:media-type="application/vnd.oasis.opendocument.formula" manifest:full-path="Formula-244/" manifest:version="1.2"/>
  <manifest:file-entry manifest:media-type="application/vnd.oasis.opendocument.formula" manifest:full-path="Formula-242/" manifest:version="1.2"/>
  <manifest:file-entry manifest:media-type="application/vnd.oasis.opendocument.formula" manifest:full-path="Formula-242/" manifest:version="1.2"/>
  <manifest:file-entry manifest:media-type="application/vnd.oasis.opendocument.formula" manifest:full-path="Formula-240/" manifest:version="1.2"/>
  <manifest:file-entry manifest:media-type="application/vnd.oasis.opendocument.formula" manifest:full-path="Formula-240/" manifest:version="1.2"/>
  <manifest:file-entry manifest:media-type="application/vnd.oasis.opendocument.formula" manifest:full-path="Formula-238/" manifest:version="1.2"/>
  <manifest:file-entry manifest:media-type="application/vnd.oasis.opendocument.formula" manifest:full-path="Formula-238/" manifest:version="1.2"/>
  <manifest:file-entry manifest:media-type="application/vnd.oasis.opendocument.formula" manifest:full-path="Formula-236/" manifest:version="1.2"/>
  <manifest:file-entry manifest:media-type="application/vnd.oasis.opendocument.formula" manifest:full-path="Formula-236/" manifest:version="1.2"/>
  <manifest:file-entry manifest:media-type="application/vnd.oasis.opendocument.formula" manifest:full-path="Formula-234/" manifest:version="1.2"/>
  <manifest:file-entry manifest:media-type="application/vnd.oasis.opendocument.formula" manifest:full-path="Formula-234/" manifest:version="1.2"/>
  <manifest:file-entry manifest:media-type="application/vnd.oasis.opendocument.formula" manifest:full-path="Formula-232/" manifest:version="1.2"/>
  <manifest:file-entry manifest:media-type="application/vnd.oasis.opendocument.formula" manifest:full-path="Formula-232/" manifest:version="1.2"/>
  <manifest:file-entry manifest:media-type="application/vnd.oasis.opendocument.formula" manifest:full-path="Formula-230/" manifest:version="1.2"/>
  <manifest:file-entry manifest:media-type="application/vnd.oasis.opendocument.formula" manifest:full-path="Formula-230/" manifest:version="1.2"/>
  <manifest:file-entry manifest:media-type="application/vnd.oasis.opendocument.formula" manifest:full-path="Formula-228/" manifest:version="1.2"/>
  <manifest:file-entry manifest:media-type="application/vnd.oasis.opendocument.formula" manifest:full-path="Formula-228/" manifest:version="1.2"/>
  <manifest:file-entry manifest:media-type="application/vnd.oasis.opendocument.formula" manifest:full-path="Formula-226/" manifest:version="1.2"/>
  <manifest:file-entry manifest:media-type="application/vnd.oasis.opendocument.formula" manifest:full-path="Formula-226/" manifest:version="1.2"/>
  <manifest:file-entry manifest:media-type="application/vnd.oasis.opendocument.formula" manifest:full-path="Formula-224/" manifest:version="1.2"/>
  <manifest:file-entry manifest:media-type="application/vnd.oasis.opendocument.formula" manifest:full-path="Formula-224/" manifest:version="1.2"/>
  <manifest:file-entry manifest:media-type="application/vnd.oasis.opendocument.formula" manifest:full-path="Formula-222/" manifest:version="1.2"/>
  <manifest:file-entry manifest:media-type="application/vnd.oasis.opendocument.formula" manifest:full-path="Formula-222/" manifest:version="1.2"/>
  <manifest:file-entry manifest:media-type="application/vnd.oasis.opendocument.formula" manifest:full-path="Formula-220/" manifest:version="1.2"/>
  <manifest:file-entry manifest:media-type="application/vnd.oasis.opendocument.formula" manifest:full-path="Formula-220/" manifest:version="1.2"/>
  <manifest:file-entry manifest:media-type="application/vnd.oasis.opendocument.formula" manifest:full-path="Formula-218/" manifest:version="1.2"/>
  <manifest:file-entry manifest:media-type="application/vnd.oasis.opendocument.formula" manifest:full-path="Formula-218/"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0"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0"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style>
    <style:style style:name="P11" style:family="paragraph" style:parent-style-name="Text_20_body" style:list-style-name="L11">
    </style:style>
  </office:automatic-styles>
  <office:body>
    <office:text>
      <text:p text:style-name="Title">Calcul Intégral II</text:p>
      <text:p text:style-name="Author">Sébastien Boisgérault</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2" text:outline-level="2"><text:bookmark-start text:name="perspective"/>Perspective<text:bookmark-end text:name="perspective"/></text:h>
      <text:p text:style-name="First_20_paragraph">Scope: (ensembles mesurables,) fonctions mesurables, absolue intégrabilité.</text:p>
      <text:p text:style-name="Text_20_body">La perspective est commune dans une large mesure: avec les outils dont on dispose à ce moment, il est souvent difficile de savoir dans un calcul, une expression composée si une fonction va être intégrable.</text:p>
      <text:p text:style-name="Text_20_body">Exemples (à améliorer, distiller):</text:p>
      <text:list text:style-name="L1">
        <text:list-item>
          <text:p text:style-name="P1">produit de deux fonction intégrales n’est pas intégrable (ex: <draw:frame draw:style-name="fr1" text:anchor-type="as-char"><draw:object xlink:href="Formula-0/" xlink:type="simple" xlink:show="embed" xlink:actuate="onLoad"/></draw:frame> sur <draw:frame draw:style-name="fr1" text:anchor-type="as-char"><draw:object xlink:href="Formula-2/" xlink:type="simple" xlink:show="embed" xlink:actuate="onLoad"/></draw:frame>), ok, car le produit est “trop grand”, moralement l’intégrale est <draw:frame draw:style-name="fr1" text:anchor-type="as-char"><draw:object xlink:href="Formula-4/" xlink:type="simple" xlink:show="embed" xlink:actuate="onLoad"/></draw:frame>. Mais s’il n’était pas “trop grand”, est-ce que ça marcherait ?</text:p>
        </text:list-item>
        <text:list-item>
          <text:p text:style-name="P1">Si <draw:frame draw:style-name="fr1" text:anchor-type="as-char"><draw:object xlink:href="Formula-6/" xlink:type="simple" xlink:show="embed" xlink:actuate="onLoad"/></draw:frame> est intégrable sur l’intervalle <draw:frame draw:style-name="fr1" text:anchor-type="as-char"><draw:object xlink:href="Formula-8/" xlink:type="simple" xlink:show="embed" xlink:actuate="onLoad"/></draw:frame> de <draw:frame draw:style-name="fr1" text:anchor-type="as-char"><draw:object xlink:href="Formula-10/" xlink:type="simple" xlink:show="embed" xlink:actuate="onLoad"/></draw:frame>, elle est aussi intégrable sur toute union finie <draw:frame draw:style-name="fr1" text:anchor-type="as-char"><draw:object xlink:href="Formula-12/" xlink:type="simple" xlink:show="embed" xlink:actuate="onLoad"/></draw:frame> d’intervalles de <draw:frame draw:style-name="fr1" text:anchor-type="as-char"><draw:object xlink:href="Formula-14/" xlink:type="simple" xlink:show="embed" xlink:actuate="onLoad"/></draw:frame>, ce que l’on peut définir comme l’intégrabilité de <draw:frame draw:style-name="fr1" text:anchor-type="as-char"><draw:object xlink:href="Formula-16/" xlink:type="simple" xlink:show="embed" xlink:actuate="onLoad"/></draw:frame>. Et si <draw:frame draw:style-name="fr1" text:anchor-type="as-char"><draw:object xlink:href="Formula-18/" xlink:type="simple" xlink:show="embed" xlink:actuate="onLoad"/></draw:frame> est plus général ? On “voit bien” qu’il est nécessaire de requérir que <draw:frame draw:style-name="fr1" text:anchor-type="as-char"><draw:object xlink:href="Formula-20/" xlink:type="simple" xlink:show="embed" xlink:actuate="onLoad"/></draw:frame> soit intégrable (sinon ça ne marche pas avec <draw:frame draw:style-name="fr1" text:anchor-type="as-char"><draw:object xlink:href="Formula-22/" xlink:type="simple" xlink:show="embed" xlink:actuate="onLoad"/></draw:frame>), ce que l’on appelle “ensemble intégrable”, mais est-ce que ça suffit ? La réponse est non …<text:line-break/>(c’est un cas particulier du précédent, le faire avant). Pb résolu si la fct est abs int (c’est même un critère ici !).</text:p>
        </text:list-item>
        <text:list-item>
          <text:p text:style-name="P1">Mais plus surprenant peut-être: le produit de deux fonction intégrables avec l’une des deux fonctions bornées n’est pas nécessairement intégrable. (cf (Swartz <text:a xlink:type="simple" xlink:href="#ref-Swa01" office:name=""><text:span text:style-name="Definition">2001</text:span></text:a>, 43, ex. 14) avec <draw:frame draw:style-name="fr1" text:anchor-type="as-char"><draw:object xlink:href="Formula-24/" xlink:type="simple" xlink:show="embed" xlink:actuate="onLoad"/></draw:frame> et <draw:frame draw:style-name="fr1" text:anchor-type="as-char"><draw:object xlink:href="Formula-26/" xlink:type="simple" xlink:show="embed" xlink:actuate="onLoad"/></draw:frame>). Pb résolu si les fcts sont abs int.</text:p>
        </text:list-item>
        <text:list-item>
          <text:p text:style-name="P1">Si <draw:frame draw:style-name="fr1" text:anchor-type="as-char"><draw:object xlink:href="Formula-28/" xlink:type="simple" xlink:show="embed" xlink:actuate="onLoad"/></draw:frame> est intégrable et <draw:frame draw:style-name="fr1" text:anchor-type="as-char"><draw:object xlink:href="Formula-30/" xlink:type="simple" xlink:show="embed" xlink:actuate="onLoad"/></draw:frame> est “sympa” (Lipschitz), est-ce que <draw:frame draw:style-name="fr1" text:anchor-type="as-char"><draw:object xlink:href="Formula-32/" xlink:type="simple" xlink:show="embed" xlink:actuate="onLoad"/></draw:frame> est intégrable ? Non … cf (Hu and Lakshmikantham <text:a xlink:type="simple" xlink:href="#ref-HL89" office:name=""><text:span text:style-name="Definition">1989</text:span></text:a>, 525, ex. 4.2) Pb résolu si les fcts sont abs int.</text:p>
        </text:list-item>
      </text:list>
      <text:p text:style-name="First_20_paragraph">On a deux outils qui se combinent pour analyser et résoudre ces pbs:</text:p>
      <text:list text:style-name="L2">
        <text:list-item>
          <text:p text:style-name="P2">La notion de fonction mesurable et le critère d’intégrabilité dominée (Ponce and Schaftingen <text:a xlink:type="simple" xlink:href="#ref-PS17" office:name=""><text:span text:style-name="Definition">2017</text:span></text:a>),</text:p>
        </text:list-item>
        <text:list-item>
          <text:p text:style-name="P2">La notion de fonction absolument mesurable.</text:p>
        </text:list-item>
      </text:list>
      <text:p text:style-name="First_20_paragraph">(nota: autres avantages fcts abs int: chgt de variable robuste et complétude <draw:frame draw:style-name="fr1" text:anchor-type="as-char"><draw:object xlink:href="Formula-34/" xlink:type="simple" xlink:show="embed" xlink:actuate="onLoad"/></draw:frame>.)</text:p>
      <text:p text:style-name="Text_20_body">Sinon</text:p>
      <text:list text:style-name="L3">
        <text:list-item>
          <text:p text:style-name="P3">le théorème de convergence dominé est requis techniquement dans certaines preuves et également pour donner une perspective sur la démarche. Mais sa preuve, ses conséquences, variantes, etc. non, ce qui peut suggérer une “preview” de ce résultat et un développement plus complet ultérieurement. On a “besoin” du DCT et de son corollaire qu’une fct est intégrable ssi elle est bornée par des fcts intégrables et mesurable.</text:p>
        </text:list-item>
        <text:list-item>
          <text:p text:style-name="P3">UPDATE: ensemble mesurable objet “secondaire”, défini comme limite simple de fonction caractéristique ?</text:p>
          <text:p text:style-name="P3">Justifier l’introduction des ensembles mesurables … par la recherche d’une notion de “volume” (longueur/aire/…) suffisamment générale ? Oui, en généralisant ce qui se passe pour les intervalles. Et les ensembles mesurables sont ceux dont la mesure ne pose pas de pb à part qu’ils sont “trop grands”. Introduire mesure de Lebesgue à ce stade, est possible, <draw:frame draw:style-name="fr1" text:anchor-type="as-char"><draw:object xlink:href="Formula-36/" xlink:type="simple" xlink:show="embed" xlink:actuate="onLoad"/></draw:frame>-algèbres, etc. Nécessaire dans la manip des fcts mesurables.</text:p>
          <text:p text:style-name="P3">Cross-justifier la notion de fonction absolument mesurable (concept “stable” par multiplication par la fonction caractéristique d’un ensemble mesurable.)</text:p>
          <text:p text:style-name="P3">Probablement inclure plus généralement la pbmatique des fcts absoluments continues ici. Deux axes: intégrer sur des sous-ensembles “plus généraux” et de façon général, meilleur comportement par rapport aux opération usuelles: le produit borné abs int et abs int est abs int; ça n’est pas le cas pour les fcts simplement intégrables, ce qui est compliqué! Le pb du “multiplier” de fcts intégrable (égal pp à une fct de variation bornée), c’est too much …</text:p>
        </text:list-item>
        <text:list-item>
          <text:p text:style-name="P3">JTODO: parallèle séries AC ou C pour fct AI (et exemple restriction est parlant, très proche, faire le parallèle ?)</text:p>
        </text:list-item>
        <text:list-item>
          <text:p text:style-name="P3">Mener toute la présentation dans <draw:frame draw:style-name="fr1" text:anchor-type="as-char"><draw:object xlink:href="Formula-38/" xlink:type="simple" xlink:show="embed" xlink:actuate="onLoad"/></draw:frame>.</text:p>
        </text:list-item>
      </text:list>
      <text:h text:style-name="Heading_20_1" text:outline-level="1"><text:bookmark-start text:name="théorèmes-de-convergence"/>Théorèmes de Convergence<text:bookmark-end text:name="théorèmes-de-convergence"/></text:h>
      <text:h text:style-name="Heading_20_3" text:outline-level="3"><text:bookmark-start text:name="TCM"/>Théorème de convergence monotone<text:bookmark-end text:name="TCM"/></text:h>
      <text:p text:style-name="First_20_paragraph">Si une suite de fonctions intégrables <draw:frame draw:style-name="fr1" text:anchor-type="as-char"><draw:object xlink:href="Formula-40/" xlink:type="simple" xlink:show="embed" xlink:actuate="onLoad"/></draw:frame> est croissante et majorée en tout point, c’est-à-dire si pour tout <draw:frame draw:style-name="fr1" text:anchor-type="as-char"><draw:object xlink:href="Formula-42/" xlink:type="simple" xlink:show="embed" xlink:actuate="onLoad"/></draw:frame> de <draw:frame draw:style-name="fr1" text:anchor-type="as-char"><draw:object xlink:href="Formula-44/" xlink:type="simple" xlink:show="embed" xlink:actuate="onLoad"/></draw:frame></text:p>
      <text:p text:style-name="Text_20_body"><draw:frame draw:style-name="fr2" text:anchor-type="paragraph"><draw:object xlink:href="Formula-46/" xlink:type="simple" xlink:show="embed" xlink:actuate="onLoad"/></draw:frame></text:p>
      <text:p text:style-name="Text_20_body">alors la limite simple <draw:frame draw:style-name="fr1" text:anchor-type="as-char"><draw:object xlink:href="Formula-48/" xlink:type="simple" xlink:show="embed" xlink:actuate="onLoad"/></draw:frame> des <draw:frame draw:style-name="fr1" text:anchor-type="as-char"><draw:object xlink:href="Formula-50/" xlink:type="simple" xlink:show="embed" xlink:actuate="onLoad"/></draw:frame> est intégrable si et seulement si</text:p>
      <text:p text:style-name="Text_20_body"><draw:frame draw:style-name="fr2" text:anchor-type="paragraph"><draw:object xlink:href="Formula-52/" xlink:type="simple" xlink:show="embed" xlink:actuate="onLoad"/></draw:frame></text:p>
      <text:p text:style-name="Text_20_body">et dans ce cas,</text:p>
      <text:p text:style-name="Text_20_body"><draw:frame draw:style-name="fr2" text:anchor-type="paragraph"><draw:object xlink:href="Formula-54/" xlink:type="simple" xlink:show="embed" xlink:actuate="onLoad"/></draw:frame></text:p>
      <text:h text:style-name="Heading_20_3" text:outline-level="3"><text:bookmark-start text:name="démonstration"/>Démonstration<text:bookmark-end text:name="démonstration"/></text:h>
      <text:p text:style-name="First_20_paragraph">Se reporter à Demailly (<text:a xlink:type="simple" xlink:href="#ref-Dem11" office:name=""><text:span text:style-name="Definition">2011</text:span></text:a>).</text:p>
      <text:p text:style-name="Text_20_body"><draw:frame draw:style-name="fr1" text:anchor-type="as-char"><draw:object xlink:href="Formula-56/" xlink:type="simple" xlink:show="embed" xlink:actuate="onLoad"/></draw:frame></text:p>
      <text:h text:style-name="Heading_20_3" text:outline-level="3"><text:bookmark-start text:name="TCD"/>Théorème de convergence dominée<text:bookmark-end text:name="TCD"/></text:h>
      <text:p text:style-name="First_20_paragraph">Si une suite de fonctions intégrables <draw:frame draw:style-name="fr1" text:anchor-type="as-char"><draw:object xlink:href="Formula-58/" xlink:type="simple" xlink:show="embed" xlink:actuate="onLoad"/></draw:frame> converge simplement vers la fonction <draw:frame draw:style-name="fr1" text:anchor-type="as-char"><draw:object xlink:href="Formula-60/" xlink:type="simple" xlink:show="embed" xlink:actuate="onLoad"/></draw:frame>, c’est-à-dire si pour tout <draw:frame draw:style-name="fr1" text:anchor-type="as-char"><draw:object xlink:href="Formula-62/" xlink:type="simple" xlink:show="embed" xlink:actuate="onLoad"/></draw:frame>,</text:p>
      <text:p text:style-name="Text_20_body"><draw:frame draw:style-name="fr2" text:anchor-type="paragraph"><draw:object xlink:href="Formula-64/" xlink:type="simple" xlink:show="embed" xlink:actuate="onLoad"/></draw:frame></text:p>
      <text:p text:style-name="Text_20_body">et qu’il existe deux fonctions intégrables <draw:frame draw:style-name="fr1" text:anchor-type="as-char"><draw:object xlink:href="Formula-66/" xlink:type="simple" xlink:show="embed" xlink:actuate="onLoad"/></draw:frame> et <draw:frame draw:style-name="fr1" text:anchor-type="as-char"><draw:object xlink:href="Formula-68/" xlink:type="simple" xlink:show="embed" xlink:actuate="onLoad"/></draw:frame> encadrant la suite <draw:frame draw:style-name="fr1" text:anchor-type="as-char"><draw:object xlink:href="Formula-70/" xlink:type="simple" xlink:show="embed" xlink:actuate="onLoad"/></draw:frame>, c’est-à-dire telles que pour tout <draw:frame draw:style-name="fr1" text:anchor-type="as-char"><draw:object xlink:href="Formula-72/" xlink:type="simple" xlink:show="embed" xlink:actuate="onLoad"/></draw:frame> et pour tout <draw:frame draw:style-name="fr1" text:anchor-type="as-char"><draw:object xlink:href="Formula-74/" xlink:type="simple" xlink:show="embed" xlink:actuate="onLoad"/></draw:frame>,</text:p>
      <text:p text:style-name="Text_20_body"><draw:frame draw:style-name="fr2" text:anchor-type="paragraph"><draw:object xlink:href="Formula-76/" xlink:type="simple" xlink:show="embed" xlink:actuate="onLoad"/></draw:frame></text:p>
      <text:p text:style-name="Text_20_body">alors la fonction <draw:frame draw:style-name="fr1" text:anchor-type="as-char"><draw:object xlink:href="Formula-78/" xlink:type="simple" xlink:show="embed" xlink:actuate="onLoad"/></draw:frame> est intégrable et</text:p>
      <text:p text:style-name="Text_20_body"><draw:frame draw:style-name="fr2" text:anchor-type="paragraph"><draw:object xlink:href="Formula-80/" xlink:type="simple" xlink:show="embed" xlink:actuate="onLoad"/></draw:frame></text:p>
      <text:h text:style-name="Heading_20_3" text:outline-level="3"><text:bookmark-start text:name="démonstration-1"/>Démonstration<text:bookmark-end text:name="démonstration-1"/></text:h>
      <text:p text:style-name="First_20_paragraph">Se reporter à Demailly (<text:a xlink:type="simple" xlink:href="#ref-Dem11" office:name=""><text:span text:style-name="Definition">2011</text:span></text:a>).</text:p>
      <text:p text:style-name="Text_20_body"><draw:frame draw:style-name="fr1" text:anchor-type="as-char"><draw:object xlink:href="Formula-82/" xlink:type="simple" xlink:show="embed" xlink:actuate="onLoad"/></draw:frame></text:p>
      <text:h text:style-name="Heading_20_3" text:outline-level="3"><text:bookmark-start text:name="todo"/>TODO:<text:bookmark-end text:name="todo"/></text:h>
      <text:p text:style-name="First_20_paragraph">dérivation sous le signe somme (exercice ?)</text:p>
      <text:h text:style-name="Heading_20_1" text:outline-level="1"><text:bookmark-start text:name="ensembles-mesurables"/>Ensembles mesurables<text:bookmark-end text:name="ensembles-mesurables"/></text:h>
      <text:p text:style-name="First_20_paragraph">Il existe un lien étroit entre la notions de longueur d’un ensemble de réels et le calcul intégral. Nous savons par exemple que pour tout intervalle compact <draw:frame draw:style-name="fr1" text:anchor-type="as-char"><draw:object xlink:href="Formula-84/" xlink:type="simple" xlink:show="embed" xlink:actuate="onLoad"/></draw:frame>, la longueur <draw:frame draw:style-name="fr1" text:anchor-type="as-char"><draw:object xlink:href="Formula-86/" xlink:type="simple" xlink:show="embed" xlink:actuate="onLoad"/></draw:frame> de l’intervalle peut être calculée par l’intégrale de la fonction caractéristique de <draw:frame draw:style-name="fr1" text:anchor-type="as-char"><draw:object xlink:href="Formula-88/" xlink:type="simple" xlink:show="embed" xlink:actuate="onLoad"/></draw:frame>:</text:p>
      <text:p text:style-name="Text_20_body"><draw:frame draw:style-name="fr2" text:anchor-type="paragraph"><draw:object xlink:href="Formula-90/" xlink:type="simple" xlink:show="embed" xlink:actuate="onLoad"/></draw:frame></text:p>
      <text:p text:style-name="Text_20_body">Si <draw:frame draw:style-name="fr1" text:anchor-type="as-char"><draw:object xlink:href="Formula-92/" xlink:type="simple" xlink:show="embed" xlink:actuate="onLoad"/></draw:frame> est une collection finie d’intervalles disjoints <draw:frame draw:style-name="fr1" text:anchor-type="as-char"><draw:object xlink:href="Formula-94/" xlink:type="simple" xlink:show="embed" xlink:actuate="onLoad"/></draw:frame>, l’intégrale de <draw:frame draw:style-name="fr1" text:anchor-type="as-char"><draw:object xlink:href="Formula-96/" xlink:type="simple" xlink:show="embed" xlink:actuate="onLoad"/></draw:frame> vaut cette fois-ci <draw:frame draw:style-name="fr1" text:anchor-type="as-char"><draw:object xlink:href="Formula-98/" xlink:type="simple" xlink:show="embed" xlink:actuate="onLoad"/></draw:frame>, ce qui correspond toujours à la valeur “intuitive” de la longueur de l’ensemble.</text:p>
      <text:p text:style-name="Text_20_body">Il apparait donc légitime pour définir la longueur d’un sous-ensemble <draw:frame draw:style-name="fr1" text:anchor-type="as-char"><draw:object xlink:href="Formula-100/" xlink:type="simple" xlink:show="embed" xlink:actuate="onLoad"/></draw:frame> de <draw:frame draw:style-name="fr1" text:anchor-type="as-char"><draw:object xlink:href="Formula-102/" xlink:type="simple" xlink:show="embed" xlink:actuate="onLoad"/></draw:frame> aussi général que possible<text:note text:id="ftn0" text:note-class="footnote"><text:note-citation>1</text:note-citation><text:note-body><text:p text:style-name="Footnote">Oui il existe des ensembles dont on ne pas pas définir raisonnablement la longueur, sauf à accepter un concept de longueur aux propriétés très étranges. Non, cette situation ne résulte pas de la méthode de définition de la longueur par l’intégrale; c’est au contraire une limitation intrinsèque de la théorie de la mesure que nous étudierons plus en détail par la suite. Et non, il n’existe aucun construction “facile” (constructive, explicite) d’ensemble qui ne soit pas mesurable (et c’est une chose que l’on peut prouver).</text:p></text:note-body></text:note> de <draw:frame draw:style-name="fr1" text:anchor-type="as-char"><draw:object xlink:href="Formula-104/" xlink:type="simple" xlink:show="embed" xlink:actuate="onLoad"/></draw:frame> de prendre cette égalité comme une définition, ce qui suppose toutefois que la fonction caractéristique soit intégrable; on parle alors d’ensemble intégrable. Cette définition laisse toutefois de coté les ensembles “trop grands” pour être intégrables, mais par ailleurs parfaitement anodins, comme par exemple <draw:frame draw:style-name="fr1" text:anchor-type="as-char"><draw:object xlink:href="Formula-106/" xlink:type="simple" xlink:show="embed" xlink:actuate="onLoad"/></draw:frame> tout entier ou l’ensemble des réels positifs. Nous préférons donc mettre l’accent sur la notion d’ensemble mesurable:</text:p>
      <text:h text:style-name="Heading_20_3" text:outline-level="3"><text:bookmark-start text:name="ensemble-mesurable"/>Ensemble mesurable<text:bookmark-end text:name="ensemble-mesurable"/></text:h>
      <text:p text:style-name="First_20_paragraph">Un ensemble <draw:frame draw:style-name="fr1" text:anchor-type="as-char"><draw:object xlink:href="Formula-108/" xlink:type="simple" xlink:show="embed" xlink:actuate="onLoad"/></draw:frame> de <draw:frame draw:style-name="fr1" text:anchor-type="as-char"><draw:object xlink:href="Formula-110/" xlink:type="simple" xlink:show="embed" xlink:actuate="onLoad"/></draw:frame> est <text:span text:style-name="T1">de longueur finie</text:span> si sa fonction caractéristique <draw:frame draw:style-name="fr1" text:anchor-type="as-char"><draw:object xlink:href="Formula-112/" xlink:type="simple" xlink:show="embed" xlink:actuate="onLoad"/></draw:frame> est intégrable sur <draw:frame draw:style-name="fr1" text:anchor-type="as-char"><draw:object xlink:href="Formula-114/" xlink:type="simple" xlink:show="embed" xlink:actuate="onLoad"/></draw:frame>; il est <text:span text:style-name="T1">mesurable</text:span> si sa fonction caractéristique est intégable sur tout intervalle compact <draw:frame draw:style-name="fr1" text:anchor-type="as-char"><draw:object xlink:href="Formula-116/" xlink:type="simple" xlink:show="embed" xlink:actuate="onLoad"/></draw:frame> de <draw:frame draw:style-name="fr1" text:anchor-type="as-char"><draw:object xlink:href="Formula-118/" xlink:type="simple" xlink:show="embed" xlink:actuate="onLoad"/></draw:frame>. La (mesure de) <text:span text:style-name="T1">longueur</text:span> d’un ensemble <draw:frame draw:style-name="fr1" text:anchor-type="as-char"><draw:object xlink:href="Formula-120/" xlink:type="simple" xlink:show="embed" xlink:actuate="onLoad"/></draw:frame> mesurable est définie par</text:p>
      <text:p text:style-name="Text_20_body"><draw:frame draw:style-name="fr2" text:anchor-type="paragraph"><draw:object xlink:href="Formula-122/" xlink:type="simple" xlink:show="embed" xlink:actuate="onLoad"/></draw:frame></text:p>
      <text:p text:style-name="Text_20_body">si <draw:frame draw:style-name="fr1" text:anchor-type="as-char"><draw:object xlink:href="Formula-124/" xlink:type="simple" xlink:show="embed" xlink:actuate="onLoad"/></draw:frame> est de longueur finie et</text:p>
      <text:p text:style-name="Text_20_body"><draw:frame draw:style-name="fr2" text:anchor-type="paragraph"><draw:object xlink:href="Formula-126/" xlink:type="simple" xlink:show="embed" xlink:actuate="onLoad"/></draw:frame></text:p>
      <text:p text:style-name="Text_20_body">dans le cas contraire (si <draw:frame draw:style-name="fr1" text:anchor-type="as-char"><draw:object xlink:href="Formula-128/" xlink:type="simple" xlink:show="embed" xlink:actuate="onLoad"/></draw:frame> mesurable mais pas de longueur finie).</text:p>
      <text:h text:style-name="Heading_20_3" text:outline-level="3"><text:bookmark-start text:name="remarque"/>Remarque<text:bookmark-end text:name="remarque"/></text:h>
      <text:p text:style-name="First_20_paragraph">Il faut comprendre le terme “mesurable” litéralement, signifiant “dont on peut définir la longueur” (un nombre fini ou infini). Cette interprétation est cohérente, puisque tous les ensembles <draw:frame draw:style-name="fr1" text:anchor-type="as-char"><draw:object xlink:href="Formula-130/" xlink:type="simple" xlink:show="embed" xlink:actuate="onLoad"/></draw:frame> de longueur finie sont bien mesurables; en effet si la fonction caractéristique <draw:frame draw:style-name="fr1" text:anchor-type="as-char"><draw:object xlink:href="Formula-132/" xlink:type="simple" xlink:show="embed" xlink:actuate="onLoad"/></draw:frame> est intégrable, sa restriction à tout intervalle compact <draw:frame draw:style-name="fr1" text:anchor-type="as-char"><draw:object xlink:href="Formula-134/" xlink:type="simple" xlink:show="embed" xlink:actuate="onLoad"/></draw:frame> également.</text:p>
      <text:h text:style-name="Heading_20_3" text:outline-level="3"><text:bookmark-start text:name="todo-1"/>TODO:<text:bookmark-end text:name="todo-1"/></text:h>
      <text:p text:style-name="First_20_paragraph">intégrale de fct carac sur <draw:frame draw:style-name="fr1" text:anchor-type="as-char"><draw:object xlink:href="Formula-136/" xlink:type="simple" xlink:show="embed" xlink:actuate="onLoad"/></draw:frame> dominé par une borne finie commune, conclure que l’ensemble est de longueur finie?</text:p>
      <text:h text:style-name="Heading_20_3" text:outline-level="3"><text:bookmark-start text:name="todo-en-exercice"/>TODO en exercice<text:bookmark-end text:name="todo-en-exercice"/></text:h>
      <text:p text:style-name="First_20_paragraph">Structure de <draw:frame draw:style-name="fr1" text:anchor-type="as-char"><draw:object xlink:href="Formula-138/" xlink:type="simple" xlink:show="embed" xlink:actuate="onLoad"/></draw:frame>-ring pour les ensembles intégrables ?</text:p>
      <text:h text:style-name="Heading_20_3" text:outline-level="3"><text:bookmark-start text:name="propriétés-élementaires-des-ensembles-mesurables"/>Propriétés élementaires des ensembles mesurables<text:bookmark-end text:name="propriétés-élementaires-des-ensembles-mesurables"/></text:h>
      <text:list text:style-name="L4">
        <text:list-item>
          <text:p text:style-name="P4">L’ensemble vide est mesurable.</text:p>
        </text:list-item>
        <text:list-item>
          <text:p text:style-name="P4">Le complémentaire d’un ensemble mesurable est mesurable.</text:p>
        </text:list-item>
        <text:list-item>
          <text:p text:style-name="P4">L’union d’une collection dénombrable<text:note text:id="ftn1" text:note-class="footnote"><text:note-citation>2</text:note-citation><text:note-body><text:p text:style-name="Footnote">fini ou bien strictement dénombrable, c’est-à-dire en bijection avec <draw:frame draw:style-name="fr1" text:anchor-type="as-char"><draw:object xlink:href="Formula-140/" xlink:type="simple" xlink:show="embed" xlink:actuate="onLoad"/></draw:frame>.</text:p></text:note-body></text:note> d’ensembles mesurables est mesurable.</text:p>
        </text:list-item>
      </text:list>
      <text:h text:style-name="Heading_20_3" text:outline-level="3"><text:bookmark-start text:name="démonstration-2"/>Démonstration<text:bookmark-end text:name="démonstration-2"/></text:h>
      <text:list text:style-name="L5">
        <text:list-item>
          <text:p text:style-name="P5">La fonction caractéristique <draw:frame draw:style-name="fr1" text:anchor-type="as-char"><draw:object xlink:href="Formula-142/" xlink:type="simple" xlink:show="embed" xlink:actuate="onLoad"/></draw:frame> est identiquement nulle; l’ensemble vide <draw:frame draw:style-name="fr1" text:anchor-type="as-char"><draw:object xlink:href="Formula-144/" xlink:type="simple" xlink:show="embed" xlink:actuate="onLoad"/></draw:frame> est donc intégrable et par conséquent mesurable.</text:p>
        </text:list-item>
        <text:list-item>
          <text:p text:style-name="First_20_paragraph">Si l’ensemble <draw:frame draw:style-name="fr1" text:anchor-type="as-char"><draw:object xlink:href="Formula-146/" xlink:type="simple" xlink:show="embed" xlink:actuate="onLoad"/></draw:frame> est mesurable et <draw:frame draw:style-name="fr1" text:anchor-type="as-char"><draw:object xlink:href="Formula-148/" xlink:type="simple" xlink:show="embed" xlink:actuate="onLoad"/></draw:frame>, pour tout <draw:frame draw:style-name="fr1" text:anchor-type="as-char"><draw:object xlink:href="Formula-150/" xlink:type="simple" xlink:show="embed" xlink:actuate="onLoad"/></draw:frame>, l’ensemble <draw:frame draw:style-name="fr1" text:anchor-type="as-char"><draw:object xlink:href="Formula-152/" xlink:type="simple" xlink:show="embed" xlink:actuate="onLoad"/></draw:frame> est intégrable. Par ailleurs, l’ensemble <draw:frame draw:style-name="fr1" text:anchor-type="as-char"><draw:object xlink:href="Formula-154/" xlink:type="simple" xlink:show="embed" xlink:actuate="onLoad"/></draw:frame> est intégrable. Donc, comme</text:p>
          <text:p text:style-name="Text_20_body"><draw:frame draw:style-name="fr2" text:anchor-type="paragraph"><draw:object xlink:href="Formula-156/" xlink:type="simple" xlink:show="embed" xlink:actuate="onLoad"/></draw:frame></text:p>
          <text:p text:style-name="Text_20_body">l’ensemble <draw:frame draw:style-name="fr1" text:anchor-type="as-char"><draw:object xlink:href="Formula-158/" xlink:type="simple" xlink:show="embed" xlink:actuate="onLoad"/></draw:frame> est intégrable; l’ensemble <draw:frame draw:style-name="fr1" text:anchor-type="as-char"><draw:object xlink:href="Formula-160/" xlink:type="simple" xlink:show="embed" xlink:actuate="onLoad"/></draw:frame> est donc mesurable.</text:p>
        </text:list-item>
        <text:list-item>
          <text:p text:style-name="P5">Si les <draw:frame draw:style-name="fr1" text:anchor-type="as-char"><draw:object xlink:href="Formula-162/" xlink:type="simple" xlink:show="embed" xlink:actuate="onLoad"/></draw:frame> forment une famille dénombrable d’ensemble mesurables, pour tout intervalle compact <draw:frame draw:style-name="fr1" text:anchor-type="as-char"><draw:object xlink:href="Formula-164/" xlink:type="simple" xlink:show="embed" xlink:actuate="onLoad"/></draw:frame>, <draw:frame draw:style-name="fr1" text:anchor-type="as-char"><draw:object xlink:href="Formula-166/" xlink:type="simple" xlink:show="embed" xlink:actuate="onLoad"/></draw:frame> est intégrable, c’est-à-dire que <draw:frame draw:style-name="fr1" text:anchor-type="as-char"><draw:object xlink:href="Formula-168/" xlink:type="simple" xlink:show="embed" xlink:actuate="onLoad"/></draw:frame> est intégrable. Comme <draw:frame draw:style-name="fr1" text:anchor-type="as-char"><draw:object xlink:href="Formula-170/" xlink:type="simple" xlink:show="embed" xlink:actuate="onLoad"/></draw:frame>, la suite des fonctions caractéristiques <draw:frame draw:style-name="fr1" text:anchor-type="as-char"><draw:object xlink:href="Formula-172/" xlink:type="simple" xlink:show="embed" xlink:actuate="onLoad"/></draw:frame> converge simplement vers <draw:frame draw:style-name="fr1" text:anchor-type="as-char"><draw:object xlink:href="Formula-174/" xlink:type="simple" xlink:show="embed" xlink:actuate="onLoad"/></draw:frame>. Par ailleurs, pour tout <draw:frame draw:style-name="fr1" text:anchor-type="as-char"><draw:object xlink:href="Formula-176/" xlink:type="simple" xlink:show="embed" xlink:actuate="onLoad"/></draw:frame>, on a <draw:frame draw:style-name="fr1" text:anchor-type="as-char"><draw:object xlink:href="Formula-178/" xlink:type="simple" xlink:show="embed" xlink:actuate="onLoad"/></draw:frame>, donc par le <text:a xlink:type="simple" xlink:href="#TCD" office:name=""><text:span text:style-name="Definition">théorème de convergence dominée</text:span></text:a>, la fonction <draw:frame draw:style-name="fr1" text:anchor-type="as-char"><draw:object xlink:href="Formula-180/" xlink:type="simple" xlink:show="embed" xlink:actuate="onLoad"/></draw:frame> est intégrable. Par conséquent, l’ensemble <draw:frame draw:style-name="fr1" text:anchor-type="as-char"><draw:object xlink:href="Formula-182/" xlink:type="simple" xlink:show="embed" xlink:actuate="onLoad"/></draw:frame> est mesurable.</text:p>
        </text:list-item>
      </text:list>
      <text:p text:style-name="Text_20_body"><draw:frame draw:style-name="fr1" text:anchor-type="as-char"><draw:object xlink:href="Formula-184/" xlink:type="simple" xlink:show="embed" xlink:actuate="onLoad"/></draw:frame></text:p>
      <text:h text:style-name="Heading_20_3" text:outline-level="3"><text:bookmark-start text:name="todo-2"/>TODO<text:bookmark-end text:name="todo-2"/></text:h>
      <text:p text:style-name="First_20_paragraph">terminologie <draw:frame draw:style-name="fr1" text:anchor-type="as-char"><draw:object xlink:href="Formula-186/" xlink:type="simple" xlink:show="embed" xlink:actuate="onLoad"/></draw:frame>-algèbre (ou tribu)</text:p>
      <text:h text:style-name="Heading_20_3" text:outline-level="3"><text:bookmark-start text:name="topologie-et-ensembles-mesurables"/>Topologie et ensembles mesurables<text:bookmark-end text:name="topologie-et-ensembles-mesurables"/></text:h>
      <text:p text:style-name="First_20_paragraph">Tout ensemble ouvert est mesurable.</text:p>
      <text:h text:style-name="Heading_20_3" text:outline-level="3"><text:bookmark-start text:name="démonstration-3"/>Démonstration<text:bookmark-end text:name="démonstration-3"/></text:h>
      <text:p text:style-name="First_20_paragraph">Tout intervalle ouvert <draw:frame draw:style-name="fr1" text:anchor-type="as-char"><draw:object xlink:href="Formula-188/" xlink:type="simple" xlink:show="embed" xlink:actuate="onLoad"/></draw:frame> est mesurable. En effet, son intersection avec un intervalle compact <draw:frame draw:style-name="fr1" text:anchor-type="as-char"><draw:object xlink:href="Formula-190/" xlink:type="simple" xlink:show="embed" xlink:actuate="onLoad"/></draw:frame> est un intervalle inclus dans <draw:frame draw:style-name="fr1" text:anchor-type="as-char"><draw:object xlink:href="Formula-192/" xlink:type="simple" xlink:show="embed" xlink:actuate="onLoad"/></draw:frame>. La fonction caractéristique associée est de la forme <draw:frame draw:style-name="fr1" text:anchor-type="as-char"><draw:object xlink:href="Formula-194/" xlink:type="simple" xlink:show="embed" xlink:actuate="onLoad"/></draw:frame>, ou en diffère au plus en deux points; dans tous les cas, elle est intégrable.</text:p>
      <text:p text:style-name="Text_20_body">Si maintenant <draw:frame draw:style-name="fr1" text:anchor-type="as-char"><draw:object xlink:href="Formula-196/" xlink:type="simple" xlink:show="embed" xlink:actuate="onLoad"/></draw:frame> est un ensemble ouvert ouvert, pour chaque point <draw:frame draw:style-name="fr1" text:anchor-type="as-char"><draw:object xlink:href="Formula-198/" xlink:type="simple" xlink:show="embed" xlink:actuate="onLoad"/></draw:frame> de <draw:frame draw:style-name="fr1" text:anchor-type="as-char"><draw:object xlink:href="Formula-200/" xlink:type="simple" xlink:show="embed" xlink:actuate="onLoad"/></draw:frame> on peut construire le plus grand intervalle ouvert <draw:frame draw:style-name="fr1" text:anchor-type="as-char"><draw:object xlink:href="Formula-202/" xlink:type="simple" xlink:show="embed" xlink:actuate="onLoad"/></draw:frame> contenant <draw:frame draw:style-name="fr1" text:anchor-type="as-char"><draw:object xlink:href="Formula-204/" xlink:type="simple" xlink:show="embed" xlink:actuate="onLoad"/></draw:frame> et inclus dans <draw:frame draw:style-name="fr1" text:anchor-type="as-char"><draw:object xlink:href="Formula-206/" xlink:type="simple" xlink:show="embed" xlink:actuate="onLoad"/></draw:frame> (c’est l’union de tous les intervalles ouvert vérifiant ces deux propriétés). Pour un couple <draw:frame draw:style-name="fr1" text:anchor-type="as-char"><draw:object xlink:href="Formula-208/" xlink:type="simple" xlink:show="embed" xlink:actuate="onLoad"/></draw:frame> et <draw:frame draw:style-name="fr1" text:anchor-type="as-char"><draw:object xlink:href="Formula-210/" xlink:type="simple" xlink:show="embed" xlink:actuate="onLoad"/></draw:frame> dans <draw:frame draw:style-name="fr1" text:anchor-type="as-char"><draw:object xlink:href="Formula-212/" xlink:type="simple" xlink:show="embed" xlink:actuate="onLoad"/></draw:frame>, soit <draw:frame draw:style-name="fr1" text:anchor-type="as-char"><draw:object xlink:href="Formula-214/" xlink:type="simple" xlink:show="embed" xlink:actuate="onLoad"/></draw:frame>, soit <draw:frame draw:style-name="fr1" text:anchor-type="as-char"><draw:object xlink:href="Formula-216/" xlink:type="simple" xlink:show="embed" xlink:actuate="onLoad"/></draw:frame> et <draw:frame draw:style-name="fr1" text:anchor-type="as-char"><draw:object xlink:href="Formula-218/" xlink:type="simple" xlink:show="embed" xlink:actuate="onLoad"/></draw:frame> sont disjoints et l’union de tous les intervalles <draw:frame draw:style-name="fr1" text:anchor-type="as-char"><draw:object xlink:href="Formula-220/" xlink:type="simple" xlink:show="embed" xlink:actuate="onLoad"/></draw:frame> est égale à <draw:frame draw:style-name="fr1" text:anchor-type="as-char"><draw:object xlink:href="Formula-222/" xlink:type="simple" xlink:show="embed" xlink:actuate="onLoad"/></draw:frame>. Comme dans chaque <draw:frame draw:style-name="fr1" text:anchor-type="as-char"><draw:object xlink:href="Formula-224/" xlink:type="simple" xlink:show="embed" xlink:actuate="onLoad"/></draw:frame> on peut choisir un nombre rationnel <draw:frame draw:style-name="fr1" text:anchor-type="as-char"><draw:object xlink:href="Formula-226/" xlink:type="simple" xlink:show="embed" xlink:actuate="onLoad"/></draw:frame> tel que <draw:frame draw:style-name="fr1" text:anchor-type="as-char"><draw:object xlink:href="Formula-228/" xlink:type="simple" xlink:show="embed" xlink:actuate="onLoad"/></draw:frame>, cette union est dénombrable. L’ouvert <draw:frame draw:style-name="fr1" text:anchor-type="as-char"><draw:object xlink:href="Formula-230/" xlink:type="simple" xlink:show="embed" xlink:actuate="onLoad"/></draw:frame> est donc une union dénombrable d’intervalles ouverts, qui sont tous mesurables, il est donc mesurable.</text:p>
      <text:p text:style-name="Text_20_body"><draw:frame draw:style-name="fr1" text:anchor-type="as-char"><draw:object xlink:href="Formula-232/" xlink:type="simple" xlink:show="embed" xlink:actuate="onLoad"/></draw:frame></text:p>
      <text:h text:style-name="Heading_20_3" text:outline-level="3"><text:bookmark-start text:name="todo-3"/>TODO<text:bookmark-end text:name="todo-3"/></text:h>
      <text:p text:style-name="First_20_paragraph">En amont (chap. I), énoncer que égale pp à intégrable est intégrale (et intégrale de même valeur). Grpmh ça n’est pas ce que l’on utilise excatement; la démo montre que ça marche si deux fonctions sont égales à l’exception d’un ensemble “négligeable”, au sens de “de mesure extérieure de longueur nulle”. L’exercice pertinent ici constiste donc à montrer qu’un ensemble est négligeable ssi il est de longueur nulle. Un sens est évident (négligeable <draw:frame draw:style-name="fr1" text:anchor-type="as-char"><draw:object xlink:href="Formula-234/" xlink:type="simple" xlink:show="embed" xlink:actuate="onLoad"/></draw:frame> de longueur nulle) avec les résultats du chap précédent (à énoncer: comparaison intégrale de deux fcts ident sauf sur un ensemble négligeable)</text:p>
      <text:p text:style-name="Text_20_body"><text:span text:style-name="T2">NOTA:</text:span> shunter cette section “complétude” en première approche ? Je dois revoir la terminologie du chap précédent, l’usage du terme “négligeable” n’est pas safe (veut dire autre chose). Ici tout ça est identique, mais pas en général …</text:p>
      <text:p text:style-name="Text_20_body">NOTA: on a quand même assez pour prouver que la mesure est complète ? Nope, pas encore. Ca plaide pout shunter …</text:p>
      <text:p text:style-name="Text_20_body">Réfléchir quand même aux 3 notions: de mesure extérieure nulle, de mesure nulle et négligeable (dans un ens de mesure nulle).</text:p>
      <text:h text:style-name="Heading_20_3" text:outline-level="3"><text:bookmark-start text:name="ensembles-négligeables"/>Ensembles négligeables<text:bookmark-end text:name="ensembles-négligeables"/></text:h>
      <text:p text:style-name="First_20_paragraph">Un ensemble est de longueur nulle si et seulement s’il est négligeable.</text:p>
      <text:h text:style-name="Heading_20_3" text:outline-level="3"><text:bookmark-start text:name="preuve"/>Preuve<text:bookmark-end text:name="preuve"/></text:h>
      <text:p text:style-name="First_20_paragraph">Si l’ensemble <draw:frame draw:style-name="fr1" text:anchor-type="as-char"><draw:object xlink:href="Formula-236/" xlink:type="simple" xlink:show="embed" xlink:actuate="onLoad"/></draw:frame> est négligeable, sa fonction caractéristique est égale presque partout à la fonction identiquement nulle, qui est intégrable et d’intégrale nulle. Par conséquent (<text:span text:style-name="T2">TODO: insérer ce résultat dans chapitre 1</text:span>), <draw:frame draw:style-name="fr1" text:anchor-type="as-char"><draw:object xlink:href="Formula-238/" xlink:type="simple" xlink:show="embed" xlink:actuate="onLoad"/></draw:frame> est intégrable et d’intégrale nulle, donc l’ensemble <draw:frame draw:style-name="fr1" text:anchor-type="as-char"><draw:object xlink:href="Formula-240/" xlink:type="simple" xlink:show="embed" xlink:actuate="onLoad"/></draw:frame> est intégrable et de longueur nulle.</text:p>
      <text:p text:style-name="Text_20_body">Réciproquement, supposons l’ensemble <draw:frame draw:style-name="fr1" text:anchor-type="as-char"><draw:object xlink:href="Formula-242/" xlink:type="simple" xlink:show="embed" xlink:actuate="onLoad"/></draw:frame> mesurable; nous cherchons à montrer que pour tout <draw:frame draw:style-name="fr1" text:anchor-type="as-char"><draw:object xlink:href="Formula-244/" xlink:type="simple" xlink:show="embed" xlink:actuate="onLoad"/></draw:frame>, il existe une famille dénombrable d’intervalles <draw:frame draw:style-name="fr1" text:anchor-type="as-char"><draw:object xlink:href="Formula-246/" xlink:type="simple" xlink:show="embed" xlink:actuate="onLoad"/></draw:frame> de <draw:frame draw:style-name="fr1" text:anchor-type="as-char"><draw:object xlink:href="Formula-248/" xlink:type="simple" xlink:show="embed" xlink:actuate="onLoad"/></draw:frame> qui recouvre <draw:frame draw:style-name="fr1" text:anchor-type="as-char"><draw:object xlink:href="Formula-250/" xlink:type="simple" xlink:show="embed" xlink:actuate="onLoad"/></draw:frame> et telle que</text:p>
      <text:p text:style-name="Text_20_body"><draw:frame draw:style-name="fr2" text:anchor-type="paragraph"><draw:object xlink:href="Formula-252/" xlink:type="simple" xlink:show="embed" xlink:actuate="onLoad"/></draw:frame></text:p>
      <text:p text:style-name="Text_20_body">Supposons temporairement que <draw:frame draw:style-name="fr1" text:anchor-type="as-char"><draw:object xlink:href="Formula-254/" xlink:type="simple" xlink:show="embed" xlink:actuate="onLoad"/></draw:frame> soit inclus dans un intervalle compact <draw:frame draw:style-name="fr1" text:anchor-type="as-char"><draw:object xlink:href="Formula-256/" xlink:type="simple" xlink:show="embed" xlink:actuate="onLoad"/></draw:frame> de <draw:frame draw:style-name="fr1" text:anchor-type="as-char"><draw:object xlink:href="Formula-258/" xlink:type="simple" xlink:show="embed" xlink:actuate="onLoad"/></draw:frame>. La fonction caractéristique <draw:frame draw:style-name="fr1" text:anchor-type="as-char"><draw:object xlink:href="Formula-260/" xlink:type="simple" xlink:show="embed" xlink:actuate="onLoad"/></draw:frame> de <draw:frame draw:style-name="fr1" text:anchor-type="as-char"><draw:object xlink:href="Formula-262/" xlink:type="simple" xlink:show="embed" xlink:actuate="onLoad"/></draw:frame> est intégrable, donc pour tout <draw:frame draw:style-name="fr1" text:anchor-type="as-char"><draw:object xlink:href="Formula-264/" xlink:type="simple" xlink:show="embed" xlink:actuate="onLoad"/></draw:frame> il existe une jauge <draw:frame draw:style-name="fr1" text:anchor-type="as-char"><draw:object xlink:href="Formula-266/" xlink:type="simple" xlink:show="embed" xlink:actuate="onLoad"/></draw:frame> sur <draw:frame draw:style-name="fr1" text:anchor-type="as-char"><draw:object xlink:href="Formula-268/" xlink:type="simple" xlink:show="embed" xlink:actuate="onLoad"/></draw:frame> telle que, si la subdivision pointée (totale ou partielle<text:note text:id="ftn2" text:note-class="footnote"><text:note-citation>3</text:note-citation><text:note-body><text:p text:style-name="Text_20_body">cette formulation est intéressante. C’est un peu moins fort que le lemme de Henstock stricto sensu, mais ça peut peut-être suffire à tous nos besoins: le lemme de Henstock permet de revisiter la définition d’intégrabilité (de façon équivalente) en rajoutant à la définition le qualificatif “(totale ou partielle)” à la subdivision (modulo aussi un mini-patch dans la formule inégalité ou l’on n’intègre plus nécessairement sur tout <draw:frame draw:style-name="fr1" text:anchor-type="as-char"><draw:object xlink:href="Formula-270/" xlink:type="simple" xlink:show="embed" xlink:actuate="onLoad"/></draw:frame>, mais on somme sur les confettis … Mmmm; on aurait peut-être intérêt à écrire ça comme</text:p>
<text:p text:style-name="Text_20_body"><draw:frame draw:style-name="fr2" text:anchor-type="paragraph"><draw:object xlink:href="Formula-272/" xlink:type="simple" xlink:show="embed" xlink:actuate="onLoad"/></draw:frame></text:p>
<text:p text:style-name="Text_20_body">en définissant l’intégrale sur une union (finie) d’intervalles qui sont sans chevauchement). Et c’est un raccourci très intéressant pour la présentation orale. Il faudrait voir si ce “corollaire” du lemme de Henstock couvre l’ensemble des usage que l’on a en aval …</text:p></text:note-body></text:note>) <draw:frame draw:style-name="fr1" text:anchor-type="as-char"><draw:object xlink:href="Formula-274/" xlink:type="simple" xlink:show="embed" xlink:actuate="onLoad"/></draw:frame> est subordonnée à <draw:frame draw:style-name="fr1" text:anchor-type="as-char"><draw:object xlink:href="Formula-276/" xlink:type="simple" xlink:show="embed" xlink:actuate="onLoad"/></draw:frame>, on a</text:p>
      <text:p text:style-name="Text_20_body"><draw:frame draw:style-name="fr2" text:anchor-type="paragraph"><draw:object xlink:href="Formula-278/" xlink:type="simple" xlink:show="embed" xlink:actuate="onLoad"/></draw:frame></text:p>
      <text:p text:style-name="Text_20_body"/>
      <text:p text:style-name="Text_20_body">Pour pouvoir conclure, nous allons construire une famille dénombrable <draw:frame draw:style-name="fr1" text:anchor-type="as-char"><draw:object xlink:href="Formula-280/" xlink:type="simple" xlink:show="embed" xlink:actuate="onLoad"/></draw:frame> où les <draw:frame draw:style-name="fr1" text:anchor-type="as-char"><draw:object xlink:href="Formula-282/" xlink:type="simple" xlink:show="embed" xlink:actuate="onLoad"/></draw:frame> sont des intervalles compacts de <draw:frame draw:style-name="fr1" text:anchor-type="as-char"><draw:object xlink:href="Formula-284/" xlink:type="simple" xlink:show="embed" xlink:actuate="onLoad"/></draw:frame> sans chevauchement, tels que pour tout <draw:frame draw:style-name="fr1" text:anchor-type="as-char"><draw:object xlink:href="Formula-286/" xlink:type="simple" xlink:show="embed" xlink:actuate="onLoad"/></draw:frame>, <draw:frame draw:style-name="fr1" text:anchor-type="as-char"><draw:object xlink:href="Formula-288/" xlink:type="simple" xlink:show="embed" xlink:actuate="onLoad"/></draw:frame> et tels que la famille des <draw:frame draw:style-name="fr1" text:anchor-type="as-char"><draw:object xlink:href="Formula-290/" xlink:type="simple" xlink:show="embed" xlink:actuate="onLoad"/></draw:frame> recouvre <draw:frame draw:style-name="fr1" text:anchor-type="as-char"><draw:object xlink:href="Formula-292/" xlink:type="simple" xlink:show="embed" xlink:actuate="onLoad"/></draw:frame>. Si cette construction est acquise et que <draw:frame draw:style-name="fr1" text:anchor-type="as-char"><draw:object xlink:href="Formula-294/" xlink:type="simple" xlink:show="embed" xlink:actuate="onLoad"/></draw:frame> désigne la collection des <draw:frame draw:style-name="fr1" text:anchor-type="as-char"><draw:object xlink:href="Formula-296/" xlink:type="simple" xlink:show="embed" xlink:actuate="onLoad"/></draw:frame> pour <draw:frame draw:style-name="fr1" text:anchor-type="as-char"><draw:object xlink:href="Formula-298/" xlink:type="simple" xlink:show="embed" xlink:actuate="onLoad"/></draw:frame>, alors c’est une subdivision pointée partielle de <draw:frame draw:style-name="fr1" text:anchor-type="as-char"><draw:object xlink:href="Formula-300/" xlink:type="simple" xlink:show="embed" xlink:actuate="onLoad"/></draw:frame> subordonné à <draw:frame draw:style-name="fr1" text:anchor-type="as-char"><draw:object xlink:href="Formula-302/" xlink:type="simple" xlink:show="embed" xlink:actuate="onLoad"/></draw:frame> et donc</text:p>
      <text:p text:style-name="Text_20_body"><draw:frame draw:style-name="fr2" text:anchor-type="paragraph"><draw:object xlink:href="Formula-304/" xlink:type="simple" xlink:show="embed" xlink:actuate="onLoad"/></draw:frame></text:p>
      <text:p text:style-name="Text_20_body">En passant à la limite sur <draw:frame draw:style-name="fr1" text:anchor-type="as-char"><draw:object xlink:href="Formula-306/" xlink:type="simple" xlink:show="embed" xlink:actuate="onLoad"/></draw:frame>, cette inégalité fournit comme souhaité</text:p>
      <text:p text:style-name="Text_20_body"><draw:frame draw:style-name="fr2" text:anchor-type="paragraph"><draw:object xlink:href="Formula-308/" xlink:type="simple" xlink:show="embed" xlink:actuate="onLoad"/></draw:frame></text:p>
      <text:p text:style-name="Text_20_body">Procédons finalement à la construction de la collection de <draw:frame draw:style-name="fr1" text:anchor-type="as-char"><draw:object xlink:href="Formula-310/" xlink:type="simple" xlink:show="embed" xlink:actuate="onLoad"/></draw:frame>, par dichotomie. S’il existe un <draw:frame draw:style-name="fr1" text:anchor-type="as-char"><draw:object xlink:href="Formula-312/" xlink:type="simple" xlink:show="embed" xlink:actuate="onLoad"/></draw:frame> tel que <draw:frame draw:style-name="fr1" text:anchor-type="as-char"><draw:object xlink:href="Formula-314/" xlink:type="simple" xlink:show="embed" xlink:actuate="onLoad"/></draw:frame> et <draw:frame draw:style-name="fr1" text:anchor-type="as-char"><draw:object xlink:href="Formula-316/" xlink:type="simple" xlink:show="embed" xlink:actuate="onLoad"/></draw:frame>, alors on prend pour collection le singleton <draw:frame draw:style-name="fr1" text:anchor-type="as-char"><draw:object xlink:href="Formula-318/" xlink:type="simple" xlink:show="embed" xlink:actuate="onLoad"/></draw:frame>. Dans le cas contraire, on considère la décomposition de <draw:frame draw:style-name="fr1" text:anchor-type="as-char"><draw:object xlink:href="Formula-320/" xlink:type="simple" xlink:show="embed" xlink:actuate="onLoad"/></draw:frame> en <draw:frame draw:style-name="fr1" text:anchor-type="as-char"><draw:object xlink:href="Formula-322/" xlink:type="simple" xlink:show="embed" xlink:actuate="onLoad"/></draw:frame> et <draw:frame draw:style-name="fr1" text:anchor-type="as-char"><draw:object xlink:href="Formula-324/" xlink:type="simple" xlink:show="embed" xlink:actuate="onLoad"/></draw:frame>. On examine chacun de ces intervalles <draw:frame draw:style-name="fr1" text:anchor-type="as-char"><draw:object xlink:href="Formula-326/" xlink:type="simple" xlink:show="embed" xlink:actuate="onLoad"/></draw:frame> et s’il existe un <draw:frame draw:style-name="fr1" text:anchor-type="as-char"><draw:object xlink:href="Formula-328/" xlink:type="simple" xlink:show="embed" xlink:actuate="onLoad"/></draw:frame> tel que <draw:frame draw:style-name="fr1" text:anchor-type="as-char"><draw:object xlink:href="Formula-330/" xlink:type="simple" xlink:show="embed" xlink:actuate="onLoad"/></draw:frame>, on inclut la paire <draw:frame draw:style-name="fr1" text:anchor-type="as-char"><draw:object xlink:href="Formula-332/" xlink:type="simple" xlink:show="embed" xlink:actuate="onLoad"/></draw:frame> dans la collection; dans le cas contraire, on poursuit la dichotomie. Cette procédure définit par construction une famille dénombrable <draw:frame draw:style-name="fr1" text:anchor-type="as-char"><draw:object xlink:href="Formula-334/" xlink:type="simple" xlink:show="embed" xlink:actuate="onLoad"/></draw:frame> où les <draw:frame draw:style-name="fr1" text:anchor-type="as-char"><draw:object xlink:href="Formula-336/" xlink:type="simple" xlink:show="embed" xlink:actuate="onLoad"/></draw:frame> sont des intervalles compacts de <draw:frame draw:style-name="fr1" text:anchor-type="as-char"><draw:object xlink:href="Formula-338/" xlink:type="simple" xlink:show="embed" xlink:actuate="onLoad"/></draw:frame> sans chevauchement et tels que pour tout <draw:frame draw:style-name="fr1" text:anchor-type="as-char"><draw:object xlink:href="Formula-340/" xlink:type="simple" xlink:show="embed" xlink:actuate="onLoad"/></draw:frame>, <draw:frame draw:style-name="fr1" text:anchor-type="as-char"><draw:object xlink:href="Formula-342/" xlink:type="simple" xlink:show="embed" xlink:actuate="onLoad"/></draw:frame>. De plus, les <draw:frame draw:style-name="fr1" text:anchor-type="as-char"><draw:object xlink:href="Formula-344/" xlink:type="simple" xlink:show="embed" xlink:actuate="onLoad"/></draw:frame> recouvrent <draw:frame draw:style-name="fr1" text:anchor-type="as-char"><draw:object xlink:href="Formula-346/" xlink:type="simple" xlink:show="embed" xlink:actuate="onLoad"/></draw:frame>: en effet si on considère <draw:frame draw:style-name="fr1" text:anchor-type="as-char"><draw:object xlink:href="Formula-348/" xlink:type="simple" xlink:show="embed" xlink:actuate="onLoad"/></draw:frame>, il existe nécessairement un entier <draw:frame draw:style-name="fr1" text:anchor-type="as-char"><draw:object xlink:href="Formula-350/" xlink:type="simple" xlink:show="embed" xlink:actuate="onLoad"/></draw:frame> tel que tout intervalle compact <draw:frame draw:style-name="fr1" text:anchor-type="as-char"><draw:object xlink:href="Formula-352/" xlink:type="simple" xlink:show="embed" xlink:actuate="onLoad"/></draw:frame> de longueur inférieure ou égale à <draw:frame draw:style-name="fr1" text:anchor-type="as-char"><draw:object xlink:href="Formula-354/" xlink:type="simple" xlink:show="embed" xlink:actuate="onLoad"/></draw:frame> vérifie <draw:frame draw:style-name="fr1" text:anchor-type="as-char"><draw:object xlink:href="Formula-356/" xlink:type="simple" xlink:show="embed" xlink:actuate="onLoad"/></draw:frame>. Par conséquent, <draw:frame draw:style-name="fr1" text:anchor-type="as-char"><draw:object xlink:href="Formula-358/" xlink:type="simple" xlink:show="embed" xlink:actuate="onLoad"/></draw:frame> appartiend à l’un des intervalles inclus par le procédé au plus tard à l’étape <draw:frame draw:style-name="fr1" text:anchor-type="as-char"><draw:object xlink:href="Formula-360/" xlink:type="simple" xlink:show="embed" xlink:actuate="onLoad"/></draw:frame> de la dichotomie.</text:p>
      <text:p text:style-name="Text_20_body"><draw:frame draw:style-name="fr1" text:anchor-type="as-char"><draw:object xlink:href="Formula-362/" xlink:type="simple" xlink:show="embed" xlink:actuate="onLoad"/></draw:frame></text:p>
      <text:h text:style-name="Heading_20_3" text:outline-level="3"><text:bookmark-start text:name="todo-4"/>TODO:<text:bookmark-end text:name="todo-4"/></text:h>
      <text:p text:style-name="First_20_paragraph">Montrer que couvrir un ensemble de longueur nulle par une collection finie (et non dénombrable) d’intervalles de somme des longueurs arbitrairement petite n’est pas tjs possible (travailler sur <draw:frame draw:style-name="fr1" text:anchor-type="as-char"><draw:object xlink:href="Formula-364/" xlink:type="simple" xlink:show="embed" xlink:actuate="onLoad"/></draw:frame> par exemple, invoquer la densité des rationnels, etc.), mais constuire une telle collection dénombrable si.</text:p>
      <text:h text:style-name="Heading_20_3" text:outline-level="3"><text:bookmark-start text:name="complétude-de-la-longueur"/>Complétude de la longueur<text:bookmark-end text:name="complétude-de-la-longueur"/></text:h>
      <text:p text:style-name="First_20_paragraph">Un sous-ensemble d’un ensemble de longueur nulle est de longueur nulle.</text:p>
      <text:h text:style-name="Heading_20_3" text:outline-level="3"/>
      <text:p text:style-name="First_20_paragraph"><text:span text:style-name="T2">TODO:</text:span> corollaires immédiats: difference mesurable, ensemble fermés mesurables, etc. Largement en exercice …</text:p>
      <text:h text:style-name="Heading_20_1" text:outline-level="1"><text:bookmark-start text:name="fonctions-mesurables"/>Fonctions mesurables<text:bookmark-end text:name="fonctions-mesurables"/></text:h>
      <text:h text:style-name="Heading_20_3" text:outline-level="3"><text:bookmark-start text:name="meta"/>Meta<text:bookmark-end text:name="meta"/></text:h>
      <text:p text:style-name="First_20_paragraph">Dans la présentation, commencer par le théorème d’intégrabilité dominée, son contraste avec le cas Riemann classique, sans utiliser le mot de mesurabilité, puis en “extraire” la notion de mesurabilité.</text:p>
      <text:h text:style-name="Heading_20_3" text:outline-level="3"><text:bookmark-start text:name="ante"/>Ante<text:bookmark-end text:name="ante"/></text:h>
      <text:p text:style-name="First_20_paragraph">Nous allons nous doter dans ce chapitre d’outils permettant de caractériser plus facilement l’intégrabilité des fonctions. Au coeur de l’approche, la notion de fonction mesurable:</text:p>
      <text:h text:style-name="Heading_20_3" text:outline-level="3"><text:bookmark-start text:name="fonction-mesurable"/>Fonction mesurable<text:bookmark-end text:name="fonction-mesurable"/></text:h>
      <text:p text:style-name="First_20_paragraph">Une fonction <draw:frame draw:style-name="fr1" text:anchor-type="as-char"><draw:object xlink:href="Formula-366/" xlink:type="simple" xlink:show="embed" xlink:actuate="onLoad"/></draw:frame> est <text:span text:style-name="T1">mesurable</text:span> si elle est la limite simple d’une suite de fonctions intégrables, c’est-à-dire s’il existe une suite de fonctions intégrables <draw:frame draw:style-name="fr1" text:anchor-type="as-char"><draw:object xlink:href="Formula-368/" xlink:type="simple" xlink:show="embed" xlink:actuate="onLoad"/></draw:frame> telle que pour tout <draw:frame draw:style-name="fr1" text:anchor-type="as-char"><draw:object xlink:href="Formula-370/" xlink:type="simple" xlink:show="embed" xlink:actuate="onLoad"/></draw:frame>, <draw:frame draw:style-name="fr1" text:anchor-type="as-char"><draw:object xlink:href="Formula-372/" xlink:type="simple" xlink:show="embed" xlink:actuate="onLoad"/></draw:frame> quand <draw:frame draw:style-name="fr1" text:anchor-type="as-char"><draw:object xlink:href="Formula-374/" xlink:type="simple" xlink:show="embed" xlink:actuate="onLoad"/></draw:frame>. Une fonction <draw:frame draw:style-name="fr1" text:anchor-type="as-char"><draw:object xlink:href="Formula-376/" xlink:type="simple" xlink:show="embed" xlink:actuate="onLoad"/></draw:frame> est mesurable si chacune de ses composantes est mesurable.</text:p>
      <text:h text:style-name="Heading_20_3" text:outline-level="3"><text:bookmark-start text:name="mesurabilité-sur-un-intervalle"/>Mesurabilité sur un intervalle<text:bookmark-end text:name="mesurabilité-sur-un-intervalle"/></text:h>
      <text:p text:style-name="First_20_paragraph">Nous nous limitons dans ce chapitre à l’étude des fonctions mesurables définies sur <draw:frame draw:style-name="fr1" text:anchor-type="as-char"><draw:object xlink:href="Formula-378/" xlink:type="simple" xlink:show="embed" xlink:actuate="onLoad"/></draw:frame>. La notion peut être très facilement étendue à une fonction <draw:frame draw:style-name="fr1" text:anchor-type="as-char"><draw:object xlink:href="Formula-380/" xlink:type="simple" xlink:show="embed" xlink:actuate="onLoad"/></draw:frame> définie sur un intervalle fermé <draw:frame draw:style-name="fr1" text:anchor-type="as-char"><draw:object xlink:href="Formula-382/" xlink:type="simple" xlink:show="embed" xlink:actuate="onLoad"/></draw:frame> de <draw:frame draw:style-name="fr1" text:anchor-type="as-char"><draw:object xlink:href="Formula-384/" xlink:type="simple" xlink:show="embed" xlink:actuate="onLoad"/></draw:frame> de la façon suivante: on dira que <draw:frame draw:style-name="fr1" text:anchor-type="as-char"><draw:object xlink:href="Formula-386/" xlink:type="simple" xlink:show="embed" xlink:actuate="onLoad"/></draw:frame> est mesurable si son prolongement par <draw:frame draw:style-name="fr1" text:anchor-type="as-char"><draw:object xlink:href="Formula-388/" xlink:type="simple" xlink:show="embed" xlink:actuate="onLoad"/></draw:frame> à l’extérieur de <draw:frame draw:style-name="fr1" text:anchor-type="as-char"><draw:object xlink:href="Formula-390/" xlink:type="simple" xlink:show="embed" xlink:actuate="onLoad"/></draw:frame> est mesurable. Nous laissons le soin au lecteur de généraliser en conséquence les énoncés qui vont suivre.</text:p>
      <text:h text:style-name="Heading_20_3" text:outline-level="3"><text:bookmark-start text:name="ante-1"/>Ante<text:bookmark-end text:name="ante-1"/></text:h>
      <text:p text:style-name="First_20_paragraph">Le résultat qui met la notion de fonction mesurable au coeur de l’approche est le critère d’intégrabilité dominée:</text:p>
      <text:h text:style-name="Heading_20_3" text:outline-level="3"><text:bookmark-start text:name="critère-dintégrabilité-dominée"/>Critère d’intégrabilité dominée<text:bookmark-end text:name="critère-dintégrabilité-dominée"/></text:h>
      <text:p text:style-name="First_20_paragraph">Une fonction <draw:frame draw:style-name="fr1" text:anchor-type="as-char"><draw:object xlink:href="Formula-392/" xlink:type="simple" xlink:show="embed" xlink:actuate="onLoad"/></draw:frame> est intégrable si et seulement si <draw:frame draw:style-name="fr1" text:anchor-type="as-char"><draw:object xlink:href="Formula-394/" xlink:type="simple" xlink:show="embed" xlink:actuate="onLoad"/></draw:frame> est mesurable et il existe deux fonctions intégrables <draw:frame draw:style-name="fr1" text:anchor-type="as-char"><draw:object xlink:href="Formula-396/" xlink:type="simple" xlink:show="embed" xlink:actuate="onLoad"/></draw:frame> et <draw:frame draw:style-name="fr1" text:anchor-type="as-char"><draw:object xlink:href="Formula-398/" xlink:type="simple" xlink:show="embed" xlink:actuate="onLoad"/></draw:frame> telles que <draw:frame draw:style-name="fr1" text:anchor-type="as-char"><draw:object xlink:href="Formula-400/" xlink:type="simple" xlink:show="embed" xlink:actuate="onLoad"/></draw:frame>.</text:p>
      <text:h text:style-name="Heading_20_3" text:outline-level="3"><text:bookmark-start text:name="interprétation"/>Interprétation<text:bookmark-end text:name="interprétation"/></text:h>
      <text:p text:style-name="First_20_paragraph">Souvenons-nous qu’une fonction définie sur un intervalle fermé et borné est intégrable au sens de Riemann si et seulement si elle est encadrée par deux fonctions intégrables au sens de Riemann et continue presque partout.</text:p>
      <text:p text:style-name="Text_20_body">Dans le cas de l’intégrale de Riemann comme de Henstock-Kurzweil, l’intégrabilité est donc caractérisée par une structure analogue qui repose sur deux propriétés distinctes: être encadrée par deux fonctions intégrables et être “suffisamment régulière”. La différence est que dans le cas de l’intégrale de Riemann l’exigence de régularité est forte – être continue presque partout – alors que dans le cas de l’intégrale de Henstock-Kurzweil, la régularité demandée – la mesurabilité – s’avère être une condition très peu contraignante<text:note text:id="ftn3" text:note-class="footnote"><text:note-citation>4</text:note-citation><text:note-body><text:p text:style-name="Footnote">A tel point que s’il l’on peut prouver l’existence d’une fonction non-mesurable, sa “construction explicite” est impossible. Les fonctions non-mesurables font partie des objets “intangibles” (cf. Schechter (<text:a xlink:type="simple" xlink:href="#ref-Sch96" office:name=""><text:span text:style-name="Definition">1996</text:span></text:a>)) dont l’existence est prédite par la théorie mais que l’on ne rencontre jamais par hasard …</text:p></text:note-body></text:note>.</text:p>
      <text:h text:style-name="Heading_20_3" text:outline-level="3"><text:bookmark-start text:name="ante-2"/>Ante<text:bookmark-end text:name="ante-2"/></text:h>
      <text:p text:style-name="First_20_paragraph">Plusieurs propriétés des fonctions mesurables se déduisent directement de leur définition:</text:p>
      <text:h text:style-name="Heading_20_3" text:outline-level="3"><text:bookmark-start text:name="les-fonctions-intégrables-sont-mesurables"/>Les fonctions intégrables sont mesurables<text:bookmark-end text:name="les-fonctions-intégrables-sont-mesurables"/></text:h>
      <text:h text:style-name="Heading_20_3" text:outline-level="3"><text:bookmark-start text:name="démonstration-4"/>Démonstration<text:bookmark-end text:name="démonstration-4"/></text:h>
      <text:p text:style-name="First_20_paragraph">Si <draw:frame draw:style-name="fr1" text:anchor-type="as-char"><draw:object xlink:href="Formula-402/" xlink:type="simple" xlink:show="embed" xlink:actuate="onLoad"/></draw:frame> est une fonction mesurable, elle est la limite simple de la suite constante égale à <draw:frame draw:style-name="fr1" text:anchor-type="as-char"><draw:object xlink:href="Formula-404/" xlink:type="simple" xlink:show="embed" xlink:actuate="onLoad"/></draw:frame>.</text:p>
      <text:p text:style-name="Text_20_body"><draw:frame draw:style-name="fr1" text:anchor-type="as-char"><draw:object xlink:href="Formula-406/" xlink:type="simple" xlink:show="embed" xlink:actuate="onLoad"/></draw:frame></text:p>
      <text:h text:style-name="Heading_20_3" text:outline-level="3"><text:bookmark-start text:name="les-fonctions-mesurables-forment-un-espace-vectoriel"/>Les fonctions mesurables forment un espace vectoriel<text:bookmark-end text:name="les-fonctions-mesurables-forment-un-espace-vectoriel"/></text:h>
      <text:h text:style-name="Heading_20_3" text:outline-level="3"><text:bookmark-start text:name="démonstration-5"/>Démonstration<text:bookmark-end text:name="démonstration-5"/></text:h>
      <text:p text:style-name="First_20_paragraph">Si <draw:frame draw:style-name="fr1" text:anchor-type="as-char"><draw:object xlink:href="Formula-408/" xlink:type="simple" xlink:show="embed" xlink:actuate="onLoad"/></draw:frame>, <draw:frame draw:style-name="fr1" text:anchor-type="as-char"><draw:object xlink:href="Formula-410/" xlink:type="simple" xlink:show="embed" xlink:actuate="onLoad"/></draw:frame> sont mesurables et <draw:frame draw:style-name="fr1" text:anchor-type="as-char"><draw:object xlink:href="Formula-412/" xlink:type="simple" xlink:show="embed" xlink:actuate="onLoad"/></draw:frame> est un nombre réel, il existe des suites <draw:frame draw:style-name="fr1" text:anchor-type="as-char"><draw:object xlink:href="Formula-414/" xlink:type="simple" xlink:show="embed" xlink:actuate="onLoad"/></draw:frame> et <draw:frame draw:style-name="fr1" text:anchor-type="as-char"><draw:object xlink:href="Formula-416/" xlink:type="simple" xlink:show="embed" xlink:actuate="onLoad"/></draw:frame> de fonctions intégrables convergeant simplement vers <draw:frame draw:style-name="fr1" text:anchor-type="as-char"><draw:object xlink:href="Formula-418/" xlink:type="simple" xlink:show="embed" xlink:actuate="onLoad"/></draw:frame> et <draw:frame draw:style-name="fr1" text:anchor-type="as-char"><draw:object xlink:href="Formula-420/" xlink:type="simple" xlink:show="embed" xlink:actuate="onLoad"/></draw:frame> respectivement. Les fonctions <draw:frame draw:style-name="fr1" text:anchor-type="as-char"><draw:object xlink:href="Formula-422/" xlink:type="simple" xlink:show="embed" xlink:actuate="onLoad"/></draw:frame> et <draw:frame draw:style-name="fr1" text:anchor-type="as-char"><draw:object xlink:href="Formula-424/" xlink:type="simple" xlink:show="embed" xlink:actuate="onLoad"/></draw:frame> sont intégrables et convergent alors simplement vers <draw:frame draw:style-name="fr1" text:anchor-type="as-char"><draw:object xlink:href="Formula-426/" xlink:type="simple" xlink:show="embed" xlink:actuate="onLoad"/></draw:frame> et <draw:frame draw:style-name="fr1" text:anchor-type="as-char"><draw:object xlink:href="Formula-428/" xlink:type="simple" xlink:show="embed" xlink:actuate="onLoad"/></draw:frame> respectivement.</text:p>
      <text:p text:style-name="Text_20_body"><draw:frame draw:style-name="fr1" text:anchor-type="as-char"><draw:object xlink:href="Formula-430/" xlink:type="simple" xlink:show="embed" xlink:actuate="onLoad"/></draw:frame></text:p>
      <text:h text:style-name="Heading_20_3" text:outline-level="3"><text:bookmark-start text:name="todo-5"/>TODO ?<text:bookmark-end text:name="todo-5"/></text:h>
      <text:p text:style-name="First_20_paragraph">Evoquer fct localement intégrable ? Quand on regarde la preuve ci-dessous, on n’utilise pas autre chose …</text:p>
      <text:h text:style-name="Heading_20_3" text:outline-level="3"><text:bookmark-start text:name="les-fonctions-continues-presque-partout-sont-mesurables"/>Les fonctions continues (presque partout) sont mesurables<text:bookmark-end text:name="les-fonctions-continues-presque-partout-sont-mesurables"/></text:h>
      <text:h text:style-name="Heading_20_3" text:outline-level="3"><text:bookmark-start text:name="démonstration-6"/>Démonstration<text:bookmark-end text:name="démonstration-6"/></text:h>
      <text:p text:style-name="First_20_paragraph">Soit <draw:frame draw:style-name="fr1" text:anchor-type="as-char"><draw:object xlink:href="Formula-432/" xlink:type="simple" xlink:show="embed" xlink:actuate="onLoad"/></draw:frame> une fonction continue presque partout. Pour tout entier <draw:frame draw:style-name="fr1" text:anchor-type="as-char"><draw:object xlink:href="Formula-434/" xlink:type="simple" xlink:show="embed" xlink:actuate="onLoad"/></draw:frame>, la fonction <draw:frame draw:style-name="fr1" text:anchor-type="as-char"><draw:object xlink:href="Formula-436/" xlink:type="simple" xlink:show="embed" xlink:actuate="onLoad"/></draw:frame> égale à <draw:frame draw:style-name="fr1" text:anchor-type="as-char"><draw:object xlink:href="Formula-438/" xlink:type="simple" xlink:show="embed" xlink:actuate="onLoad"/></draw:frame> sur l’intervalle <draw:frame draw:style-name="fr1" text:anchor-type="as-char"><draw:object xlink:href="Formula-440/" xlink:type="simple" xlink:show="embed" xlink:actuate="onLoad"/></draw:frame> est intégrable (car Riemann-intégrable) et la suite des <draw:frame draw:style-name="fr1" text:anchor-type="as-char"><draw:object xlink:href="Formula-442/" xlink:type="simple" xlink:show="embed" xlink:actuate="onLoad"/></draw:frame> converge simplement vers <draw:frame draw:style-name="fr1" text:anchor-type="as-char"><draw:object xlink:href="Formula-444/" xlink:type="simple" xlink:show="embed" xlink:actuate="onLoad"/></draw:frame>, qui est donc mesurable.</text:p>
      <text:p text:style-name="Text_20_body"><draw:frame draw:style-name="fr1" text:anchor-type="as-char"><draw:object xlink:href="Formula-446/" xlink:type="simple" xlink:show="embed" xlink:actuate="onLoad"/></draw:frame></text:p>
      <text:h text:style-name="Heading_20_3" text:outline-level="3"><text:bookmark-start text:name="images-réciproques-des-fonctions-mesurables"/>Images réciproques des fonctions mesurables<text:bookmark-end text:name="images-réciproques-des-fonctions-mesurables"/></text:h>
      <text:p text:style-name="First_20_paragraph">Une fonction <draw:frame draw:style-name="fr1" text:anchor-type="as-char"><draw:object xlink:href="Formula-448/" xlink:type="simple" xlink:show="embed" xlink:actuate="onLoad"/></draw:frame> est mesurable si et seulement pour tout ouvert <draw:frame draw:style-name="fr1" text:anchor-type="as-char"><draw:object xlink:href="Formula-450/" xlink:type="simple" xlink:show="embed" xlink:actuate="onLoad"/></draw:frame> de <draw:frame draw:style-name="fr1" text:anchor-type="as-char"><draw:object xlink:href="Formula-452/" xlink:type="simple" xlink:show="embed" xlink:actuate="onLoad"/></draw:frame>, l’image réciproque de <draw:frame draw:style-name="fr1" text:anchor-type="as-char"><draw:object xlink:href="Formula-454/" xlink:type="simple" xlink:show="embed" xlink:actuate="onLoad"/></draw:frame> par <draw:frame draw:style-name="fr1" text:anchor-type="as-char"><draw:object xlink:href="Formula-456/" xlink:type="simple" xlink:show="embed" xlink:actuate="onLoad"/></draw:frame></text:p>
      <text:p text:style-name="Text_20_body"><draw:frame draw:style-name="fr2" text:anchor-type="paragraph"><draw:object xlink:href="Formula-458/" xlink:type="simple" xlink:show="embed" xlink:actuate="onLoad"/></draw:frame></text:p>
      <text:p text:style-name="Text_20_body">est mesurable.</text:p>
      <text:p text:style-name="Text_20_body"><text:span text:style-name="T2">NOTA:</text:span> l’énonce ici est donné dans le cas des fonctions scalaires, mais on a rapidement besoin du cadre vectoriel (pour composer avec des opérateurs binaires), ce qui renforce encore l’attrait de la formulation “abstraite” (qui “tient” dans le cas vectoriel, mais pas les autres). donc <text:span text:style-name="T2">TODO:</text:span> nettoyer, ne garder que le cas 3., et rajouter le bout de démo qui finit la preuve dans le cas vectoriel (dans les deux sens).</text:p>
      <text:p text:style-name="Text_20_body"><text:span text:style-name="T2">TODO:</text:span> update: énoncé patché, adapter la preuve en fonction.</text:p>
      <text:p text:style-name="Text_20_body"><text:span text:style-name="T2">TODO:</text:span> remarque très rapidement sur la forme abstraite et lien avec la continuité.</text:p>
      <text:h text:style-name="Heading_20_3" text:outline-level="3"><text:bookmark-start text:name="ante-3"/>Ante<text:bookmark-end text:name="ante-3"/></text:h>
      <text:p text:style-name="First_20_paragraph">En se basant exclusivement sur ce critère de mesurabilité par les images réciproques (donc en comprenant temporairement “mesurable” comme “satisfaisant le critère de l’image réciproque” en attendant la preuve de l’équivalence des deux propriétés), on peut montrer les résultats suivants:</text:p>
      <text:h text:style-name="Heading_20_3" text:outline-level="3"><text:bookmark-start text:name="stabilité-par-passage-à-la-limite"/>Stabilité par passage à la limite<text:bookmark-end text:name="stabilité-par-passage-à-la-limite"/></text:h>
      <text:p text:style-name="First_20_paragraph">Les limites simples de fonction mesurables sont mesurables.</text:p>
      <text:h text:style-name="Heading_20_3" text:outline-level="3"><text:bookmark-start text:name="démonstration-7"/>Démonstration<text:bookmark-end text:name="démonstration-7"/></text:h>
      <text:p text:style-name="First_20_paragraph">Soit <draw:frame draw:style-name="fr1" text:anchor-type="as-char"><draw:object xlink:href="Formula-460/" xlink:type="simple" xlink:show="embed" xlink:actuate="onLoad"/></draw:frame> des fonctions vérifiant le critère de l’image réciproque, telles que pour tout <draw:frame draw:style-name="fr1" text:anchor-type="as-char"><draw:object xlink:href="Formula-462/" xlink:type="simple" xlink:show="embed" xlink:actuate="onLoad"/></draw:frame>, <draw:frame draw:style-name="fr1" text:anchor-type="as-char"><draw:object xlink:href="Formula-464/" xlink:type="simple" xlink:show="embed" xlink:actuate="onLoad"/></draw:frame> quand <draw:frame draw:style-name="fr1" text:anchor-type="as-char"><draw:object xlink:href="Formula-466/" xlink:type="simple" xlink:show="embed" xlink:actuate="onLoad"/></draw:frame>. Montrons que <draw:frame draw:style-name="fr1" text:anchor-type="as-char"><draw:object xlink:href="Formula-468/" xlink:type="simple" xlink:show="embed" xlink:actuate="onLoad"/></draw:frame> vérifie également ce critère. Il suffit pour cela de remarquer que comme <draw:frame draw:style-name="fr1" text:anchor-type="as-char"><draw:object xlink:href="Formula-470/" xlink:type="simple" xlink:show="embed" xlink:actuate="onLoad"/></draw:frame> est ouvert et que <draw:frame draw:style-name="fr1" text:anchor-type="as-char"><draw:object xlink:href="Formula-472/" xlink:type="simple" xlink:show="embed" xlink:actuate="onLoad"/></draw:frame>, <draw:frame draw:style-name="fr1" text:anchor-type="as-char"><draw:object xlink:href="Formula-474/" xlink:type="simple" xlink:show="embed" xlink:actuate="onLoad"/></draw:frame> si et seulement si <draw:frame draw:style-name="fr1" text:anchor-type="as-char"><draw:object xlink:href="Formula-476/" xlink:type="simple" xlink:show="embed" xlink:actuate="onLoad"/></draw:frame> pour <draw:frame draw:style-name="fr1" text:anchor-type="as-char"><draw:object xlink:href="Formula-478/" xlink:type="simple" xlink:show="embed" xlink:actuate="onLoad"/></draw:frame> assez grand. Cette déclaration se traduit par la formule</text:p>
      <text:p text:style-name="Text_20_body"><draw:frame draw:style-name="fr2" text:anchor-type="paragraph"><draw:object xlink:href="Formula-480/" xlink:type="simple" xlink:show="embed" xlink:actuate="onLoad"/></draw:frame></text:p>
      <text:p text:style-name="Text_20_body">qui établit que <draw:frame draw:style-name="fr1" text:anchor-type="as-char"><draw:object xlink:href="Formula-482/" xlink:type="simple" xlink:show="embed" xlink:actuate="onLoad"/></draw:frame> est un ensemble mesurable, comme union (dénombrable) d’intersections (dénombrable) d’ensembles mesurables.</text:p>
      <text:p text:style-name="Text_20_body"><draw:frame draw:style-name="fr1" text:anchor-type="as-char"><draw:object xlink:href="Formula-484/" xlink:type="simple" xlink:show="embed" xlink:actuate="onLoad"/></draw:frame></text:p>
      <text:h text:style-name="Heading_20_3" text:outline-level="3"><text:bookmark-start text:name="fonctions-presque-partout-égales"/>Fonctions presque partout égales<text:bookmark-end text:name="fonctions-presque-partout-égales"/></text:h>
      <text:p text:style-name="First_20_paragraph">Toute fonction égale presque partout à une fonction mesurable est mesurable.</text:p>
      <text:h text:style-name="Heading_20_3" text:outline-level="3"><text:bookmark-start text:name="démonstration-8"/>Démonstration<text:bookmark-end text:name="démonstration-8"/></text:h>
      <text:p text:style-name="First_20_paragraph">Toute fonction <draw:frame draw:style-name="fr1" text:anchor-type="as-char"><draw:object xlink:href="Formula-486/" xlink:type="simple" xlink:show="embed" xlink:actuate="onLoad"/></draw:frame> égale presque partout à une fonction <draw:frame draw:style-name="fr1" text:anchor-type="as-char"><draw:object xlink:href="Formula-488/" xlink:type="simple" xlink:show="embed" xlink:actuate="onLoad"/></draw:frame> qui vérifie le critère de l’image réciproque vérifie également le critère de l’image réciproque. En effet, si pour tout ouvert <draw:frame draw:style-name="fr1" text:anchor-type="as-char"><draw:object xlink:href="Formula-490/" xlink:type="simple" xlink:show="embed" xlink:actuate="onLoad"/></draw:frame> l’ensemble <draw:frame draw:style-name="fr1" text:anchor-type="as-char"><draw:object xlink:href="Formula-492/" xlink:type="simple" xlink:show="embed" xlink:actuate="onLoad"/></draw:frame> est mesurable, alors</text:p>
      <text:p text:style-name="Text_20_body"><draw:frame draw:style-name="fr2" text:anchor-type="paragraph"><draw:object xlink:href="Formula-494/" xlink:type="simple" xlink:show="embed" xlink:actuate="onLoad"/></draw:frame></text:p>
      <text:p text:style-name="Text_20_body">où <draw:frame draw:style-name="fr1" text:anchor-type="as-char"><draw:object xlink:href="Formula-496/" xlink:type="simple" xlink:show="embed" xlink:actuate="onLoad"/></draw:frame> et <draw:frame draw:style-name="fr1" text:anchor-type="as-char"><draw:object xlink:href="Formula-498/" xlink:type="simple" xlink:show="embed" xlink:actuate="onLoad"/></draw:frame> sont de mesure nulle (et donc mesurables puisque la mesure de Lebesgue est complète); par conséquent, <draw:frame draw:style-name="fr1" text:anchor-type="as-char"><draw:object xlink:href="Formula-500/" xlink:type="simple" xlink:show="embed" xlink:actuate="onLoad"/></draw:frame> est mesurable.</text:p>
      <text:p text:style-name="Text_20_body"><text:span text:style-name="T2">TODO:</text:span> des pptés des ensembles mesurables sont utilisés dans la preuve ci-dessous, repenser l’ordre ? J’aimerais pourtant retard l’apparition des ensembles mesurables, ne pas focaliser trop tôt. Sinon, réécrire la preuve dans le langage des fonctions ? Urk, pas de choix parfait ici … Vérifier au passage que je n’utilise pas à travers les ensembles mesurables de pptés que je n’ai pas encore démontré qui nécessité le critère par les images réciproques. Même chose au-dessus …. jeez. Arf, le nouvel ordre pose pb; j’ai de toute évidence bien besoin des ensembles mesurables pour L’ENONCE du critère de l’image réciproque, dont j’ai bien besoin au moins d’UN BOUT des ensembles mesurables … Décider de l’approche donc pour ces ensembles (fonction carac localement intégrable ou mesurable ?)</text:p>
      <text:p text:style-name="Text_20_body"><draw:frame draw:style-name="fr1" text:anchor-type="as-char"><draw:object xlink:href="Formula-502/" xlink:type="simple" xlink:show="embed" xlink:actuate="onLoad"/></draw:frame></text:p>
      <text:h text:style-name="Heading_20_3" text:outline-level="3"><text:bookmark-start text:name="démonstration-9"/>Démonstration<text:bookmark-end text:name="démonstration-9"/></text:h>
      <text:h text:style-name="Heading_20_4" text:outline-level="4"><text:bookmark-start text:name="sens-direct"/>Sens direct<text:bookmark-end text:name="sens-direct"/></text:h>
      <text:p text:style-name="First_20_paragraph">Supposons le critère des images réciproques satisfait. La démonstration repose sur la construction explicite d’une suite <draw:frame draw:style-name="fr1" text:anchor-type="as-char"><draw:object xlink:href="Formula-504/" xlink:type="simple" xlink:show="embed" xlink:actuate="onLoad"/></draw:frame> de fonctions intégrables qui soient étagées, c’est-à-dire ne prenant qu’un nombre fini de valeurs possibles.</text:p>
      <text:p text:style-name="Text_20_body">Définissons <draw:frame draw:style-name="fr1" text:anchor-type="as-char"><draw:object xlink:href="Formula-506/" xlink:type="simple" xlink:show="embed" xlink:actuate="onLoad"/></draw:frame> et <draw:frame draw:style-name="fr1" text:anchor-type="as-char"><draw:object xlink:href="Formula-508/" xlink:type="simple" xlink:show="embed" xlink:actuate="onLoad"/></draw:frame> par la relation de récurrence</text:p>
      <text:p text:style-name="Text_20_body"><draw:frame draw:style-name="fr2" text:anchor-type="paragraph"><draw:object xlink:href="Formula-510/" xlink:type="simple" xlink:show="embed" xlink:actuate="onLoad"/></draw:frame></text:p>
      <text:p text:style-name="Text_20_body">Par construction, si <draw:frame draw:style-name="fr1" text:anchor-type="as-char"><draw:object xlink:href="Formula-512/" xlink:type="simple" xlink:show="embed" xlink:actuate="onLoad"/></draw:frame>, <draw:frame draw:style-name="fr1" text:anchor-type="as-char"><draw:object xlink:href="Formula-514/" xlink:type="simple" xlink:show="embed" xlink:actuate="onLoad"/></draw:frame>. Si <draw:frame draw:style-name="fr1" text:anchor-type="as-char"><draw:object xlink:href="Formula-516/" xlink:type="simple" xlink:show="embed" xlink:actuate="onLoad"/></draw:frame>, les <draw:frame draw:style-name="fr1" text:anchor-type="as-char"><draw:object xlink:href="Formula-518/" xlink:type="simple" xlink:show="embed" xlink:actuate="onLoad"/></draw:frame> forment une suite croissante convergeant vers <draw:frame draw:style-name="fr1" text:anchor-type="as-char"><draw:object xlink:href="Formula-520/" xlink:type="simple" xlink:show="embed" xlink:actuate="onLoad"/></draw:frame>, car la suite des <draw:frame draw:style-name="fr1" text:anchor-type="as-char"><draw:object xlink:href="Formula-522/" xlink:type="simple" xlink:show="embed" xlink:actuate="onLoad"/></draw:frame> tend vers <draw:frame draw:style-name="fr1" text:anchor-type="as-char"><draw:object xlink:href="Formula-524/" xlink:type="simple" xlink:show="embed" xlink:actuate="onLoad"/></draw:frame> quand <draw:frame draw:style-name="fr1" text:anchor-type="as-char"><draw:object xlink:href="Formula-526/" xlink:type="simple" xlink:show="embed" xlink:actuate="onLoad"/></draw:frame> tend vers <draw:frame draw:style-name="fr1" text:anchor-type="as-char"><draw:object xlink:href="Formula-528/" xlink:type="simple" xlink:show="embed" xlink:actuate="onLoad"/></draw:frame>, mais leur somme est divergente. La situation est similaire si <draw:frame draw:style-name="fr1" text:anchor-type="as-char"><draw:object xlink:href="Formula-530/" xlink:type="simple" xlink:show="embed" xlink:actuate="onLoad"/></draw:frame>, mais avec une suite <draw:frame draw:style-name="fr1" text:anchor-type="as-char"><draw:object xlink:href="Formula-532/" xlink:type="simple" xlink:show="embed" xlink:actuate="onLoad"/></draw:frame> décroissante.</text:p>
      <text:p text:style-name="Text_20_body">Montrons que la suite des <draw:frame draw:style-name="fr1" text:anchor-type="as-char"><draw:object xlink:href="Formula-534/" xlink:type="simple" xlink:show="embed" xlink:actuate="onLoad"/></draw:frame> est intégrable, ce qui concluera cette section de la preuve. L’ensemble des valeurs <draw:frame draw:style-name="fr1" text:anchor-type="as-char"><draw:object xlink:href="Formula-536/" xlink:type="simple" xlink:show="embed" xlink:actuate="onLoad"/></draw:frame> que prend chaque <draw:frame draw:style-name="fr1" text:anchor-type="as-char"><draw:object xlink:href="Formula-538/" xlink:type="simple" xlink:show="embed" xlink:actuate="onLoad"/></draw:frame> est bien fini; il comprend la valeurs <draw:frame draw:style-name="fr1" text:anchor-type="as-char"><draw:object xlink:href="Formula-540/" xlink:type="simple" xlink:show="embed" xlink:actuate="onLoad"/></draw:frame> et la fonction peut s’écrire sous la forme</text:p>
      <text:p text:style-name="Text_20_body"><draw:frame draw:style-name="fr2" text:anchor-type="paragraph"><draw:object xlink:href="Formula-542/" xlink:type="simple" xlink:show="embed" xlink:actuate="onLoad"/></draw:frame></text:p>
      <text:p text:style-name="Text_20_body">où les <draw:frame draw:style-name="fr1" text:anchor-type="as-char"><draw:object xlink:href="Formula-544/" xlink:type="simple" xlink:show="embed" xlink:actuate="onLoad"/></draw:frame> sont en nombre fini et disjoints. A part <draw:frame draw:style-name="fr1" text:anchor-type="as-char"><draw:object xlink:href="Formula-546/" xlink:type="simple" xlink:show="embed" xlink:actuate="onLoad"/></draw:frame>, les <draw:frame draw:style-name="fr1" text:anchor-type="as-char"><draw:object xlink:href="Formula-548/" xlink:type="simple" xlink:show="embed" xlink:actuate="onLoad"/></draw:frame> sont également bornés, car <draw:frame draw:style-name="fr1" text:anchor-type="as-char"><draw:object xlink:href="Formula-550/" xlink:type="simple" xlink:show="embed" xlink:actuate="onLoad"/></draw:frame> est nulle en dehors de <draw:frame draw:style-name="fr1" text:anchor-type="as-char"><draw:object xlink:href="Formula-552/" xlink:type="simple" xlink:show="embed" xlink:actuate="onLoad"/></draw:frame>. Montrons qu’à tout rang <draw:frame draw:style-name="fr1" text:anchor-type="as-char"><draw:object xlink:href="Formula-554/" xlink:type="simple" xlink:show="embed" xlink:actuate="onLoad"/></draw:frame>, les ensembles <draw:frame draw:style-name="fr1" text:anchor-type="as-char"><draw:object xlink:href="Formula-556/" xlink:type="simple" xlink:show="embed" xlink:actuate="onLoad"/></draw:frame> sont mesurables, ce qui prouvera que chaque <draw:frame draw:style-name="fr1" text:anchor-type="as-char"><draw:object xlink:href="Formula-558/" xlink:type="simple" xlink:show="embed" xlink:actuate="onLoad"/></draw:frame> est intégrable par le critère d’intégrabilité dominé. C’est évident au rang <draw:frame draw:style-name="fr1" text:anchor-type="as-char"><draw:object xlink:href="Formula-560/" xlink:type="simple" xlink:show="embed" xlink:actuate="onLoad"/></draw:frame> où <draw:frame draw:style-name="fr1" text:anchor-type="as-char"><draw:object xlink:href="Formula-562/" xlink:type="simple" xlink:show="embed" xlink:actuate="onLoad"/></draw:frame>, et la collection des <draw:frame draw:style-name="fr1" text:anchor-type="as-char"><draw:object xlink:href="Formula-564/" xlink:type="simple" xlink:show="embed" xlink:actuate="onLoad"/></draw:frame> se réduit à <draw:frame draw:style-name="fr1" text:anchor-type="as-char"><draw:object xlink:href="Formula-566/" xlink:type="simple" xlink:show="embed" xlink:actuate="onLoad"/></draw:frame>; supposons cette propriété valable au rang <draw:frame draw:style-name="fr1" text:anchor-type="as-char"><draw:object xlink:href="Formula-568/" xlink:type="simple" xlink:show="embed" xlink:actuate="onLoad"/></draw:frame>. L’ensemble <draw:frame draw:style-name="fr1" text:anchor-type="as-char"><draw:object xlink:href="Formula-570/" xlink:type="simple" xlink:show="embed" xlink:actuate="onLoad"/></draw:frame> des réels <draw:frame draw:style-name="fr1" text:anchor-type="as-char"><draw:object xlink:href="Formula-572/" xlink:type="simple" xlink:show="embed" xlink:actuate="onLoad"/></draw:frame> tels que <draw:frame draw:style-name="fr1" text:anchor-type="as-char"><draw:object xlink:href="Formula-574/" xlink:type="simple" xlink:show="embed" xlink:actuate="onLoad"/></draw:frame> et <draw:frame draw:style-name="fr1" text:anchor-type="as-char"><draw:object xlink:href="Formula-576/" xlink:type="simple" xlink:show="embed" xlink:actuate="onLoad"/></draw:frame> peut être écrit comme</text:p>
      <text:p text:style-name="Text_20_body"><draw:frame draw:style-name="fr2" text:anchor-type="paragraph"><draw:object xlink:href="Formula-578/" xlink:type="simple" xlink:show="embed" xlink:actuate="onLoad"/></draw:frame></text:p>
      <text:p text:style-name="Text_20_body">qui est mesurable. De même, on peut montrer que l’ensemble <draw:frame draw:style-name="fr1" text:anchor-type="as-char"><draw:object xlink:href="Formula-580/" xlink:type="simple" xlink:show="embed" xlink:actuate="onLoad"/></draw:frame> des réels <draw:frame draw:style-name="fr1" text:anchor-type="as-char"><draw:object xlink:href="Formula-582/" xlink:type="simple" xlink:show="embed" xlink:actuate="onLoad"/></draw:frame> tels que <draw:frame draw:style-name="fr1" text:anchor-type="as-char"><draw:object xlink:href="Formula-584/" xlink:type="simple" xlink:show="embed" xlink:actuate="onLoad"/></draw:frame> et <draw:frame draw:style-name="fr1" text:anchor-type="as-char"><draw:object xlink:href="Formula-586/" xlink:type="simple" xlink:show="embed" xlink:actuate="onLoad"/></draw:frame> est mesurable. On a alors par construction:</text:p>
      <text:p text:style-name="Text_20_body"><draw:frame draw:style-name="fr2" text:anchor-type="paragraph"><draw:object xlink:href="Formula-588/" xlink:type="simple" xlink:show="embed" xlink:actuate="onLoad"/></draw:frame></text:p>
      <text:p text:style-name="Text_20_body">qui est sous la forme souhaitée, à ceci près que les ensembles intervenant ne sont pas nécessairement disjoints. Mais pour toute valeur <draw:frame draw:style-name="fr1" text:anchor-type="as-char"><draw:object xlink:href="Formula-590/" xlink:type="simple" xlink:show="embed" xlink:actuate="onLoad"/></draw:frame> dans l’image de <draw:frame draw:style-name="fr1" text:anchor-type="as-char"><draw:object xlink:href="Formula-592/" xlink:type="simple" xlink:show="embed" xlink:actuate="onLoad"/></draw:frame>, l’image réciproque de <draw:frame draw:style-name="fr1" text:anchor-type="as-char"><draw:object xlink:href="Formula-594/" xlink:type="simple" xlink:show="embed" xlink:actuate="onLoad"/></draw:frame> par <draw:frame draw:style-name="fr1" text:anchor-type="as-char"><draw:object xlink:href="Formula-596/" xlink:type="simple" xlink:show="embed" xlink:actuate="onLoad"/></draw:frame> est nécessairement une union (finie) d’intersections (finies) d’ensembles dans la collection <draw:frame draw:style-name="fr1" text:anchor-type="as-char"><draw:object xlink:href="Formula-598/" xlink:type="simple" xlink:show="embed" xlink:actuate="onLoad"/></draw:frame> et donc un ensemble mesurable. La fonction <draw:frame draw:style-name="fr1" text:anchor-type="as-char"><draw:object xlink:href="Formula-600/" xlink:type="simple" xlink:show="embed" xlink:actuate="onLoad"/></draw:frame> peut donc être mise sous la forme souhaitée.</text:p>
      <text:h text:style-name="Heading_20_4" text:outline-level="4"><text:bookmark-start text:name="réciproque"/>Réciproque<text:bookmark-end text:name="réciproque"/></text:h>
      <text:p text:style-name="First_20_paragraph">Considérons désormais une fonction intégrable <draw:frame draw:style-name="fr1" text:anchor-type="as-char"><draw:object xlink:href="Formula-602/" xlink:type="simple" xlink:show="embed" xlink:actuate="onLoad"/></draw:frame>. Par le <text:a xlink:type="simple" xlink:href="#une-intégrale-indéterminée-est-dérivable-presque-partout" office:name=""><text:span text:style-name="Definition">théorème de dérivation de l’annexe</text:span></text:a>, si l’on définit la fonction <draw:frame draw:style-name="fr1" text:anchor-type="as-char"><draw:object xlink:href="Formula-604/" xlink:type="simple" xlink:show="embed" xlink:actuate="onLoad"/></draw:frame> comme le taux d’accroissement</text:p>
      <text:p text:style-name="Text_20_body"><draw:frame draw:style-name="fr2" text:anchor-type="paragraph"><draw:object xlink:href="Formula-606/" xlink:type="simple" xlink:show="embed" xlink:actuate="onLoad"/></draw:frame></text:p>
      <text:p text:style-name="Text_20_body">alors <draw:frame draw:style-name="fr1" text:anchor-type="as-char"><draw:object xlink:href="Formula-608/" xlink:type="simple" xlink:show="embed" xlink:actuate="onLoad"/></draw:frame> presque partout quand <draw:frame draw:style-name="fr1" text:anchor-type="as-char"><draw:object xlink:href="Formula-610/" xlink:type="simple" xlink:show="embed" xlink:actuate="onLoad"/></draw:frame>. Or chaque <draw:frame draw:style-name="fr1" text:anchor-type="as-char"><draw:object xlink:href="Formula-612/" xlink:type="simple" xlink:show="embed" xlink:actuate="onLoad"/></draw:frame> est continue, donc l’image réciproque de tout ouvert par <draw:frame draw:style-name="fr1" text:anchor-type="as-char"><draw:object xlink:href="Formula-614/" xlink:type="simple" xlink:show="embed" xlink:actuate="onLoad"/></draw:frame> est un ensemble mesurable. Par les deux résultats établis dans cette section, <draw:frame draw:style-name="fr1" text:anchor-type="as-char"><draw:object xlink:href="Formula-616/" xlink:type="simple" xlink:show="embed" xlink:actuate="onLoad"/></draw:frame> vérifie également ce critère.</text:p>
      <text:p text:style-name="Text_20_body">Par définition, une fonction mesurable est limite simple d’une suite de fonctions intégrables, et les fonctions intégrables vérifient le critère de l’image réciproque. Cette classe de fonctions étant <text:a xlink:type="simple" xlink:href="#stabilité-par-passage-à-la-limite" office:name=""><text:span text:style-name="Definition">stable par passage à la limite</text:span></text:a>, ce critère est également satisfait pour toute fonction mesurable.</text:p>
      <text:p text:style-name="Text_20_body"><draw:frame draw:style-name="fr1" text:anchor-type="as-char"><draw:object xlink:href="Formula-618/" xlink:type="simple" xlink:show="embed" xlink:actuate="onLoad"/></draw:frame></text:p>
      <text:h text:style-name="Heading_20_3" text:outline-level="3"><text:bookmark-start text:name="composition-par-une-fonction-continue"/>Composition par une fonction continue<text:bookmark-end text:name="composition-par-une-fonction-continue"/></text:h>
      <text:p text:style-name="First_20_paragraph">Soit <draw:frame draw:style-name="fr1" text:anchor-type="as-char"><draw:object xlink:href="Formula-620/" xlink:type="simple" xlink:show="embed" xlink:actuate="onLoad"/></draw:frame> une fonction mesurable et <draw:frame draw:style-name="fr1" text:anchor-type="as-char"><draw:object xlink:href="Formula-622/" xlink:type="simple" xlink:show="embed" xlink:actuate="onLoad"/></draw:frame> une fonction continue. La composée <draw:frame draw:style-name="fr1" text:anchor-type="as-char"><draw:object xlink:href="Formula-624/" xlink:type="simple" xlink:show="embed" xlink:actuate="onLoad"/></draw:frame> de ces deux fonctions est mesurable.</text:p>
      <text:h text:style-name="Heading_20_3" text:outline-level="3"><text:bookmark-start text:name="démonstration-10"/>Démonstration<text:bookmark-end text:name="démonstration-10"/></text:h>
      <text:p text:style-name="First_20_paragraph">Si <draw:frame draw:style-name="fr1" text:anchor-type="as-char"><draw:object xlink:href="Formula-626/" xlink:type="simple" xlink:show="embed" xlink:actuate="onLoad"/></draw:frame> est un ouvert de <draw:frame draw:style-name="fr1" text:anchor-type="as-char"><draw:object xlink:href="Formula-628/" xlink:type="simple" xlink:show="embed" xlink:actuate="onLoad"/></draw:frame>. Par continuité de <draw:frame draw:style-name="fr1" text:anchor-type="as-char"><draw:object xlink:href="Formula-630/" xlink:type="simple" xlink:show="embed" xlink:actuate="onLoad"/></draw:frame>, l’ensemble <draw:frame draw:style-name="fr1" text:anchor-type="as-char"><draw:object xlink:href="Formula-632/" xlink:type="simple" xlink:show="embed" xlink:actuate="onLoad"/></draw:frame> est un ouvert de <draw:frame draw:style-name="fr1" text:anchor-type="as-char"><draw:object xlink:href="Formula-634/" xlink:type="simple" xlink:show="embed" xlink:actuate="onLoad"/></draw:frame> et par conséquent, par <text:a xlink:type="simple" xlink:href="#images-réciproques-des-fonctions-mesurables" office:name=""><text:span text:style-name="Definition">le critère de mesurabilité par les images réciproques</text:span></text:a>,</text:p>
      <text:p text:style-name="Text_20_body"><draw:frame draw:style-name="fr2" text:anchor-type="paragraph"><draw:object xlink:href="Formula-636/" xlink:type="simple" xlink:show="embed" xlink:actuate="onLoad"/></draw:frame></text:p>
      <text:p text:style-name="Text_20_body">est un ensemble mesurable. Par le même critère, la composée <draw:frame draw:style-name="fr1" text:anchor-type="as-char"><draw:object xlink:href="Formula-638/" xlink:type="simple" xlink:show="embed" xlink:actuate="onLoad"/></draw:frame> est donc mesurable.</text:p>
      <text:p text:style-name="Text_20_body"><draw:frame draw:style-name="fr1" text:anchor-type="as-char"><draw:object xlink:href="Formula-640/" xlink:type="simple" xlink:show="embed" xlink:actuate="onLoad"/></draw:frame></text:p>
      <text:h text:style-name="Heading_20_3" text:outline-level="3"><text:bookmark-start text:name="remarque-1"/>Remarque<text:bookmark-end text:name="remarque-1"/></text:h>
      <text:p text:style-name="First_20_paragraph">Les corollaires de ce résultat sont nombreux et immédiat. Citons les deux instances les plus directement utiles.</text:p>
      <text:h text:style-name="Heading_20_3" text:outline-level="3"><text:bookmark-start text:name="mesurabilité-du-produit"/>Mesurabilité du produit<text:bookmark-end text:name="mesurabilité-du-produit"/></text:h>
      <text:p text:style-name="First_20_paragraph">Le produit de deux fonctions scalaires mesurables est mesurable.</text:p>
      <text:h text:style-name="Heading_20_3" text:outline-level="3"><text:bookmark-start text:name="démonstration-11"/>Démonstration<text:bookmark-end text:name="démonstration-11"/></text:h>
      <text:p text:style-name="First_20_paragraph">Par continuité de l’application produit <draw:frame draw:style-name="fr1" text:anchor-type="as-char"><draw:object xlink:href="Formula-642/" xlink:type="simple" xlink:show="embed" xlink:actuate="onLoad"/></draw:frame>.</text:p>
      <text:p text:style-name="Text_20_body"><draw:frame draw:style-name="fr1" text:anchor-type="as-char"><draw:object xlink:href="Formula-644/" xlink:type="simple" xlink:show="embed" xlink:actuate="onLoad"/></draw:frame></text:p>
      <text:h text:style-name="Heading_20_3" text:outline-level="3"><text:bookmark-start text:name="mesurabilité-de-la-valeur-absolue"/>Mesurabilité de la valeur absolue<text:bookmark-end text:name="mesurabilité-de-la-valeur-absolue"/></text:h>
      <text:p text:style-name="First_20_paragraph">La valeur absolue d’une fonction scalaire mesurable est mesurable.</text:p>
      <text:h text:style-name="Heading_20_3" text:outline-level="3"><text:bookmark-start text:name="démonstration-12"/>Démonstration<text:bookmark-end text:name="démonstration-12"/></text:h>
      <text:p text:style-name="First_20_paragraph">Par continuité de l’application valeur absolue <draw:frame draw:style-name="fr1" text:anchor-type="as-char"><draw:object xlink:href="Formula-646/" xlink:type="simple" xlink:show="embed" xlink:actuate="onLoad"/></draw:frame>.</text:p>
      <text:p text:style-name="Text_20_body"><text:span text:style-name="T2">TODO:</text:span> adapter preuve ci-dessous, la preuve amont a été refaite, le “patch” pour borner n’est plus nécessaire.</text:p>
      <text:p text:style-name="Text_20_body"><draw:frame draw:style-name="fr1" text:anchor-type="as-char"><draw:object xlink:href="Formula-648/" xlink:type="simple" xlink:show="embed" xlink:actuate="onLoad"/></draw:frame></text:p>
      <text:h text:style-name="Heading_20_3" text:outline-level="3"><text:bookmark-start text:name="démonstration-du-critère-dintégrabilité-dominée"/>Démonstration du critère d’intégrabilité dominée<text:bookmark-end text:name="démonstration-du-critère-dintégrabilité-dominée"/></text:h>
      <text:p text:style-name="First_20_paragraph">Si la fonction <draw:frame draw:style-name="fr1" text:anchor-type="as-char"><draw:object xlink:href="Formula-650/" xlink:type="simple" xlink:show="embed" xlink:actuate="onLoad"/></draw:frame> est intégrable, elle est mesurable et satisfait les inégalités <draw:frame draw:style-name="fr1" text:anchor-type="as-char"><draw:object xlink:href="Formula-652/" xlink:type="simple" xlink:show="embed" xlink:actuate="onLoad"/></draw:frame>. Le sens direct est donc démontré.</text:p>
      <text:p text:style-name="Text_20_body">Pour établir la réciproque, nous allons exploiter le théorème de convergence dominée du chapitre suivant. Nous allons appliquer le procédé d’approximation par une suite de fonctions étagées déjà utilisé dans <text:a xlink:type="simple" xlink:href="#images-réciproques-des-fonctions-mesurables" office:name=""><text:span text:style-name="Definition">la preuve de la caractérisation des fonctions mesurables par leurs images réciproques</text:span></text:a>. Nous appliquons cette construction à la fonction <draw:frame draw:style-name="fr1" text:anchor-type="as-char"><draw:object xlink:href="Formula-654/" xlink:type="simple" xlink:show="embed" xlink:actuate="onLoad"/></draw:frame> qui est mesurable comme différence de fonctions mesurables. Comme <draw:frame draw:style-name="fr1" text:anchor-type="as-char"><draw:object xlink:href="Formula-656/" xlink:type="simple" xlink:show="embed" xlink:actuate="onLoad"/></draw:frame> vérifie <draw:frame draw:style-name="fr1" text:anchor-type="as-char"><draw:object xlink:href="Formula-658/" xlink:type="simple" xlink:show="embed" xlink:actuate="onLoad"/></draw:frame>, la suite <draw:frame draw:style-name="fr1" text:anchor-type="as-char"><draw:object xlink:href="Formula-660/" xlink:type="simple" xlink:show="embed" xlink:actuate="onLoad"/></draw:frame> – qui converge simplement vers <draw:frame draw:style-name="fr1" text:anchor-type="as-char"><draw:object xlink:href="Formula-662/" xlink:type="simple" xlink:show="embed" xlink:actuate="onLoad"/></draw:frame> – vérifie <draw:frame draw:style-name="fr1" text:anchor-type="as-char"><draw:object xlink:href="Formula-664/" xlink:type="simple" xlink:show="embed" xlink:actuate="onLoad"/></draw:frame>. En raison de cette inégalité, et comme <draw:frame draw:style-name="fr1" text:anchor-type="as-char"><draw:object xlink:href="Formula-666/" xlink:type="simple" xlink:show="embed" xlink:actuate="onLoad"/></draw:frame> est (absolument) intégrable, <draw:frame draw:style-name="fr1" text:anchor-type="as-char"><draw:object xlink:href="Formula-668/" xlink:type="simple" xlink:show="embed" xlink:actuate="onLoad"/></draw:frame> est une somme finie de la forme <draw:frame draw:style-name="fr1" text:anchor-type="as-char"><draw:object xlink:href="Formula-670/" xlink:type="simple" xlink:show="embed" xlink:actuate="onLoad"/></draw:frame> où les <draw:frame draw:style-name="fr1" text:anchor-type="as-char"><draw:object xlink:href="Formula-672/" xlink:type="simple" xlink:show="embed" xlink:actuate="onLoad"/></draw:frame> sont mesurables et bornés (dans <draw:frame draw:style-name="fr1" text:anchor-type="as-char"><draw:object xlink:href="Formula-674/" xlink:type="simple" xlink:show="embed" xlink:actuate="onLoad"/></draw:frame>), <draw:frame draw:style-name="fr1" text:anchor-type="as-char"><draw:object xlink:href="Formula-676/" xlink:type="simple" xlink:show="embed" xlink:actuate="onLoad"/></draw:frame> est intégrable.</text:p>
      <text:p text:style-name="Text_20_body">La fonction <draw:frame draw:style-name="fr1" text:anchor-type="as-char"><draw:object xlink:href="Formula-678/" xlink:type="simple" xlink:show="embed" xlink:actuate="onLoad"/></draw:frame> apparaît donc comme une limite simple des fonction <draw:frame draw:style-name="fr1" text:anchor-type="as-char"><draw:object xlink:href="Formula-680/" xlink:type="simple" xlink:show="embed" xlink:actuate="onLoad"/></draw:frame>, qui sont intégrables et encadrées par les fonctions intégrables <draw:frame draw:style-name="fr1" text:anchor-type="as-char"><draw:object xlink:href="Formula-682/" xlink:type="simple" xlink:show="embed" xlink:actuate="onLoad"/></draw:frame> et <draw:frame draw:style-name="fr1" text:anchor-type="as-char"><draw:object xlink:href="Formula-684/" xlink:type="simple" xlink:show="embed" xlink:actuate="onLoad"/></draw:frame>. Par le théorème de convergence dominée, <draw:frame draw:style-name="fr1" text:anchor-type="as-char"><draw:object xlink:href="Formula-686/" xlink:type="simple" xlink:show="embed" xlink:actuate="onLoad"/></draw:frame> est intégrable, et par conséquent <draw:frame draw:style-name="fr1" text:anchor-type="as-char"><draw:object xlink:href="Formula-688/" xlink:type="simple" xlink:show="embed" xlink:actuate="onLoad"/></draw:frame> l’est également.</text:p>
      <text:p text:style-name="Text_20_body"><draw:frame draw:style-name="fr1" text:anchor-type="as-char"><draw:object xlink:href="Formula-690/" xlink:type="simple" xlink:show="embed" xlink:actuate="onLoad"/></draw:frame></text:p>
      <text:h text:style-name="Heading_20_3" text:outline-level="3"><text:bookmark-start text:name="produit-de-fonctions-intégrable-et-bornée"/>Produit de fonctions intégrable et bornée<text:bookmark-end text:name="produit-de-fonctions-intégrable-et-bornée"/></text:h>
      <text:p text:style-name="First_20_paragraph">Si <draw:frame draw:style-name="fr1" text:anchor-type="as-char"><draw:object xlink:href="Formula-692/" xlink:type="simple" xlink:show="embed" xlink:actuate="onLoad"/></draw:frame> est une fonction absolument intégrable et <draw:frame draw:style-name="fr1" text:anchor-type="as-char"><draw:object xlink:href="Formula-694/" xlink:type="simple" xlink:show="embed" xlink:actuate="onLoad"/></draw:frame> est mesurable et bornée, alors le produit <draw:frame draw:style-name="fr1" text:anchor-type="as-char"><draw:object xlink:href="Formula-696/" xlink:type="simple" xlink:show="embed" xlink:actuate="onLoad"/></draw:frame> est (absolument) intégrable.</text:p>
      <text:h text:style-name="Heading_20_3" text:outline-level="3"><text:bookmark-start text:name="preuve-1"/>Preuve<text:bookmark-end text:name="preuve-1"/></text:h>
      <text:p text:style-name="First_20_paragraph">Par hypothèse <draw:frame draw:style-name="fr1" text:anchor-type="as-char"><draw:object xlink:href="Formula-698/" xlink:type="simple" xlink:show="embed" xlink:actuate="onLoad"/></draw:frame> est intégrable donc mesurable; <draw:frame draw:style-name="fr1" text:anchor-type="as-char"><draw:object xlink:href="Formula-700/" xlink:type="simple" xlink:show="embed" xlink:actuate="onLoad"/></draw:frame> étant mesurable, le produit <draw:frame draw:style-name="fr1" text:anchor-type="as-char"><draw:object xlink:href="Formula-702/" xlink:type="simple" xlink:show="embed" xlink:actuate="onLoad"/></draw:frame> est mesurable. Par ailleurs, si <draw:frame draw:style-name="fr1" text:anchor-type="as-char"><draw:object xlink:href="Formula-704/" xlink:type="simple" xlink:show="embed" xlink:actuate="onLoad"/></draw:frame>, on a</text:p>
      <text:p text:style-name="Text_20_body"><draw:frame draw:style-name="fr2" text:anchor-type="paragraph"><draw:object xlink:href="Formula-706/" xlink:type="simple" xlink:show="embed" xlink:actuate="onLoad"/></draw:frame></text:p>
      <text:p text:style-name="Text_20_body">et comme les fonctions <draw:frame draw:style-name="fr1" text:anchor-type="as-char"><draw:object xlink:href="Formula-708/" xlink:type="simple" xlink:show="embed" xlink:actuate="onLoad"/></draw:frame> comme <draw:frame draw:style-name="fr1" text:anchor-type="as-char"><draw:object xlink:href="Formula-710/" xlink:type="simple" xlink:show="embed" xlink:actuate="onLoad"/></draw:frame> sont intégrables, par le critère d’intégrabilité dominée, <draw:frame draw:style-name="fr1" text:anchor-type="as-char"><draw:object xlink:href="Formula-712/" xlink:type="simple" xlink:show="embed" xlink:actuate="onLoad"/></draw:frame> est intégrable. La valeur absolue <draw:frame draw:style-name="fr1" text:anchor-type="as-char"><draw:object xlink:href="Formula-714/" xlink:type="simple" xlink:show="embed" xlink:actuate="onLoad"/></draw:frame> de <draw:frame draw:style-name="fr1" text:anchor-type="as-char"><draw:object xlink:href="Formula-716/" xlink:type="simple" xlink:show="embed" xlink:actuate="onLoad"/></draw:frame> est mesurable et vérifie également <draw:frame draw:style-name="fr1" text:anchor-type="as-char"><draw:object xlink:href="Formula-718/" xlink:type="simple" xlink:show="embed" xlink:actuate="onLoad"/></draw:frame>, elle est donc également intégrable par le même critère.</text:p>
      <text:p text:style-name="Text_20_body"><draw:frame draw:style-name="fr1" text:anchor-type="as-char"><draw:object xlink:href="Formula-720/" xlink:type="simple" xlink:show="embed" xlink:actuate="onLoad"/></draw:frame></text:p>
      <text:h text:style-name="Heading_20_1" text:outline-level="1"><text:bookmark-start text:name="fonctions-absolument-intégrables"/>Fonctions Absolument Intégrables<text:bookmark-end text:name="fonctions-absolument-intégrables"/></text:h>
      <text:h text:style-name="Heading_20_3" text:outline-level="3"><text:bookmark-start text:name="todo-6"/>TODO<text:bookmark-end text:name="todo-6"/></text:h>
      <text:p text:style-name="First_20_paragraph">remarque nécessaire ou exemples montrant que le critère d’intégrabilité dominée est en fait pratique quand on manipule des fonction absolument intégrables et que les calculs manipulant des fonctions uniquement conditionnellement intégrables sont “fragiles”.</text:p>
      <text:h text:style-name="Heading_20_3" text:outline-level="3"><text:bookmark-start text:name="remarque-2"/>Remarque<text:bookmark-end text:name="remarque-2"/></text:h>
      <text:p text:style-name="First_20_paragraph">Nous verrons également dans la suite que ce résultat est généralement plus facile à exploiter quand on peut faire l’hypothèse que les fonctions que l’on manipule sont non seulement intégrables, mais également absolument intégrables.</text:p>
      <text:p text:style-name="Text_20_body"><text:span text:style-name="T2">TODO: fcts abs int introduites SI TOT ???</text:span> Cela retarde assez notablement les résultats élémentaires sur les fonctions mesurables, bof donc … Faire une autre section ?</text:p>
      <text:h text:style-name="Heading_20_3" text:outline-level="3"><text:bookmark-start text:name="fonction-absolumentconditionnellement-intégrable"/>Fonction absolument/conditionnellement intégrable<text:bookmark-end text:name="fonction-absolumentconditionnellement-intégrable"/></text:h>
      <text:p text:style-name="First_20_paragraph">Une fonction <draw:frame draw:style-name="fr1" text:anchor-type="as-char"><draw:object xlink:href="Formula-722/" xlink:type="simple" xlink:show="embed" xlink:actuate="onLoad"/></draw:frame> est <text:span text:style-name="T1">absolument intégrable</text:span> si <draw:frame draw:style-name="fr1" text:anchor-type="as-char"><draw:object xlink:href="Formula-724/" xlink:type="simple" xlink:show="embed" xlink:actuate="onLoad"/></draw:frame> et <draw:frame draw:style-name="fr1" text:anchor-type="as-char"><draw:object xlink:href="Formula-726/" xlink:type="simple" xlink:show="embed" xlink:actuate="onLoad"/></draw:frame> sont intégrables. Si <draw:frame draw:style-name="fr1" text:anchor-type="as-char"><draw:object xlink:href="Formula-728/" xlink:type="simple" xlink:show="embed" xlink:actuate="onLoad"/></draw:frame> est intégrable mais pas <draw:frame draw:style-name="fr1" text:anchor-type="as-char"><draw:object xlink:href="Formula-730/" xlink:type="simple" xlink:show="embed" xlink:actuate="onLoad"/></draw:frame>, elle est <text:span text:style-name="T1">conditionnellement intégrable</text:span>.</text:p>
      <text:h text:style-name="Heading_20_3" text:outline-level="3"><text:bookmark-start text:name="fonctions-absolument-intégrables-1"/>Fonctions absolument intégrables<text:bookmark-end text:name="fonctions-absolument-intégrables-1"/></text:h>
      <text:p text:style-name="First_20_paragraph">L’ensemble des fonctions absolument intégrables de <draw:frame draw:style-name="fr1" text:anchor-type="as-char"><draw:object xlink:href="Formula-732/" xlink:type="simple" xlink:show="embed" xlink:actuate="onLoad"/></draw:frame> dans <draw:frame draw:style-name="fr1" text:anchor-type="as-char"><draw:object xlink:href="Formula-734/" xlink:type="simple" xlink:show="embed" xlink:actuate="onLoad"/></draw:frame> est un espace vectoriel.</text:p>
      <text:h text:style-name="Heading_20_3" text:outline-level="3"><text:bookmark-start text:name="démonstration-13"/>Démonstration<text:bookmark-end text:name="démonstration-13"/></text:h>
      <text:p text:style-name="First_20_paragraph">Si <draw:frame draw:style-name="fr1" text:anchor-type="as-char"><draw:object xlink:href="Formula-736/" xlink:type="simple" xlink:show="embed" xlink:actuate="onLoad"/></draw:frame> et <draw:frame draw:style-name="fr1" text:anchor-type="as-char"><draw:object xlink:href="Formula-738/" xlink:type="simple" xlink:show="embed" xlink:actuate="onLoad"/></draw:frame> sont absolument intégrables et <draw:frame draw:style-name="fr1" text:anchor-type="as-char"><draw:object xlink:href="Formula-740/" xlink:type="simple" xlink:show="embed" xlink:actuate="onLoad"/></draw:frame>, alors <draw:frame draw:style-name="fr1" text:anchor-type="as-char"><draw:object xlink:href="Formula-742/" xlink:type="simple" xlink:show="embed" xlink:actuate="onLoad"/></draw:frame> est mesurable et <draw:frame draw:style-name="fr1" text:anchor-type="as-char"><draw:object xlink:href="Formula-744/" xlink:type="simple" xlink:show="embed" xlink:actuate="onLoad"/></draw:frame> comme <draw:frame draw:style-name="fr1" text:anchor-type="as-char"><draw:object xlink:href="Formula-746/" xlink:type="simple" xlink:show="embed" xlink:actuate="onLoad"/></draw:frame> sont encadrées par les fonctions intégrables <draw:frame draw:style-name="fr1" text:anchor-type="as-char"><draw:object xlink:href="Formula-748/" xlink:type="simple" xlink:show="embed" xlink:actuate="onLoad"/></draw:frame> et <draw:frame draw:style-name="fr1" text:anchor-type="as-char"><draw:object xlink:href="Formula-750/" xlink:type="simple" xlink:show="embed" xlink:actuate="onLoad"/></draw:frame>; elle est donc absolument intégrable par le critère d’intégrabilité dominée. La somme <draw:frame draw:style-name="fr1" text:anchor-type="as-char"><draw:object xlink:href="Formula-752/" xlink:type="simple" xlink:show="embed" xlink:actuate="onLoad"/></draw:frame> est également mesurable et <draw:frame draw:style-name="fr1" text:anchor-type="as-char"><draw:object xlink:href="Formula-754/" xlink:type="simple" xlink:show="embed" xlink:actuate="onLoad"/></draw:frame> comme <draw:frame draw:style-name="fr1" text:anchor-type="as-char"><draw:object xlink:href="Formula-756/" xlink:type="simple" xlink:show="embed" xlink:actuate="onLoad"/></draw:frame> sont encadrées par <draw:frame draw:style-name="fr1" text:anchor-type="as-char"><draw:object xlink:href="Formula-758/" xlink:type="simple" xlink:show="embed" xlink:actuate="onLoad"/></draw:frame> et <draw:frame draw:style-name="fr1" text:anchor-type="as-char"><draw:object xlink:href="Formula-760/" xlink:type="simple" xlink:show="embed" xlink:actuate="onLoad"/></draw:frame> qui sont intégrables; la somme est donc intégrable par le même critère.</text:p>
      <text:p text:style-name="Text_20_body"><draw:frame draw:style-name="fr1" text:anchor-type="as-char"><draw:object xlink:href="Formula-762/" xlink:type="simple" xlink:show="embed" xlink:actuate="onLoad"/></draw:frame></text:p>
      <text:h text:style-name="Heading_20_3" text:outline-level="3"><text:bookmark-start text:name="inégalité-triangulaire"/>Inégalité triangulaire<text:bookmark-end text:name="inégalité-triangulaire"/></text:h>
      <text:p text:style-name="First_20_paragraph">Si <draw:frame draw:style-name="fr1" text:anchor-type="as-char"><draw:object xlink:href="Formula-764/" xlink:type="simple" xlink:show="embed" xlink:actuate="onLoad"/></draw:frame> est absolument intégrable, alors</text:p>
      <text:p text:style-name="Text_20_body"><draw:frame draw:style-name="fr2" text:anchor-type="paragraph"><draw:object xlink:href="Formula-766/" xlink:type="simple" xlink:show="embed" xlink:actuate="onLoad"/></draw:frame></text:p>
      <text:h text:style-name="Heading_20_3" text:outline-level="3"><text:bookmark-start text:name="démonstration-14"/>Démonstration<text:bookmark-end text:name="démonstration-14"/></text:h>
      <text:p text:style-name="First_20_paragraph">Les fonctions <draw:frame draw:style-name="fr1" text:anchor-type="as-char"><draw:object xlink:href="Formula-768/" xlink:type="simple" xlink:show="embed" xlink:actuate="onLoad"/></draw:frame> et <draw:frame draw:style-name="fr1" text:anchor-type="as-char"><draw:object xlink:href="Formula-770/" xlink:type="simple" xlink:show="embed" xlink:actuate="onLoad"/></draw:frame> étant intégrables, pour tout <draw:frame draw:style-name="fr1" text:anchor-type="as-char"><draw:object xlink:href="Formula-772/" xlink:type="simple" xlink:show="embed" xlink:actuate="onLoad"/></draw:frame>, il existe une jauge commune <draw:frame draw:style-name="fr1" text:anchor-type="as-char"><draw:object xlink:href="Formula-774/" xlink:type="simple" xlink:show="embed" xlink:actuate="onLoad"/></draw:frame> sur <draw:frame draw:style-name="fr1" text:anchor-type="as-char"><draw:object xlink:href="Formula-776/" xlink:type="simple" xlink:show="embed" xlink:actuate="onLoad"/></draw:frame> et un <draw:frame draw:style-name="fr1" text:anchor-type="as-char"><draw:object xlink:href="Formula-778/" xlink:type="simple" xlink:show="embed" xlink:actuate="onLoad"/></draw:frame> commun, tels que pour tout couple <draw:frame draw:style-name="fr1" text:anchor-type="as-char"><draw:object xlink:href="Formula-780/" xlink:type="simple" xlink:show="embed" xlink:actuate="onLoad"/></draw:frame> tel que <draw:frame draw:style-name="fr1" text:anchor-type="as-char"><draw:object xlink:href="Formula-782/" xlink:type="simple" xlink:show="embed" xlink:actuate="onLoad"/></draw:frame> et <draw:frame draw:style-name="fr1" text:anchor-type="as-char"><draw:object xlink:href="Formula-784/" xlink:type="simple" xlink:show="embed" xlink:actuate="onLoad"/></draw:frame> et toute subdivision pointée <draw:frame draw:style-name="fr1" text:anchor-type="as-char"><draw:object xlink:href="Formula-786/" xlink:type="simple" xlink:show="embed" xlink:actuate="onLoad"/></draw:frame> de <draw:frame draw:style-name="fr1" text:anchor-type="as-char"><draw:object xlink:href="Formula-788/" xlink:type="simple" xlink:show="embed" xlink:actuate="onLoad"/></draw:frame> qui soit subordonnée à <draw:frame draw:style-name="fr1" text:anchor-type="as-char"><draw:object xlink:href="Formula-790/" xlink:type="simple" xlink:show="embed" xlink:actuate="onLoad"/></draw:frame>, on ait</text:p>
      <text:p text:style-name="Text_20_body"><draw:frame draw:style-name="fr2" text:anchor-type="paragraph"><draw:object xlink:href="Formula-792/" xlink:type="simple" xlink:show="embed" xlink:actuate="onLoad"/></draw:frame></text:p>
      <text:p text:style-name="Text_20_body">Par l’inégalité triangulaire appliquée à la somme finie <draw:frame draw:style-name="fr1" text:anchor-type="as-char"><draw:object xlink:href="Formula-794/" xlink:type="simple" xlink:show="embed" xlink:actuate="onLoad"/></draw:frame>, on obtient donc</text:p>
      <text:p text:style-name="Text_20_body"><draw:frame draw:style-name="fr2" text:anchor-type="paragraph"><draw:object xlink:href="Formula-796/" xlink:type="simple" xlink:show="embed" xlink:actuate="onLoad"/></draw:frame></text:p>
      <text:p text:style-name="Text_20_body">et donc en passant à la limite sur <draw:frame draw:style-name="fr1" text:anchor-type="as-char"><draw:object xlink:href="Formula-798/" xlink:type="simple" xlink:show="embed" xlink:actuate="onLoad"/></draw:frame>,</text:p>
      <text:p text:style-name="Text_20_body"><draw:frame draw:style-name="fr2" text:anchor-type="paragraph"><draw:object xlink:href="Formula-800/" xlink:type="simple" xlink:show="embed" xlink:actuate="onLoad"/></draw:frame></text:p>
      <text:p text:style-name="Text_20_body">L’inégalité similaire</text:p>
      <text:p text:style-name="Text_20_body"><draw:frame draw:style-name="fr2" text:anchor-type="paragraph"><draw:object xlink:href="Formula-802/" xlink:type="simple" xlink:show="embed" xlink:actuate="onLoad"/></draw:frame></text:p>
      <text:p text:style-name="Text_20_body">est obtenue en remplaçant <draw:frame draw:style-name="fr1" text:anchor-type="as-char"><draw:object xlink:href="Formula-804/" xlink:type="simple" xlink:show="embed" xlink:actuate="onLoad"/></draw:frame> par <draw:frame draw:style-name="fr1" text:anchor-type="as-char"><draw:object xlink:href="Formula-806/" xlink:type="simple" xlink:show="embed" xlink:actuate="onLoad"/></draw:frame>.</text:p>
      <text:p text:style-name="Text_20_body"><draw:frame draw:style-name="fr1" text:anchor-type="as-char"><draw:object xlink:href="Formula-808/" xlink:type="simple" xlink:show="embed" xlink:actuate="onLoad"/></draw:frame></text:p>
      <text:h text:style-name="Heading_20_3" text:outline-level="3"><text:bookmark-start text:name="todo-7"/>TODO<text:bookmark-end text:name="todo-7"/></text:h>
      <text:p text:style-name="First_20_paragraph">Plus pertinent/simple de construire un exemple basé sur une série de valeurs qui converge conditionnellement ?</text:p>
      <text:h text:style-name="Heading_20_3" text:outline-level="3"><text:bookmark-start text:name="todo-8"/>TODO<text:bookmark-end text:name="todo-8"/></text:h>
      <text:p text:style-name="First_20_paragraph">Simplifier l’exemple ci-dessous en ne travaillant que sur la dérivée; repousser l’étude de la fonction ci-dessous en exercice.</text:p>
      <text:h text:style-name="Heading_20_3" text:outline-level="3"><text:bookmark-start text:name="todo-9"/>TODO<text:bookmark-end text:name="todo-9"/></text:h>
      <text:p text:style-name="First_20_paragraph">(en exercice ?) Exemple de Bartle basé sur une série conditionnellement convergente (dans “A modern theory of integration”. Mieux que cet exemple ici ?)</text:p>
      <text:h text:style-name="Heading_20_3" text:outline-level="3"><text:bookmark-start text:name="une-fonction-conditionnellement-intégrable"/>Une fonction conditionnellement intégrable<text:bookmark-end text:name="une-fonction-conditionnellement-intégrable"/></text:h>
      <text:p text:style-name="First_20_paragraph">La fonction <draw:frame draw:style-name="fr1" text:anchor-type="as-char"><draw:object xlink:href="Formula-810/" xlink:type="simple" xlink:show="embed" xlink:actuate="onLoad"/></draw:frame> définie par</text:p>
      <text:p text:style-name="Text_20_body"><draw:frame draw:style-name="fr2" text:anchor-type="paragraph"><draw:object xlink:href="Formula-812/" xlink:type="simple" xlink:show="embed" xlink:actuate="onLoad"/></draw:frame></text:p>
      <text:p text:style-name="Text_20_body">est conditionnellement intégrable. Pour montrer qu’elle est intégrable, nous exploitons le théorème fondamental du calcul, appliqué à la fonction <draw:frame draw:style-name="fr1" text:anchor-type="as-char"><draw:object xlink:href="Formula-814/" xlink:type="simple" xlink:show="embed" xlink:actuate="onLoad"/></draw:frame> définie par</text:p>
      <text:p text:style-name="Text_20_body"><draw:frame draw:style-name="fr2" text:anchor-type="paragraph"><draw:object xlink:href="Formula-816/" xlink:type="simple" xlink:show="embed" xlink:actuate="onLoad"/></draw:frame></text:p>
      <text:p text:style-name="Text_20_body">Cette fonction est dérivable en tout point de <draw:frame draw:style-name="fr1" text:anchor-type="as-char"><draw:object xlink:href="Formula-818/" xlink:type="simple" xlink:show="embed" xlink:actuate="onLoad"/></draw:frame>; en <draw:frame draw:style-name="fr1" text:anchor-type="as-char"><draw:object xlink:href="Formula-820/" xlink:type="simple" xlink:show="embed" xlink:actuate="onLoad"/></draw:frame>, sa dérivée est nulle<text:note text:id="ftn4" text:note-class="footnote"><text:note-citation>5</text:note-citation><text:note-body><text:p text:style-name="Text_20_body">En effet,</text:p>
<text:p text:style-name="Text_20_body"><draw:frame draw:style-name="fr2" text:anchor-type="paragraph"><draw:object xlink:href="Formula-822/" xlink:type="simple" xlink:show="embed" xlink:actuate="onLoad"/></draw:frame></text:p></text:note-body></text:note> et quand <draw:frame draw:style-name="fr1" text:anchor-type="as-char"><draw:object xlink:href="Formula-824/" xlink:type="simple" xlink:show="embed" xlink:actuate="onLoad"/></draw:frame>,</text:p>
      <text:p text:style-name="Text_20_body"><draw:frame draw:style-name="fr2" text:anchor-type="paragraph"><draw:object xlink:href="Formula-826/" xlink:type="simple" xlink:show="embed" xlink:actuate="onLoad"/></draw:frame></text:p>
      <text:p text:style-name="Text_20_body">Par le théorème d’intégrabilité dominée, la fonction <draw:frame draw:style-name="fr1" text:anchor-type="as-char"><draw:object xlink:href="Formula-828/" xlink:type="simple" xlink:show="embed" xlink:actuate="onLoad"/></draw:frame> égale à <draw:frame draw:style-name="fr1" text:anchor-type="as-char"><draw:object xlink:href="Formula-830/" xlink:type="simple" xlink:show="embed" xlink:actuate="onLoad"/></draw:frame> si <draw:frame draw:style-name="fr1" text:anchor-type="as-char"><draw:object xlink:href="Formula-832/" xlink:type="simple" xlink:show="embed" xlink:actuate="onLoad"/></draw:frame> et nulle en zéro est absolument intégrable<text:note text:id="ftn5" text:note-class="footnote"><text:note-citation>6</text:note-citation><text:note-body><text:p text:style-name="Footnote">La fonction <draw:frame draw:style-name="fr1" text:anchor-type="as-char"><draw:object xlink:href="Formula-834/" xlink:type="simple" xlink:show="embed" xlink:actuate="onLoad"/></draw:frame> est mesurable comme limite des suite des fonctions continues <draw:frame draw:style-name="fr1" text:anchor-type="as-char"><draw:object xlink:href="Formula-836/" xlink:type="simple" xlink:show="embed" xlink:actuate="onLoad"/></draw:frame> – et donc intégrables – définies par <draw:frame draw:style-name="fr1" text:anchor-type="as-char"><draw:object xlink:href="Formula-838/" xlink:type="simple" xlink:show="embed" xlink:actuate="onLoad"/></draw:frame> si <draw:frame draw:style-name="fr1" text:anchor-type="as-char"><draw:object xlink:href="Formula-840/" xlink:type="simple" xlink:show="embed" xlink:actuate="onLoad"/></draw:frame> et <draw:frame draw:style-name="fr1" text:anchor-type="as-char"><draw:object xlink:href="Formula-842/" xlink:type="simple" xlink:show="embed" xlink:actuate="onLoad"/></draw:frame> sinon. De la même façon, <draw:frame draw:style-name="fr1" text:anchor-type="as-char"><draw:object xlink:href="Formula-844/" xlink:type="simple" xlink:show="embed" xlink:actuate="onLoad"/></draw:frame> est limite des fonctions intégrables <draw:frame draw:style-name="fr1" text:anchor-type="as-char"><draw:object xlink:href="Formula-846/" xlink:type="simple" xlink:show="embed" xlink:actuate="onLoad"/></draw:frame>. Par ailleurs, <draw:frame draw:style-name="fr1" text:anchor-type="as-char"><draw:object xlink:href="Formula-848/" xlink:type="simple" xlink:show="embed" xlink:actuate="onLoad"/></draw:frame> comme <draw:frame draw:style-name="fr1" text:anchor-type="as-char"><draw:object xlink:href="Formula-850/" xlink:type="simple" xlink:show="embed" xlink:actuate="onLoad"/></draw:frame> sont encadrées par les deux fonctions intégrables <draw:frame draw:style-name="fr1" text:anchor-type="as-char"><draw:object xlink:href="Formula-852/" xlink:type="simple" xlink:show="embed" xlink:actuate="onLoad"/></draw:frame> et <draw:frame draw:style-name="fr1" text:anchor-type="as-char"><draw:object xlink:href="Formula-854/" xlink:type="simple" xlink:show="embed" xlink:actuate="onLoad"/></draw:frame>.</text:p></text:note-body></text:note>. La fonction <draw:frame draw:style-name="fr1" text:anchor-type="as-char"><draw:object xlink:href="Formula-856/" xlink:type="simple" xlink:show="embed" xlink:actuate="onLoad"/></draw:frame> étant également intégrable, <draw:frame draw:style-name="fr1" text:anchor-type="as-char"><draw:object xlink:href="Formula-858/" xlink:type="simple" xlink:show="embed" xlink:actuate="onLoad"/></draw:frame> est intégrable comme somme de deux fonctions intégrables.</text:p>
      <text:p text:style-name="Text_20_body">La fonction <draw:frame draw:style-name="fr1" text:anchor-type="as-char"><draw:object xlink:href="Formula-860/" xlink:type="simple" xlink:show="embed" xlink:actuate="onLoad"/></draw:frame> n’est pourtant pas absolument intégrable, car <draw:frame draw:style-name="fr1" text:anchor-type="as-char"><draw:object xlink:href="Formula-862/" xlink:type="simple" xlink:show="embed" xlink:actuate="onLoad"/></draw:frame> est absolument intégrable mais pas <draw:frame draw:style-name="fr1" text:anchor-type="as-char"><draw:object xlink:href="Formula-864/" xlink:type="simple" xlink:show="embed" xlink:actuate="onLoad"/></draw:frame>. En effet, si c’était le cas, toute fonction absolument intégrable dont la valeur absolue est majorée par <draw:frame draw:style-name="fr1" text:anchor-type="as-char"><draw:object xlink:href="Formula-866/" xlink:type="simple" xlink:show="embed" xlink:actuate="onLoad"/></draw:frame> aurait par l’inégalité triangulaire son intégrale majorée par celle de <draw:frame draw:style-name="fr1" text:anchor-type="as-char"><draw:object xlink:href="Formula-868/" xlink:type="simple" xlink:show="embed" xlink:actuate="onLoad"/></draw:frame>. Or nous allons exhiber une suite de telles fonctions dont l’intégrale tend vers <draw:frame draw:style-name="fr1" text:anchor-type="as-char"><draw:object xlink:href="Formula-870/" xlink:type="simple" xlink:show="embed" xlink:actuate="onLoad"/></draw:frame>, ce qui établira la contradiction.</text:p>
      <text:p text:style-name="Text_20_body">Soit <draw:frame draw:style-name="fr1" text:anchor-type="as-char"><draw:object xlink:href="Formula-872/" xlink:type="simple" xlink:show="embed" xlink:actuate="onLoad"/></draw:frame> un entier; on définit la function <draw:frame draw:style-name="fr1" text:anchor-type="as-char"><draw:object xlink:href="Formula-874/" xlink:type="simple" xlink:show="embed" xlink:actuate="onLoad"/></draw:frame> par</text:p>
      <text:p text:style-name="Text_20_body"><draw:frame draw:style-name="fr2" text:anchor-type="paragraph"><draw:object xlink:href="Formula-876/" xlink:type="simple" xlink:show="embed" xlink:actuate="onLoad"/></draw:frame></text:p>
      <text:p text:style-name="Text_20_body">où</text:p>
      <text:p text:style-name="Text_20_body"><draw:frame draw:style-name="fr2" text:anchor-type="paragraph"><draw:object xlink:href="Formula-878/" xlink:type="simple" xlink:show="embed" xlink:actuate="onLoad"/></draw:frame></text:p>
      <text:p text:style-name="Text_20_body">Par construction, <draw:frame draw:style-name="fr1" text:anchor-type="as-char"><draw:object xlink:href="Formula-880/" xlink:type="simple" xlink:show="embed" xlink:actuate="onLoad"/></draw:frame> est continue par morceaux et donc absolument intégrable, et bien telle que <draw:frame draw:style-name="fr1" text:anchor-type="as-char"><draw:object xlink:href="Formula-882/" xlink:type="simple" xlink:show="embed" xlink:actuate="onLoad"/></draw:frame>. Par ailleurs,</text:p>
      <text:p text:style-name="Text_20_body"><draw:frame draw:style-name="fr2" text:anchor-type="paragraph"><draw:object xlink:href="Formula-884/" xlink:type="simple" xlink:show="embed" xlink:actuate="onLoad"/></draw:frame></text:p>
      <text:p text:style-name="Text_20_body">Comme la série de cette équation est divergente, on peut rendre l’intégrale arbitrairement grande en choisissant un <draw:frame draw:style-name="fr1" text:anchor-type="as-char"><draw:object xlink:href="Formula-886/" xlink:type="simple" xlink:show="embed" xlink:actuate="onLoad"/></draw:frame> suffisamment grand, ce qui permet de conclure.</text:p>
      <text:h text:style-name="Heading_20_3" text:outline-level="3"><text:bookmark-start text:name="restriction-à-des-ensembles-mesurables"/>Restriction à des ensembles mesurables<text:bookmark-end text:name="restriction-à-des-ensembles-mesurables"/></text:h>
      <text:p text:style-name="First_20_paragraph">Une fonction <draw:frame draw:style-name="fr1" text:anchor-type="as-char"><draw:object xlink:href="Formula-888/" xlink:type="simple" xlink:show="embed" xlink:actuate="onLoad"/></draw:frame> est absolument intégrable si et seulement si <draw:frame draw:style-name="fr1" text:anchor-type="as-char"><draw:object xlink:href="Formula-890/" xlink:type="simple" xlink:show="embed" xlink:actuate="onLoad"/></draw:frame> est (absolument) intégrable pour tout ensemble mesurable <draw:frame draw:style-name="fr1" text:anchor-type="as-char"><draw:object xlink:href="Formula-892/" xlink:type="simple" xlink:show="embed" xlink:actuate="onLoad"/></draw:frame>.</text:p>
      <text:h text:style-name="Heading_20_3" text:outline-level="3"><text:bookmark-start text:name="preuve-2"/>Preuve<text:bookmark-end text:name="preuve-2"/></text:h>
      <text:p text:style-name="First_20_paragraph">Si <draw:frame draw:style-name="fr1" text:anchor-type="as-char"><draw:object xlink:href="Formula-894/" xlink:type="simple" xlink:show="embed" xlink:actuate="onLoad"/></draw:frame> est absolument intégrable, elle est mesurable; si l’ensemble <draw:frame draw:style-name="fr1" text:anchor-type="as-char"><draw:object xlink:href="Formula-896/" xlink:type="simple" xlink:show="embed" xlink:actuate="onLoad"/></draw:frame> est mesurable, sa fonction caractéristique <draw:frame draw:style-name="fr1" text:anchor-type="as-char"><draw:object xlink:href="Formula-898/" xlink:type="simple" xlink:show="embed" xlink:actuate="onLoad"/></draw:frame> est également mesurable. Par conséquent, le produit <draw:frame draw:style-name="fr1" text:anchor-type="as-char"><draw:object xlink:href="Formula-900/" xlink:type="simple" xlink:show="embed" xlink:actuate="onLoad"/></draw:frame> est mesurable, comme sa valeur absolue <draw:frame draw:style-name="fr1" text:anchor-type="as-char"><draw:object xlink:href="Formula-902/" xlink:type="simple" xlink:show="embed" xlink:actuate="onLoad"/></draw:frame>. Par ailleurs, comme <draw:frame draw:style-name="fr1" text:anchor-type="as-char"><draw:object xlink:href="Formula-904/" xlink:type="simple" xlink:show="embed" xlink:actuate="onLoad"/></draw:frame>, on a <draw:frame draw:style-name="fr1" text:anchor-type="as-char"><draw:object xlink:href="Formula-906/" xlink:type="simple" xlink:show="embed" xlink:actuate="onLoad"/></draw:frame> et donc <draw:frame draw:style-name="fr1" text:anchor-type="as-char"><draw:object xlink:href="Formula-908/" xlink:type="simple" xlink:show="embed" xlink:actuate="onLoad"/></draw:frame>. Par le critère d’intégrabilité dominée, <draw:frame draw:style-name="fr1" text:anchor-type="as-char"><draw:object xlink:href="Formula-910/" xlink:type="simple" xlink:show="embed" xlink:actuate="onLoad"/></draw:frame> est (absolument) intégrable.</text:p>
      <text:p text:style-name="Text_20_body">Réciproquement, supposons <draw:frame draw:style-name="fr1" text:anchor-type="as-char"><draw:object xlink:href="Formula-912/" xlink:type="simple" xlink:show="embed" xlink:actuate="onLoad"/></draw:frame> intégrable pour tout ensemble mesurable <draw:frame draw:style-name="fr1" text:anchor-type="as-char"><draw:object xlink:href="Formula-914/" xlink:type="simple" xlink:show="embed" xlink:actuate="onLoad"/></draw:frame>. En prenant <draw:frame draw:style-name="fr1" text:anchor-type="as-char"><draw:object xlink:href="Formula-916/" xlink:type="simple" xlink:show="embed" xlink:actuate="onLoad"/></draw:frame>, on constate que <draw:frame draw:style-name="fr1" text:anchor-type="as-char"><draw:object xlink:href="Formula-918/" xlink:type="simple" xlink:show="embed" xlink:actuate="onLoad"/></draw:frame> est intégrable, et donc mesurable. Notons <draw:frame draw:style-name="fr1" text:anchor-type="as-char"><draw:object xlink:href="Formula-920/" xlink:type="simple" xlink:show="embed" xlink:actuate="onLoad"/></draw:frame> et <draw:frame draw:style-name="fr1" text:anchor-type="as-char"><draw:object xlink:href="Formula-922/" xlink:type="simple" xlink:show="embed" xlink:actuate="onLoad"/></draw:frame>; ces deux ensembles sont mesurables comme images réciproques d’ouverts par une fonction mesurable. La fonction <draw:frame draw:style-name="fr1" text:anchor-type="as-char"><draw:object xlink:href="Formula-924/" xlink:type="simple" xlink:show="embed" xlink:actuate="onLoad"/></draw:frame> satisfaisant</text:p>
      <text:p text:style-name="Text_20_body"><draw:frame draw:style-name="fr2" text:anchor-type="paragraph"><draw:object xlink:href="Formula-926/" xlink:type="simple" xlink:show="embed" xlink:actuate="onLoad"/></draw:frame></text:p>
      <text:p text:style-name="Text_20_body">elle est intégrable comme somme de fonctions intégrables. La fonction <draw:frame draw:style-name="fr1" text:anchor-type="as-char"><draw:object xlink:href="Formula-928/" xlink:type="simple" xlink:show="embed" xlink:actuate="onLoad"/></draw:frame> est donc absolument intégrable.</text:p>
      <text:p text:style-name="Text_20_body"><draw:frame draw:style-name="fr1" text:anchor-type="as-char"><draw:object xlink:href="Formula-930/" xlink:type="simple" xlink:show="embed" xlink:actuate="onLoad"/></draw:frame></text:p>
      <text:h text:style-name="Heading_20_1" text:outline-level="1"><text:bookmark-start text:name="exercices"/>Exercices<text:bookmark-end text:name="exercices"/></text:h>
      <text:h text:style-name="Heading_20_2" text:outline-level="2"><text:bookmark-start text:name="ensembles-de-longueur-finie"/>Ensembles de longueur finie<text:bookmark-end text:name="ensembles-de-longueur-finie"/></text:h>
      <text:p text:style-name="First_20_paragraph">Soit <draw:frame draw:style-name="fr1" text:anchor-type="as-char"><draw:object xlink:href="Formula-932/" xlink:type="simple" xlink:show="embed" xlink:actuate="onLoad"/></draw:frame> un ensemble mesurable de <draw:frame draw:style-name="fr1" text:anchor-type="as-char"><draw:object xlink:href="Formula-934/" xlink:type="simple" xlink:show="embed" xlink:actuate="onLoad"/></draw:frame> pour lequel il existe une constante <draw:frame draw:style-name="fr1" text:anchor-type="as-char"><draw:object xlink:href="Formula-936/" xlink:type="simple" xlink:show="embed" xlink:actuate="onLoad"/></draw:frame> (finie) telle que pour tout intervalle compact <draw:frame draw:style-name="fr1" text:anchor-type="as-char"><draw:object xlink:href="Formula-938/" xlink:type="simple" xlink:show="embed" xlink:actuate="onLoad"/></draw:frame>, on ait</text:p>
      <text:p text:style-name="Text_20_body"><draw:frame draw:style-name="fr2" text:anchor-type="paragraph"><draw:object xlink:href="Formula-940/" xlink:type="simple" xlink:show="embed" xlink:actuate="onLoad"/></draw:frame></text:p>
      <text:p text:style-name="Text_20_body">Montrer que <draw:frame draw:style-name="fr1" text:anchor-type="as-char"><draw:object xlink:href="Formula-942/" xlink:type="simple" xlink:show="embed" xlink:actuate="onLoad"/></draw:frame> est de longueur finie et que <draw:frame draw:style-name="fr1" text:anchor-type="as-char"><draw:object xlink:href="Formula-944/" xlink:type="simple" xlink:show="embed" xlink:actuate="onLoad"/></draw:frame>.</text:p>
      <text:h text:style-name="Heading_20_3" text:outline-level="3"><text:bookmark-start text:name="réponse"/>Réponse<text:bookmark-end text:name="réponse"/></text:h>
      <text:p text:style-name="First_20_paragraph">La suite des fonctions <draw:frame draw:style-name="fr1" text:anchor-type="as-char"><draw:object xlink:href="Formula-946/" xlink:type="simple" xlink:show="embed" xlink:actuate="onLoad"/></draw:frame> définie par</text:p>
      <text:p text:style-name="Text_20_body"><draw:frame draw:style-name="fr2" text:anchor-type="paragraph"><draw:object xlink:href="Formula-948/" xlink:type="simple" xlink:show="embed" xlink:actuate="onLoad"/></draw:frame></text:p>
      <text:p text:style-name="Text_20_body">est croissante, de limite simple <draw:frame draw:style-name="fr1" text:anchor-type="as-char"><draw:object xlink:href="Formula-950/" xlink:type="simple" xlink:show="embed" xlink:actuate="onLoad"/></draw:frame>. A tout rang <draw:frame draw:style-name="fr1" text:anchor-type="as-char"><draw:object xlink:href="Formula-952/" xlink:type="simple" xlink:show="embed" xlink:actuate="onLoad"/></draw:frame>, on a</text:p>
      <text:p text:style-name="Text_20_body"><draw:frame draw:style-name="fr2" text:anchor-type="paragraph"><draw:object xlink:href="Formula-954/" xlink:type="simple" xlink:show="embed" xlink:actuate="onLoad"/></draw:frame></text:p>
      <text:p text:style-name="Text_20_body">donc</text:p>
      <text:p text:style-name="Text_20_body"><draw:frame draw:style-name="fr2" text:anchor-type="paragraph"><draw:object xlink:href="Formula-956/" xlink:type="simple" xlink:show="embed" xlink:actuate="onLoad"/></draw:frame></text:p>
      <text:p text:style-name="Text_20_body">Le théorème de convergence monotone nous garantit l’intégrabilité de <draw:frame draw:style-name="fr1" text:anchor-type="as-char"><draw:object xlink:href="Formula-958/" xlink:type="simple" xlink:show="embed" xlink:actuate="onLoad"/></draw:frame> – c’est-à-dire le fait que <draw:frame draw:style-name="fr1" text:anchor-type="as-char"><draw:object xlink:href="Formula-960/" xlink:type="simple" xlink:show="embed" xlink:actuate="onLoad"/></draw:frame> est de longueur finie – et fournit</text:p>
      <text:p text:style-name="Text_20_body"><draw:frame draw:style-name="fr2" text:anchor-type="paragraph"><draw:object xlink:href="Formula-962/" xlink:type="simple" xlink:show="embed" xlink:actuate="onLoad"/></draw:frame></text:p>
      <text:h text:style-name="Heading_20_2" text:outline-level="2"><text:bookmark-start text:name="intégrabilité-locale"/>Intégrabilité locale<text:bookmark-end text:name="intégrabilité-locale"/></text:h>
      <text:p text:style-name="First_20_paragraph">Une fonction <draw:frame draw:style-name="fr1" text:anchor-type="as-char"><draw:object xlink:href="Formula-964/" xlink:type="simple" xlink:show="embed" xlink:actuate="onLoad"/></draw:frame> est localement intégrable si pour tout point <draw:frame draw:style-name="fr1" text:anchor-type="as-char"><draw:object xlink:href="Formula-966/" xlink:type="simple" xlink:show="embed" xlink:actuate="onLoad"/></draw:frame>, il existe un <draw:frame draw:style-name="fr1" text:anchor-type="as-char"><draw:object xlink:href="Formula-968/" xlink:type="simple" xlink:show="embed" xlink:actuate="onLoad"/></draw:frame> tel que la fonction <draw:frame draw:style-name="fr1" text:anchor-type="as-char"><draw:object xlink:href="Formula-970/" xlink:type="simple" xlink:show="embed" xlink:actuate="onLoad"/></draw:frame> soit intégrable sur <draw:frame draw:style-name="fr1" text:anchor-type="as-char"><draw:object xlink:href="Formula-972/" xlink:type="simple" xlink:show="embed" xlink:actuate="onLoad"/></draw:frame>.</text:p>
      <text:list text:style-name="L6">
        <text:list-item>
          <text:p text:style-name="P6">Montrer que <draw:frame draw:style-name="fr1" text:anchor-type="as-char"><draw:object xlink:href="Formula-974/" xlink:type="simple" xlink:show="embed" xlink:actuate="onLoad"/></draw:frame> est localement intégrable si et seulement si elle est intégrable sur tout intervalle fermé et borné.</text:p>
        </text:list-item>
        <text:list-item>
          <text:p text:style-name="P6">Montrer que toute fonction localement intégrable est mesurable.</text:p>
        </text:list-item>
        <text:list-item>
          <text:p text:style-name="P6">La réciproque est-elle vraie ?</text:p>
        </text:list-item>
      </text:list>
      <text:h text:style-name="Heading_20_3" text:outline-level="3"><text:bookmark-start text:name="réponses"/>Réponses<text:bookmark-end text:name="réponses"/></text:h>
      <text:list text:style-name="L7">
        <text:list-item>
          <text:p text:style-name="P7"><text:span text:style-name="T2">TODO</text:span></text:p>
        </text:list-item>
        <text:list-item>
          <text:p text:style-name="P7"><text:span text:style-name="T2">TODO</text:span></text:p>
        </text:list-item>
        <text:list-item>
          <text:p text:style-name="P7"><text:span text:style-name="T2">TODO</text:span></text:p>
        </text:list-item>
      </text:list>
      <text:h text:style-name="Heading_20_2" text:outline-level="2"><text:bookmark-start text:name="fonctions-mesurables-1"/>Fonctions Mesurables<text:bookmark-end text:name="fonctions-mesurables-1"/></text:h>
      <text:p text:style-name="First_20_paragraph">Montrer qu’une fonction <draw:frame draw:style-name="fr1" text:anchor-type="as-char"><draw:object xlink:href="Formula-976/" xlink:type="simple" xlink:show="embed" xlink:actuate="onLoad"/></draw:frame> est mesurable si et seulement si pour tout nombre réel <draw:frame draw:style-name="fr1" text:anchor-type="as-char"><draw:object xlink:href="Formula-978/" xlink:type="simple" xlink:show="embed" xlink:actuate="onLoad"/></draw:frame>, l’ensemble</text:p>
      <text:p text:style-name="Text_20_body"><draw:frame draw:style-name="fr2" text:anchor-type="paragraph"><draw:object xlink:href="Formula-980/" xlink:type="simple" xlink:show="embed" xlink:actuate="onLoad"/></draw:frame></text:p>
      <text:p text:style-name="Text_20_body">est mesurable.</text:p>
      <text:h text:style-name="Heading_20_3" text:outline-level="3"><text:bookmark-start text:name="réponse-1"/>Réponse<text:bookmark-end text:name="réponse-1"/></text:h>
      <text:p text:style-name="First_20_paragraph">Compte tenu du <text:a xlink:type="simple" xlink:href="#images-réciproques-des-fonctions-mesurables" office:name=""><text:span text:style-name="Definition">critère de l’image réciproque</text:span></text:a>, comme tous les ensembles <draw:frame draw:style-name="fr1" text:anchor-type="as-char"><draw:object xlink:href="Formula-982/" xlink:type="simple" xlink:show="embed" xlink:actuate="onLoad"/></draw:frame> sont ouverts, le critère ci-dessus est bien vérifié pour toute fonction mesurable.</text:p>
      <text:p text:style-name="Text_20_body">Montrons désormais la réciproque: supposons le critère ci-dessus vérifié et montrons que le <text:a xlink:type="simple" xlink:href="#images-réciproques-des-fonctions-mesurables" office:name=""><text:span text:style-name="Definition">critère de l’image réciproque</text:span></text:a> l’est également.</text:p>
      <text:p text:style-name="Text_20_body">Soit <draw:frame draw:style-name="fr1" text:anchor-type="as-char"><draw:object xlink:href="Formula-984/" xlink:type="simple" xlink:show="embed" xlink:actuate="onLoad"/></draw:frame> un ouvert de <draw:frame draw:style-name="fr1" text:anchor-type="as-char"><draw:object xlink:href="Formula-986/" xlink:type="simple" xlink:show="embed" xlink:actuate="onLoad"/></draw:frame>; l’ensemble <draw:frame draw:style-name="fr1" text:anchor-type="as-char"><draw:object xlink:href="Formula-988/" xlink:type="simple" xlink:show="embed" xlink:actuate="onLoad"/></draw:frame> peut être décomposé comme union d’un nombre dénombrables d’intervalles ouverts bornés <draw:frame draw:style-name="fr1" text:anchor-type="as-char"><draw:object xlink:href="Formula-990/" xlink:type="simple" xlink:show="embed" xlink:actuate="onLoad"/></draw:frame> de <draw:frame draw:style-name="fr1" text:anchor-type="as-char"><draw:object xlink:href="Formula-992/" xlink:type="simple" xlink:show="embed" xlink:actuate="onLoad"/></draw:frame>. Par conséquent, comme</text:p>
      <text:p text:style-name="Text_20_body"><draw:frame draw:style-name="fr2" text:anchor-type="paragraph"><draw:object xlink:href="Formula-994/" xlink:type="simple" xlink:show="embed" xlink:actuate="onLoad"/></draw:frame></text:p>
      <text:p text:style-name="Text_20_body">il nous suffit de montrer que l’image réciproque de tout intervalle ouvert borné <draw:frame draw:style-name="fr1" text:anchor-type="as-char"><draw:object xlink:href="Formula-996/" xlink:type="simple" xlink:show="embed" xlink:actuate="onLoad"/></draw:frame> par <draw:frame draw:style-name="fr1" text:anchor-type="as-char"><draw:object xlink:href="Formula-998/" xlink:type="simple" xlink:show="embed" xlink:actuate="onLoad"/></draw:frame> est mesurable, pour conclure que <draw:frame draw:style-name="fr1" text:anchor-type="as-char"><draw:object xlink:href="Formula-1000/" xlink:type="simple" xlink:show="embed" xlink:actuate="onLoad"/></draw:frame> est mesurable, comme union dénombrable d’ensembles mesurables.</text:p>
      <text:p text:style-name="Text_20_body">Or, un point <draw:frame draw:style-name="fr1" text:anchor-type="as-char"><draw:object xlink:href="Formula-1002/" xlink:type="simple" xlink:show="embed" xlink:actuate="onLoad"/></draw:frame> vérifie <draw:frame draw:style-name="fr1" text:anchor-type="as-char"><draw:object xlink:href="Formula-1004/" xlink:type="simple" xlink:show="embed" xlink:actuate="onLoad"/></draw:frame> si et seulement il vérifie <draw:frame draw:style-name="fr1" text:anchor-type="as-char"><draw:object xlink:href="Formula-1006/" xlink:type="simple" xlink:show="embed" xlink:actuate="onLoad"/></draw:frame> et ne vérifie <draw:frame draw:style-name="fr1" text:anchor-type="as-char"><draw:object xlink:href="Formula-1008/" xlink:type="simple" xlink:show="embed" xlink:actuate="onLoad"/></draw:frame> pour aucun entier <draw:frame draw:style-name="fr1" text:anchor-type="as-char"><draw:object xlink:href="Formula-1010/" xlink:type="simple" xlink:show="embed" xlink:actuate="onLoad"/></draw:frame>, ce qui se traduit par la relation ensembliste</text:p>
      <text:p text:style-name="Text_20_body"><draw:frame draw:style-name="fr2" text:anchor-type="paragraph"><draw:object xlink:href="Formula-1012/" xlink:type="simple" xlink:show="embed" xlink:actuate="onLoad"/></draw:frame></text:p>
      <text:p text:style-name="Text_20_body">Les images réciproques au second membre sont mesurables par hypothèse, et sont combinées par union dénombrable, complément relatif et union finie par conséquent <draw:frame draw:style-name="fr1" text:anchor-type="as-char"><draw:object xlink:href="Formula-1014/" xlink:type="simple" xlink:show="embed" xlink:actuate="onLoad"/></draw:frame> est également mesurable.</text:p>
      <text:h text:style-name="Heading_20_2" text:outline-level="2"><text:bookmark-start text:name="fonctions-boréliennes"/>Fonctions Boréliennes<text:bookmark-end text:name="fonctions-boréliennes"/></text:h>
      <text:p text:style-name="First_20_paragraph">MMmm splitter, cas fct numériques et variantes “plus faibles” d’un coté et fct Boréliennes et mesurabilité de l’autre (avec appli qui revisite au passage la composition, en affaiblissant l’hypothèse de continuité). Au passage, “jouer” avec les fcts Boréliennes ? Mq elles sont aussi mesurables ? Question: peut-être exhiber un exemple simple de compo de fct Lebesgue mesurables qui ne soit pas mesurable?</text:p>
      <text:h text:style-name="Heading_20_2" text:outline-level="2"><text:bookmark-start text:name="composition-par-une-fonction-lipschitzienne"/>Composition par une fonction lipschitzienne<text:bookmark-end text:name="composition-par-une-fonction-lipschitzienne"/></text:h>
      <text:p text:style-name="First_20_paragraph">Soit <draw:frame draw:style-name="fr1" text:anchor-type="as-char"><draw:object xlink:href="Formula-1016/" xlink:type="simple" xlink:show="embed" xlink:actuate="onLoad"/></draw:frame> et <draw:frame draw:style-name="fr1" text:anchor-type="as-char"><draw:object xlink:href="Formula-1018/" xlink:type="simple" xlink:show="embed" xlink:actuate="onLoad"/></draw:frame>. On suppose que <draw:frame draw:style-name="fr1" text:anchor-type="as-char"><draw:object xlink:href="Formula-1020/" xlink:type="simple" xlink:show="embed" xlink:actuate="onLoad"/></draw:frame> est nulle en <draw:frame draw:style-name="fr1" text:anchor-type="as-char"><draw:object xlink:href="Formula-1022/" xlink:type="simple" xlink:show="embed" xlink:actuate="onLoad"/></draw:frame> et lipschitzienne, c’est-à-dire qu’il existe un <draw:frame draw:style-name="fr1" text:anchor-type="as-char"><draw:object xlink:href="Formula-1024/" xlink:type="simple" xlink:show="embed" xlink:actuate="onLoad"/></draw:frame> tel que pour toute paire de réels <draw:frame draw:style-name="fr1" text:anchor-type="as-char"><draw:object xlink:href="Formula-1026/" xlink:type="simple" xlink:show="embed" xlink:actuate="onLoad"/></draw:frame> et <draw:frame draw:style-name="fr1" text:anchor-type="as-char"><draw:object xlink:href="Formula-1028/" xlink:type="simple" xlink:show="embed" xlink:actuate="onLoad"/></draw:frame> on ait <draw:frame draw:style-name="fr1" text:anchor-type="as-char"><draw:object xlink:href="Formula-1030/" xlink:type="simple" xlink:show="embed" xlink:actuate="onLoad"/></draw:frame>.</text:p>
      <text:list text:style-name="L8">
        <text:list-item>
          <text:p text:style-name="P8">Si <draw:frame draw:style-name="fr1" text:anchor-type="as-char"><draw:object xlink:href="Formula-1032/" xlink:type="simple" xlink:show="embed" xlink:actuate="onLoad"/></draw:frame> est mesurable est-ce que <draw:frame draw:style-name="fr1" text:anchor-type="as-char"><draw:object xlink:href="Formula-1034/" xlink:type="simple" xlink:show="embed" xlink:actuate="onLoad"/></draw:frame> est mesurable ?</text:p>
        </text:list-item>
        <text:list-item>
          <text:p text:style-name="P8">Si <draw:frame draw:style-name="fr1" text:anchor-type="as-char"><draw:object xlink:href="Formula-1036/" xlink:type="simple" xlink:show="embed" xlink:actuate="onLoad"/></draw:frame> est intégrable, est-ce que <draw:frame draw:style-name="fr1" text:anchor-type="as-char"><draw:object xlink:href="Formula-1038/" xlink:type="simple" xlink:show="embed" xlink:actuate="onLoad"/></draw:frame> est intégrable ?</text:p>
        </text:list-item>
        <text:list-item>
          <text:p text:style-name="P8">Si <draw:frame draw:style-name="fr1" text:anchor-type="as-char"><draw:object xlink:href="Formula-1040/" xlink:type="simple" xlink:show="embed" xlink:actuate="onLoad"/></draw:frame> est absolument intégrable, est-ce que <draw:frame draw:style-name="fr1" text:anchor-type="as-char"><draw:object xlink:href="Formula-1042/" xlink:type="simple" xlink:show="embed" xlink:actuate="onLoad"/></draw:frame> est absolument intégrable ?</text:p>
        </text:list-item>
      </text:list>
      <text:h text:style-name="Heading_20_3" text:outline-level="3"><text:bookmark-start text:name="réponses-1"/>Réponses<text:bookmark-end text:name="réponses-1"/></text:h>
      <text:list text:style-name="L9">
        <text:list-item>
          <text:p text:style-name="P9">Oui, car toute fonction lipschitzienne est continue; <draw:frame draw:style-name="fr1" text:anchor-type="as-char"><draw:object xlink:href="Formula-1044/" xlink:type="simple" xlink:show="embed" xlink:actuate="onLoad"/></draw:frame> est donc mesurable comme composée d’une fonction mesurable et d’une fonction continue.</text:p>
        </text:list-item>
        <text:list-item>
          <text:p text:style-name="P9">Pas nécessairement; si <draw:frame draw:style-name="fr1" text:anchor-type="as-char"><draw:object xlink:href="Formula-1046/" xlink:type="simple" xlink:show="embed" xlink:actuate="onLoad"/></draw:frame> est une fonction conditionnellement intégrable sur <draw:frame draw:style-name="fr1" text:anchor-type="as-char"><draw:object xlink:href="Formula-1048/" xlink:type="simple" xlink:show="embed" xlink:actuate="onLoad"/></draw:frame>, la fonction <draw:frame draw:style-name="fr1" text:anchor-type="as-char"><draw:object xlink:href="Formula-1050/" xlink:type="simple" xlink:show="embed" xlink:actuate="onLoad"/></draw:frame> n’est pas intégrable; Or, l’application <draw:frame draw:style-name="fr1" text:anchor-type="as-char"><draw:object xlink:href="Formula-1052/" xlink:type="simple" xlink:show="embed" xlink:actuate="onLoad"/></draw:frame> est lipschitzienne (avec <draw:frame draw:style-name="fr1" text:anchor-type="as-char"><draw:object xlink:href="Formula-1054/" xlink:type="simple" xlink:show="embed" xlink:actuate="onLoad"/></draw:frame>).</text:p>
        </text:list-item>
        <text:list-item>
          <text:p text:style-name="First_20_paragraph">Oui. D’une part, <draw:frame draw:style-name="fr1" text:anchor-type="as-char"><draw:object xlink:href="Formula-1056/" xlink:type="simple" xlink:show="embed" xlink:actuate="onLoad"/></draw:frame> étant absolument intégrable, elle est mesurable et donc par la question 1., la composée <draw:frame draw:style-name="fr1" text:anchor-type="as-char"><draw:object xlink:href="Formula-1058/" xlink:type="simple" xlink:show="embed" xlink:actuate="onLoad"/></draw:frame> est mesurable. D’autre part, pour tout <draw:frame draw:style-name="fr1" text:anchor-type="as-char"><draw:object xlink:href="Formula-1060/" xlink:type="simple" xlink:show="embed" xlink:actuate="onLoad"/></draw:frame>, on a</text:p>
          <text:p text:style-name="Text_20_body"><draw:frame draw:style-name="fr2" text:anchor-type="paragraph"><draw:object xlink:href="Formula-1062/" xlink:type="simple" xlink:show="embed" xlink:actuate="onLoad"/></draw:frame></text:p>
          <text:p text:style-name="Text_20_body">et donc</text:p>
          <text:p text:style-name="Text_20_body"><draw:frame draw:style-name="fr2" text:anchor-type="paragraph"><draw:object xlink:href="Formula-1064/" xlink:type="simple" xlink:show="embed" xlink:actuate="onLoad"/></draw:frame></text:p>
          <text:p text:style-name="Text_20_body">Le membre de droite de cette inégalité est une fonction (absolument) intégrable sur <draw:frame draw:style-name="fr1" text:anchor-type="as-char"><draw:object xlink:href="Formula-1066/" xlink:type="simple" xlink:show="embed" xlink:actuate="onLoad"/></draw:frame>, donc par le critère d’intégrabilité dominée, la fonction <draw:frame draw:style-name="fr1" text:anchor-type="as-char"><draw:object xlink:href="Formula-1068/" xlink:type="simple" xlink:show="embed" xlink:actuate="onLoad"/></draw:frame> est (absolument) intégrable.</text:p>
        </text:list-item>
      </text:list>
      <text:h text:style-name="Heading_20_2" text:outline-level="2"><text:bookmark-start text:name="théorème-intégral-de-cauchy"/>Théorème Intégral de Cauchy<text:bookmark-end text:name="théorème-intégral-de-cauchy"/></text:h>
      <text:p text:style-name="First_20_paragraph">(en fait version “light”, centrée, version “formule de la moyenne”. Considérer le cas général ? Ou se contenter de celui-ci ?)</text:p>
      <text:p text:style-name="Text_20_body">Soit <draw:frame draw:style-name="fr1" text:anchor-type="as-char"><draw:object xlink:href="Formula-1070/" xlink:type="simple" xlink:show="embed" xlink:actuate="onLoad"/></draw:frame> une fonction définie sur un ensemble <draw:frame draw:style-name="fr1" text:anchor-type="as-char"><draw:object xlink:href="Formula-1072/" xlink:type="simple" xlink:show="embed" xlink:actuate="onLoad"/></draw:frame> ouvert et supposée continûment différentiable. On considère <draw:frame draw:style-name="fr1" text:anchor-type="as-char"><draw:object xlink:href="Formula-1074/" xlink:type="simple" xlink:show="embed" xlink:actuate="onLoad"/></draw:frame> et <draw:frame draw:style-name="fr1" text:anchor-type="as-char"><draw:object xlink:href="Formula-1076/" xlink:type="simple" xlink:show="embed" xlink:actuate="onLoad"/></draw:frame> tel que le disque fermé centré en <draw:frame draw:style-name="fr1" text:anchor-type="as-char"><draw:object xlink:href="Formula-1078/" xlink:type="simple" xlink:show="embed" xlink:actuate="onLoad"/></draw:frame> et de rayon <draw:frame draw:style-name="fr1" text:anchor-type="as-char"><draw:object xlink:href="Formula-1080/" xlink:type="simple" xlink:show="embed" xlink:actuate="onLoad"/></draw:frame> soit inclus dans <draw:frame draw:style-name="fr1" text:anchor-type="as-char"><draw:object xlink:href="Formula-1082/" xlink:type="simple" xlink:show="embed" xlink:actuate="onLoad"/></draw:frame>; on définit alors la grandeur <draw:frame draw:style-name="fr1" text:anchor-type="as-char"><draw:object xlink:href="Formula-1084/" xlink:type="simple" xlink:show="embed" xlink:actuate="onLoad"/></draw:frame> pour tout <draw:frame draw:style-name="fr1" text:anchor-type="as-char"><draw:object xlink:href="Formula-1086/" xlink:type="simple" xlink:show="embed" xlink:actuate="onLoad"/></draw:frame> comme la valeur moyenne du vecteur <draw:frame draw:style-name="fr1" text:anchor-type="as-char"><draw:object xlink:href="Formula-1088/" xlink:type="simple" xlink:show="embed" xlink:actuate="onLoad"/></draw:frame> sur le cercle de rayon <draw:frame draw:style-name="fr1" text:anchor-type="as-char"><draw:object xlink:href="Formula-1090/" xlink:type="simple" xlink:show="embed" xlink:actuate="onLoad"/></draw:frame> et de rayon <draw:frame draw:style-name="fr1" text:anchor-type="as-char"><draw:object xlink:href="Formula-1092/" xlink:type="simple" xlink:show="embed" xlink:actuate="onLoad"/></draw:frame>:</text:p>
      <text:p text:style-name="Text_20_body"><draw:frame draw:style-name="fr2" text:anchor-type="paragraph"><draw:object xlink:href="Formula-1094/" xlink:type="simple" xlink:show="embed" xlink:actuate="onLoad"/></draw:frame></text:p>
      <text:list text:style-name="L10">
        <text:list-item>
          <text:p text:style-name="P10">Que vaut <draw:frame draw:style-name="fr1" text:anchor-type="as-char"><draw:object xlink:href="Formula-1096/" xlink:type="simple" xlink:show="embed" xlink:actuate="onLoad"/></draw:frame> ?</text:p>
        </text:list-item>
        <text:list-item>
          <text:p text:style-name="P10">Montrer que l’application <draw:frame draw:style-name="fr1" text:anchor-type="as-char"><draw:object xlink:href="Formula-1098/" xlink:type="simple" xlink:show="embed" xlink:actuate="onLoad"/></draw:frame> est dérivable et calculer <draw:frame draw:style-name="fr1" text:anchor-type="as-char"><draw:object xlink:href="Formula-1100/" xlink:type="simple" xlink:show="embed" xlink:actuate="onLoad"/></draw:frame> pour tout <draw:frame draw:style-name="fr1" text:anchor-type="as-char"><draw:object xlink:href="Formula-1102/" xlink:type="simple" xlink:show="embed" xlink:actuate="onLoad"/></draw:frame>.</text:p>
        </text:list-item>
        <text:list-item>
          <text:p text:style-name="First_20_paragraph">On suppose désormais que <draw:frame draw:style-name="fr1" text:anchor-type="as-char"><draw:object xlink:href="Formula-1104/" xlink:type="simple" xlink:show="embed" xlink:actuate="onLoad"/></draw:frame> vérifie les conditions de Cauchy-Riemann en tout point <draw:frame draw:style-name="fr1" text:anchor-type="as-char"><draw:object xlink:href="Formula-1106/" xlink:type="simple" xlink:show="embed" xlink:actuate="onLoad"/></draw:frame> de <draw:frame draw:style-name="fr1" text:anchor-type="as-char"><draw:object xlink:href="Formula-1108/" xlink:type="simple" xlink:show="embed" xlink:actuate="onLoad"/></draw:frame>, c’est-à-dire que</text:p>
          <text:p text:style-name="Text_20_body"><draw:frame draw:style-name="fr2" text:anchor-type="paragraph"><draw:object xlink:href="Formula-1110/" xlink:type="simple" xlink:show="embed" xlink:actuate="onLoad"/></draw:frame></text:p>
          <text:p text:style-name="Text_20_body">où <draw:frame draw:style-name="fr1" text:anchor-type="as-char"><draw:object xlink:href="Formula-1112/" xlink:type="simple" xlink:show="embed" xlink:actuate="onLoad"/></draw:frame> désigne la rotation d’angle <draw:frame draw:style-name="fr1" text:anchor-type="as-char"><draw:object xlink:href="Formula-1114/" xlink:type="simple" xlink:show="embed" xlink:actuate="onLoad"/></draw:frame> centrée sur l’origine. Simplifier l’expression de <draw:frame draw:style-name="fr1" text:anchor-type="as-char"><draw:object xlink:href="Formula-1116/" xlink:type="simple" xlink:show="embed" xlink:actuate="onLoad"/></draw:frame> et conclure. Indication: on pourra évaluer <draw:frame draw:style-name="fr1" text:anchor-type="as-char"><draw:object xlink:href="Formula-1118/" xlink:type="simple" xlink:show="embed" xlink:actuate="onLoad"/></draw:frame>.</text:p>
        </text:list-item>
      </text:list>
      <text:h text:style-name="Heading_20_3" text:outline-level="3"><text:bookmark-start text:name="réponses-2"/>Réponses<text:bookmark-end text:name="réponses-2"/></text:h>
      <text:list text:style-name="L11">
        <text:list-item>
          <text:p text:style-name="First_20_paragraph">On a</text:p>
          <text:p text:style-name="Text_20_body"><draw:frame draw:style-name="fr2" text:anchor-type="paragraph"><draw:object xlink:href="Formula-1120/" xlink:type="simple" xlink:show="embed" xlink:actuate="onLoad"/></draw:frame></text:p>
        </text:list-item>
        <text:list-item>
          <text:p text:style-name="Text_20_body">Formons le taux d’accroissement de <draw:frame draw:style-name="fr1" text:anchor-type="as-char"><draw:object xlink:href="Formula-1122/" xlink:type="simple" xlink:show="embed" xlink:actuate="onLoad"/></draw:frame> en <draw:frame draw:style-name="fr1" text:anchor-type="as-char"><draw:object xlink:href="Formula-1124/" xlink:type="simple" xlink:show="embed" xlink:actuate="onLoad"/></draw:frame>, pour une variation de l’argument <draw:frame draw:style-name="fr1" text:anchor-type="as-char"><draw:object xlink:href="Formula-1126/" xlink:type="simple" xlink:show="embed" xlink:actuate="onLoad"/></draw:frame> telle que <draw:frame draw:style-name="fr1" text:anchor-type="as-char"><draw:object xlink:href="Formula-1128/" xlink:type="simple" xlink:show="embed" xlink:actuate="onLoad"/></draw:frame>. On a</text:p>
          <text:p text:style-name="Text_20_body"><draw:frame draw:style-name="fr2" text:anchor-type="paragraph"><draw:object xlink:href="Formula-1130/" xlink:type="simple" xlink:show="embed" xlink:actuate="onLoad"/></draw:frame></text:p>
          <text:p text:style-name="Text_20_body">La fonction <draw:frame draw:style-name="fr1" text:anchor-type="as-char"><draw:object xlink:href="Formula-1132/" xlink:type="simple" xlink:show="embed" xlink:actuate="onLoad"/></draw:frame> étant différentiable pour tout <draw:frame draw:style-name="fr1" text:anchor-type="as-char"><draw:object xlink:href="Formula-1134/" xlink:type="simple" xlink:show="embed" xlink:actuate="onLoad"/></draw:frame>, on a</text:p>
          <text:p text:style-name="Text_20_body"><draw:frame draw:style-name="fr2" text:anchor-type="paragraph"><draw:object xlink:href="Formula-1136/" xlink:type="simple" xlink:show="embed" xlink:actuate="onLoad"/></draw:frame></text:p>
          <text:p text:style-name="Text_20_body">De plus, par le théorème des accroissements finis,</text:p>
          <text:p text:style-name="Text_20_body"><draw:frame draw:style-name="fr2" text:anchor-type="paragraph"><draw:object xlink:href="Formula-1138/" xlink:type="simple" xlink:show="embed" xlink:actuate="onLoad"/></draw:frame></text:p>
          <text:p text:style-name="Text_20_body">où le sup du membre de droite est bien fini puisque <draw:frame draw:style-name="fr1" text:anchor-type="as-char"><draw:object xlink:href="Formula-1140/" xlink:type="simple" xlink:show="embed" xlink:actuate="onLoad"/></draw:frame> est une fonction continue du couple <draw:frame draw:style-name="fr1" text:anchor-type="as-char"><draw:object xlink:href="Formula-1142/" xlink:type="simple" xlink:show="embed" xlink:actuate="onLoad"/></draw:frame> qui appartient à l’ensemble <draw:frame draw:style-name="fr1" text:anchor-type="as-char"><draw:object xlink:href="Formula-1144/" xlink:type="simple" xlink:show="embed" xlink:actuate="onLoad"/></draw:frame>. Par conséquent, pour toute suite <draw:frame draw:style-name="fr1" text:anchor-type="as-char"><draw:object xlink:href="Formula-1146/" xlink:type="simple" xlink:show="embed" xlink:actuate="onLoad"/></draw:frame> tendant vers <draw:frame draw:style-name="fr1" text:anchor-type="as-char"><draw:object xlink:href="Formula-1148/" xlink:type="simple" xlink:show="embed" xlink:actuate="onLoad"/></draw:frame> et telle que <draw:frame draw:style-name="fr1" text:anchor-type="as-char"><draw:object xlink:href="Formula-1150/" xlink:type="simple" xlink:show="embed" xlink:actuate="onLoad"/></draw:frame>, la suite des</text:p>
          <text:p text:style-name="Text_20_body"><draw:frame draw:style-name="fr2" text:anchor-type="paragraph"><draw:object xlink:href="Formula-1152/" xlink:type="simple" xlink:show="embed" xlink:actuate="onLoad"/></draw:frame></text:p>
          <text:p text:style-name="Text_20_body">associée converge simplement vers</text:p>
          <text:p text:style-name="Text_20_body"><draw:frame draw:style-name="fr2" text:anchor-type="paragraph"><draw:object xlink:href="Formula-1154/" xlink:type="simple" xlink:show="embed" xlink:actuate="onLoad"/></draw:frame></text:p>
          <text:p text:style-name="Text_20_body">et est dominée en norme par la fonction absolument intégrable (constante)</text:p>
          <text:p text:style-name="Text_20_body"><draw:frame draw:style-name="fr2" text:anchor-type="paragraph"><draw:object xlink:href="Formula-1156/" xlink:type="simple" xlink:show="embed" xlink:actuate="onLoad"/></draw:frame></text:p>
          <text:p text:style-name="Text_20_body">Par conséquent, par le théorème de convergence dominée, la dérivée de <draw:frame draw:style-name="fr1" text:anchor-type="as-char"><draw:object xlink:href="Formula-1158/" xlink:type="simple" xlink:show="embed" xlink:actuate="onLoad"/></draw:frame> est définie en tout point <draw:frame draw:style-name="fr1" text:anchor-type="as-char"><draw:object xlink:href="Formula-1160/" xlink:type="simple" xlink:show="embed" xlink:actuate="onLoad"/></draw:frame> et est donnée par</text:p>
          <text:p text:style-name="Text_20_body"><draw:frame draw:style-name="fr2" text:anchor-type="paragraph"><draw:object xlink:href="Formula-1162/" xlink:type="simple" xlink:show="embed" xlink:actuate="onLoad"/></draw:frame></text:p>
        </text:list-item>
        <text:list-item>
          <text:p text:style-name="Text_20_body">Evaluons la dérivée par rapport à <draw:frame draw:style-name="fr1" text:anchor-type="as-char"><draw:object xlink:href="Formula-1164/" xlink:type="simple" xlink:show="embed" xlink:actuate="onLoad"/></draw:frame> de <draw:frame draw:style-name="fr1" text:anchor-type="as-char"><draw:object xlink:href="Formula-1166/" xlink:type="simple" xlink:show="embed" xlink:actuate="onLoad"/></draw:frame>. On a</text:p>
          <text:p text:style-name="Text_20_body"><draw:frame draw:style-name="fr2" text:anchor-type="paragraph"><draw:object xlink:href="Formula-1168/" xlink:type="simple" xlink:show="embed" xlink:actuate="onLoad"/></draw:frame></text:p>
          <text:p text:style-name="Text_20_body">Comme <draw:frame draw:style-name="fr1" text:anchor-type="as-char"><draw:object xlink:href="Formula-1170/" xlink:type="simple" xlink:show="embed" xlink:actuate="onLoad"/></draw:frame>, on en déduit que</text:p>
          <text:p text:style-name="Text_20_body"><draw:frame draw:style-name="fr2" text:anchor-type="paragraph"><draw:object xlink:href="Formula-1172/" xlink:type="simple" xlink:show="embed" xlink:actuate="onLoad"/></draw:frame></text:p>
          <text:p text:style-name="Text_20_body">D’un autre coté, l’intégrande dans l’expression de <draw:frame draw:style-name="fr1" text:anchor-type="as-char"><draw:object xlink:href="Formula-1174/" xlink:type="simple" xlink:show="embed" xlink:actuate="onLoad"/></draw:frame> s’écrit</text:p>
          <text:p text:style-name="Text_20_body"><draw:frame draw:style-name="fr2" text:anchor-type="paragraph"><draw:object xlink:href="Formula-1176/" xlink:type="simple" xlink:show="embed" xlink:actuate="onLoad"/></draw:frame></text:p>
          <text:p text:style-name="Text_20_body">Par conséquent lorsque <draw:frame draw:style-name="fr1" text:anchor-type="as-char"><draw:object xlink:href="Formula-1178/" xlink:type="simple" xlink:show="embed" xlink:actuate="onLoad"/></draw:frame> est non nul</text:p>
          <text:p text:style-name="Text_20_body"><draw:frame draw:style-name="fr2" text:anchor-type="paragraph"><draw:object xlink:href="Formula-1180/" xlink:type="simple" xlink:show="embed" xlink:actuate="onLoad"/></draw:frame></text:p>
          <text:p text:style-name="Text_20_body">et donc</text:p>
          <text:p text:style-name="Text_20_body"><draw:frame draw:style-name="fr2" text:anchor-type="paragraph"><draw:object xlink:href="Formula-1182/" xlink:type="simple" xlink:show="embed" xlink:actuate="onLoad"/></draw:frame></text:p>
          <text:p text:style-name="Text_20_body">Par ailleurs, un calcul direct montre que <draw:frame draw:style-name="fr1" text:anchor-type="as-char"><draw:object xlink:href="Formula-1184/" xlink:type="simple" xlink:show="embed" xlink:actuate="onLoad"/></draw:frame>. La dérivée de <draw:frame draw:style-name="fr1" text:anchor-type="as-char"><draw:object xlink:href="Formula-1186/" xlink:type="simple" xlink:show="embed" xlink:actuate="onLoad"/></draw:frame> est identiquement nulle. On en conclut que pour tout <draw:frame draw:style-name="fr1" text:anchor-type="as-char"><draw:object xlink:href="Formula-1188/" xlink:type="simple" xlink:show="embed" xlink:actuate="onLoad"/></draw:frame>,</text:p>
          <text:p text:style-name="Text_20_body"><draw:frame draw:style-name="fr2" text:anchor-type="paragraph"><draw:object xlink:href="Formula-1190/" xlink:type="simple" xlink:show="embed" xlink:actuate="onLoad"/></draw:frame></text:p>
        </text:list-item>
      </text:list>
      <text:h text:style-name="Heading_20_2" text:outline-level="2"><text:bookmark-start text:name="mesurabilité-de-f"/>Mesurabilité de <draw:frame draw:style-name="fr1" text:anchor-type="as-char"><draw:object xlink:href="Formula-1192/" xlink:type="simple" xlink:show="embed" xlink:actuate="onLoad"/></draw:frame><text:bookmark-end text:name="mesurabilité-de-f"/></text:h>
      <text:p text:style-name="First_20_paragraph"><text:span text:style-name="T2">TODO</text:span></text:p>
      <text:h text:style-name="Heading_20_2" text:outline-level="2"><text:bookmark-start text:name="intégrabilité"/>Intégrabilité<text:bookmark-end text:name="intégrabilité"/></text:h>
      <text:p text:style-name="First_20_paragraph">Soient <draw:frame draw:style-name="fr1" text:anchor-type="as-char"><draw:object xlink:href="Formula-1194/" xlink:type="simple" xlink:show="embed" xlink:actuate="onLoad"/></draw:frame> et <draw:frame draw:style-name="fr1" text:anchor-type="as-char"><draw:object xlink:href="Formula-1196/" xlink:type="simple" xlink:show="embed" xlink:actuate="onLoad"/></draw:frame> deux fonctions mesurables dont les carrés sont intégrables. Montrer que le produit <draw:frame draw:style-name="fr1" text:anchor-type="as-char"><draw:object xlink:href="Formula-1198/" xlink:type="simple" xlink:show="embed" xlink:actuate="onLoad"/></draw:frame> est (absolument) intégrable.</text:p>
      <text:h text:style-name="Heading_20_3" text:outline-level="3"><text:bookmark-start text:name="réponse-2"/>Réponse<text:bookmark-end text:name="réponse-2"/></text:h>
      <text:p text:style-name="First_20_paragraph">Les produits <draw:frame draw:style-name="fr1" text:anchor-type="as-char"><draw:object xlink:href="Formula-1200/" xlink:type="simple" xlink:show="embed" xlink:actuate="onLoad"/></draw:frame> et <draw:frame draw:style-name="fr1" text:anchor-type="as-char"><draw:object xlink:href="Formula-1202/" xlink:type="simple" xlink:show="embed" xlink:actuate="onLoad"/></draw:frame> sont mesurables comme produit de fonctions mesurables. De plus, pour tout <draw:frame draw:style-name="fr1" text:anchor-type="as-char"><draw:object xlink:href="Formula-1204/" xlink:type="simple" xlink:show="embed" xlink:actuate="onLoad"/></draw:frame>, comme <draw:frame draw:style-name="fr1" text:anchor-type="as-char"><draw:object xlink:href="Formula-1206/" xlink:type="simple" xlink:show="embed" xlink:actuate="onLoad"/></draw:frame> on a</text:p>
      <text:p text:style-name="Text_20_body"><draw:frame draw:style-name="fr2" text:anchor-type="paragraph"><draw:object xlink:href="Formula-1208/" xlink:type="simple" xlink:show="embed" xlink:actuate="onLoad"/></draw:frame></text:p>
      <text:p text:style-name="Text_20_body">et donc</text:p>
      <text:p text:style-name="Text_20_body"><draw:frame draw:style-name="fr2" text:anchor-type="paragraph"><draw:object xlink:href="Formula-1210/" xlink:type="simple" xlink:show="embed" xlink:actuate="onLoad"/></draw:frame></text:p>
      <text:p text:style-name="Text_20_body">Par le critère d’intégrabilité dominée, <draw:frame draw:style-name="fr1" text:anchor-type="as-char"><draw:object xlink:href="Formula-1212/" xlink:type="simple" xlink:show="embed" xlink:actuate="onLoad"/></draw:frame> et <draw:frame draw:style-name="fr1" text:anchor-type="as-char"><draw:object xlink:href="Formula-1214/" xlink:type="simple" xlink:show="embed" xlink:actuate="onLoad"/></draw:frame> sont donc intégrables.</text:p>
      <text:h text:style-name="Heading_20_1" text:outline-level="1"><text:bookmark-start text:name="annexe"/>Annexe<text:bookmark-end text:name="annexe"/></text:h>
      <text:h text:style-name="Heading_20_3" text:outline-level="3"><text:bookmark-start text:name="une-intégrale-indéterminée-est-dérivable-presque-partout"/>Une intégrale indéterminée est dérivable presque partout<text:bookmark-end text:name="une-intégrale-indéterminée-est-dérivable-presque-partout"/></text:h>
      <text:p text:style-name="First_20_paragraph">Soit <draw:frame draw:style-name="fr1" text:anchor-type="as-char"><draw:object xlink:href="Formula-1216/" xlink:type="simple" xlink:show="embed" xlink:actuate="onLoad"/></draw:frame> un intervalle fermé de <draw:frame draw:style-name="fr1" text:anchor-type="as-char"><draw:object xlink:href="Formula-1218/" xlink:type="simple" xlink:show="embed" xlink:actuate="onLoad"/></draw:frame>, <draw:frame draw:style-name="fr1" text:anchor-type="as-char"><draw:object xlink:href="Formula-1220/" xlink:type="simple" xlink:show="embed" xlink:actuate="onLoad"/></draw:frame> une fonction intégrable et un point <draw:frame draw:style-name="fr1" text:anchor-type="as-char"><draw:object xlink:href="Formula-1222/" xlink:type="simple" xlink:show="embed" xlink:actuate="onLoad"/></draw:frame> de <draw:frame draw:style-name="fr1" text:anchor-type="as-char"><draw:object xlink:href="Formula-1224/" xlink:type="simple" xlink:show="embed" xlink:actuate="onLoad"/></draw:frame>. La dérivée de la fonction</text:p>
      <text:p text:style-name="Text_20_body"><draw:frame draw:style-name="fr2" text:anchor-type="paragraph"><draw:object xlink:href="Formula-1226/" xlink:type="simple" xlink:show="embed" xlink:actuate="onLoad"/></draw:frame></text:p>
      <text:p text:style-name="Text_20_body">existe et est égale à <draw:frame draw:style-name="fr1" text:anchor-type="as-char"><draw:object xlink:href="Formula-1228/" xlink:type="simple" xlink:show="embed" xlink:actuate="onLoad"/></draw:frame> presque partout.</text:p>
      <text:h text:style-name="Heading_20_3" text:outline-level="3"><text:bookmark-start text:name="démonstration-15"/>Démonstration<text:bookmark-end text:name="démonstration-15"/></text:h>
      <text:p text:style-name="First_20_paragraph">Voir (Swartz <text:a xlink:type="simple" xlink:href="#ref-Swa01" office:name=""><text:span text:style-name="Definition">2001</text:span></text:a>, 135–36).</text:p>
      <text:p text:style-name="Text_20_body"><draw:frame draw:style-name="fr1" text:anchor-type="as-char"><draw:object xlink:href="Formula-1230/" xlink:type="simple" xlink:show="embed" xlink:actuate="onLoad"/></draw:frame></text:p>
      <text:h text:style-name="Heading_20_1" text:outline-level="1"><text:bookmark-start text:name="références"/>Références<text:bookmark-end text:name="références"/></text:h>
      <text:p text:style-name="First_20_paragraph">Demailly, Jean-Pierre. 2011. <text:span text:style-name="T1">Théorie élémentaire de l’intégration : l’intégrale de Kurzweil-Henstock</text:span>. Université Joseph Fourier Grenoble I. <text:a xlink:type="simple" xlink:href="http://www-fourier.ujf-grenoble.fr/~demailly/books.html" office:name=""><text:span text:style-name="Definition">http://www-fourier.ujf-grenoble.fr/~demailly/books.html</text:span></text:a>.</text:p>
      <text:p text:style-name="Text_20_body">Hu, Shouchuan, and V. Lakshmikantham. 1989. “Some Remarks on Generalized Riemann Integral.” <text:span text:style-name="T1">Journal of Mathematical Analysis and Applications</text:span> 137 (2): 515–27.</text:p>
      <text:p text:style-name="Text_20_body">Ponce, Augusto C., and Jean Van Schaftingen. 2017. “Gauge-Measurable Functions.” <text:a xlink:type="simple" xlink:href="https://doi.org/10.13137/2464-8728/16208" office:name=""><text:span text:style-name="Definition">https://doi.org/10.13137/2464-8728/16208</text:span></text:a>.</text:p>
      <text:p text:style-name="Text_20_body">Schechter, E. 1996. <text:span text:style-name="T1">Handbook of Analysis and Its Foundations</text:span>. Elsevier Science. <text:a xlink:type="simple" xlink:href="https://books.google.fr/books?id=eqUv3Bcd56EC" office:name=""><text:span text:style-name="Definition">https://books.google.fr/books?id=eqUv3Bcd56EC</text:span></text:a>.</text:p>
      <text:p text:style-name="Text_20_body">Swartz, Charles. 2001. <text:span text:style-name="T1">Introduction to Gauge Integrals.</text:span> Singapore: World Scientifi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alcul Intégral II</dc:title>
    <dc:language>fr</dc:language>
    <dc:creator>Sébastien Boisgérault</dc:creator>
    <meta:user-defined meta_name="bibliography" meta-value-type="string">bibliography.json</meta:user-defined>
    <meta:user-defined meta_name="link-citations" meta-value-type="string">True</meta:user-defined>
  </office:meta>
</office:document-meta>
</file>

<file path=Formula-0/content.xml><?xml version="1.0" encoding="utf-8"?>
<math xmlns="http://www.w3.org/1998/Math/MathML" display="inline">
  <mrow>
    <mi>f</mi>
    <mo stretchy="false" form="prefix">(</mo>
    <mi>x</mi>
    <mo stretchy="false" form="postfix">)</mo>
    <mo>=</mo>
    <mi>g</mi>
    <mo stretchy="false" form="prefix">(</mo>
    <mi>x</mi>
    <mo stretchy="false" form="postfix">)</mo>
    <mo>=</mo>
    <mn>1</mn>
    <mi>/</mi>
    <msqrt>
      <mi>x</mi>
    </msqrt>
  </mrow>
</math>
</file>

<file path=Formula-10/content.xml><?xml version="1.0" encoding="utf-8"?>
<math xmlns="http://www.w3.org/1998/Math/MathML" display="inline">
  <mstyle mathvariant="double-struck">
    <mi>ℝ</mi>
  </mstyle>
</math>
</file>

<file path=Formula-100/content.xml><?xml version="1.0" encoding="utf-8"?>
<math xmlns="http://www.w3.org/1998/Math/MathML" display="inline">
  <mi>E</mi>
</math>
</file>

<file path=Formula-1000/content.xml><?xml version="1.0" encoding="utf-8"?>
<math xmlns="http://www.w3.org/1998/Math/MathML" display="inline">
  <mrow>
    <msup>
      <mi>f</mi>
      <mrow>
        <mo>−</mo>
        <mn>1</mn>
      </mrow>
    </msup>
    <mo stretchy="false" form="prefix">(</mo>
    <mi>U</mi>
    <mo stretchy="false" form="postfix">)</mo>
  </mrow>
</math>
</file>

<file path=Formula-1002/content.xml><?xml version="1.0" encoding="utf-8"?>
<math xmlns="http://www.w3.org/1998/Math/MathML" display="inline">
  <mi>x</mi>
</math>
</file>

<file path=Formula-1004/content.xml><?xml version="1.0" encoding="utf-8"?>
<math xmlns="http://www.w3.org/1998/Math/MathML" display="inline">
  <mrow>
    <mi>a</mi>
    <mo>&lt;</mo>
    <mi>f</mi>
    <mo stretchy="false" form="prefix">(</mo>
    <mi>x</mi>
    <mo stretchy="false" form="postfix">)</mo>
    <mo>&lt;</mo>
    <mi>b</mi>
  </mrow>
</math>
</file>

<file path=Formula-1006/content.xml><?xml version="1.0" encoding="utf-8"?>
<math xmlns="http://www.w3.org/1998/Math/MathML" display="inline">
  <mrow>
    <mi>a</mi>
    <mo>&lt;</mo>
    <mi>f</mi>
    <mo stretchy="false" form="prefix">(</mo>
    <mi>x</mi>
    <mo stretchy="false" form="postfix">)</mo>
  </mrow>
</math>
</file>

<file path=Formula-1008/content.xml><?xml version="1.0" encoding="utf-8"?>
<math xmlns="http://www.w3.org/1998/Math/MathML" display="inline">
  <mrow>
    <mi>b</mi>
    <mo>−</mo>
    <msup>
      <mn>2</mn>
      <mrow>
        <mo>−</mo>
        <mi>k</mi>
      </mrow>
    </msup>
    <mo>&lt;</mo>
    <mi>f</mi>
    <mo stretchy="false" form="prefix">(</mo>
    <mi>x</mi>
    <mo stretchy="false" form="postfix">)</mo>
  </mrow>
</math>
</file>

<file path=Formula-1010/content.xml><?xml version="1.0" encoding="utf-8"?>
<math xmlns="http://www.w3.org/1998/Math/MathML" display="inline">
  <mi>k</mi>
</math>
</file>

<file path=Formula-1012/content.xml><?xml version="1.0" encoding="utf-8"?>
<math xmlns="http://www.w3.org/1998/Math/MathML" display="block">
  <mrow>
    <msup>
      <mi>f</mi>
      <mrow>
        <mo>−</mo>
        <mn>1</mn>
      </mrow>
    </msup>
    <mo stretchy="false" form="prefix">(</mo>
    <mrow>
      <mo stretchy="true" form="prefix">]</mo>
      <mi>a</mi>
      <mo>,</mo>
      <mi>b</mi>
      <mo stretchy="true" form="postfix">[</mo>
    </mrow>
    <mo stretchy="false" form="postfix">)</mo>
    <mo>=</mo>
    <msup>
      <mi>f</mi>
      <mrow>
        <mo>−</mo>
        <mn>1</mn>
      </mrow>
    </msup>
    <mo stretchy="false" form="prefix">(</mo>
    <mrow>
      <mo stretchy="true" form="prefix">]</mo>
      <mi>a</mi>
      <mo>,</mo>
      <mo>+</mo>
      <mi>∞</mi>
      <mo stretchy="true" form="postfix">[</mo>
    </mrow>
    <mo stretchy="false" form="postfix">)</mo>
    <mo>∩</mo>
    <mrow>
      <mo stretchy="true" form="prefix">(</mo>
      <mstyle mathvariant="double-struck">
        <mi>ℝ</mi>
      </mstyle>
      <mo>\</mo>
      <munderover>
        <mo>⋃</mo>
        <mrow>
          <mi>k</mi>
          <mo>=</mo>
          <mn>0</mn>
        </mrow>
        <mrow>
          <mo>+</mo>
          <mi>∞</mi>
        </mrow>
      </munderover>
      <msup>
        <mi>f</mi>
        <mrow>
          <mo>−</mo>
          <mn>1</mn>
        </mrow>
      </msup>
      <mo stretchy="false" form="prefix">(</mo>
      <mrow>
        <mo stretchy="true" form="prefix">]</mo>
        <mi>b</mi>
        <mo>−</mo>
        <msup>
          <mn>2</mn>
          <mrow>
            <mo>−</mo>
            <mi>k</mi>
          </mrow>
        </msup>
        <mo>,</mo>
        <mo>+</mo>
        <mi>∞</mi>
        <mo stretchy="true" form="postfix">[</mo>
      </mrow>
      <mo stretchy="false" form="postfix">)</mo>
      <mo stretchy="true" form="postfix">)</mo>
    </mrow>
    <mi>.</mi>
  </mrow>
</math>
</file>

<file path=Formula-1014/content.xml><?xml version="1.0" encoding="utf-8"?>
<math xmlns="http://www.w3.org/1998/Math/MathML" display="inline">
  <mrow>
    <msup>
      <mi>f</mi>
      <mrow>
        <mo>−</mo>
        <mn>1</mn>
      </mrow>
    </msup>
    <mo stretchy="false" form="prefix">(</mo>
    <mrow>
      <mo stretchy="true" form="prefix">]</mo>
      <mi>a</mi>
      <mo>,</mo>
      <mi>b</mi>
      <mo stretchy="true" form="postfix">[</mo>
    </mrow>
    <mo stretchy="false" form="postfix">)</mo>
  </mrow>
</math>
</file>

<file path=Formula-1016/content.xml><?xml version="1.0" encoding="utf-8"?>
<math xmlns="http://www.w3.org/1998/Math/MathML" display="inline">
  <mrow>
    <mi>f</mi>
    <mo>:</mo>
    <mo stretchy="false" form="prefix">[</mo>
    <mn>0</mn>
    <mo>,</mo>
    <mn>1</mn>
    <mo stretchy="false" form="postfix">]</mo>
    <mo>→</mo>
    <mstyle mathvariant="double-struck">
      <mi>ℝ</mi>
    </mstyle>
  </mrow>
</math>
</file>

<file path=Formula-1018/content.xml><?xml version="1.0" encoding="utf-8"?>
<math xmlns="http://www.w3.org/1998/Math/MathML" display="inline">
  <mrow>
    <mi>g</mi>
    <mo>:</mo>
    <mstyle mathvariant="double-struck">
      <mi>ℝ</mi>
    </mstyle>
    <mo>→</mo>
    <mstyle mathvariant="double-struck">
      <mi>ℝ</mi>
    </mstyle>
  </mrow>
</math>
</file>

<file path=Formula-102/content.xml><?xml version="1.0" encoding="utf-8"?>
<math xmlns="http://www.w3.org/1998/Math/MathML" display="inline">
  <mstyle mathvariant="double-struck">
    <mi>ℝ</mi>
  </mstyle>
</math>
</file>

<file path=Formula-1020/content.xml><?xml version="1.0" encoding="utf-8"?>
<math xmlns="http://www.w3.org/1998/Math/MathML" display="inline">
  <mi>g</mi>
</math>
</file>

<file path=Formula-1022/content.xml><?xml version="1.0" encoding="utf-8"?>
<math xmlns="http://www.w3.org/1998/Math/MathML" display="inline">
  <mn>0</mn>
</math>
</file>

<file path=Formula-1024/content.xml><?xml version="1.0" encoding="utf-8"?>
<math xmlns="http://www.w3.org/1998/Math/MathML" display="inline">
  <mrow>
    <mi>K</mi>
    <mo>≥</mo>
    <mn>0</mn>
  </mrow>
</math>
</file>

<file path=Formula-1026/content.xml><?xml version="1.0" encoding="utf-8"?>
<math xmlns="http://www.w3.org/1998/Math/MathML" display="inline">
  <mi>x</mi>
</math>
</file>

<file path=Formula-1028/content.xml><?xml version="1.0" encoding="utf-8"?>
<math xmlns="http://www.w3.org/1998/Math/MathML" display="inline">
  <mi>y</mi>
</math>
</file>

<file path=Formula-1030/content.xml><?xml version="1.0" encoding="utf-8"?>
<math xmlns="http://www.w3.org/1998/Math/MathML" display="inline">
  <mrow>
    <mo stretchy="false" form="prefix">|</mo>
    <mi>g</mi>
    <mo stretchy="false" form="prefix">(</mo>
    <mi>x</mi>
    <mo stretchy="false" form="postfix">)</mo>
    <mo>−</mo>
    <mi>g</mi>
    <mo stretchy="false" form="prefix">(</mo>
    <mi>y</mi>
    <mo stretchy="false" form="postfix">)</mo>
    <mo stretchy="false" form="prefix">|</mo>
    <mo>≤</mo>
    <mi>K</mi>
    <mo stretchy="false" form="prefix">|</mo>
    <mi>x</mi>
    <mo>−</mo>
    <mi>y</mi>
    <mo stretchy="false" form="prefix">|</mo>
  </mrow>
</math>
</file>

<file path=Formula-1032/content.xml><?xml version="1.0" encoding="utf-8"?>
<math xmlns="http://www.w3.org/1998/Math/MathML" display="inline">
  <mi>f</mi>
</math>
</file>

<file path=Formula-1034/content.xml><?xml version="1.0" encoding="utf-8"?>
<math xmlns="http://www.w3.org/1998/Math/MathML" display="inline">
  <mrow>
    <mi>g</mi>
    <mo>∘</mo>
    <mi>f</mi>
  </mrow>
</math>
</file>

<file path=Formula-1036/content.xml><?xml version="1.0" encoding="utf-8"?>
<math xmlns="http://www.w3.org/1998/Math/MathML" display="inline">
  <mi>f</mi>
</math>
</file>

<file path=Formula-1038/content.xml><?xml version="1.0" encoding="utf-8"?>
<math xmlns="http://www.w3.org/1998/Math/MathML" display="inline">
  <mrow>
    <mi>g</mi>
    <mo>∘</mo>
    <mi>f</mi>
  </mrow>
</math>
</file>

<file path=Formula-104/content.xml><?xml version="1.0" encoding="utf-8"?>
<math xmlns="http://www.w3.org/1998/Math/MathML" display="inline">
  <mstyle mathvariant="double-struck">
    <mi>ℝ</mi>
  </mstyle>
</math>
</file>

<file path=Formula-1040/content.xml><?xml version="1.0" encoding="utf-8"?>
<math xmlns="http://www.w3.org/1998/Math/MathML" display="inline">
  <mi>f</mi>
</math>
</file>

<file path=Formula-1042/content.xml><?xml version="1.0" encoding="utf-8"?>
<math xmlns="http://www.w3.org/1998/Math/MathML" display="inline">
  <mrow>
    <mi>g</mi>
    <mo>∘</mo>
    <mi>f</mi>
  </mrow>
</math>
</file>

<file path=Formula-1044/content.xml><?xml version="1.0" encoding="utf-8"?>
<math xmlns="http://www.w3.org/1998/Math/MathML" display="inline">
  <mrow>
    <mi>g</mi>
    <mo>∘</mo>
    <mi>f</mi>
  </mrow>
</math>
</file>

<file path=Formula-1046/content.xml><?xml version="1.0" encoding="utf-8"?>
<math xmlns="http://www.w3.org/1998/Math/MathML" display="inline">
  <mi>f</mi>
</math>
</file>

<file path=Formula-1048/content.xml><?xml version="1.0" encoding="utf-8"?>
<math xmlns="http://www.w3.org/1998/Math/MathML" display="inline">
  <mrow>
    <mo stretchy="false" form="prefix">[</mo>
    <mn>0</mn>
    <mo>,</mo>
    <mn>1</mn>
    <mo stretchy="false" form="postfix">]</mo>
  </mrow>
</math>
</file>

<file path=Formula-1050/content.xml><?xml version="1.0" encoding="utf-8"?>
<math xmlns="http://www.w3.org/1998/Math/MathML" display="inline">
  <mrow>
    <mo stretchy="false" form="prefix">|</mo>
    <mi>f</mi>
    <mo stretchy="false" form="prefix">|</mo>
  </mrow>
</math>
</file>

<file path=Formula-1052/content.xml><?xml version="1.0" encoding="utf-8"?>
<math xmlns="http://www.w3.org/1998/Math/MathML" display="inline">
  <mrow>
    <mi>t</mi>
    <mo>↦</mo>
    <mo stretchy="false" form="prefix">|</mo>
    <mi>t</mi>
    <mo stretchy="false" form="prefix">|</mo>
  </mrow>
</math>
</file>

<file path=Formula-1054/content.xml><?xml version="1.0" encoding="utf-8"?>
<math xmlns="http://www.w3.org/1998/Math/MathML" display="inline">
  <mrow>
    <mi>K</mi>
    <mo>=</mo>
    <mn>1</mn>
  </mrow>
</math>
</file>

<file path=Formula-1056/content.xml><?xml version="1.0" encoding="utf-8"?>
<math xmlns="http://www.w3.org/1998/Math/MathML" display="inline">
  <mi>f</mi>
</math>
</file>

<file path=Formula-1058/content.xml><?xml version="1.0" encoding="utf-8"?>
<math xmlns="http://www.w3.org/1998/Math/MathML" display="inline">
  <mrow>
    <mi>g</mi>
    <mo>∘</mo>
    <mi>f</mi>
  </mrow>
</math>
</file>

<file path=Formula-106/content.xml><?xml version="1.0" encoding="utf-8"?>
<math xmlns="http://www.w3.org/1998/Math/MathML" display="inline">
  <mstyle mathvariant="double-struck">
    <mi>ℝ</mi>
  </mstyle>
</math>
</file>

<file path=Formula-1060/content.xml><?xml version="1.0" encoding="utf-8"?>
<math xmlns="http://www.w3.org/1998/Math/MathML" display="inline">
  <mrow>
    <mi>x</mi>
    <mo>∈</mo>
    <mo stretchy="false" form="prefix">[</mo>
    <mn>0</mn>
    <mo>,</mo>
    <mn>1</mn>
    <mo stretchy="false" form="postfix">]</mo>
  </mrow>
</math>
</file>

<file path=Formula-1062/content.xml><?xml version="1.0" encoding="utf-8"?>
<math xmlns="http://www.w3.org/1998/Math/MathML" display="block">
  <mrow>
    <mo stretchy="false" form="prefix">|</mo>
    <mi>g</mi>
    <mo>∘</mo>
    <mi>f</mi>
    <mo stretchy="false" form="prefix">(</mo>
    <mi>x</mi>
    <mo stretchy="false" form="postfix">)</mo>
    <mo>−</mo>
    <mi>g</mi>
    <mo>∘</mo>
    <mi>f</mi>
    <mo stretchy="false" form="prefix">(</mo>
    <mn>0</mn>
    <mo stretchy="false" form="postfix">)</mo>
    <mo stretchy="false" form="prefix">|</mo>
    <mo>≤</mo>
    <mi>K</mi>
    <mo stretchy="false" form="prefix">|</mo>
    <mi>f</mi>
    <mo stretchy="false" form="prefix">(</mo>
    <mi>x</mi>
    <mo stretchy="false" form="postfix">)</mo>
    <mo>−</mo>
    <mi>f</mi>
    <mo stretchy="false" form="prefix">(</mo>
    <mn>0</mn>
    <mo stretchy="false" form="postfix">)</mo>
    <mo stretchy="false" form="prefix">|</mo>
  </mrow>
</math>
</file>

<file path=Formula-1064/content.xml><?xml version="1.0" encoding="utf-8"?>
<math xmlns="http://www.w3.org/1998/Math/MathML" display="block">
  <mrow>
    <mo stretchy="false" form="prefix">|</mo>
    <mi>g</mi>
    <mo>∘</mo>
    <mi>f</mi>
    <mo stretchy="false" form="prefix">(</mo>
    <mi>x</mi>
    <mo stretchy="false" form="postfix">)</mo>
    <mo stretchy="false" form="prefix">|</mo>
    <mo>≤</mo>
    <mi>K</mi>
    <mo stretchy="false" form="prefix">|</mo>
    <mi>f</mi>
    <mo stretchy="false" form="prefix">(</mo>
    <mi>x</mi>
    <mo stretchy="false" form="postfix">)</mo>
    <mo stretchy="false" form="prefix">|</mo>
    <mo>+</mo>
    <mo stretchy="false" form="prefix">(</mo>
    <mi>K</mi>
    <mo stretchy="false" form="prefix">|</mo>
    <mi>f</mi>
    <mo stretchy="false" form="prefix">(</mo>
    <mn>0</mn>
    <mo stretchy="false" form="postfix">)</mo>
    <mo stretchy="false" form="prefix">|</mo>
    <mo>+</mo>
    <mo stretchy="false" form="prefix">|</mo>
    <mi>g</mi>
    <mo>∘</mo>
    <mi>f</mi>
    <mo stretchy="false" form="prefix">(</mo>
    <mn>0</mn>
    <mo stretchy="false" form="postfix">)</mo>
    <mo stretchy="false" form="prefix">|</mo>
    <mo stretchy="false" form="postfix">)</mo>
  </mrow>
</math>
</file>

<file path=Formula-1066/content.xml><?xml version="1.0" encoding="utf-8"?>
<math xmlns="http://www.w3.org/1998/Math/MathML" display="inline">
  <mrow>
    <mo stretchy="false" form="prefix">[</mo>
    <mn>0</mn>
    <mo>,</mo>
    <mn>1</mn>
    <mo stretchy="false" form="postfix">]</mo>
  </mrow>
</math>
</file>

<file path=Formula-1068/content.xml><?xml version="1.0" encoding="utf-8"?>
<math xmlns="http://www.w3.org/1998/Math/MathML" display="inline">
  <mrow>
    <mi>g</mi>
    <mo>∘</mo>
    <mi>f</mi>
  </mrow>
</math>
</file>

<file path=Formula-1070/content.xml><?xml version="1.0" encoding="utf-8"?>
<math xmlns="http://www.w3.org/1998/Math/MathML" display="inline">
  <mrow>
    <mi>f</mi>
    <mo>:</mo>
    <mi>U</mi>
    <mo>⊂</mo>
    <msup>
      <mstyle mathvariant="double-struck">
        <mi>ℝ</mi>
      </mstyle>
      <mn>2</mn>
    </msup>
    <mo>→</mo>
    <msup>
      <mstyle mathvariant="double-struck">
        <mi>ℝ</mi>
      </mstyle>
      <mn>2</mn>
    </msup>
  </mrow>
</math>
</file>

<file path=Formula-1072/content.xml><?xml version="1.0" encoding="utf-8"?>
<math xmlns="http://www.w3.org/1998/Math/MathML" display="inline">
  <mi>U</mi>
</math>
</file>

<file path=Formula-1074/content.xml><?xml version="1.0" encoding="utf-8"?>
<math xmlns="http://www.w3.org/1998/Math/MathML" display="inline">
  <mrow>
    <mi>c</mi>
    <mo>∈</mo>
    <mi>U</mi>
  </mrow>
</math>
</file>

<file path=Formula-1076/content.xml><?xml version="1.0" encoding="utf-8"?>
<math xmlns="http://www.w3.org/1998/Math/MathML" display="inline">
  <mrow>
    <mi>R</mi>
    <mo>&gt;</mo>
    <mn>0</mn>
  </mrow>
</math>
</file>

<file path=Formula-1078/content.xml><?xml version="1.0" encoding="utf-8"?>
<math xmlns="http://www.w3.org/1998/Math/MathML" display="inline">
  <mi>c</mi>
</math>
</file>

<file path=Formula-108/content.xml><?xml version="1.0" encoding="utf-8"?>
<math xmlns="http://www.w3.org/1998/Math/MathML" display="inline">
  <mi>E</mi>
</math>
</file>

<file path=Formula-1080/content.xml><?xml version="1.0" encoding="utf-8"?>
<math xmlns="http://www.w3.org/1998/Math/MathML" display="inline">
  <mi>R</mi>
</math>
</file>

<file path=Formula-1082/content.xml><?xml version="1.0" encoding="utf-8"?>
<math xmlns="http://www.w3.org/1998/Math/MathML" display="inline">
  <mi>U</mi>
</math>
</file>

<file path=Formula-1084/content.xml><?xml version="1.0" encoding="utf-8"?>
<math xmlns="http://www.w3.org/1998/Math/MathML" display="inline">
  <mrow>
    <mi>I</mi>
    <mo stretchy="false" form="prefix">(</mo>
    <mi>r</mi>
    <mo stretchy="false" form="postfix">)</mo>
  </mrow>
</math>
</file>

<file path=Formula-1086/content.xml><?xml version="1.0" encoding="utf-8"?>
<math xmlns="http://www.w3.org/1998/Math/MathML" display="inline">
  <mrow>
    <mi>r</mi>
    <mo>∈</mo>
    <mo stretchy="false" form="prefix">[</mo>
    <mn>0</mn>
    <mo>,</mo>
    <mi>R</mi>
    <mo stretchy="false" form="postfix">]</mo>
    <mo>→</mo>
    <msup>
      <mstyle mathvariant="double-struck">
        <mi>ℝ</mi>
      </mstyle>
      <mn>2</mn>
    </msup>
  </mrow>
</math>
</file>

<file path=Formula-1088/content.xml><?xml version="1.0" encoding="utf-8"?>
<math xmlns="http://www.w3.org/1998/Math/MathML" display="inline">
  <mi>f</mi>
</math>
</file>

<file path=Formula-1090/content.xml><?xml version="1.0" encoding="utf-8"?>
<math xmlns="http://www.w3.org/1998/Math/MathML" display="inline">
  <mi>c</mi>
</math>
</file>

<file path=Formula-1092/content.xml><?xml version="1.0" encoding="utf-8"?>
<math xmlns="http://www.w3.org/1998/Math/MathML" display="inline">
  <mi>r</mi>
</math>
</file>

<file path=Formula-1094/content.xml><?xml version="1.0" encoding="utf-8"?>
<math xmlns="http://www.w3.org/1998/Math/MathML" display="block">
  <mrow>
    <mi>I</mi>
    <mo stretchy="false" form="prefix">(</mo>
    <mi>r</mi>
    <mo stretchy="false" form="postfix">)</mo>
    <mo>=</mo>
    <mfrac>
      <mn>1</mn>
      <mrow>
        <mn>2</mn>
        <mi>π</mi>
      </mrow>
    </mfrac>
    <msubsup>
      <mo>∫</mo>
      <mn>0</mn>
      <mrow>
        <mn>2</mn>
        <mi>π</mi>
      </mrow>
    </msubsup>
    <mi>f</mi>
    <mo stretchy="false" form="prefix">(</mo>
    <msub>
      <mi>z</mi>
      <mrow>
        <mi>α</mi>
        <mo>,</mo>
        <mi>r</mi>
      </mrow>
    </msub>
    <mo stretchy="false" form="postfix">)</mo>
    <mspace width="0.167em"/>
    <mi>d</mi>
    <mi>α</mi>
    <mspace width="0.167em"/>
    <mrow>
      <mspace width="0.333em"/>
      <mtext mathvariant="normal"> où </mtext>
      <mspace width="0.333em"/>
    </mrow>
    <mspace width="0.167em"/>
    <msub>
      <mi>z</mi>
      <mrow>
        <mi>α</mi>
        <mo>,</mo>
        <mi>r</mi>
      </mrow>
    </msub>
    <mo>=</mo>
    <mi>c</mi>
    <mo>+</mo>
    <mi>r</mi>
    <mo stretchy="false" form="prefix">(</mo>
    <mo>cos</mo>
    <mi>α</mi>
    <mo>,</mo>
    <mo>sin</mo>
    <mi>α</mi>
    <mo stretchy="false" form="postfix">)</mo>
    <mi>.</mi>
  </mrow>
</math>
</file>

<file path=Formula-1096/content.xml><?xml version="1.0" encoding="utf-8"?>
<math xmlns="http://www.w3.org/1998/Math/MathML" display="inline">
  <mrow>
    <mi>I</mi>
    <mo stretchy="false" form="prefix">(</mo>
    <mn>0</mn>
    <mo stretchy="false" form="postfix">)</mo>
  </mrow>
</math>
</file>

<file path=Formula-1098/content.xml><?xml version="1.0" encoding="utf-8"?>
<math xmlns="http://www.w3.org/1998/Math/MathML" display="inline">
  <mrow>
    <mi>r</mi>
    <mo>∈</mo>
    <mo stretchy="false" form="prefix">[</mo>
    <mn>0</mn>
    <mo>,</mo>
    <mi>R</mi>
    <mo stretchy="false" form="postfix">]</mo>
    <mo>↦</mo>
    <mi>I</mi>
    <mo stretchy="false" form="prefix">(</mo>
    <mi>r</mi>
    <mo stretchy="false" form="postfix">)</mo>
  </mrow>
</math>
</file>

<file path=Formula-110/content.xml><?xml version="1.0" encoding="utf-8"?>
<math xmlns="http://www.w3.org/1998/Math/MathML" display="inline">
  <mstyle mathvariant="double-struck">
    <mi>ℝ</mi>
  </mstyle>
</math>
</file>

<file path=Formula-1100/content.xml><?xml version="1.0" encoding="utf-8"?>
<math xmlns="http://www.w3.org/1998/Math/MathML" display="inline">
  <mrow>
    <mi>I</mi>
    <mi>′</mi>
    <mo stretchy="false" form="prefix">(</mo>
    <mi>r</mi>
    <mo stretchy="false" form="postfix">)</mo>
  </mrow>
</math>
</file>

<file path=Formula-1102/content.xml><?xml version="1.0" encoding="utf-8"?>
<math xmlns="http://www.w3.org/1998/Math/MathML" display="inline">
  <mrow>
    <mi>r</mi>
    <mo>∈</mo>
    <mo stretchy="false" form="prefix">[</mo>
    <mn>0</mn>
    <mo>,</mo>
    <mi>R</mi>
    <mo stretchy="false" form="postfix">]</mo>
  </mrow>
</math>
</file>

<file path=Formula-1104/content.xml><?xml version="1.0" encoding="utf-8"?>
<math xmlns="http://www.w3.org/1998/Math/MathML" display="inline">
  <mi>f</mi>
</math>
</file>

<file path=Formula-1106/content.xml><?xml version="1.0" encoding="utf-8"?>
<math xmlns="http://www.w3.org/1998/Math/MathML" display="inline">
  <mrow>
    <mo stretchy="false" form="prefix">(</mo>
    <mi>x</mi>
    <mo>,</mo>
    <mi>y</mi>
    <mo stretchy="false" form="postfix">)</mo>
  </mrow>
</math>
</file>

<file path=Formula-1108/content.xml><?xml version="1.0" encoding="utf-8"?>
<math xmlns="http://www.w3.org/1998/Math/MathML" display="inline">
  <mi>U</mi>
</math>
</file>

<file path=Formula-1110/content.xml><?xml version="1.0" encoding="utf-8"?>
<math xmlns="http://www.w3.org/1998/Math/MathML" display="block">
  <mrow>
    <msub>
      <mi>∂</mi>
      <mi>y</mi>
    </msub>
    <mi>f</mi>
    <mo stretchy="false" form="prefix">(</mo>
    <mi>x</mi>
    <mo>,</mo>
    <mi>y</mi>
    <mo stretchy="false" form="postfix">)</mo>
    <mo>=</mo>
    <mi>R</mi>
    <mo stretchy="false" form="prefix">(</mo>
    <mi>π</mi>
    <mi>/</mi>
    <mn>2</mn>
    <mo stretchy="false" form="postfix">)</mo>
    <mo>⋅</mo>
    <msub>
      <mi>∂</mi>
      <mi>x</mi>
    </msub>
    <mi>f</mi>
    <mo stretchy="false" form="prefix">(</mo>
    <mi>x</mi>
    <mo>,</mo>
    <mi>y</mi>
    <mo stretchy="false" form="postfix">)</mo>
  </mrow>
</math>
</file>

<file path=Formula-1112/content.xml><?xml version="1.0" encoding="utf-8"?>
<math xmlns="http://www.w3.org/1998/Math/MathML" display="inline">
  <mrow>
    <mi>R</mi>
    <mo stretchy="false" form="prefix">(</mo>
    <mi>α</mi>
    <mo stretchy="false" form="postfix">)</mo>
  </mrow>
</math>
</file>

<file path=Formula-1114/content.xml><?xml version="1.0" encoding="utf-8"?>
<math xmlns="http://www.w3.org/1998/Math/MathML" display="inline">
  <mi>α</mi>
</math>
</file>

<file path=Formula-1116/content.xml><?xml version="1.0" encoding="utf-8"?>
<math xmlns="http://www.w3.org/1998/Math/MathML" display="inline">
  <mrow>
    <mi>I</mi>
    <mi>′</mi>
    <mo stretchy="false" form="prefix">(</mo>
    <mi>r</mi>
    <mo stretchy="false" form="postfix">)</mo>
  </mrow>
</math>
</file>

<file path=Formula-1118/content.xml><?xml version="1.0" encoding="utf-8"?>
<math xmlns="http://www.w3.org/1998/Math/MathML" display="inline">
  <mrow>
    <msub>
      <mi>∂</mi>
      <mi>α</mi>
    </msub>
    <mo stretchy="false" form="prefix">(</mo>
    <mi>f</mi>
    <mo stretchy="false" form="prefix">(</mo>
    <msub>
      <mi>z</mi>
      <mrow>
        <mi>α</mi>
        <mo>,</mo>
        <mi>r</mi>
      </mrow>
    </msub>
    <mo stretchy="false" form="postfix">)</mo>
    <mo stretchy="false" form="postfix">)</mo>
  </mrow>
</math>
</file>

<file path=Formula-112/content.xml><?xml version="1.0" encoding="utf-8"?>
<math xmlns="http://www.w3.org/1998/Math/MathML" display="inline">
  <msub>
    <mi>χ</mi>
    <mi>E</mi>
  </msub>
</math>
</file>

<file path=Formula-1120/content.xml><?xml version="1.0" encoding="utf-8"?>
<math xmlns="http://www.w3.org/1998/Math/MathML" display="block">
  <mrow>
    <mi>I</mi>
    <mo stretchy="false" form="prefix">(</mo>
    <mn>0</mn>
    <mo stretchy="false" form="postfix">)</mo>
    <mo>=</mo>
    <mfrac>
      <mn>1</mn>
      <mrow>
        <mn>2</mn>
        <mi>π</mi>
      </mrow>
    </mfrac>
    <msubsup>
      <mo>∫</mo>
      <mn>0</mn>
      <mrow>
        <mn>2</mn>
        <mi>π</mi>
      </mrow>
    </msubsup>
    <mi>f</mi>
    <mo stretchy="false" form="prefix">(</mo>
    <msub>
      <mi>c</mi>
      <mn>1</mn>
    </msub>
    <mo>,</mo>
    <msub>
      <mi>c</mi>
      <mn>2</mn>
    </msub>
    <mo stretchy="false" form="postfix">)</mo>
    <mspace width="0.167em"/>
    <mi>d</mi>
    <mi>α</mi>
    <mo>=</mo>
    <mi>f</mi>
    <mo stretchy="false" form="prefix">(</mo>
    <msub>
      <mi>c</mi>
      <mn>1</mn>
    </msub>
    <mo>,</mo>
    <msub>
      <mi>c</mi>
      <mn>2</mn>
    </msub>
    <mo stretchy="false" form="postfix">)</mo>
    <mo>=</mo>
    <mi>f</mi>
    <mo stretchy="false" form="prefix">(</mo>
    <mi>c</mi>
    <mo stretchy="false" form="postfix">)</mo>
    <mi>.</mi>
  </mrow>
</math>
</file>

<file path=Formula-1122/content.xml><?xml version="1.0" encoding="utf-8"?>
<math xmlns="http://www.w3.org/1998/Math/MathML" display="inline">
  <mi>I</mi>
</math>
</file>

<file path=Formula-1124/content.xml><?xml version="1.0" encoding="utf-8"?>
<math xmlns="http://www.w3.org/1998/Math/MathML" display="inline">
  <mi>r</mi>
</math>
</file>

<file path=Formula-1126/content.xml><?xml version="1.0" encoding="utf-8"?>
<math xmlns="http://www.w3.org/1998/Math/MathML" display="inline">
  <mi>h</mi>
</math>
</file>

<file path=Formula-1128/content.xml><?xml version="1.0" encoding="utf-8"?>
<math xmlns="http://www.w3.org/1998/Math/MathML" display="inline">
  <mrow>
    <mi>r</mi>
    <mo>+</mo>
    <mi>h</mi>
    <mo>∈</mo>
    <mo stretchy="false" form="prefix">[</mo>
    <mn>0</mn>
    <mo>,</mo>
    <mi>R</mi>
    <mo stretchy="false" form="postfix">]</mo>
  </mrow>
</math>
</file>

<file path=Formula-1130/content.xml><?xml version="1.0" encoding="utf-8"?>
<math xmlns="http://www.w3.org/1998/Math/MathML" display="block">
  <mtable>
    <mtr>
      <mtd columnalign="right">
        <mfrac>
          <mrow>
            <mi>I</mi>
            <mo stretchy="false" form="prefix">(</mo>
            <mi>r</mi>
            <mo>+</mo>
            <mi>h</mi>
            <mo stretchy="false" form="postfix">)</mo>
            <mo>−</mo>
            <mi>I</mi>
            <mo stretchy="false" form="prefix">(</mo>
            <mi>r</mi>
            <mo stretchy="false" form="postfix">)</mo>
          </mrow>
          <mi>h</mi>
        </mfrac>
      </mtd>
      <mtd columnalign="left">
        <mo>=</mo>
        <mfrac>
          <mn>1</mn>
          <mrow>
            <mn>2</mn>
            <mi>π</mi>
            <mi>h</mi>
          </mrow>
        </mfrac>
        <mrow>
          <mo stretchy="true" form="prefix">(</mo>
          <msubsup>
            <mo>∫</mo>
            <mn>0</mn>
            <mrow>
              <mn>2</mn>
              <mi>π</mi>
            </mrow>
          </msubsup>
          <mi>f</mi>
          <mo stretchy="false" form="prefix">(</mo>
          <msub>
            <mi>c</mi>
            <mn>1</mn>
          </msub>
          <mo>+</mo>
          <mo stretchy="false" form="prefix">(</mo>
          <mi>r</mi>
          <mo>+</mo>
          <mi>h</mi>
          <mo stretchy="false" form="postfix">)</mo>
          <mo>cos</mo>
          <mi>α</mi>
          <mo>,</mo>
          <msub>
            <mi>c</mi>
            <mn>2</mn>
          </msub>
          <mo>+</mo>
          <mo stretchy="false" form="prefix">(</mo>
          <mi>r</mi>
          <mo>+</mo>
          <mi>h</mi>
          <mo stretchy="false" form="postfix">)</mo>
          <mo>sin</mo>
          <mi>α</mi>
          <mo stretchy="false" form="postfix">)</mo>
          <mspace width="0.167em"/>
          <mi>d</mi>
          <mi>α</mi>
        </mrow>
      </mtd>
    </mtr>
    <mtr>
      <mtd columnalign="right"/>
      <mtd columnalign="left">
        <mphantom>
          <mo>=</mo>
        </mphantom>
        <mrow>
          <mo>−</mo>
          <msubsup>
            <mo>∫</mo>
            <mn>0</mn>
            <mrow>
              <mn>2</mn>
              <mi>π</mi>
            </mrow>
          </msubsup>
          <mi>f</mi>
          <mo stretchy="false" form="prefix">(</mo>
          <msub>
            <mi>c</mi>
            <mn>1</mn>
          </msub>
          <mo>+</mo>
          <mi>r</mi>
          <mo>cos</mo>
          <mi>α</mi>
          <mo>,</mo>
          <msub>
            <mi>c</mi>
            <mn>2</mn>
          </msub>
          <mo>+</mo>
          <mi>r</mi>
          <mo>sin</mo>
          <mi>α</mi>
          <mo stretchy="false" form="postfix">)</mo>
          <mspace width="0.167em"/>
          <mi>d</mi>
          <mi>α</mi>
          <mo stretchy="true" form="postfix">)</mo>
        </mrow>
      </mtd>
    </mtr>
    <mtr>
      <mtd columnalign="right"/>
      <mtd columnalign="left">
        <mo>=</mo>
        <mfrac>
          <mn>1</mn>
          <mrow>
            <mn>2</mn>
            <mi>π</mi>
          </mrow>
        </mfrac>
        <msubsup>
          <mo>∫</mo>
          <mn>0</mn>
          <mrow>
            <mn>2</mn>
            <mi>π</mi>
          </mrow>
        </msubsup>
        <mfrac>
          <mrow>
            <mi>f</mi>
            <mo stretchy="false" form="prefix">(</mo>
            <msub>
              <mi>z</mi>
              <mrow>
                <mi>r</mi>
                <mo>+</mo>
                <mi>h</mi>
                <mo>,</mo>
                <mi>α</mi>
              </mrow>
            </msub>
            <mo stretchy="false" form="postfix">)</mo>
            <mo>−</mo>
            <mi>f</mi>
            <mo stretchy="false" form="prefix">(</mo>
            <msub>
              <mi>z</mi>
              <mrow>
                <mi>α</mi>
                <mo>,</mo>
                <mi>r</mi>
              </mrow>
            </msub>
            <mo stretchy="false" form="postfix">)</mo>
          </mrow>
          <mi>h</mi>
        </mfrac>
        <mspace width="0.167em"/>
        <mi>d</mi>
        <mi>α</mi>
        <mi>.</mi>
      </mtd>
    </mtr>
  </mtable>
</math>
</file>

<file path=Formula-1132/content.xml><?xml version="1.0" encoding="utf-8"?>
<math xmlns="http://www.w3.org/1998/Math/MathML" display="inline">
  <mrow>
    <mi>r</mi>
    <mo>↦</mo>
    <mi>f</mi>
    <mo stretchy="false" form="prefix">(</mo>
    <msub>
      <mi>z</mi>
      <mrow>
        <mi>α</mi>
        <mo>,</mo>
        <mi>r</mi>
      </mrow>
    </msub>
    <mo stretchy="false" form="postfix">)</mo>
  </mrow>
</math>
</file>

<file path=Formula-1134/content.xml><?xml version="1.0" encoding="utf-8"?>
<math xmlns="http://www.w3.org/1998/Math/MathML" display="inline">
  <mi>α</mi>
</math>
</file>

<file path=Formula-1136/content.xml><?xml version="1.0" encoding="utf-8"?>
<math xmlns="http://www.w3.org/1998/Math/MathML" display="block">
  <mrow>
    <mtable>
      <mtr>
        <mtd columnalign="right">
          <munder>
            <mo>lim</mo>
            <mrow>
              <mi>h</mi>
              <mo>→</mo>
              <mn>0</mn>
            </mrow>
          </munder>
          <mfrac>
            <mrow>
              <mi>f</mi>
              <mo stretchy="false" form="prefix">(</mo>
              <msub>
                <mi>z</mi>
                <mrow>
                  <mi>r</mi>
                  <mo>+</mo>
                  <mi>h</mi>
                  <mo>,</mo>
                  <mi>α</mi>
                </mrow>
              </msub>
              <mo stretchy="false" form="postfix">)</mo>
              <mo>−</mo>
              <mi>f</mi>
              <mo stretchy="false" form="prefix">(</mo>
              <msub>
                <mi>z</mi>
                <mrow>
                  <mi>α</mi>
                  <mo>,</mo>
                  <mi>r</mi>
                </mrow>
              </msub>
              <mo stretchy="false" form="postfix">)</mo>
            </mrow>
            <mi>h</mi>
          </mfrac>
        </mtd>
        <mtd columnalign="left">
          <mo>=</mo>
          <mfrac>
            <mi>d</mi>
            <mrow>
              <mi>d</mi>
              <mi>r</mi>
            </mrow>
          </mfrac>
          <mi>f</mi>
          <mo stretchy="false" form="prefix">(</mo>
          <msub>
            <mi>z</mi>
            <mrow>
              <mi>α</mi>
              <mo>,</mo>
              <mi>r</mi>
            </mrow>
          </msub>
          <mo stretchy="false" form="postfix">)</mo>
        </mtd>
      </mtr>
      <mtr>
        <mtd columnalign="right"/>
        <mtd columnalign="left">
          <mo>=</mo>
          <mi>d</mi>
          <mi>f</mi>
          <mo stretchy="false" form="prefix">(</mo>
          <msub>
            <mi>z</mi>
            <mrow>
              <mi>r</mi>
              <mo>,</mo>
              <mi>α</mi>
            </mrow>
          </msub>
          <mo stretchy="false" form="postfix">)</mo>
          <mo>⋅</mo>
          <mo stretchy="false" form="prefix">(</mo>
          <mo>cos</mo>
          <mi>α</mi>
          <mo>,</mo>
          <mo>sin</mo>
          <mi>α</mi>
          <mo stretchy="false" form="postfix">)</mo>
        </mtd>
      </mtr>
      <mtr>
        <mtd columnalign="right"/>
        <mtd columnalign="left">
          <mo>=</mo>
          <msub>
            <mi>∂</mi>
            <mi>x</mi>
          </msub>
          <mi>f</mi>
          <mo stretchy="false" form="prefix">(</mo>
          <msub>
            <mi>z</mi>
            <mrow>
              <mi>r</mi>
              <mo>,</mo>
              <mi>α</mi>
            </mrow>
          </msub>
          <mo stretchy="false" form="postfix">)</mo>
          <mo>cos</mo>
          <mi>α</mi>
          <mo>+</mo>
          <msub>
            <mi>∂</mi>
            <mi>y</mi>
          </msub>
          <mi>f</mi>
          <mo stretchy="false" form="prefix">(</mo>
          <msub>
            <mi>z</mi>
            <mrow>
              <mi>r</mi>
              <mo>,</mo>
              <mi>α</mi>
            </mrow>
          </msub>
          <mo stretchy="false" form="postfix">)</mo>
          <mo>sin</mo>
          <mi>α</mi>
          <mi>.</mi>
        </mtd>
      </mtr>
    </mtable>
    <mi>.</mi>
  </mrow>
</math>
</file>

<file path=Formula-1138/content.xml><?xml version="1.0" encoding="utf-8"?>
<math xmlns="http://www.w3.org/1998/Math/MathML" display="block">
  <mrow>
    <mrow>
      <mo stretchy="true" form="prefix">∥</mo>
      <mfrac>
        <mrow>
          <msub>
            <mi>g</mi>
            <mi>α</mi>
          </msub>
          <mo stretchy="false" form="prefix">(</mo>
          <mi>r</mi>
          <mo>+</mo>
          <mi>h</mi>
          <mo stretchy="false" form="postfix">)</mo>
          <mo>−</mo>
          <msub>
            <mi>g</mi>
            <mi>α</mi>
          </msub>
          <mo stretchy="false" form="prefix">(</mo>
          <mi>r</mi>
          <mo stretchy="false" form="postfix">)</mo>
        </mrow>
        <mi>h</mi>
      </mfrac>
      <mo stretchy="true" form="postfix">∥</mo>
    </mrow>
    <mo>≤</mo>
    <munder>
      <mo>sup</mo>
      <mrow>
        <mi>r</mi>
        <mo>∈</mo>
        <mo stretchy="false" form="prefix">[</mo>
        <mn>0</mn>
        <mo>,</mo>
        <mi>R</mi>
        <mo stretchy="false" form="postfix">]</mo>
      </mrow>
    </munder>
    <mrow>
      <mo stretchy="true" form="prefix">∥</mo>
      <mfrac>
        <mi>d</mi>
        <mrow>
          <mi>d</mi>
          <mi>r</mi>
        </mrow>
      </mfrac>
      <msub>
        <mi>g</mi>
        <mi>α</mi>
      </msub>
      <mo stretchy="false" form="prefix">(</mo>
      <mi>r</mi>
      <mo stretchy="false" form="postfix">)</mo>
      <mo stretchy="true" form="postfix">∥</mo>
    </mrow>
  </mrow>
</math>
</file>

<file path=Formula-114/content.xml><?xml version="1.0" encoding="utf-8"?>
<math xmlns="http://www.w3.org/1998/Math/MathML" display="inline">
  <mstyle mathvariant="double-struck">
    <mi>ℝ</mi>
  </mstyle>
</math>
</file>

<file path=Formula-1140/content.xml><?xml version="1.0" encoding="utf-8"?>
<math xmlns="http://www.w3.org/1998/Math/MathML" display="inline">
  <mrow>
    <mi>d</mi>
    <msub>
      <mi>g</mi>
      <mi>α</mi>
    </msub>
    <mo stretchy="false" form="prefix">(</mo>
    <mi>r</mi>
    <mo stretchy="false" form="postfix">)</mo>
    <mi>/</mi>
    <mi>d</mi>
    <mi>r</mi>
  </mrow>
</math>
</file>

<file path=Formula-1142/content.xml><?xml version="1.0" encoding="utf-8"?>
<math xmlns="http://www.w3.org/1998/Math/MathML" display="inline">
  <mrow>
    <mo stretchy="false" form="prefix">(</mo>
    <mi>α</mi>
    <mo>,</mo>
    <mi>r</mi>
    <mo stretchy="false" form="postfix">)</mo>
  </mrow>
</math>
</file>

<file path=Formula-1144/content.xml><?xml version="1.0" encoding="utf-8"?>
<math xmlns="http://www.w3.org/1998/Math/MathML" display="inline">
  <mrow>
    <mo stretchy="false" form="prefix">[</mo>
    <mn>0</mn>
    <mo>,</mo>
    <mn>2</mn>
    <mi>π</mi>
    <mo stretchy="false" form="postfix">]</mo>
    <mo>×</mo>
    <mo stretchy="false" form="prefix">[</mo>
    <mn>0</mn>
    <mo>,</mo>
    <mi>R</mi>
    <mo stretchy="false" form="postfix">]</mo>
  </mrow>
</math>
</file>

<file path=Formula-1146/content.xml><?xml version="1.0" encoding="utf-8"?>
<math xmlns="http://www.w3.org/1998/Math/MathML" display="inline">
  <msub>
    <mi>h</mi>
    <mi>n</mi>
  </msub>
</math>
</file>

<file path=Formula-1148/content.xml><?xml version="1.0" encoding="utf-8"?>
<math xmlns="http://www.w3.org/1998/Math/MathML" display="inline">
  <mn>0</mn>
</math>
</file>

<file path=Formula-1150/content.xml><?xml version="1.0" encoding="utf-8"?>
<math xmlns="http://www.w3.org/1998/Math/MathML" display="inline">
  <mrow>
    <mi>r</mi>
    <mo>+</mo>
    <msub>
      <mi>h</mi>
      <mi>n</mi>
    </msub>
    <mo>∈</mo>
    <mo stretchy="false" form="prefix">[</mo>
    <mn>0</mn>
    <mo>,</mo>
    <mi>R</mi>
    <mo stretchy="false" form="postfix">]</mo>
  </mrow>
</math>
</file>

<file path=Formula-1152/content.xml><?xml version="1.0" encoding="utf-8"?>
<math xmlns="http://www.w3.org/1998/Math/MathML" display="block">
  <mfrac>
    <mrow>
      <msub>
        <mi>g</mi>
        <mi>α</mi>
      </msub>
      <mo stretchy="false" form="prefix">(</mo>
      <mi>r</mi>
      <mo>+</mo>
      <msub>
        <mi>h</mi>
        <mi>n</mi>
      </msub>
      <mo stretchy="false" form="postfix">)</mo>
      <mo>−</mo>
      <msub>
        <mi>g</mi>
        <mi>α</mi>
      </msub>
      <mo stretchy="false" form="prefix">(</mo>
      <mi>r</mi>
      <mo stretchy="false" form="postfix">)</mo>
    </mrow>
    <msub>
      <mi>h</mi>
      <mi>n</mi>
    </msub>
  </mfrac>
</math>
</file>

<file path=Formula-1154/content.xml><?xml version="1.0" encoding="utf-8"?>
<math xmlns="http://www.w3.org/1998/Math/MathML" display="block">
  <mrow>
    <msub>
      <mi>∂</mi>
      <mi>x</mi>
    </msub>
    <mi>f</mi>
    <mo stretchy="false" form="prefix">(</mo>
    <msub>
      <mi>z</mi>
      <mrow>
        <mi>r</mi>
        <mo>,</mo>
        <mi>α</mi>
      </mrow>
    </msub>
    <mo stretchy="false" form="postfix">)</mo>
    <mo>cos</mo>
    <mi>α</mi>
    <mo>+</mo>
    <msub>
      <mi>∂</mi>
      <mi>y</mi>
    </msub>
    <mi>f</mi>
    <mo stretchy="false" form="prefix">(</mo>
    <msub>
      <mi>z</mi>
      <mrow>
        <mi>r</mi>
        <mo>,</mo>
        <mi>α</mi>
      </mrow>
    </msub>
    <mo stretchy="false" form="postfix">)</mo>
    <mo>sin</mo>
    <mi>α</mi>
  </mrow>
</math>
</file>

<file path=Formula-1156/content.xml><?xml version="1.0" encoding="utf-8"?>
<math xmlns="http://www.w3.org/1998/Math/MathML" display="block">
  <mrow>
    <mi>α</mi>
    <mo>∈</mo>
    <mo stretchy="false" form="prefix">[</mo>
    <mn>0</mn>
    <mo>,</mo>
    <mn>2</mn>
    <mi>π</mi>
    <mo stretchy="false" form="postfix">]</mo>
    <mo>↦</mo>
    <munder>
      <mo>sup</mo>
      <mrow>
        <mi>r</mi>
        <mo>∈</mo>
        <mo stretchy="false" form="prefix">[</mo>
        <mn>0</mn>
        <mo>,</mo>
        <mi>R</mi>
        <mo stretchy="false" form="postfix">]</mo>
      </mrow>
    </munder>
    <mrow>
      <mo stretchy="true" form="prefix">∥</mo>
      <mfrac>
        <mi>d</mi>
        <mrow>
          <mi>d</mi>
          <mi>r</mi>
        </mrow>
      </mfrac>
      <msub>
        <mi>g</mi>
        <mi>α</mi>
      </msub>
      <mo stretchy="false" form="prefix">(</mo>
      <mi>r</mi>
      <mo stretchy="false" form="postfix">)</mo>
      <mo stretchy="true" form="postfix">∥</mo>
    </mrow>
    <mi>.</mi>
  </mrow>
</math>
</file>

<file path=Formula-1158/content.xml><?xml version="1.0" encoding="utf-8"?>
<math xmlns="http://www.w3.org/1998/Math/MathML" display="inline">
  <mi>I</mi>
</math>
</file>

<file path=Formula-116/content.xml><?xml version="1.0" encoding="utf-8"?>
<math xmlns="http://www.w3.org/1998/Math/MathML" display="inline">
  <mrow>
    <mo stretchy="false" form="prefix">[</mo>
    <mi>a</mi>
    <mo>,</mo>
    <mi>b</mi>
    <mo stretchy="false" form="postfix">]</mo>
  </mrow>
</math>
</file>

<file path=Formula-1160/content.xml><?xml version="1.0" encoding="utf-8"?>
<math xmlns="http://www.w3.org/1998/Math/MathML" display="inline">
  <mi>r</mi>
</math>
</file>

<file path=Formula-1162/content.xml><?xml version="1.0" encoding="utf-8"?>
<math xmlns="http://www.w3.org/1998/Math/MathML" display="block">
  <mrow>
    <mi>I</mi>
    <mi>′</mi>
    <mo stretchy="false" form="prefix">(</mo>
    <mi>r</mi>
    <mo stretchy="false" form="postfix">)</mo>
    <mo>=</mo>
    <mfrac>
      <mn>1</mn>
      <mrow>
        <mn>2</mn>
        <mi>π</mi>
      </mrow>
    </mfrac>
    <msubsup>
      <mo>∫</mo>
      <mn>0</mn>
      <mrow>
        <mn>2</mn>
        <mi>π</mi>
      </mrow>
    </msubsup>
    <mrow>
      <mo stretchy="true" form="prefix">(</mo>
      <msub>
        <mi>∂</mi>
        <mi>x</mi>
      </msub>
      <mi>f</mi>
      <mo stretchy="false" form="prefix">(</mo>
      <msub>
        <mi>z</mi>
        <mrow>
          <mi>r</mi>
          <mo>,</mo>
          <mi>α</mi>
        </mrow>
      </msub>
      <mo stretchy="false" form="postfix">)</mo>
      <mo>cos</mo>
      <mi>α</mi>
      <mo>+</mo>
      <msub>
        <mi>∂</mi>
        <mi>y</mi>
      </msub>
      <mi>f</mi>
      <mo stretchy="false" form="prefix">(</mo>
      <msub>
        <mi>z</mi>
        <mrow>
          <mi>r</mi>
          <mo>,</mo>
          <mi>α</mi>
        </mrow>
      </msub>
      <mo stretchy="false" form="postfix">)</mo>
      <mo>sin</mo>
      <mi>α</mi>
      <mo stretchy="true" form="postfix">)</mo>
    </mrow>
    <mspace width="0.167em"/>
    <mi>d</mi>
    <mi>α</mi>
    <mi>.</mi>
  </mrow>
</math>
</file>

<file path=Formula-1164/content.xml><?xml version="1.0" encoding="utf-8"?>
<math xmlns="http://www.w3.org/1998/Math/MathML" display="inline">
  <mi>α</mi>
</math>
</file>

<file path=Formula-1166/content.xml><?xml version="1.0" encoding="utf-8"?>
<math xmlns="http://www.w3.org/1998/Math/MathML" display="inline">
  <mrow>
    <mi>f</mi>
    <mo stretchy="false" form="prefix">(</mo>
    <msub>
      <mi>z</mi>
      <mrow>
        <mi>α</mi>
        <mo>,</mo>
        <mi>r</mi>
      </mrow>
    </msub>
    <mo stretchy="false" form="postfix">)</mo>
  </mrow>
</math>
</file>

<file path=Formula-1168/content.xml><?xml version="1.0" encoding="utf-8"?>
<math xmlns="http://www.w3.org/1998/Math/MathML" display="block">
  <mtable>
    <mtr>
      <mtd columnalign="right">
        <msub>
          <mi>∂</mi>
          <mi>α</mi>
        </msub>
        <mo stretchy="false" form="prefix">(</mo>
        <mi>f</mi>
        <mo stretchy="false" form="prefix">(</mo>
        <msub>
          <mi>z</mi>
          <mrow>
            <mi>α</mi>
            <mo>,</mo>
            <mi>r</mi>
          </mrow>
        </msub>
        <mo stretchy="false" form="postfix">)</mo>
        <mo stretchy="false" form="postfix">)</mo>
      </mtd>
      <mtd columnalign="left">
        <mo>=</mo>
        <msub>
          <mi>∂</mi>
          <mi>α</mi>
        </msub>
        <mo stretchy="false" form="prefix">(</mo>
        <mi>f</mi>
        <mo stretchy="false" form="prefix">(</mo>
        <msub>
          <mi>c</mi>
          <mn>1</mn>
        </msub>
        <mo>+</mo>
        <mi>r</mi>
        <mo>cos</mo>
        <mi>α</mi>
        <mo>,</mo>
        <msub>
          <mi>c</mi>
          <mn>2</mn>
        </msub>
        <mo>+</mo>
        <mi>r</mi>
        <mo>sin</mo>
        <mi>α</mi>
        <mo stretchy="false" form="postfix">)</mo>
        <mo stretchy="false" form="postfix">)</mo>
      </mtd>
    </mtr>
    <mtr>
      <mtd columnalign="right"/>
      <mtd columnalign="left">
        <mo>=</mo>
        <msub>
          <mi>∂</mi>
          <mi>x</mi>
        </msub>
        <mi>f</mi>
        <mo stretchy="false" form="prefix">(</mo>
        <msub>
          <mi>z</mi>
          <mrow>
            <mi>α</mi>
            <mo>,</mo>
            <mi>r</mi>
          </mrow>
        </msub>
        <mo stretchy="false" form="postfix">)</mo>
        <mo stretchy="false" form="prefix">(</mo>
        <mo>−</mo>
        <mi>r</mi>
        <mo>sin</mo>
        <mi>α</mi>
        <mo stretchy="false" form="postfix">)</mo>
        <mo>+</mo>
        <msub>
          <mi>∂</mi>
          <mi>y</mi>
        </msub>
        <mi>f</mi>
        <mo stretchy="false" form="prefix">(</mo>
        <msub>
          <mi>z</mi>
          <mrow>
            <mi>α</mi>
            <mo>,</mo>
            <mi>r</mi>
          </mrow>
        </msub>
        <mo stretchy="false" form="postfix">)</mo>
        <mo stretchy="false" form="prefix">(</mo>
        <mi>r</mi>
        <mo>cos</mo>
        <mi>α</mi>
        <mo stretchy="false" form="postfix">)</mo>
        <mi>.</mi>
      </mtd>
    </mtr>
  </mtable>
</math>
</file>

<file path=Formula-1170/content.xml><?xml version="1.0" encoding="utf-8"?>
<math xmlns="http://www.w3.org/1998/Math/MathML" display="inline">
  <mrow>
    <msub>
      <mi>∂</mi>
      <mi>y</mi>
    </msub>
    <mi>f</mi>
    <mo stretchy="false" form="prefix">(</mo>
    <msub>
      <mi>z</mi>
      <mrow>
        <mi>α</mi>
        <mo>,</mo>
        <mi>r</mi>
      </mrow>
    </msub>
    <mo stretchy="false" form="postfix">)</mo>
    <mo>=</mo>
    <mi>R</mi>
    <mo stretchy="false" form="prefix">(</mo>
    <mi>π</mi>
    <mi>/</mi>
    <mn>2</mn>
    <mo stretchy="false" form="postfix">)</mo>
    <msub>
      <mi>∂</mi>
      <mi>x</mi>
    </msub>
    <mi>f</mi>
    <mo stretchy="false" form="prefix">(</mo>
    <msub>
      <mi>z</mi>
      <mrow>
        <mi>α</mi>
        <mo>,</mo>
        <mi>r</mi>
      </mrow>
    </msub>
    <mo stretchy="false" form="postfix">)</mo>
  </mrow>
</math>
</file>

<file path=Formula-1172/content.xml><?xml version="1.0" encoding="utf-8"?>
<math xmlns="http://www.w3.org/1998/Math/MathML" display="block">
  <mtable>
    <mtr>
      <mtd columnalign="right">
        <msub>
          <mi>∂</mi>
          <mi>α</mi>
        </msub>
        <mo stretchy="false" form="prefix">(</mo>
        <mi>f</mi>
        <mo stretchy="false" form="prefix">(</mo>
        <msub>
          <mi>z</mi>
          <mrow>
            <mi>α</mi>
            <mo>,</mo>
            <mi>r</mi>
          </mrow>
        </msub>
        <mo stretchy="false" form="postfix">)</mo>
        <mo stretchy="false" form="postfix">)</mo>
      </mtd>
      <mtd columnalign="left">
        <mo>=</mo>
        <mi>r</mi>
        <mo stretchy="false" form="prefix">(</mo>
        <mo>−</mo>
        <mo>sin</mo>
        <mi>α</mi>
        <mo>×</mo>
        <mi>I</mi>
        <mo>+</mo>
        <mo>cos</mo>
        <mi>α</mi>
        <mo>×</mo>
        <mi>R</mi>
        <mo stretchy="false" form="prefix">(</mo>
        <mi>π</mi>
        <mi>/</mi>
        <mn>2</mn>
        <mo stretchy="false" form="postfix">)</mo>
        <mo stretchy="false" form="postfix">)</mo>
        <msub>
          <mi>∂</mi>
          <mi>x</mi>
        </msub>
        <mi>f</mi>
        <mo stretchy="false" form="prefix">(</mo>
        <msub>
          <mi>z</mi>
          <mrow>
            <mi>α</mi>
            <mo>,</mo>
            <mi>r</mi>
          </mrow>
        </msub>
        <mo stretchy="false" form="postfix">)</mo>
      </mtd>
    </mtr>
    <mtr>
      <mtd columnalign="right"/>
      <mtd columnalign="left">
        <mo>=</mo>
        <mi>r</mi>
        <mi>R</mi>
        <mo stretchy="false" form="prefix">(</mo>
        <mi>π</mi>
        <mi>/</mi>
        <mn>2</mn>
        <mo>+</mo>
        <mi>α</mi>
        <mo stretchy="false" form="postfix">)</mo>
        <msub>
          <mi>∂</mi>
          <mi>x</mi>
        </msub>
        <mi>f</mi>
        <mo stretchy="false" form="prefix">(</mo>
        <msub>
          <mi>z</mi>
          <mrow>
            <mi>α</mi>
            <mo>,</mo>
            <mi>r</mi>
          </mrow>
        </msub>
        <mo stretchy="false" form="postfix">)</mo>
      </mtd>
    </mtr>
    <mtr>
      <mtd columnalign="right"/>
      <mtd columnalign="left">
        <mo>=</mo>
        <mi>r</mi>
        <mi>R</mi>
        <mo stretchy="false" form="prefix">(</mo>
        <mi>π</mi>
        <mi>/</mi>
        <mn>2</mn>
        <mo stretchy="false" form="postfix">)</mo>
        <mi>R</mi>
        <mo stretchy="false" form="prefix">(</mo>
        <mi>α</mi>
        <mo stretchy="false" form="postfix">)</mo>
        <msub>
          <mi>∂</mi>
          <mi>x</mi>
        </msub>
        <mi>f</mi>
        <mo stretchy="false" form="prefix">(</mo>
        <msub>
          <mi>z</mi>
          <mrow>
            <mi>α</mi>
            <mo>,</mo>
            <mi>r</mi>
          </mrow>
        </msub>
        <mo stretchy="false" form="postfix">)</mo>
      </mtd>
    </mtr>
  </mtable>
</math>
</file>

<file path=Formula-1174/content.xml><?xml version="1.0" encoding="utf-8"?>
<math xmlns="http://www.w3.org/1998/Math/MathML" display="inline">
  <mrow>
    <mi>I</mi>
    <mi>′</mi>
    <mo stretchy="false" form="prefix">(</mo>
    <mi>r</mi>
    <mo stretchy="false" form="postfix">)</mo>
  </mrow>
</math>
</file>

<file path=Formula-1176/content.xml><?xml version="1.0" encoding="utf-8"?>
<math xmlns="http://www.w3.org/1998/Math/MathML" display="block">
  <mtable>
    <mtr>
      <mtd columnalign="right">
        <msub>
          <mi>∂</mi>
          <mi>x</mi>
        </msub>
        <mi>f</mi>
        <mo stretchy="false" form="prefix">(</mo>
        <msub>
          <mi>z</mi>
          <mrow>
            <mi>r</mi>
            <mo>,</mo>
            <mi>α</mi>
          </mrow>
        </msub>
        <mo stretchy="false" form="postfix">)</mo>
        <mo>cos</mo>
        <mi>α</mi>
        <mo>+</mo>
        <msub>
          <mi>∂</mi>
          <mi>y</mi>
        </msub>
        <mi>f</mi>
        <mo stretchy="false" form="prefix">(</mo>
        <msub>
          <mi>z</mi>
          <mrow>
            <mi>r</mi>
            <mo>,</mo>
            <mi>α</mi>
          </mrow>
        </msub>
        <mo stretchy="false" form="postfix">)</mo>
        <mo>sin</mo>
        <mi>α</mi>
      </mtd>
      <mtd columnalign="left">
        <mo>=</mo>
        <mo stretchy="false" form="prefix">(</mo>
        <mo>cos</mo>
        <mi>α</mi>
        <mo>×</mo>
        <mi>I</mi>
        <mo>+</mo>
        <mo>sin</mo>
        <mi>α</mi>
        <mo>×</mo>
        <mi>R</mi>
        <mo stretchy="false" form="prefix">(</mo>
        <mi>π</mi>
        <mi>/</mi>
        <mn>2</mn>
        <mo stretchy="false" form="postfix">)</mo>
        <mo stretchy="false" form="postfix">)</mo>
        <msub>
          <mi>∂</mi>
          <mi>x</mi>
        </msub>
        <mi>f</mi>
        <mo stretchy="false" form="prefix">(</mo>
        <msub>
          <mi>z</mi>
          <mrow>
            <mi>r</mi>
            <mo>,</mo>
            <mi>α</mi>
          </mrow>
        </msub>
        <mo stretchy="false" form="postfix">)</mo>
      </mtd>
    </mtr>
    <mtr>
      <mtd columnalign="right"/>
      <mtd columnalign="left">
        <mo>=</mo>
        <mi>R</mi>
        <mo stretchy="false" form="prefix">(</mo>
        <mi>α</mi>
        <mo stretchy="false" form="postfix">)</mo>
        <msub>
          <mi>∂</mi>
          <mi>x</mi>
        </msub>
        <mi>f</mi>
        <mo stretchy="false" form="prefix">(</mo>
        <msub>
          <mi>z</mi>
          <mrow>
            <mi>r</mi>
            <mo>,</mo>
            <mi>α</mi>
          </mrow>
        </msub>
        <mo stretchy="false" form="postfix">)</mo>
        <mi>.</mi>
      </mtd>
    </mtr>
  </mtable>
</math>
</file>

<file path=Formula-1178/content.xml><?xml version="1.0" encoding="utf-8"?>
<math xmlns="http://www.w3.org/1998/Math/MathML" display="inline">
  <mi>r</mi>
</math>
</file>

<file path=Formula-118/content.xml><?xml version="1.0" encoding="utf-8"?>
<math xmlns="http://www.w3.org/1998/Math/MathML" display="inline">
  <mstyle mathvariant="double-struck">
    <mi>ℝ</mi>
  </mstyle>
</math>
</file>

<file path=Formula-1180/content.xml><?xml version="1.0" encoding="utf-8"?>
<math xmlns="http://www.w3.org/1998/Math/MathML" display="block">
  <mrow>
    <msub>
      <mi>∂</mi>
      <mi>x</mi>
    </msub>
    <mi>f</mi>
    <mo stretchy="false" form="prefix">(</mo>
    <msub>
      <mi>z</mi>
      <mrow>
        <mi>r</mi>
        <mo>,</mo>
        <mi>α</mi>
      </mrow>
    </msub>
    <mo stretchy="false" form="postfix">)</mo>
    <mo>cos</mo>
    <mi>α</mi>
    <mo>+</mo>
    <msub>
      <mi>∂</mi>
      <mi>y</mi>
    </msub>
    <mi>f</mi>
    <mo stretchy="false" form="prefix">(</mo>
    <msub>
      <mi>z</mi>
      <mrow>
        <mi>r</mi>
        <mo>,</mo>
        <mi>α</mi>
      </mrow>
    </msub>
    <mo stretchy="false" form="postfix">)</mo>
    <mo>sin</mo>
    <mi>α</mi>
    <mo>=</mo>
    <mfrac>
      <mn>1</mn>
      <mi>r</mi>
    </mfrac>
    <mi>R</mi>
    <mo stretchy="false" form="prefix">(</mo>
    <mo>−</mo>
    <mi>π</mi>
    <mi>/</mi>
    <mn>2</mn>
    <mo stretchy="false" form="postfix">)</mo>
    <msub>
      <mi>∂</mi>
      <mi>α</mi>
    </msub>
    <mo stretchy="false" form="prefix">(</mo>
    <mi>f</mi>
    <mo stretchy="false" form="prefix">(</mo>
    <msub>
      <mi>z</mi>
      <mrow>
        <mi>α</mi>
        <mo>,</mo>
        <mi>r</mi>
      </mrow>
    </msub>
    <mo stretchy="false" form="postfix">)</mo>
    <mo stretchy="false" form="postfix">)</mo>
  </mrow>
</math>
</file>

<file path=Formula-1182/content.xml><?xml version="1.0" encoding="utf-8"?>
<math xmlns="http://www.w3.org/1998/Math/MathML" display="block">
  <mrow>
    <mtable>
      <mtr>
        <mtd columnalign="right">
          <mi>I</mi>
          <mi>′</mi>
          <mo stretchy="false" form="prefix">(</mo>
          <mi>r</mi>
          <mo stretchy="false" form="postfix">)</mo>
        </mtd>
        <mtd columnalign="left">
          <mo>=</mo>
          <mfrac>
            <mn>1</mn>
            <mrow>
              <mn>2</mn>
              <mi>π</mi>
            </mrow>
          </mfrac>
          <msubsup>
            <mo>∫</mo>
            <mn>0</mn>
            <mrow>
              <mn>2</mn>
              <mi>π</mi>
            </mrow>
          </msubsup>
          <mrow>
            <mo stretchy="true" form="prefix">(</mo>
            <msub>
              <mi>∂</mi>
              <mi>x</mi>
            </msub>
            <mi>f</mi>
            <mo stretchy="false" form="prefix">(</mo>
            <msub>
              <mi>z</mi>
              <mrow>
                <mi>r</mi>
                <mo>,</mo>
                <mi>α</mi>
              </mrow>
            </msub>
            <mo stretchy="false" form="postfix">)</mo>
            <mo>cos</mo>
            <mi>α</mi>
            <mo>+</mo>
            <msub>
              <mi>∂</mi>
              <mi>y</mi>
            </msub>
            <mi>f</mi>
            <mo stretchy="false" form="prefix">(</mo>
            <msub>
              <mi>z</mi>
              <mrow>
                <mi>r</mi>
                <mo>,</mo>
                <mi>α</mi>
              </mrow>
            </msub>
            <mo stretchy="false" form="postfix">)</mo>
            <mo>sin</mo>
            <mi>α</mi>
            <mo stretchy="true" form="postfix">)</mo>
          </mrow>
          <mspace width="0.167em"/>
          <mi>d</mi>
          <mi>α</mi>
        </mtd>
      </mtr>
      <mtr>
        <mtd columnalign="right"/>
        <mtd columnalign="left">
          <mo>=</mo>
          <mfrac>
            <mn>1</mn>
            <mrow>
              <mn>2</mn>
              <mi>π</mi>
              <mi>r</mi>
            </mrow>
          </mfrac>
          <mrow>
            <mo stretchy="true" form="prefix">(</mo>
            <msubsup>
              <mo>∫</mo>
              <mn>0</mn>
              <mrow>
                <mn>2</mn>
                <mi>π</mi>
              </mrow>
            </msubsup>
            <mi>R</mi>
            <mo stretchy="false" form="prefix">(</mo>
            <mo>−</mo>
            <mi>π</mi>
            <mi>/</mi>
            <mn>2</mn>
            <mo stretchy="false" form="postfix">)</mo>
            <msub>
              <mi>∂</mi>
              <mi>α</mi>
            </msub>
            <mo stretchy="false" form="prefix">(</mo>
            <mi>f</mi>
            <mo stretchy="false" form="prefix">(</mo>
            <msub>
              <mi>z</mi>
              <mrow>
                <mi>α</mi>
                <mo>,</mo>
                <mi>r</mi>
              </mrow>
            </msub>
            <mo stretchy="false" form="postfix">)</mo>
            <mo stretchy="false" form="postfix">)</mo>
            <mspace width="0.167em"/>
            <mi>d</mi>
            <mi>α</mi>
            <mo stretchy="true" form="postfix">)</mo>
          </mrow>
        </mtd>
      </mtr>
      <mtr>
        <mtd columnalign="right"/>
        <mtd columnalign="left">
          <mo>=</mo>
          <mfrac>
            <mn>1</mn>
            <mrow>
              <mn>2</mn>
              <mi>π</mi>
              <mi>r</mi>
            </mrow>
          </mfrac>
          <mi>R</mi>
          <mo stretchy="false" form="prefix">(</mo>
          <mo>−</mo>
          <mi>π</mi>
          <mi>/</mi>
          <mn>2</mn>
          <mo stretchy="false" form="postfix">)</mo>
          <mrow>
            <mo stretchy="true" form="prefix">(</mo>
            <msubsup>
              <mo>∫</mo>
              <mn>0</mn>
              <mrow>
                <mn>2</mn>
                <mi>π</mi>
              </mrow>
            </msubsup>
            <msub>
              <mi>∂</mi>
              <mi>α</mi>
            </msub>
            <mo stretchy="false" form="prefix">(</mo>
            <mi>f</mi>
            <mo stretchy="false" form="prefix">(</mo>
            <msub>
              <mi>z</mi>
              <mrow>
                <mi>α</mi>
                <mo>,</mo>
                <mi>r</mi>
              </mrow>
            </msub>
            <mo stretchy="false" form="postfix">)</mo>
            <mo stretchy="false" form="postfix">)</mo>
            <mspace width="0.167em"/>
            <mi>d</mi>
            <mi>α</mi>
            <mo stretchy="true" form="postfix">)</mo>
          </mrow>
        </mtd>
      </mtr>
      <mtr>
        <mtd columnalign="right"/>
        <mtd columnalign="left">
          <mo>=</mo>
          <mfrac>
            <mn>1</mn>
            <mrow>
              <mn>2</mn>
              <mi>π</mi>
              <mi>r</mi>
            </mrow>
          </mfrac>
          <mi>R</mi>
          <mo stretchy="false" form="prefix">(</mo>
          <mo>−</mo>
          <mi>π</mi>
          <mi>/</mi>
          <mn>2</mn>
          <mo stretchy="false" form="postfix">)</mo>
          <msubsup>
            <mrow>
              <mo stretchy="true" form="prefix">[</mo>
              <mi>f</mi>
              <mo stretchy="false" form="prefix">(</mo>
              <msub>
                <mi>z</mi>
                <mrow>
                  <mi>α</mi>
                  <mo>,</mo>
                  <mi>r</mi>
                </mrow>
              </msub>
              <mo stretchy="false" form="postfix">)</mo>
              <mo stretchy="true" form="postfix">]</mo>
            </mrow>
            <mn>0</mn>
            <mrow>
              <mn>2</mn>
              <mi>π</mi>
            </mrow>
          </msubsup>
        </mtd>
      </mtr>
      <mtr>
        <mtd columnalign="right"/>
        <mtd columnalign="left">
          <mo>=</mo>
          <mn>0</mn>
        </mtd>
      </mtr>
    </mtable>
    <mi>.</mi>
  </mrow>
</math>
</file>

<file path=Formula-1184/content.xml><?xml version="1.0" encoding="utf-8"?>
<math xmlns="http://www.w3.org/1998/Math/MathML" display="inline">
  <mrow>
    <mi>I</mi>
    <mi>′</mi>
    <mo stretchy="false" form="prefix">(</mo>
    <mn>0</mn>
    <mo stretchy="false" form="postfix">)</mo>
    <mo>=</mo>
    <mn>0</mn>
  </mrow>
</math>
</file>

<file path=Formula-1186/content.xml><?xml version="1.0" encoding="utf-8"?>
<math xmlns="http://www.w3.org/1998/Math/MathML" display="inline">
  <mi>I</mi>
</math>
</file>

<file path=Formula-1188/content.xml><?xml version="1.0" encoding="utf-8"?>
<math xmlns="http://www.w3.org/1998/Math/MathML" display="inline">
  <mi>r</mi>
</math>
</file>

<file path=Formula-1190/content.xml><?xml version="1.0" encoding="utf-8"?>
<math xmlns="http://www.w3.org/1998/Math/MathML" display="block">
  <mrow>
    <mi>I</mi>
    <mo stretchy="false" form="prefix">(</mo>
    <mi>r</mi>
    <mo stretchy="false" form="postfix">)</mo>
    <mo>=</mo>
    <mfrac>
      <mn>1</mn>
      <mrow>
        <mn>2</mn>
        <mi>π</mi>
      </mrow>
    </mfrac>
    <msubsup>
      <mo>∫</mo>
      <mn>0</mn>
      <mrow>
        <mn>2</mn>
        <mi>π</mi>
      </mrow>
    </msubsup>
    <mi>f</mi>
    <mo stretchy="false" form="prefix">(</mo>
    <msub>
      <mi>z</mi>
      <mrow>
        <mi>α</mi>
        <mo>,</mo>
        <mi>r</mi>
      </mrow>
    </msub>
    <mo stretchy="false" form="postfix">)</mo>
    <mspace width="0.167em"/>
    <mi>d</mi>
    <mi>α</mi>
    <mo>=</mo>
    <mi>I</mi>
    <mo stretchy="false" form="prefix">(</mo>
    <mn>0</mn>
    <mo stretchy="false" form="postfix">)</mo>
    <mo>=</mo>
    <mi>f</mi>
    <mo stretchy="false" form="prefix">(</mo>
    <mi>c</mi>
    <mo stretchy="false" form="postfix">)</mo>
    <mi>.</mi>
  </mrow>
</math>
</file>

<file path=Formula-1192/content.xml><?xml version="1.0" encoding="utf-8"?>
<math xmlns="http://www.w3.org/1998/Math/MathML" display="inline">
  <mrow>
    <mo stretchy="false" form="postfix">∥</mo>
    <mi>f</mi>
    <mo stretchy="false" form="postfix">∥</mo>
  </mrow>
</math>
</file>

<file path=Formula-1194/content.xml><?xml version="1.0" encoding="utf-8"?>
<math xmlns="http://www.w3.org/1998/Math/MathML" display="inline">
  <mrow>
    <mi>f</mi>
    <mo>:</mo>
    <mstyle mathvariant="double-struck">
      <mi>ℝ</mi>
    </mstyle>
    <mo>→</mo>
    <mstyle mathvariant="double-struck">
      <mi>ℝ</mi>
    </mstyle>
  </mrow>
</math>
</file>

<file path=Formula-1196/content.xml><?xml version="1.0" encoding="utf-8"?>
<math xmlns="http://www.w3.org/1998/Math/MathML" display="inline">
  <mrow>
    <mi>g</mi>
    <mo>:</mo>
    <mstyle mathvariant="double-struck">
      <mi>ℝ</mi>
    </mstyle>
    <mo>→</mo>
    <mstyle mathvariant="double-struck">
      <mi>ℝ</mi>
    </mstyle>
  </mrow>
</math>
</file>

<file path=Formula-1198/content.xml><?xml version="1.0" encoding="utf-8"?>
<math xmlns="http://www.w3.org/1998/Math/MathML" display="inline">
  <mrow>
    <mi>f</mi>
    <mi>g</mi>
  </mrow>
</math>
</file>

<file path=Formula-12/content.xml><?xml version="1.0" encoding="utf-8"?>
<math xmlns="http://www.w3.org/1998/Math/MathML" display="inline">
  <mi>E</mi>
</math>
</file>

<file path=Formula-120/content.xml><?xml version="1.0" encoding="utf-8"?>
<math xmlns="http://www.w3.org/1998/Math/MathML" display="inline">
  <mi>E</mi>
</math>
</file>

<file path=Formula-1200/content.xml><?xml version="1.0" encoding="utf-8"?>
<math xmlns="http://www.w3.org/1998/Math/MathML" display="inline">
  <mrow>
    <mi>f</mi>
    <mi>g</mi>
  </mrow>
</math>
</file>

<file path=Formula-1202/content.xml><?xml version="1.0" encoding="utf-8"?>
<math xmlns="http://www.w3.org/1998/Math/MathML" display="inline">
  <mrow>
    <mo stretchy="false" form="prefix">|</mo>
    <mi>f</mi>
    <mi>g</mi>
    <mo stretchy="false" form="prefix">|</mo>
  </mrow>
</math>
</file>

<file path=Formula-1204/content.xml><?xml version="1.0" encoding="utf-8"?>
<math xmlns="http://www.w3.org/1998/Math/MathML" display="inline">
  <mrow>
    <mi>x</mi>
    <mo>∈</mo>
    <mstyle mathvariant="double-struck">
      <mi>ℝ</mi>
    </mstyle>
  </mrow>
</math>
</file>

<file path=Formula-1206/content.xml><?xml version="1.0" encoding="utf-8"?>
<math xmlns="http://www.w3.org/1998/Math/MathML" display="inline">
  <mrow>
    <mo stretchy="false" form="prefix">(</mo>
    <mo stretchy="false" form="prefix">|</mo>
    <mi>f</mi>
    <mo stretchy="false" form="prefix">(</mo>
    <mi>x</mi>
    <mo stretchy="false" form="postfix">)</mo>
    <mo stretchy="false" form="prefix">|</mo>
    <mo>+</mo>
    <mo stretchy="false" form="prefix">|</mo>
    <mi>g</mi>
    <mo stretchy="false" form="prefix">(</mo>
    <mi>x</mi>
    <mo stretchy="false" form="postfix">)</mo>
    <mo stretchy="false" form="prefix">|</mo>
    <msup>
      <mo stretchy="false" form="postfix">)</mo>
      <mn>2</mn>
    </msup>
    <mo>≥</mo>
    <mn>0</mn>
    <mo>,</mo>
  </mrow>
</math>
</file>

<file path=Formula-1208/content.xml><?xml version="1.0" encoding="utf-8"?>
<math xmlns="http://www.w3.org/1998/Math/MathML" display="block">
  <mrow>
    <mn>0</mn>
    <mo>≤</mo>
    <mo stretchy="false" form="prefix">|</mo>
    <mi>f</mi>
    <mi>g</mi>
    <mo stretchy="false" form="prefix">|</mo>
    <mo stretchy="false" form="prefix">(</mo>
    <mi>x</mi>
    <mo stretchy="false" form="postfix">)</mo>
    <mo>≤</mo>
    <mfrac>
      <mn>1</mn>
      <mn>2</mn>
    </mfrac>
    <mi>f</mi>
    <mo stretchy="false" form="prefix">(</mo>
    <mi>x</mi>
    <msup>
      <mo stretchy="false" form="postfix">)</mo>
      <mn>2</mn>
    </msup>
    <mo>+</mo>
    <mfrac>
      <mn>1</mn>
      <mn>2</mn>
    </mfrac>
    <mi>g</mi>
    <mo stretchy="false" form="prefix">(</mo>
    <mi>x</mi>
    <msup>
      <mo stretchy="false" form="postfix">)</mo>
      <mn>2</mn>
    </msup>
    <mi>.</mi>
  </mrow>
</math>
</file>

<file path=Formula-1210/content.xml><?xml version="1.0" encoding="utf-8"?>
<math xmlns="http://www.w3.org/1998/Math/MathML" display="block">
  <mrow>
    <mo>−</mo>
    <mfrac>
      <mn>1</mn>
      <mn>2</mn>
    </mfrac>
    <mi>f</mi>
    <mo stretchy="false" form="prefix">(</mo>
    <mi>x</mi>
    <msup>
      <mo stretchy="false" form="postfix">)</mo>
      <mn>2</mn>
    </msup>
    <mo>−</mo>
    <mfrac>
      <mn>1</mn>
      <mn>2</mn>
    </mfrac>
    <mi>g</mi>
    <mo stretchy="false" form="prefix">(</mo>
    <mi>x</mi>
    <msup>
      <mo stretchy="false" form="postfix">)</mo>
      <mn>2</mn>
    </msup>
    <mo>≤</mo>
    <mi>f</mi>
    <mi>g</mi>
    <mo stretchy="false" form="prefix">(</mo>
    <mi>x</mi>
    <mo stretchy="false" form="postfix">)</mo>
    <mo>≤</mo>
    <mfrac>
      <mn>1</mn>
      <mn>2</mn>
    </mfrac>
    <mi>f</mi>
    <mo stretchy="false" form="prefix">(</mo>
    <mi>x</mi>
    <msup>
      <mo stretchy="false" form="postfix">)</mo>
      <mn>2</mn>
    </msup>
    <mo>+</mo>
    <mfrac>
      <mn>1</mn>
      <mn>2</mn>
    </mfrac>
    <mi>g</mi>
    <mo stretchy="false" form="prefix">(</mo>
    <mi>x</mi>
    <msup>
      <mo stretchy="false" form="postfix">)</mo>
      <mn>2</mn>
    </msup>
    <mi>.</mi>
  </mrow>
</math>
</file>

<file path=Formula-1212/content.xml><?xml version="1.0" encoding="utf-8"?>
<math xmlns="http://www.w3.org/1998/Math/MathML" display="inline">
  <mrow>
    <mi>f</mi>
    <mi>g</mi>
  </mrow>
</math>
</file>

<file path=Formula-1214/content.xml><?xml version="1.0" encoding="utf-8"?>
<math xmlns="http://www.w3.org/1998/Math/MathML" display="inline">
  <mrow>
    <mo stretchy="false" form="prefix">|</mo>
    <mi>f</mi>
    <mi>g</mi>
    <mo stretchy="false" form="prefix">|</mo>
  </mrow>
</math>
</file>

<file path=Formula-1216/content.xml><?xml version="1.0" encoding="utf-8"?>
<math xmlns="http://www.w3.org/1998/Math/MathML" display="inline">
  <mi>I</mi>
</math>
</file>

<file path=Formula-1218/content.xml><?xml version="1.0" encoding="utf-8"?>
<math xmlns="http://www.w3.org/1998/Math/MathML" display="inline">
  <mstyle mathvariant="double-struck">
    <mi>ℝ</mi>
  </mstyle>
</math>
</file>

<file path=Formula-122/content.xml><?xml version="1.0" encoding="utf-8"?>
<math xmlns="http://www.w3.org/1998/Math/MathML" display="block">
  <mrow>
    <mi>ℓ</mi>
    <mo stretchy="false" form="prefix">(</mo>
    <mi>E</mi>
    <mo stretchy="false" form="postfix">)</mo>
    <mo>:=</mo>
    <msub>
      <mo>∫</mo>
      <mstyle mathvariant="double-struck">
        <mi>ℝ</mi>
      </mstyle>
    </msub>
    <msub>
      <mi>χ</mi>
      <mi>E</mi>
    </msub>
    <mo stretchy="false" form="prefix">(</mo>
    <mi>t</mi>
    <mo stretchy="false" form="postfix">)</mo>
    <mspace width="0.167em"/>
    <mi>d</mi>
    <mi>t</mi>
  </mrow>
</math>
</file>

<file path=Formula-1220/content.xml><?xml version="1.0" encoding="utf-8"?>
<math xmlns="http://www.w3.org/1998/Math/MathML" display="inline">
  <mrow>
    <mi>f</mi>
    <mo>:</mo>
    <mi>I</mi>
    <mo>→</mo>
    <mstyle mathvariant="double-struck">
      <mi>ℝ</mi>
    </mstyle>
  </mrow>
</math>
</file>

<file path=Formula-1222/content.xml><?xml version="1.0" encoding="utf-8"?>
<math xmlns="http://www.w3.org/1998/Math/MathML" display="inline">
  <mi>a</mi>
</math>
</file>

<file path=Formula-1224/content.xml><?xml version="1.0" encoding="utf-8"?>
<math xmlns="http://www.w3.org/1998/Math/MathML" display="inline">
  <mi>I</mi>
</math>
</file>

<file path=Formula-1226/content.xml><?xml version="1.0" encoding="utf-8"?>
<math xmlns="http://www.w3.org/1998/Math/MathML" display="block">
  <mrow>
    <mi>F</mi>
    <mo>:</mo>
    <mi>x</mi>
    <mo>∈</mo>
    <mi>I</mi>
    <mo>↦</mo>
    <msubsup>
      <mo>∫</mo>
      <mi>a</mi>
      <mi>x</mi>
    </msubsup>
    <mi>f</mi>
    <mo stretchy="false" form="prefix">(</mo>
    <mi>t</mi>
    <mo stretchy="false" form="postfix">)</mo>
    <mspace width="0.167em"/>
    <mi>d</mi>
    <mi>t</mi>
  </mrow>
</math>
</file>

<file path=Formula-1228/content.xml><?xml version="1.0" encoding="utf-8"?>
<math xmlns="http://www.w3.org/1998/Math/MathML" display="inline">
  <mi>f</mi>
</math>
</file>

<file path=Formula-1230/content.xml><?xml version="1.0" encoding="utf-8"?>
<math xmlns="http://www.w3.org/1998/Math/MathML" display="inline">
  <mi>◼</mi>
</math>
</file>

<file path=Formula-124/content.xml><?xml version="1.0" encoding="utf-8"?>
<math xmlns="http://www.w3.org/1998/Math/MathML" display="inline">
  <mi>E</mi>
</math>
</file>

<file path=Formula-126/content.xml><?xml version="1.0" encoding="utf-8"?>
<math xmlns="http://www.w3.org/1998/Math/MathML" display="block">
  <mrow>
    <mi>ℓ</mi>
    <mo stretchy="false" form="prefix">(</mo>
    <mi>E</mi>
    <mo stretchy="false" form="postfix">)</mo>
    <mo>:=</mo>
    <mo>+</mo>
    <mi>∞</mi>
  </mrow>
</math>
</file>

<file path=Formula-128/content.xml><?xml version="1.0" encoding="utf-8"?>
<math xmlns="http://www.w3.org/1998/Math/MathML" display="inline">
  <mi>E</mi>
</math>
</file>

<file path=Formula-130/content.xml><?xml version="1.0" encoding="utf-8"?>
<math xmlns="http://www.w3.org/1998/Math/MathML" display="inline">
  <mi>E</mi>
</math>
</file>

<file path=Formula-132/content.xml><?xml version="1.0" encoding="utf-8"?>
<math xmlns="http://www.w3.org/1998/Math/MathML" display="inline">
  <msub>
    <mi>χ</mi>
    <mi>E</mi>
  </msub>
</math>
</file>

<file path=Formula-134/content.xml><?xml version="1.0" encoding="utf-8"?>
<math xmlns="http://www.w3.org/1998/Math/MathML" display="inline">
  <mrow>
    <mo stretchy="false" form="prefix">[</mo>
    <mi>a</mi>
    <mo>,</mo>
    <mi>b</mi>
    <mo stretchy="false" form="postfix">]</mo>
  </mrow>
</math>
</file>

<file path=Formula-136/content.xml><?xml version="1.0" encoding="utf-8"?>
<math xmlns="http://www.w3.org/1998/Math/MathML" display="inline">
  <mrow>
    <mo stretchy="false" form="prefix">[</mo>
    <mi>a</mi>
    <mo>,</mo>
    <mi>b</mi>
    <mo stretchy="false" form="postfix">]</mo>
  </mrow>
</math>
</file>

<file path=Formula-138/content.xml><?xml version="1.0" encoding="utf-8"?>
<math xmlns="http://www.w3.org/1998/Math/MathML" display="inline">
  <mi>δ</mi>
</math>
</file>

<file path=Formula-14/content.xml><?xml version="1.0" encoding="utf-8"?>
<math xmlns="http://www.w3.org/1998/Math/MathML" display="inline">
  <mstyle mathvariant="double-struck">
    <mi>ℝ</mi>
  </mstyle>
</math>
</file>

<file path=Formula-140/content.xml><?xml version="1.0" encoding="utf-8"?>
<math xmlns="http://www.w3.org/1998/Math/MathML" display="inline">
  <mstyle mathvariant="double-struck">
    <mi>ℕ</mi>
  </mstyle>
</math>
</file>

<file path=Formula-142/content.xml><?xml version="1.0" encoding="utf-8"?>
<math xmlns="http://www.w3.org/1998/Math/MathML" display="inline">
  <msub>
    <mi>χ</mi>
    <mi>⌀</mi>
  </msub>
</math>
</file>

<file path=Formula-144/content.xml><?xml version="1.0" encoding="utf-8"?>
<math xmlns="http://www.w3.org/1998/Math/MathML" display="inline">
  <mi>⌀</mi>
</math>
</file>

<file path=Formula-146/content.xml><?xml version="1.0" encoding="utf-8"?>
<math xmlns="http://www.w3.org/1998/Math/MathML" display="inline">
  <mi>E</mi>
</math>
</file>

<file path=Formula-148/content.xml><?xml version="1.0" encoding="utf-8"?>
<math xmlns="http://www.w3.org/1998/Math/MathML" display="inline">
  <mrow>
    <mi>F</mi>
    <mo>=</mo>
    <mstyle mathvariant="double-struck">
      <mi>ℝ</mi>
    </mstyle>
    <mo>\</mo>
    <mi>E</mi>
  </mrow>
</math>
</file>

<file path=Formula-150/content.xml><?xml version="1.0" encoding="utf-8"?>
<math xmlns="http://www.w3.org/1998/Math/MathML" display="inline">
  <mrow>
    <mo stretchy="false" form="prefix">[</mo>
    <mi>a</mi>
    <mo>,</mo>
    <mi>b</mi>
    <mo stretchy="false" form="postfix">]</mo>
  </mrow>
</math>
</file>

<file path=Formula-152/content.xml><?xml version="1.0" encoding="utf-8"?>
<math xmlns="http://www.w3.org/1998/Math/MathML" display="inline">
  <mrow>
    <mi>E</mi>
    <mo>∩</mo>
    <mo stretchy="false" form="prefix">[</mo>
    <mi>a</mi>
    <mo>,</mo>
    <mi>b</mi>
    <mo stretchy="false" form="postfix">]</mo>
  </mrow>
</math>
</file>

<file path=Formula-154/content.xml><?xml version="1.0" encoding="utf-8"?>
<math xmlns="http://www.w3.org/1998/Math/MathML" display="inline">
  <mrow>
    <mo stretchy="false" form="prefix">[</mo>
    <mi>a</mi>
    <mo>,</mo>
    <mi>b</mi>
    <mo stretchy="false" form="postfix">]</mo>
  </mrow>
</math>
</file>

<file path=Formula-156/content.xml><?xml version="1.0" encoding="utf-8"?>
<math xmlns="http://www.w3.org/1998/Math/MathML" display="block">
  <mrow>
    <msub>
      <mi>χ</mi>
      <mrow>
        <mi>F</mi>
        <mo>∩</mo>
        <mo stretchy="false" form="prefix">[</mo>
        <mi>a</mi>
        <mo>,</mo>
        <mi>b</mi>
        <mo stretchy="false" form="postfix">]</mo>
      </mrow>
    </msub>
    <mo>=</mo>
    <msub>
      <mi>χ</mi>
      <mrow>
        <mo stretchy="false" form="prefix">[</mo>
        <mi>a</mi>
        <mo>,</mo>
        <mi>b</mi>
        <mo stretchy="false" form="postfix">]</mo>
      </mrow>
    </msub>
    <mo>−</mo>
    <msub>
      <mi>χ</mi>
      <mrow>
        <mi>E</mi>
        <mo>∩</mo>
        <mo stretchy="false" form="prefix">[</mo>
        <mi>a</mi>
        <mo>,</mo>
        <mi>b</mi>
        <mo stretchy="false" form="postfix">]</mo>
      </mrow>
    </msub>
    <mo>,</mo>
  </mrow>
</math>
</file>

<file path=Formula-158/content.xml><?xml version="1.0" encoding="utf-8"?>
<math xmlns="http://www.w3.org/1998/Math/MathML" display="inline">
  <mrow>
    <mi>F</mi>
    <mo>∩</mo>
    <mo stretchy="false" form="prefix">[</mo>
    <mi>a</mi>
    <mo>,</mo>
    <mi>b</mi>
    <mo stretchy="false" form="postfix">]</mo>
  </mrow>
</math>
</file>

<file path=Formula-16/content.xml><?xml version="1.0" encoding="utf-8"?>
<math xmlns="http://www.w3.org/1998/Math/MathML" display="inline">
  <mrow>
    <mi>f</mi>
    <msub>
      <mi>χ</mi>
      <mi>E</mi>
    </msub>
  </mrow>
</math>
</file>

<file path=Formula-160/content.xml><?xml version="1.0" encoding="utf-8"?>
<math xmlns="http://www.w3.org/1998/Math/MathML" display="inline">
  <mi>F</mi>
</math>
</file>

<file path=Formula-162/content.xml><?xml version="1.0" encoding="utf-8"?>
<math xmlns="http://www.w3.org/1998/Math/MathML" display="inline">
  <msub>
    <mi>E</mi>
    <mi>n</mi>
  </msub>
</math>
</file>

<file path=Formula-164/content.xml><?xml version="1.0" encoding="utf-8"?>
<math xmlns="http://www.w3.org/1998/Math/MathML" display="inline">
  <mrow>
    <mo stretchy="false" form="prefix">[</mo>
    <mi>a</mi>
    <mo>,</mo>
    <mi>b</mi>
    <mo stretchy="false" form="postfix">]</mo>
  </mrow>
</math>
</file>

<file path=Formula-166/content.xml><?xml version="1.0" encoding="utf-8"?>
<math xmlns="http://www.w3.org/1998/Math/MathML" display="inline">
  <mrow>
    <msub>
      <mi>E</mi>
      <mi>n</mi>
    </msub>
    <mo>∩</mo>
    <mo stretchy="false" form="prefix">[</mo>
    <mi>a</mi>
    <mo>,</mo>
    <mi>b</mi>
    <mo stretchy="false" form="postfix">]</mo>
  </mrow>
</math>
</file>

<file path=Formula-168/content.xml><?xml version="1.0" encoding="utf-8"?>
<math xmlns="http://www.w3.org/1998/Math/MathML" display="inline">
  <msub>
    <mi>χ</mi>
    <mrow>
      <msub>
        <mi>E</mi>
        <mi>n</mi>
      </msub>
      <mo>∩</mo>
      <mo stretchy="false" form="prefix">[</mo>
      <mi>a</mi>
      <mo>,</mo>
      <mi>b</mi>
      <mo stretchy="false" form="postfix">]</mo>
    </mrow>
  </msub>
</math>
</file>

<file path=Formula-170/content.xml><?xml version="1.0" encoding="utf-8"?>
<math xmlns="http://www.w3.org/1998/Math/MathML" display="inline">
  <mrow>
    <mi>E</mi>
    <mo>∩</mo>
    <mo stretchy="false" form="prefix">[</mo>
    <mi>a</mi>
    <mo>,</mo>
    <mi>b</mi>
    <mo stretchy="false" form="postfix">]</mo>
    <mo>=</mo>
    <msub>
      <mo>∪</mo>
      <mi>n</mi>
    </msub>
    <msub>
      <mi>E</mi>
      <mi>n</mi>
    </msub>
    <mo>∩</mo>
    <mo stretchy="false" form="prefix">[</mo>
    <mi>a</mi>
    <mo>,</mo>
    <mi>b</mi>
    <mo stretchy="false" form="postfix">]</mo>
  </mrow>
</math>
</file>

<file path=Formula-172/content.xml><?xml version="1.0" encoding="utf-8"?>
<math xmlns="http://www.w3.org/1998/Math/MathML" display="inline">
  <msub>
    <mi>χ</mi>
    <mrow>
      <msub>
        <mi>E</mi>
        <mi>n</mi>
      </msub>
      <mo>∩</mo>
      <mo stretchy="false" form="prefix">[</mo>
      <mi>a</mi>
      <mo>,</mo>
      <mi>b</mi>
      <mo stretchy="false" form="postfix">]</mo>
    </mrow>
  </msub>
</math>
</file>

<file path=Formula-174/content.xml><?xml version="1.0" encoding="utf-8"?>
<math xmlns="http://www.w3.org/1998/Math/MathML" display="inline">
  <msub>
    <mi>χ</mi>
    <mrow>
      <mi>E</mi>
      <mo>∩</mo>
      <mo stretchy="false" form="prefix">[</mo>
      <mi>a</mi>
      <mo>,</mo>
      <mi>b</mi>
      <mo stretchy="false" form="postfix">]</mo>
    </mrow>
  </msub>
</math>
</file>

<file path=Formula-176/content.xml><?xml version="1.0" encoding="utf-8"?>
<math xmlns="http://www.w3.org/1998/Math/MathML" display="inline">
  <mi>n</mi>
</math>
</file>

<file path=Formula-178/content.xml><?xml version="1.0" encoding="utf-8"?>
<math xmlns="http://www.w3.org/1998/Math/MathML" display="inline">
  <mrow>
    <mn>0</mn>
    <mo>≤</mo>
    <msub>
      <mi>χ</mi>
      <mrow>
        <msub>
          <mi>E</mi>
          <mi>n</mi>
        </msub>
        <mo>∩</mo>
        <mo stretchy="false" form="prefix">[</mo>
        <mi>a</mi>
        <mo>,</mo>
        <mi>b</mi>
        <mo stretchy="false" form="postfix">]</mo>
      </mrow>
    </msub>
    <mo>≤</mo>
    <msub>
      <mi>χ</mi>
      <mrow>
        <mo stretchy="false" form="prefix">[</mo>
        <mi>a</mi>
        <mo>,</mo>
        <mi>b</mi>
        <mo stretchy="false" form="postfix">]</mo>
      </mrow>
    </msub>
  </mrow>
</math>
</file>

<file path=Formula-18/content.xml><?xml version="1.0" encoding="utf-8"?>
<math xmlns="http://www.w3.org/1998/Math/MathML" display="inline">
  <mi>E</mi>
</math>
</file>

<file path=Formula-180/content.xml><?xml version="1.0" encoding="utf-8"?>
<math xmlns="http://www.w3.org/1998/Math/MathML" display="inline">
  <msub>
    <mi>χ</mi>
    <mrow>
      <mi>E</mi>
      <mo>∩</mo>
      <mo stretchy="false" form="prefix">[</mo>
      <mi>a</mi>
      <mo>,</mo>
      <mi>b</mi>
      <mo stretchy="false" form="postfix">]</mo>
    </mrow>
  </msub>
</math>
</file>

<file path=Formula-182/content.xml><?xml version="1.0" encoding="utf-8"?>
<math xmlns="http://www.w3.org/1998/Math/MathML" display="inline">
  <mrow>
    <msub>
      <mo>∪</mo>
      <mi>n</mi>
    </msub>
    <msub>
      <mi>E</mi>
      <mi>n</mi>
    </msub>
  </mrow>
</math>
</file>

<file path=Formula-184/content.xml><?xml version="1.0" encoding="utf-8"?>
<math xmlns="http://www.w3.org/1998/Math/MathML" display="inline">
  <mi>◼</mi>
</math>
</file>

<file path=Formula-186/content.xml><?xml version="1.0" encoding="utf-8"?>
<math xmlns="http://www.w3.org/1998/Math/MathML" display="inline">
  <mi>σ</mi>
</math>
</file>

<file path=Formula-188/content.xml><?xml version="1.0" encoding="utf-8"?>
<math xmlns="http://www.w3.org/1998/Math/MathML" display="inline">
  <mi>I</mi>
</math>
</file>

<file path=Formula-190/content.xml><?xml version="1.0" encoding="utf-8"?>
<math xmlns="http://www.w3.org/1998/Math/MathML" display="inline">
  <mrow>
    <mo stretchy="false" form="prefix">[</mo>
    <mi>a</mi>
    <mo>,</mo>
    <mi>b</mi>
    <mo stretchy="false" form="postfix">]</mo>
  </mrow>
</math>
</file>

<file path=Formula-192/content.xml><?xml version="1.0" encoding="utf-8"?>
<math xmlns="http://www.w3.org/1998/Math/MathML" display="inline">
  <mrow>
    <mo stretchy="false" form="prefix">[</mo>
    <mi>a</mi>
    <mo>,</mo>
    <mi>b</mi>
    <mo stretchy="false" form="postfix">]</mo>
  </mrow>
</math>
</file>

<file path=Formula-194/content.xml><?xml version="1.0" encoding="utf-8"?>
<math xmlns="http://www.w3.org/1998/Math/MathML" display="inline">
  <msub>
    <mi>χ</mi>
    <mrow>
      <mo stretchy="false" form="prefix">[</mo>
      <mi>c</mi>
      <mo>,</mo>
      <mi>d</mi>
      <mo stretchy="false" form="postfix">]</mo>
    </mrow>
  </msub>
</math>
</file>

<file path=Formula-196/content.xml><?xml version="1.0" encoding="utf-8"?>
<math xmlns="http://www.w3.org/1998/Math/MathML" display="inline">
  <mi>U</mi>
</math>
</file>

<file path=Formula-198/content.xml><?xml version="1.0" encoding="utf-8"?>
<math xmlns="http://www.w3.org/1998/Math/MathML" display="inline">
  <mi>x</mi>
</math>
</file>

<file path=Formula-2/content.xml><?xml version="1.0" encoding="utf-8"?>
<math xmlns="http://www.w3.org/1998/Math/MathML" display="inline">
  <mrow>
    <mo stretchy="false" form="prefix">[</mo>
    <mn>0</mn>
    <mo>,</mo>
    <mn>1</mn>
    <mo stretchy="false" form="postfix">]</mo>
  </mrow>
</math>
</file>

<file path=Formula-20/content.xml><?xml version="1.0" encoding="utf-8"?>
<math xmlns="http://www.w3.org/1998/Math/MathML" display="inline">
  <msub>
    <mi>χ</mi>
    <mi>E</mi>
  </msub>
</math>
</file>

<file path=Formula-200/content.xml><?xml version="1.0" encoding="utf-8"?>
<math xmlns="http://www.w3.org/1998/Math/MathML" display="inline">
  <mi>U</mi>
</math>
</file>

<file path=Formula-202/content.xml><?xml version="1.0" encoding="utf-8"?>
<math xmlns="http://www.w3.org/1998/Math/MathML" display="inline">
  <msub>
    <mi>I</mi>
    <mi>x</mi>
  </msub>
</math>
</file>

<file path=Formula-204/content.xml><?xml version="1.0" encoding="utf-8"?>
<math xmlns="http://www.w3.org/1998/Math/MathML" display="inline">
  <mi>x</mi>
</math>
</file>

<file path=Formula-206/content.xml><?xml version="1.0" encoding="utf-8"?>
<math xmlns="http://www.w3.org/1998/Math/MathML" display="inline">
  <mi>U</mi>
</math>
</file>

<file path=Formula-208/content.xml><?xml version="1.0" encoding="utf-8"?>
<math xmlns="http://www.w3.org/1998/Math/MathML" display="inline">
  <mi>x</mi>
</math>
</file>

<file path=Formula-210/content.xml><?xml version="1.0" encoding="utf-8"?>
<math xmlns="http://www.w3.org/1998/Math/MathML" display="inline">
  <mi>y</mi>
</math>
</file>

<file path=Formula-212/content.xml><?xml version="1.0" encoding="utf-8"?>
<math xmlns="http://www.w3.org/1998/Math/MathML" display="inline">
  <mi>U</mi>
</math>
</file>

<file path=Formula-214/content.xml><?xml version="1.0" encoding="utf-8"?>
<math xmlns="http://www.w3.org/1998/Math/MathML" display="inline">
  <mrow>
    <msub>
      <mi>I</mi>
      <mi>x</mi>
    </msub>
    <mo>=</mo>
    <msub>
      <mi>I</mi>
      <mi>y</mi>
    </msub>
  </mrow>
</math>
</file>

<file path=Formula-216/content.xml><?xml version="1.0" encoding="utf-8"?>
<math xmlns="http://www.w3.org/1998/Math/MathML" display="inline">
  <msub>
    <mi>I</mi>
    <mi>x</mi>
  </msub>
</math>
</file>

<file path=Formula-218/content.xml><?xml version="1.0" encoding="utf-8"?>
<math xmlns="http://www.w3.org/1998/Math/MathML" display="inline">
  <msub>
    <mi>I</mi>
    <mi>y</mi>
  </msub>
</math>
</file>

<file path=Formula-22/content.xml><?xml version="1.0" encoding="utf-8"?>
<math xmlns="http://www.w3.org/1998/Math/MathML" display="inline">
  <mrow>
    <mi>f</mi>
    <mo>=</mo>
    <mn>1</mn>
  </mrow>
</math>
</file>

<file path=Formula-220/content.xml><?xml version="1.0" encoding="utf-8"?>
<math xmlns="http://www.w3.org/1998/Math/MathML" display="inline">
  <msub>
    <mi>I</mi>
    <mi>x</mi>
  </msub>
</math>
</file>

<file path=Formula-222/content.xml><?xml version="1.0" encoding="utf-8"?>
<math xmlns="http://www.w3.org/1998/Math/MathML" display="inline">
  <mi>U</mi>
</math>
</file>

<file path=Formula-224/content.xml><?xml version="1.0" encoding="utf-8"?>
<math xmlns="http://www.w3.org/1998/Math/MathML" display="inline">
  <msub>
    <mi>I</mi>
    <mi>x</mi>
  </msub>
</math>
</file>

<file path=Formula-226/content.xml><?xml version="1.0" encoding="utf-8"?>
<math xmlns="http://www.w3.org/1998/Math/MathML" display="inline">
  <mi>y</mi>
</math>
</file>

<file path=Formula-228/content.xml><?xml version="1.0" encoding="utf-8"?>
<math xmlns="http://www.w3.org/1998/Math/MathML" display="inline">
  <mrow>
    <msub>
      <mi>I</mi>
      <mi>x</mi>
    </msub>
    <mo>=</mo>
    <msub>
      <mi>I</mi>
      <mi>y</mi>
    </msub>
  </mrow>
</math>
</file>

<file path=Formula-230/content.xml><?xml version="1.0" encoding="utf-8"?>
<math xmlns="http://www.w3.org/1998/Math/MathML" display="inline">
  <mi>U</mi>
</math>
</file>

<file path=Formula-232/content.xml><?xml version="1.0" encoding="utf-8"?>
<math xmlns="http://www.w3.org/1998/Math/MathML" display="inline">
  <mi>◼</mi>
</math>
</file>

<file path=Formula-234/content.xml><?xml version="1.0" encoding="utf-8"?>
<math xmlns="http://www.w3.org/1998/Math/MathML" display="inline">
  <mo>→</mo>
</math>
</file>

<file path=Formula-236/content.xml><?xml version="1.0" encoding="utf-8"?>
<math xmlns="http://www.w3.org/1998/Math/MathML" display="inline">
  <mi>A</mi>
</math>
</file>

<file path=Formula-238/content.xml><?xml version="1.0" encoding="utf-8"?>
<math xmlns="http://www.w3.org/1998/Math/MathML" display="inline">
  <msub>
    <mi>χ</mi>
    <mi>A</mi>
  </msub>
</math>
</file>

<file path=Formula-24/content.xml><?xml version="1.0" encoding="utf-8"?>
<math xmlns="http://www.w3.org/1998/Math/MathML" display="inline">
  <mrow>
    <mo>cos</mo>
    <mn>1</mn>
    <mi>/</mi>
    <mi>t</mi>
  </mrow>
</math>
</file>

<file path=Formula-240/content.xml><?xml version="1.0" encoding="utf-8"?>
<math xmlns="http://www.w3.org/1998/Math/MathML" display="inline">
  <mi>A</mi>
</math>
</file>

<file path=Formula-242/content.xml><?xml version="1.0" encoding="utf-8"?>
<math xmlns="http://www.w3.org/1998/Math/MathML" display="inline">
  <mi>A</mi>
</math>
</file>

<file path=Formula-244/content.xml><?xml version="1.0" encoding="utf-8"?>
<math xmlns="http://www.w3.org/1998/Math/MathML" display="inline">
  <mrow>
    <mi>ε</mi>
    <mo>&gt;</mo>
    <mn>0</mn>
  </mrow>
</math>
</file>

<file path=Formula-246/content.xml><?xml version="1.0" encoding="utf-8"?>
<math xmlns="http://www.w3.org/1998/Math/MathML" display="inline">
  <msub>
    <mi>I</mi>
    <mi>i</mi>
  </msub>
</math>
</file>

<file path=Formula-248/content.xml><?xml version="1.0" encoding="utf-8"?>
<math xmlns="http://www.w3.org/1998/Math/MathML" display="inline">
  <mstyle mathvariant="double-struck">
    <mi>ℝ</mi>
  </mstyle>
</math>
</file>

<file path=Formula-250/content.xml><?xml version="1.0" encoding="utf-8"?>
<math xmlns="http://www.w3.org/1998/Math/MathML" display="inline">
  <mi>A</mi>
</math>
</file>

<file path=Formula-252/content.xml><?xml version="1.0" encoding="utf-8"?>
<math xmlns="http://www.w3.org/1998/Math/MathML" display="block">
  <mrow>
    <munder>
      <mo>∑</mo>
      <mi>i</mi>
    </munder>
    <mi>ℓ</mi>
    <mo stretchy="false" form="prefix">(</mo>
    <msub>
      <mi>I</mi>
      <mi>i</mi>
    </msub>
    <mo stretchy="false" form="postfix">)</mo>
    <mo>≤</mo>
    <mi>ε</mi>
    <mi>.</mi>
  </mrow>
</math>
</file>

<file path=Formula-254/content.xml><?xml version="1.0" encoding="utf-8"?>
<math xmlns="http://www.w3.org/1998/Math/MathML" display="inline">
  <mi>A</mi>
</math>
</file>

<file path=Formula-256/content.xml><?xml version="1.0" encoding="utf-8"?>
<math xmlns="http://www.w3.org/1998/Math/MathML" display="inline">
  <mrow>
    <mo stretchy="false" form="prefix">[</mo>
    <mi>a</mi>
    <mo>,</mo>
    <mi>b</mi>
    <mo stretchy="false" form="postfix">]</mo>
  </mrow>
</math>
</file>

<file path=Formula-258/content.xml><?xml version="1.0" encoding="utf-8"?>
<math xmlns="http://www.w3.org/1998/Math/MathML" display="inline">
  <mstyle mathvariant="double-struck">
    <mi>ℝ</mi>
  </mstyle>
</math>
</file>

<file path=Formula-26/content.xml><?xml version="1.0" encoding="utf-8"?>
<math xmlns="http://www.w3.org/1998/Math/MathML" display="inline">
  <mrow>
    <msup>
      <mi>t</mi>
      <mrow>
        <mo>−</mo>
        <mn>3</mn>
        <mi>/</mi>
        <mn>2</mn>
      </mrow>
    </msup>
    <mo>cos</mo>
    <mn>1</mn>
    <mi>/</mi>
    <mi>t</mi>
  </mrow>
</math>
</file>

<file path=Formula-260/content.xml><?xml version="1.0" encoding="utf-8"?>
<math xmlns="http://www.w3.org/1998/Math/MathML" display="inline">
  <msub>
    <mi>χ</mi>
    <mi>A</mi>
  </msub>
</math>
</file>

<file path=Formula-262/content.xml><?xml version="1.0" encoding="utf-8"?>
<math xmlns="http://www.w3.org/1998/Math/MathML" display="inline">
  <mi>A</mi>
</math>
</file>

<file path=Formula-264/content.xml><?xml version="1.0" encoding="utf-8"?>
<math xmlns="http://www.w3.org/1998/Math/MathML" display="inline">
  <mrow>
    <mi>ε</mi>
    <mo>&gt;</mo>
    <mn>0</mn>
  </mrow>
</math>
</file>

<file path=Formula-266/content.xml><?xml version="1.0" encoding="utf-8"?>
<math xmlns="http://www.w3.org/1998/Math/MathML" display="inline">
  <mi>γ</mi>
</math>
</file>

<file path=Formula-268/content.xml><?xml version="1.0" encoding="utf-8"?>
<math xmlns="http://www.w3.org/1998/Math/MathML" display="inline">
  <mrow>
    <mo stretchy="false" form="prefix">[</mo>
    <mi>a</mi>
    <mo>,</mo>
    <mi>b</mi>
    <mo stretchy="false" form="postfix">]</mo>
  </mrow>
</math>
</file>

<file path=Formula-270/content.xml><?xml version="1.0" encoding="utf-8"?>
<math xmlns="http://www.w3.org/1998/Math/MathML" display="inline">
  <mrow>
    <mo stretchy="false" form="prefix">[</mo>
    <mi>a</mi>
    <mo>,</mo>
    <mi>b</mi>
    <mo stretchy="false" form="postfix">]</mo>
  </mrow>
</math>
</file>

<file path=Formula-272/content.xml><?xml version="1.0" encoding="utf-8"?>
<math xmlns="http://www.w3.org/1998/Math/MathML" display="block">
  <mrow>
    <msub>
      <mo>∫</mo>
      <mrow>
        <munder>
          <mo>∪</mo>
          <mi>i</mi>
        </munder>
        <msub>
          <mi>I</mi>
          <mi>i</mi>
        </msub>
      </mrow>
    </msub>
    <mi>f</mi>
    <mo stretchy="false" form="prefix">(</mo>
    <mi>t</mi>
    <mo stretchy="false" form="postfix">)</mo>
    <mspace width="0.167em"/>
    <mi>d</mi>
    <mi>t</mi>
    <mo>:=</mo>
    <munder>
      <mo>∑</mo>
      <mi>i</mi>
    </munder>
    <msub>
      <mo>∫</mo>
      <msub>
        <mi>I</mi>
        <mi>i</mi>
      </msub>
    </msub>
    <mi>f</mi>
    <mo stretchy="false" form="prefix">(</mo>
    <mi>t</mi>
    <mo stretchy="false" form="postfix">)</mo>
    <mspace width="0.167em"/>
    <mi>d</mi>
    <mi>t</mi>
  </mrow>
</math>
</file>

<file path=Formula-274/content.xml><?xml version="1.0" encoding="utf-8"?>
<math xmlns="http://www.w3.org/1998/Math/MathML" display="inline">
  <mrow>
    <mstyle mathvariant="script">
      <mi>𝒟</mi>
    </mstyle>
    <mo>=</mo>
    <mo stretchy="false" form="prefix">{</mo>
    <mo stretchy="false" form="prefix">(</mo>
    <msub>
      <mi>t</mi>
      <mi>i</mi>
    </msub>
    <mo>,</mo>
    <msub>
      <mi>I</mi>
      <mi>i</mi>
    </msub>
    <mo stretchy="false" form="postfix">)</mo>
    <msub>
      <mo stretchy="false" form="postfix">}</mo>
      <mi>i</mi>
    </msub>
  </mrow>
</math>
</file>

<file path=Formula-276/content.xml><?xml version="1.0" encoding="utf-8"?>
<math xmlns="http://www.w3.org/1998/Math/MathML" display="inline">
  <mi>γ</mi>
</math>
</file>

<file path=Formula-278/content.xml><?xml version="1.0" encoding="utf-8"?>
<math xmlns="http://www.w3.org/1998/Math/MathML" display="block">
  <mrow>
    <mi>S</mi>
    <mo stretchy="false" form="prefix">(</mo>
    <msub>
      <mi>χ</mi>
      <mi>A</mi>
    </msub>
    <mo>,</mo>
    <mstyle mathvariant="script">
      <mi>𝒟</mi>
    </mstyle>
    <mo stretchy="false" form="postfix">)</mo>
    <mo>=</mo>
    <mrow>
      <mo stretchy="true" form="prefix">|</mo>
      <mi>S</mi>
      <mo stretchy="false" form="prefix">(</mo>
      <msub>
        <mi>χ</mi>
        <mi>A</mi>
      </msub>
      <mo>,</mo>
      <mstyle mathvariant="script">
        <mi>𝒟</mi>
      </mstyle>
      <mo stretchy="false" form="postfix">)</mo>
      <mo>−</mo>
      <munder>
        <mo>∑</mo>
        <mi>i</mi>
      </munder>
      <msub>
        <mo>∫</mo>
        <msub>
          <mi>I</mi>
          <mi>i</mi>
        </msub>
      </msub>
      <msub>
        <mi>χ</mi>
        <mi>A</mi>
      </msub>
      <mo stretchy="false" form="prefix">(</mo>
      <mi>t</mi>
      <mo stretchy="false" form="postfix">)</mo>
      <mspace width="0.167em"/>
      <mi>d</mi>
      <mi>t</mi>
      <mo stretchy="true" form="postfix">|</mo>
    </mrow>
    <mo>≤</mo>
    <mi>ε</mi>
    <mi>.</mi>
  </mrow>
</math>
</file>

<file path=Formula-28/content.xml><?xml version="1.0" encoding="utf-8"?>
<math xmlns="http://www.w3.org/1998/Math/MathML" display="inline">
  <mi>f</mi>
</math>
</file>

<file path=Formula-280/content.xml><?xml version="1.0" encoding="utf-8"?>
<math xmlns="http://www.w3.org/1998/Math/MathML" display="inline">
  <mrow>
    <mo stretchy="false" form="prefix">{</mo>
    <mo stretchy="false" form="prefix">(</mo>
    <msub>
      <mi>t</mi>
      <mi>i</mi>
    </msub>
    <mo>,</mo>
    <msub>
      <mi>I</mi>
      <mi>i</mi>
    </msub>
    <mo stretchy="false" form="postfix">)</mo>
    <msub>
      <mo stretchy="false" form="postfix">}</mo>
      <mi>i</mi>
    </msub>
  </mrow>
</math>
</file>

<file path=Formula-282/content.xml><?xml version="1.0" encoding="utf-8"?>
<math xmlns="http://www.w3.org/1998/Math/MathML" display="inline">
  <msub>
    <mi>I</mi>
    <mi>i</mi>
  </msub>
</math>
</file>

<file path=Formula-284/content.xml><?xml version="1.0" encoding="utf-8"?>
<math xmlns="http://www.w3.org/1998/Math/MathML" display="inline">
  <mrow>
    <mo stretchy="false" form="prefix">[</mo>
    <mi>a</mi>
    <mo>,</mo>
    <mi>b</mi>
    <mo stretchy="false" form="postfix">]</mo>
  </mrow>
</math>
</file>

<file path=Formula-286/content.xml><?xml version="1.0" encoding="utf-8"?>
<math xmlns="http://www.w3.org/1998/Math/MathML" display="inline">
  <msub>
    <mi>t</mi>
    <mi>i</mi>
  </msub>
</math>
</file>

<file path=Formula-288/content.xml><?xml version="1.0" encoding="utf-8"?>
<math xmlns="http://www.w3.org/1998/Math/MathML" display="inline">
  <mrow>
    <msub>
      <mi>I</mi>
      <mi>i</mi>
    </msub>
    <mo>⊂</mo>
    <mi>γ</mi>
    <mo stretchy="false" form="prefix">(</mo>
    <msub>
      <mi>t</mi>
      <mi>i</mi>
    </msub>
    <mo stretchy="false" form="postfix">)</mo>
  </mrow>
</math>
</file>

<file path=Formula-290/content.xml><?xml version="1.0" encoding="utf-8"?>
<math xmlns="http://www.w3.org/1998/Math/MathML" display="inline">
  <msub>
    <mi>I</mi>
    <mi>i</mi>
  </msub>
</math>
</file>

<file path=Formula-292/content.xml><?xml version="1.0" encoding="utf-8"?>
<math xmlns="http://www.w3.org/1998/Math/MathML" display="inline">
  <mi>A</mi>
</math>
</file>

<file path=Formula-294/content.xml><?xml version="1.0" encoding="utf-8"?>
<math xmlns="http://www.w3.org/1998/Math/MathML" display="inline">
  <msub>
    <mstyle mathvariant="script">
      <mi>𝒟</mi>
    </mstyle>
    <mi>k</mi>
  </msub>
</math>
</file>

<file path=Formula-296/content.xml><?xml version="1.0" encoding="utf-8"?>
<math xmlns="http://www.w3.org/1998/Math/MathML" display="inline">
  <mrow>
    <mo stretchy="false" form="prefix">{</mo>
    <mo stretchy="false" form="prefix">(</mo>
    <msub>
      <mi>t</mi>
      <mi>i</mi>
    </msub>
    <mo>,</mo>
    <msub>
      <mi>I</mi>
      <mi>i</mi>
    </msub>
    <mo stretchy="false" form="postfix">)</mo>
    <mo stretchy="false" form="postfix">}</mo>
  </mrow>
</math>
</file>

<file path=Formula-298/content.xml><?xml version="1.0" encoding="utf-8"?>
<math xmlns="http://www.w3.org/1998/Math/MathML" display="inline">
  <mrow>
    <mn>1</mn>
    <mo>≤</mo>
    <mi>i</mi>
    <mo>≤</mo>
    <mi>m</mi>
  </mrow>
</math>
</file>

<file path=Formula-30/content.xml><?xml version="1.0" encoding="utf-8"?>
<math xmlns="http://www.w3.org/1998/Math/MathML" display="inline">
  <mi>g</mi>
</math>
</file>

<file path=Formula-300/content.xml><?xml version="1.0" encoding="utf-8"?>
<math xmlns="http://www.w3.org/1998/Math/MathML" display="inline">
  <mrow>
    <mo stretchy="false" form="prefix">[</mo>
    <mi>a</mi>
    <mo>,</mo>
    <mi>b</mi>
    <mo stretchy="false" form="postfix">]</mo>
  </mrow>
</math>
</file>

<file path=Formula-302/content.xml><?xml version="1.0" encoding="utf-8"?>
<math xmlns="http://www.w3.org/1998/Math/MathML" display="inline">
  <mi>γ</mi>
</math>
</file>

<file path=Formula-304/content.xml><?xml version="1.0" encoding="utf-8"?>
<math xmlns="http://www.w3.org/1998/Math/MathML" display="block">
  <mrow>
    <mi>S</mi>
    <mo stretchy="false" form="prefix">(</mo>
    <msub>
      <mi>χ</mi>
      <mi>A</mi>
    </msub>
    <mo>,</mo>
    <msub>
      <mstyle mathvariant="script">
        <mi>𝒟</mi>
      </mstyle>
      <mi>k</mi>
    </msub>
    <mo stretchy="false" form="postfix">)</mo>
    <mo>=</mo>
    <munderover>
      <mo>∑</mo>
      <mrow>
        <mi>i</mi>
        <mo>=</mo>
        <mn>1</mn>
      </mrow>
      <mi>k</mi>
    </munderover>
    <msub>
      <mi>χ</mi>
      <mi>A</mi>
    </msub>
    <mo stretchy="false" form="prefix">(</mo>
    <msub>
      <mi>t</mi>
      <mi>i</mi>
    </msub>
    <mo stretchy="false" form="postfix">)</mo>
    <mi>ℓ</mi>
    <mo stretchy="false" form="prefix">(</mo>
    <msub>
      <mi>I</mi>
      <mi>i</mi>
    </msub>
    <mo stretchy="false" form="postfix">)</mo>
    <mo>=</mo>
    <munderover>
      <mo>∑</mo>
      <mrow>
        <mi>i</mi>
        <mo>=</mo>
        <mn>1</mn>
      </mrow>
      <mi>k</mi>
    </munderover>
    <mi>ℓ</mi>
    <mo stretchy="false" form="prefix">(</mo>
    <msub>
      <mi>I</mi>
      <mi>i</mi>
    </msub>
    <mo stretchy="false" form="postfix">)</mo>
    <mo>≤</mo>
    <mi>ε</mi>
    <mi>.</mi>
  </mrow>
</math>
</file>

<file path=Formula-306/content.xml><?xml version="1.0" encoding="utf-8"?>
<math xmlns="http://www.w3.org/1998/Math/MathML" display="inline">
  <mi>k</mi>
</math>
</file>

<file path=Formula-308/content.xml><?xml version="1.0" encoding="utf-8"?>
<math xmlns="http://www.w3.org/1998/Math/MathML" display="block">
  <mrow>
    <munderover>
      <mo>∑</mo>
      <mrow>
        <mi>i</mi>
        <mo>=</mo>
        <mn>1</mn>
      </mrow>
      <mrow>
        <mo>+</mo>
        <mi>∞</mi>
      </mrow>
    </munderover>
    <mi>ℓ</mi>
    <mo stretchy="false" form="prefix">(</mo>
    <msub>
      <mi>I</mi>
      <mi>i</mi>
    </msub>
    <mo stretchy="false" form="postfix">)</mo>
    <mo>≤</mo>
    <mi>ε</mi>
    <mi>.</mi>
  </mrow>
</math>
</file>

<file path=Formula-310/content.xml><?xml version="1.0" encoding="utf-8"?>
<math xmlns="http://www.w3.org/1998/Math/MathML" display="inline">
  <mrow>
    <mo stretchy="false" form="prefix">(</mo>
    <msub>
      <mi>t</mi>
      <mi>i</mi>
    </msub>
    <mo>,</mo>
    <msub>
      <mi>I</mi>
      <mi>i</mi>
    </msub>
    <mo stretchy="false" form="postfix">)</mo>
  </mrow>
</math>
</file>

<file path=Formula-312/content.xml><?xml version="1.0" encoding="utf-8"?>
<math xmlns="http://www.w3.org/1998/Math/MathML" display="inline">
  <mrow>
    <mi>t</mi>
    <mo>∈</mo>
    <mo stretchy="false" form="prefix">[</mo>
    <mi>a</mi>
    <mo>,</mo>
    <mi>b</mi>
    <mo stretchy="false" form="postfix">]</mo>
  </mrow>
</math>
</file>

<file path=Formula-314/content.xml><?xml version="1.0" encoding="utf-8"?>
<math xmlns="http://www.w3.org/1998/Math/MathML" display="inline">
  <mrow>
    <mi>t</mi>
    <mo>∈</mo>
    <mi>A</mi>
  </mrow>
</math>
</file>

<file path=Formula-316/content.xml><?xml version="1.0" encoding="utf-8"?>
<math xmlns="http://www.w3.org/1998/Math/MathML" display="inline">
  <mrow>
    <mo stretchy="false" form="prefix">[</mo>
    <mi>a</mi>
    <mo>,</mo>
    <mi>b</mi>
    <mo stretchy="false" form="postfix">]</mo>
    <mo>⊂</mo>
    <mi>γ</mi>
    <mo stretchy="false" form="prefix">(</mo>
    <mi>t</mi>
    <mo stretchy="false" form="postfix">)</mo>
  </mrow>
</math>
</file>

<file path=Formula-318/content.xml><?xml version="1.0" encoding="utf-8"?>
<math xmlns="http://www.w3.org/1998/Math/MathML" display="inline">
  <mrow>
    <mo stretchy="false" form="prefix">{</mo>
    <mo stretchy="false" form="prefix">(</mo>
    <mi>t</mi>
    <mo>,</mo>
    <mo stretchy="false" form="prefix">[</mo>
    <mi>a</mi>
    <mo>,</mo>
    <mi>b</mi>
    <mo stretchy="false" form="postfix">]</mo>
    <mo stretchy="false" form="postfix">)</mo>
    <mo stretchy="false" form="postfix">}</mo>
  </mrow>
</math>
</file>

<file path=Formula-32/content.xml><?xml version="1.0" encoding="utf-8"?>
<math xmlns="http://www.w3.org/1998/Math/MathML" display="inline">
  <mrow>
    <mi>g</mi>
    <mo>∘</mo>
    <mi>f</mi>
  </mrow>
</math>
</file>

<file path=Formula-320/content.xml><?xml version="1.0" encoding="utf-8"?>
<math xmlns="http://www.w3.org/1998/Math/MathML" display="inline">
  <mrow>
    <mo stretchy="false" form="prefix">[</mo>
    <mi>a</mi>
    <mo>,</mo>
    <mi>b</mi>
    <mo stretchy="false" form="postfix">]</mo>
  </mrow>
</math>
</file>

<file path=Formula-322/content.xml><?xml version="1.0" encoding="utf-8"?>
<math xmlns="http://www.w3.org/1998/Math/MathML" display="inline">
  <mrow>
    <mo stretchy="false" form="prefix">[</mo>
    <mi>a</mi>
    <mo>,</mo>
    <mo stretchy="false" form="prefix">(</mo>
    <mi>a</mi>
    <mo>+</mo>
    <mi>b</mi>
    <mo stretchy="false" form="postfix">)</mo>
    <mi>/</mi>
    <mn>2</mn>
    <mo stretchy="false" form="postfix">]</mo>
  </mrow>
</math>
</file>

<file path=Formula-324/content.xml><?xml version="1.0" encoding="utf-8"?>
<math xmlns="http://www.w3.org/1998/Math/MathML" display="inline">
  <mrow>
    <mo stretchy="false" form="prefix">[</mo>
    <mo stretchy="false" form="prefix">(</mo>
    <mi>a</mi>
    <mo>+</mo>
    <mi>b</mi>
    <mo stretchy="false" form="postfix">)</mo>
    <mi>/</mi>
    <mn>2</mn>
    <mo>,</mo>
    <mi>b</mi>
    <mo stretchy="false" form="postfix">]</mo>
  </mrow>
</math>
</file>

<file path=Formula-326/content.xml><?xml version="1.0" encoding="utf-8"?>
<math xmlns="http://www.w3.org/1998/Math/MathML" display="inline">
  <mi>J</mi>
</math>
</file>

<file path=Formula-328/content.xml><?xml version="1.0" encoding="utf-8"?>
<math xmlns="http://www.w3.org/1998/Math/MathML" display="inline">
  <mrow>
    <mi>t</mi>
    <mo>∈</mo>
    <mi>A</mi>
    <mo>∩</mo>
    <mi>J</mi>
  </mrow>
</math>
</file>

<file path=Formula-330/content.xml><?xml version="1.0" encoding="utf-8"?>
<math xmlns="http://www.w3.org/1998/Math/MathML" display="inline">
  <mrow>
    <mi>J</mi>
    <mo>⊂</mo>
    <mi>γ</mi>
    <mo stretchy="false" form="prefix">(</mo>
    <mi>t</mi>
    <mo stretchy="false" form="postfix">)</mo>
  </mrow>
</math>
</file>

<file path=Formula-332/content.xml><?xml version="1.0" encoding="utf-8"?>
<math xmlns="http://www.w3.org/1998/Math/MathML" display="inline">
  <mrow>
    <mo stretchy="false" form="prefix">(</mo>
    <mi>t</mi>
    <mo>,</mo>
    <mi>J</mi>
    <mo stretchy="false" form="postfix">)</mo>
  </mrow>
</math>
</file>

<file path=Formula-334/content.xml><?xml version="1.0" encoding="utf-8"?>
<math xmlns="http://www.w3.org/1998/Math/MathML" display="inline">
  <mrow>
    <mo stretchy="false" form="prefix">{</mo>
    <mo stretchy="false" form="prefix">(</mo>
    <msub>
      <mi>t</mi>
      <mi>i</mi>
    </msub>
    <mo>,</mo>
    <msub>
      <mi>I</mi>
      <mi>i</mi>
    </msub>
    <mo stretchy="false" form="postfix">)</mo>
    <msub>
      <mo stretchy="false" form="postfix">}</mo>
      <mi>i</mi>
    </msub>
  </mrow>
</math>
</file>

<file path=Formula-336/content.xml><?xml version="1.0" encoding="utf-8"?>
<math xmlns="http://www.w3.org/1998/Math/MathML" display="inline">
  <msub>
    <mi>I</mi>
    <mi>i</mi>
  </msub>
</math>
</file>

<file path=Formula-338/content.xml><?xml version="1.0" encoding="utf-8"?>
<math xmlns="http://www.w3.org/1998/Math/MathML" display="inline">
  <mrow>
    <mo stretchy="false" form="prefix">[</mo>
    <mi>a</mi>
    <mo>,</mo>
    <mi>b</mi>
    <mo stretchy="false" form="postfix">]</mo>
  </mrow>
</math>
</file>

<file path=Formula-34/content.xml><?xml version="1.0" encoding="utf-8"?>
<math xmlns="http://www.w3.org/1998/Math/MathML" display="inline">
  <msup>
    <mi>L</mi>
    <mn>1</mn>
  </msup>
</math>
</file>

<file path=Formula-340/content.xml><?xml version="1.0" encoding="utf-8"?>
<math xmlns="http://www.w3.org/1998/Math/MathML" display="inline">
  <msub>
    <mi>t</mi>
    <mi>i</mi>
  </msub>
</math>
</file>

<file path=Formula-342/content.xml><?xml version="1.0" encoding="utf-8"?>
<math xmlns="http://www.w3.org/1998/Math/MathML" display="inline">
  <mrow>
    <msub>
      <mi>I</mi>
      <mi>i</mi>
    </msub>
    <mo>⊂</mo>
    <mi>γ</mi>
    <mo stretchy="false" form="prefix">(</mo>
    <msub>
      <mi>t</mi>
      <mi>i</mi>
    </msub>
    <mo stretchy="false" form="postfix">)</mo>
  </mrow>
</math>
</file>

<file path=Formula-344/content.xml><?xml version="1.0" encoding="utf-8"?>
<math xmlns="http://www.w3.org/1998/Math/MathML" display="inline">
  <msub>
    <mi>I</mi>
    <mi>i</mi>
  </msub>
</math>
</file>

<file path=Formula-346/content.xml><?xml version="1.0" encoding="utf-8"?>
<math xmlns="http://www.w3.org/1998/Math/MathML" display="inline">
  <mi>A</mi>
</math>
</file>

<file path=Formula-348/content.xml><?xml version="1.0" encoding="utf-8"?>
<math xmlns="http://www.w3.org/1998/Math/MathML" display="inline">
  <mrow>
    <mi>t</mi>
    <mo>∈</mo>
    <mi>A</mi>
  </mrow>
</math>
</file>

<file path=Formula-350/content.xml><?xml version="1.0" encoding="utf-8"?>
<math xmlns="http://www.w3.org/1998/Math/MathML" display="inline">
  <mi>k</mi>
</math>
</file>

<file path=Formula-352/content.xml><?xml version="1.0" encoding="utf-8"?>
<math xmlns="http://www.w3.org/1998/Math/MathML" display="inline">
  <mi>I</mi>
</math>
</file>

<file path=Formula-354/content.xml><?xml version="1.0" encoding="utf-8"?>
<math xmlns="http://www.w3.org/1998/Math/MathML" display="inline">
  <mrow>
    <mo stretchy="false" form="prefix">(</mo>
    <mi>b</mi>
    <mo>−</mo>
    <mi>a</mi>
    <mo stretchy="false" form="postfix">)</mo>
    <mi>/</mi>
    <msup>
      <mn>2</mn>
      <mi>k</mi>
    </msup>
  </mrow>
</math>
</file>

<file path=Formula-356/content.xml><?xml version="1.0" encoding="utf-8"?>
<math xmlns="http://www.w3.org/1998/Math/MathML" display="inline">
  <mrow>
    <mi>I</mi>
    <mo>⊂</mo>
    <mi>γ</mi>
    <mo stretchy="false" form="prefix">(</mo>
    <mi>t</mi>
    <mo stretchy="false" form="postfix">)</mo>
  </mrow>
</math>
</file>

<file path=Formula-358/content.xml><?xml version="1.0" encoding="utf-8"?>
<math xmlns="http://www.w3.org/1998/Math/MathML" display="inline">
  <mi>t</mi>
</math>
</file>

<file path=Formula-36/content.xml><?xml version="1.0" encoding="utf-8"?>
<math xmlns="http://www.w3.org/1998/Math/MathML" display="inline">
  <mi>σ</mi>
</math>
</file>

<file path=Formula-360/content.xml><?xml version="1.0" encoding="utf-8"?>
<math xmlns="http://www.w3.org/1998/Math/MathML" display="inline">
  <mi>k</mi>
</math>
</file>

<file path=Formula-362/content.xml><?xml version="1.0" encoding="utf-8"?>
<math xmlns="http://www.w3.org/1998/Math/MathML" display="inline">
  <mi>◼</mi>
</math>
</file>

<file path=Formula-364/content.xml><?xml version="1.0" encoding="utf-8"?>
<math xmlns="http://www.w3.org/1998/Math/MathML" display="inline">
  <mrow>
    <mstyle mathvariant="double-struck">
      <mi>ℚ</mi>
    </mstyle>
    <mo>∩</mo>
    <mo stretchy="false" form="prefix">[</mo>
    <mn>0</mn>
    <mo>,</mo>
    <mn>1</mn>
    <mo stretchy="false" form="postfix">]</mo>
  </mrow>
</math>
</file>

<file path=Formula-366/content.xml><?xml version="1.0" encoding="utf-8"?>
<math xmlns="http://www.w3.org/1998/Math/MathML" display="inline">
  <mrow>
    <mi>f</mi>
    <mo>:</mo>
    <mstyle mathvariant="double-struck">
      <mi>ℝ</mi>
    </mstyle>
    <mo>→</mo>
    <mstyle mathvariant="double-struck">
      <mi>ℝ</mi>
    </mstyle>
  </mrow>
</math>
</file>

<file path=Formula-368/content.xml><?xml version="1.0" encoding="utf-8"?>
<math xmlns="http://www.w3.org/1998/Math/MathML" display="inline">
  <mrow>
    <msub>
      <mi>f</mi>
      <mi>k</mi>
    </msub>
    <mo>:</mo>
    <mstyle mathvariant="double-struck">
      <mi>ℝ</mi>
    </mstyle>
    <mo>→</mo>
    <mstyle mathvariant="double-struck">
      <mi>ℝ</mi>
    </mstyle>
  </mrow>
</math>
</file>

<file path=Formula-370/content.xml><?xml version="1.0" encoding="utf-8"?>
<math xmlns="http://www.w3.org/1998/Math/MathML" display="inline">
  <mrow>
    <mi>x</mi>
    <mo>∈</mo>
    <mstyle mathvariant="double-struck">
      <mi>ℝ</mi>
    </mstyle>
  </mrow>
</math>
</file>

<file path=Formula-372/content.xml><?xml version="1.0" encoding="utf-8"?>
<math xmlns="http://www.w3.org/1998/Math/MathML" display="inline">
  <mrow>
    <msub>
      <mi>f</mi>
      <mi>k</mi>
    </msub>
    <mo stretchy="false" form="prefix">(</mo>
    <mi>x</mi>
    <mo stretchy="false" form="postfix">)</mo>
    <mo>→</mo>
    <mi>f</mi>
    <mo stretchy="false" form="prefix">(</mo>
    <mi>x</mi>
    <mo stretchy="false" form="postfix">)</mo>
  </mrow>
</math>
</file>

<file path=Formula-374/content.xml><?xml version="1.0" encoding="utf-8"?>
<math xmlns="http://www.w3.org/1998/Math/MathML" display="inline">
  <mrow>
    <mi>k</mi>
    <mo>→</mo>
    <mo>+</mo>
    <mi>∞</mi>
  </mrow>
</math>
</file>

<file path=Formula-376/content.xml><?xml version="1.0" encoding="utf-8"?>
<math xmlns="http://www.w3.org/1998/Math/MathML" display="inline">
  <mrow>
    <mi>f</mi>
    <mo>:</mo>
    <mstyle mathvariant="double-struck">
      <mi>ℝ</mi>
    </mstyle>
    <mo>→</mo>
    <msup>
      <mstyle mathvariant="double-struck">
        <mi>ℝ</mi>
      </mstyle>
      <mi>n</mi>
    </msup>
  </mrow>
</math>
</file>

<file path=Formula-378/content.xml><?xml version="1.0" encoding="utf-8"?>
<math xmlns="http://www.w3.org/1998/Math/MathML" display="inline">
  <mstyle mathvariant="double-struck">
    <mi>ℝ</mi>
  </mstyle>
</math>
</file>

<file path=Formula-38/content.xml><?xml version="1.0" encoding="utf-8"?>
<math xmlns="http://www.w3.org/1998/Math/MathML" display="inline">
  <mstyle mathvariant="double-struck">
    <mi>ℝ</mi>
  </mstyle>
</math>
</file>

<file path=Formula-380/content.xml><?xml version="1.0" encoding="utf-8"?>
<math xmlns="http://www.w3.org/1998/Math/MathML" display="inline">
  <mi>f</mi>
</math>
</file>

<file path=Formula-382/content.xml><?xml version="1.0" encoding="utf-8"?>
<math xmlns="http://www.w3.org/1998/Math/MathML" display="inline">
  <mi>I</mi>
</math>
</file>

<file path=Formula-384/content.xml><?xml version="1.0" encoding="utf-8"?>
<math xmlns="http://www.w3.org/1998/Math/MathML" display="inline">
  <mstyle mathvariant="double-struck">
    <mi>ℝ</mi>
  </mstyle>
</math>
</file>

<file path=Formula-386/content.xml><?xml version="1.0" encoding="utf-8"?>
<math xmlns="http://www.w3.org/1998/Math/MathML" display="inline">
  <mi>f</mi>
</math>
</file>

<file path=Formula-388/content.xml><?xml version="1.0" encoding="utf-8"?>
<math xmlns="http://www.w3.org/1998/Math/MathML" display="inline">
  <mn>0</mn>
</math>
</file>

<file path=Formula-390/content.xml><?xml version="1.0" encoding="utf-8"?>
<math xmlns="http://www.w3.org/1998/Math/MathML" display="inline">
  <mi>I</mi>
</math>
</file>

<file path=Formula-392/content.xml><?xml version="1.0" encoding="utf-8"?>
<math xmlns="http://www.w3.org/1998/Math/MathML" display="inline">
  <mrow>
    <mi>f</mi>
    <mo>:</mo>
    <mstyle mathvariant="double-struck">
      <mi>ℝ</mi>
    </mstyle>
    <mo>→</mo>
    <mstyle mathvariant="double-struck">
      <mi>ℝ</mi>
    </mstyle>
  </mrow>
</math>
</file>

<file path=Formula-394/content.xml><?xml version="1.0" encoding="utf-8"?>
<math xmlns="http://www.w3.org/1998/Math/MathML" display="inline">
  <mi>f</mi>
</math>
</file>

<file path=Formula-396/content.xml><?xml version="1.0" encoding="utf-8"?>
<math xmlns="http://www.w3.org/1998/Math/MathML" display="inline">
  <mrow>
    <mi>g</mi>
    <mo>:</mo>
    <mstyle mathvariant="double-struck">
      <mi>ℝ</mi>
    </mstyle>
    <mo>→</mo>
    <mstyle mathvariant="double-struck">
      <mi>ℝ</mi>
    </mstyle>
  </mrow>
</math>
</file>

<file path=Formula-398/content.xml><?xml version="1.0" encoding="utf-8"?>
<math xmlns="http://www.w3.org/1998/Math/MathML" display="inline">
  <mrow>
    <mi>h</mi>
    <mo>:</mo>
    <mstyle mathvariant="double-struck">
      <mi>ℝ</mi>
    </mstyle>
    <mo>→</mo>
    <mstyle mathvariant="double-struck">
      <mi>ℝ</mi>
    </mstyle>
  </mrow>
</math>
</file>

<file path=Formula-4/content.xml><?xml version="1.0" encoding="utf-8"?>
<math xmlns="http://www.w3.org/1998/Math/MathML" display="inline">
  <mrow>
    <mo>+</mo>
    <mi>∞</mi>
  </mrow>
</math>
</file>

<file path=Formula-40/content.xml><?xml version="1.0" encoding="utf-8"?>
<math xmlns="http://www.w3.org/1998/Math/MathML" display="inline">
  <mrow>
    <msub>
      <mi>f</mi>
      <mi>k</mi>
    </msub>
    <mo>:</mo>
    <mstyle mathvariant="double-struck">
      <mi>ℝ</mi>
    </mstyle>
    <mo>→</mo>
    <mstyle mathvariant="double-struck">
      <mi>ℝ</mi>
    </mstyle>
  </mrow>
</math>
</file>

<file path=Formula-400/content.xml><?xml version="1.0" encoding="utf-8"?>
<math xmlns="http://www.w3.org/1998/Math/MathML" display="inline">
  <mrow>
    <mi>g</mi>
    <mo>≤</mo>
    <mi>f</mi>
    <mo>≤</mo>
    <mi>h</mi>
  </mrow>
</math>
</file>

<file path=Formula-402/content.xml><?xml version="1.0" encoding="utf-8"?>
<math xmlns="http://www.w3.org/1998/Math/MathML" display="inline">
  <mi>f</mi>
</math>
</file>

<file path=Formula-404/content.xml><?xml version="1.0" encoding="utf-8"?>
<math xmlns="http://www.w3.org/1998/Math/MathML" display="inline">
  <mi>f</mi>
</math>
</file>

<file path=Formula-406/content.xml><?xml version="1.0" encoding="utf-8"?>
<math xmlns="http://www.w3.org/1998/Math/MathML" display="inline">
  <mi>◼</mi>
</math>
</file>

<file path=Formula-408/content.xml><?xml version="1.0" encoding="utf-8"?>
<math xmlns="http://www.w3.org/1998/Math/MathML" display="inline">
  <mi>f</mi>
</math>
</file>

<file path=Formula-410/content.xml><?xml version="1.0" encoding="utf-8"?>
<math xmlns="http://www.w3.org/1998/Math/MathML" display="inline">
  <mi>g</mi>
</math>
</file>

<file path=Formula-412/content.xml><?xml version="1.0" encoding="utf-8"?>
<math xmlns="http://www.w3.org/1998/Math/MathML" display="inline">
  <mi>λ</mi>
</math>
</file>

<file path=Formula-414/content.xml><?xml version="1.0" encoding="utf-8"?>
<math xmlns="http://www.w3.org/1998/Math/MathML" display="inline">
  <msub>
    <mi>f</mi>
    <mi>k</mi>
  </msub>
</math>
</file>

<file path=Formula-416/content.xml><?xml version="1.0" encoding="utf-8"?>
<math xmlns="http://www.w3.org/1998/Math/MathML" display="inline">
  <msub>
    <mi>g</mi>
    <mi>k</mi>
  </msub>
</math>
</file>

<file path=Formula-418/content.xml><?xml version="1.0" encoding="utf-8"?>
<math xmlns="http://www.w3.org/1998/Math/MathML" display="inline">
  <mi>f</mi>
</math>
</file>

<file path=Formula-42/content.xml><?xml version="1.0" encoding="utf-8"?>
<math xmlns="http://www.w3.org/1998/Math/MathML" display="inline">
  <mi>x</mi>
</math>
</file>

<file path=Formula-420/content.xml><?xml version="1.0" encoding="utf-8"?>
<math xmlns="http://www.w3.org/1998/Math/MathML" display="inline">
  <mi>g</mi>
</math>
</file>

<file path=Formula-422/content.xml><?xml version="1.0" encoding="utf-8"?>
<math xmlns="http://www.w3.org/1998/Math/MathML" display="inline">
  <mrow>
    <msub>
      <mi>f</mi>
      <mi>k</mi>
    </msub>
    <mo>+</mo>
    <msub>
      <mi>g</mi>
      <mi>k</mi>
    </msub>
  </mrow>
</math>
</file>

<file path=Formula-424/content.xml><?xml version="1.0" encoding="utf-8"?>
<math xmlns="http://www.w3.org/1998/Math/MathML" display="inline">
  <mrow>
    <mi>λ</mi>
    <msub>
      <mi>f</mi>
      <mi>k</mi>
    </msub>
  </mrow>
</math>
</file>

<file path=Formula-426/content.xml><?xml version="1.0" encoding="utf-8"?>
<math xmlns="http://www.w3.org/1998/Math/MathML" display="inline">
  <mrow>
    <mi>f</mi>
    <mo>+</mo>
    <mi>g</mi>
  </mrow>
</math>
</file>

<file path=Formula-428/content.xml><?xml version="1.0" encoding="utf-8"?>
<math xmlns="http://www.w3.org/1998/Math/MathML" display="inline">
  <mrow>
    <mi>λ</mi>
    <mi>f</mi>
  </mrow>
</math>
</file>

<file path=Formula-430/content.xml><?xml version="1.0" encoding="utf-8"?>
<math xmlns="http://www.w3.org/1998/Math/MathML" display="inline">
  <mi>◼</mi>
</math>
</file>

<file path=Formula-432/content.xml><?xml version="1.0" encoding="utf-8"?>
<math xmlns="http://www.w3.org/1998/Math/MathML" display="inline">
  <mrow>
    <mi>f</mi>
    <mo>:</mo>
    <mstyle mathvariant="double-struck">
      <mi>ℝ</mi>
    </mstyle>
    <mo>→</mo>
    <mstyle mathvariant="double-struck">
      <mi>ℝ</mi>
    </mstyle>
  </mrow>
</math>
</file>

<file path=Formula-434/content.xml><?xml version="1.0" encoding="utf-8"?>
<math xmlns="http://www.w3.org/1998/Math/MathML" display="inline">
  <mi>k</mi>
</math>
</file>

<file path=Formula-436/content.xml><?xml version="1.0" encoding="utf-8"?>
<math xmlns="http://www.w3.org/1998/Math/MathML" display="inline">
  <msub>
    <mi>f</mi>
    <mi>k</mi>
  </msub>
</math>
</file>

<file path=Formula-438/content.xml><?xml version="1.0" encoding="utf-8"?>
<math xmlns="http://www.w3.org/1998/Math/MathML" display="inline">
  <mi>f</mi>
</math>
</file>

<file path=Formula-44/content.xml><?xml version="1.0" encoding="utf-8"?>
<math xmlns="http://www.w3.org/1998/Math/MathML" display="inline">
  <mstyle mathvariant="double-struck">
    <mi>ℝ</mi>
  </mstyle>
</math>
</file>

<file path=Formula-440/content.xml><?xml version="1.0" encoding="utf-8"?>
<math xmlns="http://www.w3.org/1998/Math/MathML" display="inline">
  <mrow>
    <mo stretchy="false" form="prefix">[</mo>
    <mo>−</mo>
    <mi>k</mi>
    <mo>,</mo>
    <mi>k</mi>
    <mo stretchy="false" form="postfix">]</mo>
  </mrow>
</math>
</file>

<file path=Formula-442/content.xml><?xml version="1.0" encoding="utf-8"?>
<math xmlns="http://www.w3.org/1998/Math/MathML" display="inline">
  <msub>
    <mi>f</mi>
    <mi>k</mi>
  </msub>
</math>
</file>

<file path=Formula-444/content.xml><?xml version="1.0" encoding="utf-8"?>
<math xmlns="http://www.w3.org/1998/Math/MathML" display="inline">
  <mi>f</mi>
</math>
</file>

<file path=Formula-446/content.xml><?xml version="1.0" encoding="utf-8"?>
<math xmlns="http://www.w3.org/1998/Math/MathML" display="inline">
  <mi>◼</mi>
</math>
</file>

<file path=Formula-448/content.xml><?xml version="1.0" encoding="utf-8"?>
<math xmlns="http://www.w3.org/1998/Math/MathML" display="inline">
  <mrow>
    <mi>f</mi>
    <mo>:</mo>
    <mstyle mathvariant="double-struck">
      <mi>ℝ</mi>
    </mstyle>
    <mo>↦</mo>
    <msup>
      <mstyle mathvariant="double-struck">
        <mi>ℝ</mi>
      </mstyle>
      <mi>n</mi>
    </msup>
  </mrow>
</math>
</file>

<file path=Formula-450/content.xml><?xml version="1.0" encoding="utf-8"?>
<math xmlns="http://www.w3.org/1998/Math/MathML" display="inline">
  <mi>U</mi>
</math>
</file>

<file path=Formula-452/content.xml><?xml version="1.0" encoding="utf-8"?>
<math xmlns="http://www.w3.org/1998/Math/MathML" display="inline">
  <mstyle mathvariant="double-struck">
    <mi>ℝ</mi>
  </mstyle>
</math>
</file>

<file path=Formula-454/content.xml><?xml version="1.0" encoding="utf-8"?>
<math xmlns="http://www.w3.org/1998/Math/MathML" display="inline">
  <mi>U</mi>
</math>
</file>

<file path=Formula-456/content.xml><?xml version="1.0" encoding="utf-8"?>
<math xmlns="http://www.w3.org/1998/Math/MathML" display="inline">
  <mi>f</mi>
</math>
</file>

<file path=Formula-458/content.xml><?xml version="1.0" encoding="utf-8"?>
<math xmlns="http://www.w3.org/1998/Math/MathML" display="block">
  <mrow>
    <msup>
      <mi>f</mi>
      <mrow>
        <mo>−</mo>
        <mn>1</mn>
      </mrow>
    </msup>
    <mo stretchy="false" form="prefix">(</mo>
    <mi>U</mi>
    <mo stretchy="false" form="postfix">)</mo>
    <mo>=</mo>
    <mo stretchy="false" form="prefix">{</mo>
    <mi>x</mi>
    <mo>∈</mo>
    <mstyle mathvariant="double-struck">
      <mi>ℝ</mi>
    </mstyle>
    <mspace width="0.167em"/>
    <mo stretchy="false" form="prefix">|</mo>
    <mspace width="0.167em"/>
    <mi>f</mi>
    <mo stretchy="false" form="prefix">(</mo>
    <mi>x</mi>
    <mo stretchy="false" form="postfix">)</mo>
    <mo>∈</mo>
    <mi>U</mi>
    <mo stretchy="false" form="postfix">}</mo>
  </mrow>
</math>
</file>

<file path=Formula-46/content.xml><?xml version="1.0" encoding="utf-8"?>
<math xmlns="http://www.w3.org/1998/Math/MathML" display="block">
  <mrow>
    <mrow>
      <mtext mathvariant="normal">pour tout </mtext>
      <mspace width="0.333em"/>
    </mrow>
    <mspace width="0.167em"/>
    <mi>k</mi>
    <mo>∈</mo>
    <mstyle mathvariant="double-struck">
      <mi>ℕ</mi>
    </mstyle>
    <mo>,</mo>
    <mspace width="0.167em"/>
    <msub>
      <mi>f</mi>
      <mi>k</mi>
    </msub>
    <mo stretchy="false" form="prefix">(</mo>
    <mi>x</mi>
    <mo stretchy="false" form="postfix">)</mo>
    <mo>≤</mo>
    <msub>
      <mi>f</mi>
      <mrow>
        <mi>k</mi>
        <mo>+</mo>
        <mn>1</mn>
      </mrow>
    </msub>
    <mo stretchy="false" form="prefix">(</mo>
    <mi>x</mi>
    <mo stretchy="false" form="postfix">)</mo>
    <mspace width="0.278em"/>
    <mrow>
      <mspace width="0.333em"/>
      <mtext mathvariant="normal"> et </mtext>
      <mspace width="0.333em"/>
    </mrow>
    <mspace width="0.278em"/>
    <munder>
      <mo>sup</mo>
      <mi>k</mi>
    </munder>
    <msub>
      <mi>f</mi>
      <mi>k</mi>
    </msub>
    <mo stretchy="false" form="prefix">(</mo>
    <mi>x</mi>
    <mo stretchy="false" form="postfix">)</mo>
    <mo>&lt;</mo>
    <mo>+</mo>
    <mi>∞</mi>
    <mo>,</mo>
  </mrow>
</math>
</file>

<file path=Formula-460/content.xml><?xml version="1.0" encoding="utf-8"?>
<math xmlns="http://www.w3.org/1998/Math/MathML" display="inline">
  <mrow>
    <msub>
      <mi>f</mi>
      <mi>k</mi>
    </msub>
    <mo>:</mo>
    <mstyle mathvariant="double-struck">
      <mi>ℝ</mi>
    </mstyle>
    <mo>→</mo>
    <mstyle mathvariant="double-struck">
      <mi>ℝ</mi>
    </mstyle>
  </mrow>
</math>
</file>

<file path=Formula-462/content.xml><?xml version="1.0" encoding="utf-8"?>
<math xmlns="http://www.w3.org/1998/Math/MathML" display="inline">
  <mrow>
    <mi>x</mi>
    <mo>∈</mo>
    <mstyle mathvariant="double-struck">
      <mi>ℝ</mi>
    </mstyle>
  </mrow>
</math>
</file>

<file path=Formula-464/content.xml><?xml version="1.0" encoding="utf-8"?>
<math xmlns="http://www.w3.org/1998/Math/MathML" display="inline">
  <mrow>
    <msub>
      <mi>f</mi>
      <mi>k</mi>
    </msub>
    <mo stretchy="false" form="prefix">(</mo>
    <mi>x</mi>
    <mo stretchy="false" form="postfix">)</mo>
    <mo>→</mo>
    <mi>f</mi>
    <mo stretchy="false" form="prefix">(</mo>
    <mi>x</mi>
    <mo stretchy="false" form="postfix">)</mo>
  </mrow>
</math>
</file>

<file path=Formula-466/content.xml><?xml version="1.0" encoding="utf-8"?>
<math xmlns="http://www.w3.org/1998/Math/MathML" display="inline">
  <mrow>
    <mi>k</mi>
    <mo>→</mo>
    <mo>+</mo>
    <mi>∞</mi>
  </mrow>
</math>
</file>

<file path=Formula-468/content.xml><?xml version="1.0" encoding="utf-8"?>
<math xmlns="http://www.w3.org/1998/Math/MathML" display="inline">
  <mi>f</mi>
</math>
</file>

<file path=Formula-470/content.xml><?xml version="1.0" encoding="utf-8"?>
<math xmlns="http://www.w3.org/1998/Math/MathML" display="inline">
  <mi>U</mi>
</math>
</file>

<file path=Formula-472/content.xml><?xml version="1.0" encoding="utf-8"?>
<math xmlns="http://www.w3.org/1998/Math/MathML" display="inline">
  <mrow>
    <msub>
      <mi>f</mi>
      <mi>k</mi>
    </msub>
    <mo stretchy="false" form="prefix">(</mo>
    <mi>x</mi>
    <mo stretchy="false" form="postfix">)</mo>
    <mo>→</mo>
    <mi>f</mi>
    <mo stretchy="false" form="prefix">(</mo>
    <mi>x</mi>
    <mo stretchy="false" form="postfix">)</mo>
  </mrow>
</math>
</file>

<file path=Formula-474/content.xml><?xml version="1.0" encoding="utf-8"?>
<math xmlns="http://www.w3.org/1998/Math/MathML" display="inline">
  <mrow>
    <mi>f</mi>
    <mo stretchy="false" form="prefix">(</mo>
    <mi>x</mi>
    <mo stretchy="false" form="postfix">)</mo>
    <mo>∈</mo>
    <mi>U</mi>
  </mrow>
</math>
</file>

<file path=Formula-476/content.xml><?xml version="1.0" encoding="utf-8"?>
<math xmlns="http://www.w3.org/1998/Math/MathML" display="inline">
  <mrow>
    <msub>
      <mi>f</mi>
      <mi>k</mi>
    </msub>
    <mo stretchy="false" form="prefix">(</mo>
    <mi>x</mi>
    <mo stretchy="false" form="postfix">)</mo>
    <mo>∈</mo>
    <mi>U</mi>
  </mrow>
</math>
</file>

<file path=Formula-478/content.xml><?xml version="1.0" encoding="utf-8"?>
<math xmlns="http://www.w3.org/1998/Math/MathML" display="inline">
  <mi>k</mi>
</math>
</file>

<file path=Formula-48/content.xml><?xml version="1.0" encoding="utf-8"?>
<math xmlns="http://www.w3.org/1998/Math/MathML" display="inline">
  <mi>f</mi>
</math>
</file>

<file path=Formula-480/content.xml><?xml version="1.0" encoding="utf-8"?>
<math xmlns="http://www.w3.org/1998/Math/MathML" display="block">
  <mrow>
    <msup>
      <mi>f</mi>
      <mrow>
        <mo>−</mo>
        <mn>1</mn>
      </mrow>
    </msup>
    <mo stretchy="false" form="prefix">(</mo>
    <mi>U</mi>
    <mo stretchy="false" form="postfix">)</mo>
    <mo>=</mo>
    <munderover>
      <mo>⋃</mo>
      <mrow>
        <mi>j</mi>
        <mo>=</mo>
        <mn>1</mn>
      </mrow>
      <mrow>
        <mo>+</mo>
        <mi>∞</mi>
      </mrow>
    </munderover>
    <munderover>
      <mo>⋂</mo>
      <mrow>
        <mi>k</mi>
        <mo>=</mo>
        <mi>j</mi>
      </mrow>
      <mrow>
        <mo>+</mo>
        <mi>∞</mi>
      </mrow>
    </munderover>
    <msubsup>
      <mi>f</mi>
      <mi>k</mi>
      <mrow>
        <mo>−</mo>
        <mn>1</mn>
      </mrow>
    </msubsup>
    <mo stretchy="false" form="prefix">(</mo>
    <mi>U</mi>
    <mo stretchy="false" form="postfix">)</mo>
  </mrow>
</math>
</file>

<file path=Formula-482/content.xml><?xml version="1.0" encoding="utf-8"?>
<math xmlns="http://www.w3.org/1998/Math/MathML" display="inline">
  <mrow>
    <msup>
      <mi>f</mi>
      <mrow>
        <mo>−</mo>
        <mn>1</mn>
      </mrow>
    </msup>
    <mo stretchy="false" form="prefix">(</mo>
    <mi>U</mi>
    <mo stretchy="false" form="postfix">)</mo>
  </mrow>
</math>
</file>

<file path=Formula-484/content.xml><?xml version="1.0" encoding="utf-8"?>
<math xmlns="http://www.w3.org/1998/Math/MathML" display="inline">
  <mi>◼</mi>
</math>
</file>

<file path=Formula-486/content.xml><?xml version="1.0" encoding="utf-8"?>
<math xmlns="http://www.w3.org/1998/Math/MathML" display="inline">
  <mi>f</mi>
</math>
</file>

<file path=Formula-488/content.xml><?xml version="1.0" encoding="utf-8"?>
<math xmlns="http://www.w3.org/1998/Math/MathML" display="inline">
  <mi>g</mi>
</math>
</file>

<file path=Formula-490/content.xml><?xml version="1.0" encoding="utf-8"?>
<math xmlns="http://www.w3.org/1998/Math/MathML" display="inline">
  <mi>U</mi>
</math>
</file>

<file path=Formula-492/content.xml><?xml version="1.0" encoding="utf-8"?>
<math xmlns="http://www.w3.org/1998/Math/MathML" display="inline">
  <mrow>
    <msup>
      <mi>g</mi>
      <mrow>
        <mo>−</mo>
        <mn>1</mn>
      </mrow>
    </msup>
    <mo stretchy="false" form="prefix">(</mo>
    <mi>U</mi>
    <mo stretchy="false" form="postfix">)</mo>
  </mrow>
</math>
</file>

<file path=Formula-494/content.xml><?xml version="1.0" encoding="utf-8"?>
<math xmlns="http://www.w3.org/1998/Math/MathML" display="block">
  <mrow>
    <msup>
      <mi>f</mi>
      <mrow>
        <mo>−</mo>
        <mn>1</mn>
      </mrow>
    </msup>
    <mo stretchy="false" form="prefix">(</mo>
    <mi>U</mi>
    <mo stretchy="false" form="postfix">)</mo>
    <mo>=</mo>
    <mo stretchy="false" form="prefix">(</mo>
    <msup>
      <mi>g</mi>
      <mrow>
        <mo>−</mo>
        <mn>1</mn>
      </mrow>
    </msup>
    <mo stretchy="false" form="prefix">(</mo>
    <mi>U</mi>
    <mo stretchy="false" form="postfix">)</mo>
    <mo>\</mo>
    <mi>E</mi>
    <mo stretchy="false" form="postfix">)</mo>
    <mo>∪</mo>
    <mi>F</mi>
  </mrow>
</math>
</file>

<file path=Formula-496/content.xml><?xml version="1.0" encoding="utf-8"?>
<math xmlns="http://www.w3.org/1998/Math/MathML" display="inline">
  <mi>E</mi>
</math>
</file>

<file path=Formula-498/content.xml><?xml version="1.0" encoding="utf-8"?>
<math xmlns="http://www.w3.org/1998/Math/MathML" display="inline">
  <mi>F</mi>
</math>
</file>

<file path=Formula-50/content.xml><?xml version="1.0" encoding="utf-8"?>
<math xmlns="http://www.w3.org/1998/Math/MathML" display="inline">
  <msub>
    <mi>f</mi>
    <mi>k</mi>
  </msub>
</math>
</file>

<file path=Formula-500/content.xml><?xml version="1.0" encoding="utf-8"?>
<math xmlns="http://www.w3.org/1998/Math/MathML" display="inline">
  <mrow>
    <msup>
      <mi>f</mi>
      <mrow>
        <mo>−</mo>
        <mn>1</mn>
      </mrow>
    </msup>
    <mo stretchy="false" form="prefix">(</mo>
    <mi>U</mi>
    <mo stretchy="false" form="postfix">)</mo>
  </mrow>
</math>
</file>

<file path=Formula-502/content.xml><?xml version="1.0" encoding="utf-8"?>
<math xmlns="http://www.w3.org/1998/Math/MathML" display="inline">
  <mi>◼</mi>
</math>
</file>

<file path=Formula-504/content.xml><?xml version="1.0" encoding="utf-8"?>
<math xmlns="http://www.w3.org/1998/Math/MathML" display="inline">
  <mrow>
    <msub>
      <mi>f</mi>
      <mi>k</mi>
    </msub>
    <mo stretchy="false" form="prefix">(</mo>
    <mi>x</mi>
    <mo stretchy="false" form="postfix">)</mo>
  </mrow>
</math>
</file>

<file path=Formula-506/content.xml><?xml version="1.0" encoding="utf-8"?>
<math xmlns="http://www.w3.org/1998/Math/MathML" display="inline">
  <mrow>
    <msub>
      <mi>f</mi>
      <mn>0</mn>
    </msub>
    <mo stretchy="false" form="prefix">(</mo>
    <mi>x</mi>
    <mo stretchy="false" form="postfix">)</mo>
    <mo>=</mo>
    <mn>0</mn>
  </mrow>
</math>
</file>

<file path=Formula-508/content.xml><?xml version="1.0" encoding="utf-8"?>
<math xmlns="http://www.w3.org/1998/Math/MathML" display="inline">
  <mrow>
    <msub>
      <mi>f</mi>
      <mi>k</mi>
    </msub>
    <mo stretchy="false" form="prefix">(</mo>
    <mi>x</mi>
    <mo stretchy="false" form="postfix">)</mo>
  </mrow>
</math>
</file>

<file path=Formula-510/content.xml><?xml version="1.0" encoding="utf-8"?>
<math xmlns="http://www.w3.org/1998/Math/MathML" display="block">
  <mrow>
    <msub>
      <mi>f</mi>
      <mrow>
        <mi>k</mi>
        <mo>+</mo>
        <mn>1</mn>
      </mrow>
    </msub>
    <mo stretchy="false" form="prefix">(</mo>
    <mi>x</mi>
    <mo stretchy="false" form="postfix">)</mo>
    <mo>=</mo>
    <msub>
      <mi>f</mi>
      <mi>k</mi>
    </msub>
    <mo stretchy="false" form="prefix">(</mo>
    <mi>x</mi>
    <mo stretchy="false" form="postfix">)</mo>
    <mo>+</mo>
    <mrow>
      <mo stretchy="true" form="prefix">|</mo>
      <mtable>
        <mtr>
          <mtd columnalign="right">
            <mo>−</mo>
            <mn>1</mn>
            <mi>/</mi>
            <mi>k</mi>
          </mtd>
          <mtd columnalign="left">
            <mrow>
              <mtext mathvariant="normal">si </mtext>
              <mspace width="0.333em"/>
            </mrow>
            <mspace width="0.167em"/>
            <mi>f</mi>
            <mo stretchy="false" form="prefix">(</mo>
            <mi>x</mi>
            <mo stretchy="false" form="postfix">)</mo>
            <mo>&lt;</mo>
            <msub>
              <mi>f</mi>
              <mi>k</mi>
            </msub>
            <mo stretchy="false" form="prefix">(</mo>
            <mi>x</mi>
            <mo stretchy="false" form="postfix">)</mo>
            <mo>−</mo>
            <mn>1</mn>
            <mi>/</mi>
            <mi>k</mi>
            <mspace width="0.167em"/>
            <mrow>
              <mspace width="0.333em"/>
              <mtext mathvariant="normal"> et </mtext>
              <mspace width="0.333em"/>
            </mrow>
            <mspace width="0.167em"/>
            <mo stretchy="false" form="prefix">|</mo>
            <mi>x</mi>
            <mo stretchy="false" form="prefix">|</mo>
            <mo>≤</mo>
            <mi>k</mi>
            <mo>,</mo>
          </mtd>
        </mtr>
        <mtr>
          <mtd columnalign="right">
            <mo>+</mo>
            <mn>1</mn>
            <mi>/</mi>
            <mi>k</mi>
          </mtd>
          <mtd columnalign="left">
            <mrow>
              <mtext mathvariant="normal">si </mtext>
              <mspace width="0.333em"/>
            </mrow>
            <mspace width="0.167em"/>
            <msub>
              <mi>f</mi>
              <mi>k</mi>
            </msub>
            <mo stretchy="false" form="prefix">(</mo>
            <mi>x</mi>
            <mo stretchy="false" form="postfix">)</mo>
            <mo>+</mo>
            <mn>1</mn>
            <mi>/</mi>
            <mi>k</mi>
            <mo>&lt;</mo>
            <mi>f</mi>
            <mo stretchy="false" form="prefix">(</mo>
            <mi>x</mi>
            <mo stretchy="false" form="postfix">)</mo>
            <mspace width="0.167em"/>
            <mrow>
              <mspace width="0.333em"/>
              <mtext mathvariant="normal"> et </mtext>
              <mspace width="0.333em"/>
            </mrow>
            <mspace width="0.167em"/>
            <mo stretchy="false" form="prefix">|</mo>
            <mi>x</mi>
            <mo stretchy="false" form="prefix">|</mo>
            <mo>≤</mo>
            <mi>k</mi>
            <mo>,</mo>
          </mtd>
        </mtr>
        <mtr>
          <mtd columnalign="right">
            <mn>0</mn>
          </mtd>
          <mtd columnalign="left">
            <mtext mathvariant="normal">sinon.</mtext>
          </mtd>
        </mtr>
      </mtable>
    </mrow>
  </mrow>
</math>
</file>

<file path=Formula-512/content.xml><?xml version="1.0" encoding="utf-8"?>
<math xmlns="http://www.w3.org/1998/Math/MathML" display="inline">
  <mrow>
    <mi>f</mi>
    <mo stretchy="false" form="prefix">(</mo>
    <mi>x</mi>
    <mo stretchy="false" form="postfix">)</mo>
    <mo>=</mo>
    <mn>0</mn>
  </mrow>
</math>
</file>

<file path=Formula-514/content.xml><?xml version="1.0" encoding="utf-8"?>
<math xmlns="http://www.w3.org/1998/Math/MathML" display="inline">
  <mrow>
    <msub>
      <mi>f</mi>
      <mi>k</mi>
    </msub>
    <mo stretchy="false" form="prefix">(</mo>
    <mi>x</mi>
    <mo stretchy="false" form="postfix">)</mo>
    <mo>=</mo>
    <mn>0</mn>
  </mrow>
</math>
</file>

<file path=Formula-516/content.xml><?xml version="1.0" encoding="utf-8"?>
<math xmlns="http://www.w3.org/1998/Math/MathML" display="inline">
  <mrow>
    <mi>f</mi>
    <mo stretchy="false" form="prefix">(</mo>
    <mi>x</mi>
    <mo stretchy="false" form="postfix">)</mo>
    <mo>&gt;</mo>
    <mn>0</mn>
  </mrow>
</math>
</file>

<file path=Formula-518/content.xml><?xml version="1.0" encoding="utf-8"?>
<math xmlns="http://www.w3.org/1998/Math/MathML" display="inline">
  <mrow>
    <msub>
      <mi>f</mi>
      <mi>k</mi>
    </msub>
    <mo stretchy="false" form="prefix">(</mo>
    <mi>x</mi>
    <mo stretchy="false" form="postfix">)</mo>
  </mrow>
</math>
</file>

<file path=Formula-52/content.xml><?xml version="1.0" encoding="utf-8"?>
<math xmlns="http://www.w3.org/1998/Math/MathML" display="block">
  <mrow>
    <munder>
      <mo>sup</mo>
      <mi>k</mi>
    </munder>
    <msub>
      <mo>∫</mo>
      <mi>k</mi>
    </msub>
    <mi>f</mi>
    <mo stretchy="false" form="prefix">(</mo>
    <mi>t</mi>
    <mo stretchy="false" form="postfix">)</mo>
    <mspace width="0.167em"/>
    <mi>d</mi>
    <mi>t</mi>
    <mo>&lt;</mo>
    <mo>+</mo>
    <mi>∞</mi>
    <mi>.</mi>
  </mrow>
</math>
</file>

<file path=Formula-520/content.xml><?xml version="1.0" encoding="utf-8"?>
<math xmlns="http://www.w3.org/1998/Math/MathML" display="inline">
  <mrow>
    <mi>f</mi>
    <mo stretchy="false" form="prefix">(</mo>
    <mi>x</mi>
    <mo stretchy="false" form="postfix">)</mo>
  </mrow>
</math>
</file>

<file path=Formula-522/content.xml><?xml version="1.0" encoding="utf-8"?>
<math xmlns="http://www.w3.org/1998/Math/MathML" display="inline">
  <mrow>
    <mn>1</mn>
    <mi>/</mi>
    <mi>k</mi>
  </mrow>
</math>
</file>

<file path=Formula-524/content.xml><?xml version="1.0" encoding="utf-8"?>
<math xmlns="http://www.w3.org/1998/Math/MathML" display="inline">
  <mn>0</mn>
</math>
</file>

<file path=Formula-526/content.xml><?xml version="1.0" encoding="utf-8"?>
<math xmlns="http://www.w3.org/1998/Math/MathML" display="inline">
  <mi>k</mi>
</math>
</file>

<file path=Formula-528/content.xml><?xml version="1.0" encoding="utf-8"?>
<math xmlns="http://www.w3.org/1998/Math/MathML" display="inline">
  <mrow>
    <mo>+</mo>
    <mi>∞</mi>
  </mrow>
</math>
</file>

<file path=Formula-530/content.xml><?xml version="1.0" encoding="utf-8"?>
<math xmlns="http://www.w3.org/1998/Math/MathML" display="inline">
  <mrow>
    <mi>f</mi>
    <mo stretchy="false" form="prefix">(</mo>
    <mi>x</mi>
    <mo stretchy="false" form="postfix">)</mo>
    <mo>&lt;</mo>
    <mn>0</mn>
  </mrow>
</math>
</file>

<file path=Formula-532/content.xml><?xml version="1.0" encoding="utf-8"?>
<math xmlns="http://www.w3.org/1998/Math/MathML" display="inline">
  <mrow>
    <msub>
      <mi>f</mi>
      <mi>k</mi>
    </msub>
    <mo stretchy="false" form="prefix">(</mo>
    <mi>x</mi>
    <mo stretchy="false" form="postfix">)</mo>
  </mrow>
</math>
</file>

<file path=Formula-534/content.xml><?xml version="1.0" encoding="utf-8"?>
<math xmlns="http://www.w3.org/1998/Math/MathML" display="inline">
  <msub>
    <mi>f</mi>
    <mi>k</mi>
  </msub>
</math>
</file>

<file path=Formula-536/content.xml><?xml version="1.0" encoding="utf-8"?>
<math xmlns="http://www.w3.org/1998/Math/MathML" display="inline">
  <mrow>
    <mo stretchy="false" form="prefix">{</mo>
    <msub>
      <mi>α</mi>
      <mi>j</mi>
    </msub>
    <mo stretchy="false" form="postfix">}</mo>
  </mrow>
</math>
</file>

<file path=Formula-538/content.xml><?xml version="1.0" encoding="utf-8"?>
<math xmlns="http://www.w3.org/1998/Math/MathML" display="inline">
  <msub>
    <mi>f</mi>
    <mi>k</mi>
  </msub>
</math>
</file>

<file path=Formula-54/content.xml><?xml version="1.0" encoding="utf-8"?>
<math xmlns="http://www.w3.org/1998/Math/MathML" display="block">
  <mrow>
    <msub>
      <mo>∫</mo>
      <mstyle mathvariant="double-struck">
        <mi>ℝ</mi>
      </mstyle>
    </msub>
    <mi>f</mi>
    <mo stretchy="false" form="prefix">(</mo>
    <mi>t</mi>
    <mo stretchy="false" form="postfix">)</mo>
    <mspace width="0.167em"/>
    <mi>d</mi>
    <mi>t</mi>
    <mo>=</mo>
    <msub>
      <mo>∫</mo>
      <mstyle mathvariant="double-struck">
        <mi>ℝ</mi>
      </mstyle>
    </msub>
    <munder>
      <mo>lim</mo>
      <mrow>
        <mi>k</mi>
        <mo>→</mo>
        <mo>+</mo>
        <mi>∞</mi>
      </mrow>
    </munder>
    <msub>
      <mi>f</mi>
      <mi>k</mi>
    </msub>
    <mo stretchy="false" form="prefix">(</mo>
    <mi>t</mi>
    <mo stretchy="false" form="postfix">)</mo>
    <mspace width="0.167em"/>
    <mi>d</mi>
    <mi>t</mi>
    <mo>=</mo>
    <munder>
      <mo>lim</mo>
      <mrow>
        <mi>n</mi>
        <mo>→</mo>
        <mo>+</mo>
        <mi>∞</mi>
      </mrow>
    </munder>
    <msub>
      <mo>∫</mo>
      <mstyle mathvariant="double-struck">
        <mi>ℝ</mi>
      </mstyle>
    </msub>
    <mi>f</mi>
    <mo stretchy="false" form="prefix">(</mo>
    <mi>t</mi>
    <mo stretchy="false" form="postfix">)</mo>
    <mspace width="0.167em"/>
    <mi>d</mi>
    <mi>t</mi>
    <mi>.</mi>
  </mrow>
</math>
</file>

<file path=Formula-540/content.xml><?xml version="1.0" encoding="utf-8"?>
<math xmlns="http://www.w3.org/1998/Math/MathML" display="inline">
  <mrow>
    <msub>
      <mi>α</mi>
      <mn>0</mn>
    </msub>
    <mo>=</mo>
    <mn>0</mn>
  </mrow>
</math>
</file>

<file path=Formula-542/content.xml><?xml version="1.0" encoding="utf-8"?>
<math xmlns="http://www.w3.org/1998/Math/MathML" display="block">
  <mrow>
    <msub>
      <mi>f</mi>
      <mi>k</mi>
    </msub>
    <mo>=</mo>
    <munder>
      <mo>∑</mo>
      <mi>j</mi>
    </munder>
    <msub>
      <mi>α</mi>
      <mi>j</mi>
    </msub>
    <msub>
      <mi>χ</mi>
      <msub>
        <mi>A</mi>
        <mi>j</mi>
      </msub>
    </msub>
  </mrow>
</math>
</file>

<file path=Formula-544/content.xml><?xml version="1.0" encoding="utf-8"?>
<math xmlns="http://www.w3.org/1998/Math/MathML" display="inline">
  <mrow>
    <msub>
      <mi>A</mi>
      <mi>j</mi>
    </msub>
    <mo>=</mo>
    <msubsup>
      <mi>f</mi>
      <mi>k</mi>
      <mrow>
        <mo>−</mo>
        <mn>1</mn>
      </mrow>
    </msubsup>
    <mo stretchy="false" form="prefix">(</mo>
    <msub>
      <mi>α</mi>
      <mi>j</mi>
    </msub>
    <mo stretchy="false" form="postfix">)</mo>
  </mrow>
</math>
</file>

<file path=Formula-546/content.xml><?xml version="1.0" encoding="utf-8"?>
<math xmlns="http://www.w3.org/1998/Math/MathML" display="inline">
  <msub>
    <mi>A</mi>
    <mn>0</mn>
  </msub>
</math>
</file>

<file path=Formula-548/content.xml><?xml version="1.0" encoding="utf-8"?>
<math xmlns="http://www.w3.org/1998/Math/MathML" display="inline">
  <msub>
    <mi>A</mi>
    <mi>j</mi>
  </msub>
</math>
</file>

<file path=Formula-550/content.xml><?xml version="1.0" encoding="utf-8"?>
<math xmlns="http://www.w3.org/1998/Math/MathML" display="inline">
  <msub>
    <mi>f</mi>
    <mi>k</mi>
  </msub>
</math>
</file>

<file path=Formula-552/content.xml><?xml version="1.0" encoding="utf-8"?>
<math xmlns="http://www.w3.org/1998/Math/MathML" display="inline">
  <mrow>
    <mo stretchy="false" form="prefix">[</mo>
    <mo>−</mo>
    <mi>k</mi>
    <mo>,</mo>
    <mi>k</mi>
    <mo stretchy="false" form="postfix">]</mo>
  </mrow>
</math>
</file>

<file path=Formula-554/content.xml><?xml version="1.0" encoding="utf-8"?>
<math xmlns="http://www.w3.org/1998/Math/MathML" display="inline">
  <mi>k</mi>
</math>
</file>

<file path=Formula-556/content.xml><?xml version="1.0" encoding="utf-8"?>
<math xmlns="http://www.w3.org/1998/Math/MathML" display="inline">
  <msub>
    <mi>A</mi>
    <mi>j</mi>
  </msub>
</math>
</file>

<file path=Formula-558/content.xml><?xml version="1.0" encoding="utf-8"?>
<math xmlns="http://www.w3.org/1998/Math/MathML" display="inline">
  <msub>
    <mi>f</mi>
    <mi>k</mi>
  </msub>
</math>
</file>

<file path=Formula-56/content.xml><?xml version="1.0" encoding="utf-8"?>
<math xmlns="http://www.w3.org/1998/Math/MathML" display="inline">
  <mi>◼</mi>
</math>
</file>

<file path=Formula-560/content.xml><?xml version="1.0" encoding="utf-8"?>
<math xmlns="http://www.w3.org/1998/Math/MathML" display="inline">
  <mn>0</mn>
</math>
</file>

<file path=Formula-562/content.xml><?xml version="1.0" encoding="utf-8"?>
<math xmlns="http://www.w3.org/1998/Math/MathML" display="inline">
  <mrow>
    <mo stretchy="false" form="prefix">{</mo>
    <msub>
      <mi>α</mi>
      <mi>j</mi>
    </msub>
    <mo stretchy="false" form="postfix">}</mo>
    <mo>=</mo>
    <mo stretchy="false" form="prefix">{</mo>
    <mn>0</mn>
    <mo stretchy="false" form="postfix">}</mo>
  </mrow>
</math>
</file>

<file path=Formula-564/content.xml><?xml version="1.0" encoding="utf-8"?>
<math xmlns="http://www.w3.org/1998/Math/MathML" display="inline">
  <msub>
    <mi>A</mi>
    <mi>j</mi>
  </msub>
</math>
</file>

<file path=Formula-566/content.xml><?xml version="1.0" encoding="utf-8"?>
<math xmlns="http://www.w3.org/1998/Math/MathML" display="inline">
  <mrow>
    <mo stretchy="false" form="prefix">{</mo>
    <msub>
      <mi>A</mi>
      <mn>0</mn>
    </msub>
    <mo stretchy="false" form="postfix">}</mo>
    <mo>=</mo>
    <mo stretchy="false" form="prefix">{</mo>
    <mstyle mathvariant="double-struck">
      <mi>ℝ</mi>
    </mstyle>
    <mo stretchy="false" form="postfix">}</mo>
  </mrow>
</math>
</file>

<file path=Formula-568/content.xml><?xml version="1.0" encoding="utf-8"?>
<math xmlns="http://www.w3.org/1998/Math/MathML" display="inline">
  <mi>k</mi>
</math>
</file>

<file path=Formula-570/content.xml><?xml version="1.0" encoding="utf-8"?>
<math xmlns="http://www.w3.org/1998/Math/MathML" display="inline">
  <mi>E</mi>
</math>
</file>

<file path=Formula-572/content.xml><?xml version="1.0" encoding="utf-8"?>
<math xmlns="http://www.w3.org/1998/Math/MathML" display="inline">
  <mi>x</mi>
</math>
</file>

<file path=Formula-574/content.xml><?xml version="1.0" encoding="utf-8"?>
<math xmlns="http://www.w3.org/1998/Math/MathML" display="inline">
  <mrow>
    <msub>
      <mi>f</mi>
      <mi>k</mi>
    </msub>
    <mo stretchy="false" form="prefix">(</mo>
    <mi>x</mi>
    <mo stretchy="false" form="postfix">)</mo>
    <mo>+</mo>
    <mn>1</mn>
    <mi>/</mi>
    <mi>k</mi>
    <mo>&lt;</mo>
    <mi>f</mi>
    <mo stretchy="false" form="prefix">(</mo>
    <mi>x</mi>
    <mo stretchy="false" form="postfix">)</mo>
  </mrow>
</math>
</file>

<file path=Formula-576/content.xml><?xml version="1.0" encoding="utf-8"?>
<math xmlns="http://www.w3.org/1998/Math/MathML" display="inline">
  <mrow>
    <mo stretchy="false" form="prefix">|</mo>
    <mi>x</mi>
    <mo stretchy="false" form="prefix">|</mo>
    <mo>≤</mo>
    <mi>k</mi>
  </mrow>
</math>
</file>

<file path=Formula-578/content.xml><?xml version="1.0" encoding="utf-8"?>
<math xmlns="http://www.w3.org/1998/Math/MathML" display="block">
  <mrow>
    <mi>E</mi>
    <mo>=</mo>
    <mrow>
      <mo stretchy="true" form="prefix">(</mo>
      <munder>
        <mo>⋃</mo>
        <mi>j</mi>
      </munder>
      <mo stretchy="false" form="prefix">{</mo>
      <mi>x</mi>
      <mo>∈</mo>
      <mstyle mathvariant="double-struck">
        <mi>ℝ</mi>
      </mstyle>
      <mspace width="0.167em"/>
      <mo stretchy="false" form="prefix">|</mo>
      <mspace width="0.167em"/>
      <msub>
        <mi>α</mi>
        <mi>j</mi>
      </msub>
      <mo>+</mo>
      <mn>1</mn>
      <mi>/</mi>
      <mi>k</mi>
      <mo>&lt;</mo>
      <mi>f</mi>
      <mo stretchy="false" form="prefix">(</mo>
      <mi>x</mi>
      <mo stretchy="false" form="postfix">)</mo>
      <mo stretchy="false" form="postfix">}</mo>
      <mo>∩</mo>
      <msub>
        <mi>A</mi>
        <mi>j</mi>
      </msub>
      <mo stretchy="true" form="postfix">)</mo>
    </mrow>
    <mo>∩</mo>
    <mo stretchy="false" form="prefix">[</mo>
    <mo>−</mo>
    <mi>k</mi>
    <mo>,</mo>
    <mi>k</mi>
    <mo stretchy="false" form="postfix">]</mo>
    <mo>,</mo>
  </mrow>
</math>
</file>

<file path=Formula-58/content.xml><?xml version="1.0" encoding="utf-8"?>
<math xmlns="http://www.w3.org/1998/Math/MathML" display="inline">
  <mrow>
    <msub>
      <mi>f</mi>
      <mi>n</mi>
    </msub>
    <mo>:</mo>
    <mstyle mathvariant="double-struck">
      <mi>ℝ</mi>
    </mstyle>
    <mo>→</mo>
    <mstyle mathvariant="double-struck">
      <mi>ℝ</mi>
    </mstyle>
  </mrow>
</math>
</file>

<file path=Formula-580/content.xml><?xml version="1.0" encoding="utf-8"?>
<math xmlns="http://www.w3.org/1998/Math/MathML" display="inline">
  <mi>F</mi>
</math>
</file>

<file path=Formula-582/content.xml><?xml version="1.0" encoding="utf-8"?>
<math xmlns="http://www.w3.org/1998/Math/MathML" display="inline">
  <mi>x</mi>
</math>
</file>

<file path=Formula-584/content.xml><?xml version="1.0" encoding="utf-8"?>
<math xmlns="http://www.w3.org/1998/Math/MathML" display="inline">
  <mrow>
    <mi>f</mi>
    <mo stretchy="false" form="prefix">(</mo>
    <mi>x</mi>
    <mo stretchy="false" form="postfix">)</mo>
    <mo>&lt;</mo>
    <msub>
      <mi>f</mi>
      <mi>k</mi>
    </msub>
    <mo stretchy="false" form="prefix">(</mo>
    <mi>x</mi>
    <mo stretchy="false" form="postfix">)</mo>
    <mo>−</mo>
    <mn>1</mn>
    <mi>/</mi>
    <mi>k</mi>
    <mo>&lt;</mo>
    <mi>f</mi>
    <mo stretchy="false" form="prefix">(</mo>
    <mi>x</mi>
    <mo stretchy="false" form="postfix">)</mo>
  </mrow>
</math>
</file>

<file path=Formula-586/content.xml><?xml version="1.0" encoding="utf-8"?>
<math xmlns="http://www.w3.org/1998/Math/MathML" display="inline">
  <mrow>
    <mo stretchy="false" form="prefix">|</mo>
    <mi>x</mi>
    <mo stretchy="false" form="prefix">|</mo>
    <mo>≤</mo>
    <mi>k</mi>
  </mrow>
</math>
</file>

<file path=Formula-588/content.xml><?xml version="1.0" encoding="utf-8"?>
<math xmlns="http://www.w3.org/1998/Math/MathML" display="block">
  <mrow>
    <msub>
      <mi>f</mi>
      <mrow>
        <mi>k</mi>
        <mo>+</mo>
        <mn>1</mn>
      </mrow>
    </msub>
    <mo>=</mo>
    <munder>
      <mo>∑</mo>
      <mi>j</mi>
    </munder>
    <msub>
      <mi>α</mi>
      <mi>j</mi>
    </msub>
    <msub>
      <mi>χ</mi>
      <msub>
        <mi>A</mi>
        <mi>j</mi>
      </msub>
    </msub>
    <mo>+</mo>
    <mfrac>
      <mn>1</mn>
      <mi>k</mi>
    </mfrac>
    <msub>
      <mi>χ</mi>
      <mi>E</mi>
    </msub>
    <mo>−</mo>
    <mfrac>
      <mn>1</mn>
      <mi>k</mi>
    </mfrac>
    <msub>
      <mi>χ</mi>
      <mi>F</mi>
    </msub>
  </mrow>
</math>
</file>

<file path=Formula-590/content.xml><?xml version="1.0" encoding="utf-8"?>
<math xmlns="http://www.w3.org/1998/Math/MathML" display="inline">
  <mi>y</mi>
</math>
</file>

<file path=Formula-592/content.xml><?xml version="1.0" encoding="utf-8"?>
<math xmlns="http://www.w3.org/1998/Math/MathML" display="inline">
  <msub>
    <mi>f</mi>
    <mrow>
      <mi>k</mi>
      <mo>+</mo>
      <mn>1</mn>
    </mrow>
  </msub>
</math>
</file>

<file path=Formula-594/content.xml><?xml version="1.0" encoding="utf-8"?>
<math xmlns="http://www.w3.org/1998/Math/MathML" display="inline">
  <mrow>
    <mo stretchy="false" form="prefix">{</mo>
    <mi>y</mi>
    <mo stretchy="false" form="postfix">}</mo>
  </mrow>
</math>
</file>

<file path=Formula-596/content.xml><?xml version="1.0" encoding="utf-8"?>
<math xmlns="http://www.w3.org/1998/Math/MathML" display="inline">
  <mi>f</mi>
</math>
</file>

<file path=Formula-598/content.xml><?xml version="1.0" encoding="utf-8"?>
<math xmlns="http://www.w3.org/1998/Math/MathML" display="inline">
  <mrow>
    <mo stretchy="false" form="prefix">{</mo>
    <mi>…</mi>
    <mo>,</mo>
    <msub>
      <mi>A</mi>
      <mi>j</mi>
    </msub>
    <mo>,</mo>
    <mi>…</mi>
    <mo>,</mo>
    <mi>E</mi>
    <mo>,</mo>
    <mi>F</mi>
    <mo stretchy="false" form="postfix">}</mo>
  </mrow>
</math>
</file>

<file path=Formula-6/content.xml><?xml version="1.0" encoding="utf-8"?>
<math xmlns="http://www.w3.org/1998/Math/MathML" display="inline">
  <mi>f</mi>
</math>
</file>

<file path=Formula-60/content.xml><?xml version="1.0" encoding="utf-8"?>
<math xmlns="http://www.w3.org/1998/Math/MathML" display="inline">
  <mi>f</mi>
</math>
</file>

<file path=Formula-600/content.xml><?xml version="1.0" encoding="utf-8"?>
<math xmlns="http://www.w3.org/1998/Math/MathML" display="inline">
  <msub>
    <mi>f</mi>
    <mrow>
      <mi>k</mi>
      <mo>+</mo>
      <mn>1</mn>
    </mrow>
  </msub>
</math>
</file>

<file path=Formula-602/content.xml><?xml version="1.0" encoding="utf-8"?>
<math xmlns="http://www.w3.org/1998/Math/MathML" display="inline">
  <mrow>
    <mi>f</mi>
    <mo>:</mo>
    <mstyle mathvariant="double-struck">
      <mi>ℝ</mi>
    </mstyle>
    <mo>→</mo>
    <mstyle mathvariant="double-struck">
      <mi>ℝ</mi>
    </mstyle>
  </mrow>
</math>
</file>

<file path=Formula-604/content.xml><?xml version="1.0" encoding="utf-8"?>
<math xmlns="http://www.w3.org/1998/Math/MathML" display="inline">
  <mrow>
    <msub>
      <mi>f</mi>
      <mi>k</mi>
    </msub>
    <mo stretchy="false" form="prefix">(</mo>
    <mi>x</mi>
    <mo stretchy="false" form="postfix">)</mo>
  </mrow>
</math>
</file>

<file path=Formula-606/content.xml><?xml version="1.0" encoding="utf-8"?>
<math xmlns="http://www.w3.org/1998/Math/MathML" display="block">
  <mrow>
    <msub>
      <mi>f</mi>
      <mi>k</mi>
    </msub>
    <mo stretchy="false" form="prefix">(</mo>
    <mi>x</mi>
    <mo stretchy="false" form="postfix">)</mo>
    <mo>:=</mo>
    <mfrac>
      <mrow>
        <mi>F</mi>
        <mo stretchy="false" form="prefix">(</mo>
        <mi>x</mi>
        <mo>+</mo>
        <msup>
          <mn>2</mn>
          <mrow>
            <mo>−</mo>
            <mi>k</mi>
          </mrow>
        </msup>
        <mo stretchy="false" form="postfix">)</mo>
        <mo>−</mo>
        <mi>F</mi>
        <mo stretchy="false" form="prefix">(</mo>
        <mi>x</mi>
        <mo stretchy="false" form="postfix">)</mo>
      </mrow>
      <msup>
        <mn>2</mn>
        <mrow>
          <mo>−</mo>
          <mi>k</mi>
        </mrow>
      </msup>
    </mfrac>
    <mspace width="0.278em"/>
    <mrow>
      <mspace width="0.333em"/>
      <mtext mathvariant="normal"> où </mtext>
      <mspace width="0.333em"/>
    </mrow>
    <mspace width="0.278em"/>
    <mi>F</mi>
    <mo>:</mo>
    <mi>x</mi>
    <mo>∈</mo>
    <mstyle mathvariant="double-struck">
      <mi>ℝ</mi>
    </mstyle>
    <mo>↦</mo>
    <msubsup>
      <mo>∫</mo>
      <mn>0</mn>
      <mi>x</mi>
    </msubsup>
    <mi>f</mi>
    <mo stretchy="false" form="prefix">(</mo>
    <mi>t</mi>
    <mo stretchy="false" form="postfix">)</mo>
    <mspace width="0.167em"/>
    <mi>d</mi>
    <mi>t</mi>
    <mo>,</mo>
  </mrow>
</math>
</file>

<file path=Formula-608/content.xml><?xml version="1.0" encoding="utf-8"?>
<math xmlns="http://www.w3.org/1998/Math/MathML" display="inline">
  <mrow>
    <msub>
      <mi>f</mi>
      <mi>k</mi>
    </msub>
    <mo stretchy="false" form="prefix">(</mo>
    <mi>x</mi>
    <mo stretchy="false" form="postfix">)</mo>
    <mo>→</mo>
    <mi>f</mi>
    <mo stretchy="false" form="prefix">(</mo>
    <mi>x</mi>
    <mo stretchy="false" form="postfix">)</mo>
  </mrow>
</math>
</file>

<file path=Formula-610/content.xml><?xml version="1.0" encoding="utf-8"?>
<math xmlns="http://www.w3.org/1998/Math/MathML" display="inline">
  <mrow>
    <mi>k</mi>
    <mo>→</mo>
    <mo>+</mo>
    <mi>∞</mi>
  </mrow>
</math>
</file>

<file path=Formula-612/content.xml><?xml version="1.0" encoding="utf-8"?>
<math xmlns="http://www.w3.org/1998/Math/MathML" display="inline">
  <msub>
    <mi>f</mi>
    <mi>k</mi>
  </msub>
</math>
</file>

<file path=Formula-614/content.xml><?xml version="1.0" encoding="utf-8"?>
<math xmlns="http://www.w3.org/1998/Math/MathML" display="inline">
  <msub>
    <mi>f</mi>
    <mi>k</mi>
  </msub>
</math>
</file>

<file path=Formula-616/content.xml><?xml version="1.0" encoding="utf-8"?>
<math xmlns="http://www.w3.org/1998/Math/MathML" display="inline">
  <mi>f</mi>
</math>
</file>

<file path=Formula-618/content.xml><?xml version="1.0" encoding="utf-8"?>
<math xmlns="http://www.w3.org/1998/Math/MathML" display="inline">
  <mi>◼</mi>
</math>
</file>

<file path=Formula-62/content.xml><?xml version="1.0" encoding="utf-8"?>
<math xmlns="http://www.w3.org/1998/Math/MathML" display="inline">
  <mrow>
    <mi>x</mi>
    <mo>∈</mo>
    <msup>
      <mstyle mathvariant="double-struck">
        <mi>ℝ</mi>
      </mstyle>
      <mi>n</mi>
    </msup>
  </mrow>
</math>
</file>

<file path=Formula-620/content.xml><?xml version="1.0" encoding="utf-8"?>
<math xmlns="http://www.w3.org/1998/Math/MathML" display="inline">
  <mrow>
    <mi>f</mi>
    <mo>:</mo>
    <mstyle mathvariant="double-struck">
      <mi>ℝ</mi>
    </mstyle>
    <mo>→</mo>
    <msup>
      <mstyle mathvariant="double-struck">
        <mi>ℝ</mi>
      </mstyle>
      <mi>n</mi>
    </msup>
  </mrow>
</math>
</file>

<file path=Formula-622/content.xml><?xml version="1.0" encoding="utf-8"?>
<math xmlns="http://www.w3.org/1998/Math/MathML" display="inline">
  <mrow>
    <mi>g</mi>
    <mo>:</mo>
    <msup>
      <mstyle mathvariant="double-struck">
        <mi>ℝ</mi>
      </mstyle>
      <mi>n</mi>
    </msup>
    <mo>→</mo>
    <msup>
      <mstyle mathvariant="double-struck">
        <mi>ℝ</mi>
      </mstyle>
      <mi>m</mi>
    </msup>
  </mrow>
</math>
</file>

<file path=Formula-624/content.xml><?xml version="1.0" encoding="utf-8"?>
<math xmlns="http://www.w3.org/1998/Math/MathML" display="inline">
  <mrow>
    <mi>g</mi>
    <mo>∘</mo>
    <mi>f</mi>
  </mrow>
</math>
</file>

<file path=Formula-626/content.xml><?xml version="1.0" encoding="utf-8"?>
<math xmlns="http://www.w3.org/1998/Math/MathML" display="inline">
  <mi>U</mi>
</math>
</file>

<file path=Formula-628/content.xml><?xml version="1.0" encoding="utf-8"?>
<math xmlns="http://www.w3.org/1998/Math/MathML" display="inline">
  <msup>
    <mstyle mathvariant="double-struck">
      <mi>ℝ</mi>
    </mstyle>
    <mi>m</mi>
  </msup>
</math>
</file>

<file path=Formula-630/content.xml><?xml version="1.0" encoding="utf-8"?>
<math xmlns="http://www.w3.org/1998/Math/MathML" display="inline">
  <mi>g</mi>
</math>
</file>

<file path=Formula-632/content.xml><?xml version="1.0" encoding="utf-8"?>
<math xmlns="http://www.w3.org/1998/Math/MathML" display="inline">
  <mrow>
    <msup>
      <mi>g</mi>
      <mrow>
        <mo>−</mo>
        <mn>1</mn>
      </mrow>
    </msup>
    <mo stretchy="false" form="prefix">(</mo>
    <mi>U</mi>
    <mo stretchy="false" form="postfix">)</mo>
  </mrow>
</math>
</file>

<file path=Formula-634/content.xml><?xml version="1.0" encoding="utf-8"?>
<math xmlns="http://www.w3.org/1998/Math/MathML" display="inline">
  <msup>
    <mstyle mathvariant="double-struck">
      <mi>ℝ</mi>
    </mstyle>
    <mi>n</mi>
  </msup>
</math>
</file>

<file path=Formula-636/content.xml><?xml version="1.0" encoding="utf-8"?>
<math xmlns="http://www.w3.org/1998/Math/MathML" display="block">
  <mrow>
    <mo stretchy="false" form="prefix">(</mo>
    <mi>g</mi>
    <mo>∘</mo>
    <mi>f</mi>
    <msup>
      <mo stretchy="false" form="postfix">)</mo>
      <mrow>
        <mo>−</mo>
        <mn>1</mn>
      </mrow>
    </msup>
    <mo stretchy="false" form="prefix">(</mo>
    <mi>U</mi>
    <mo stretchy="false" form="postfix">)</mo>
    <mo>=</mo>
    <msup>
      <mi>f</mi>
      <mrow>
        <mo>−</mo>
        <mn>1</mn>
      </mrow>
    </msup>
    <mo stretchy="false" form="prefix">(</mo>
    <msup>
      <mi>g</mi>
      <mrow>
        <mo>−</mo>
        <mn>1</mn>
      </mrow>
    </msup>
    <mo stretchy="false" form="prefix">(</mo>
    <mi>U</mi>
    <mo stretchy="false" form="postfix">)</mo>
    <mo stretchy="false" form="postfix">)</mo>
  </mrow>
</math>
</file>

<file path=Formula-638/content.xml><?xml version="1.0" encoding="utf-8"?>
<math xmlns="http://www.w3.org/1998/Math/MathML" display="inline">
  <mrow>
    <mi>g</mi>
    <mo>∘</mo>
    <mi>f</mi>
  </mrow>
</math>
</file>

<file path=Formula-64/content.xml><?xml version="1.0" encoding="utf-8"?>
<math xmlns="http://www.w3.org/1998/Math/MathML" display="block">
  <mrow>
    <munder>
      <mo>lim</mo>
      <mrow>
        <mi>n</mi>
        <mo>→</mo>
        <mo>+</mo>
        <mi>∞</mi>
      </mrow>
    </munder>
    <msub>
      <mi>f</mi>
      <mi>n</mi>
    </msub>
    <mo stretchy="false" form="prefix">(</mo>
    <mi>x</mi>
    <mo stretchy="false" form="postfix">)</mo>
    <mo>=</mo>
    <mi>f</mi>
    <mo stretchy="false" form="prefix">(</mo>
    <mi>x</mi>
    <mo stretchy="false" form="postfix">)</mo>
  </mrow>
</math>
</file>

<file path=Formula-640/content.xml><?xml version="1.0" encoding="utf-8"?>
<math xmlns="http://www.w3.org/1998/Math/MathML" display="inline">
  <mi>◼</mi>
</math>
</file>

<file path=Formula-642/content.xml><?xml version="1.0" encoding="utf-8"?>
<math xmlns="http://www.w3.org/1998/Math/MathML" display="inline">
  <mrow>
    <mo>×</mo>
    <mo>:</mo>
    <mstyle mathvariant="double-struck">
      <mi>ℝ</mi>
    </mstyle>
    <mo>×</mo>
    <mstyle mathvariant="double-struck">
      <mi>ℝ</mi>
    </mstyle>
    <mo>→</mo>
    <mstyle mathvariant="double-struck">
      <mi>ℝ</mi>
    </mstyle>
  </mrow>
</math>
</file>

<file path=Formula-644/content.xml><?xml version="1.0" encoding="utf-8"?>
<math xmlns="http://www.w3.org/1998/Math/MathML" display="inline">
  <mi>◼</mi>
</math>
</file>

<file path=Formula-646/content.xml><?xml version="1.0" encoding="utf-8"?>
<math xmlns="http://www.w3.org/1998/Math/MathML" display="inline">
  <mrow>
    <mo stretchy="false" form="prefix">|</mo>
    <mspace width="0.167em"/>
    <mo>⋅</mo>
    <mspace width="0.167em"/>
    <mo stretchy="false" form="prefix">|</mo>
    <mo>:</mo>
    <mstyle mathvariant="double-struck">
      <mi>ℝ</mi>
    </mstyle>
    <mo>→</mo>
    <mstyle mathvariant="double-struck">
      <mi>ℝ</mi>
    </mstyle>
  </mrow>
</math>
</file>

<file path=Formula-648/content.xml><?xml version="1.0" encoding="utf-8"?>
<math xmlns="http://www.w3.org/1998/Math/MathML" display="inline">
  <mi>◼</mi>
</math>
</file>

<file path=Formula-650/content.xml><?xml version="1.0" encoding="utf-8"?>
<math xmlns="http://www.w3.org/1998/Math/MathML" display="inline">
  <mi>f</mi>
</math>
</file>

<file path=Formula-652/content.xml><?xml version="1.0" encoding="utf-8"?>
<math xmlns="http://www.w3.org/1998/Math/MathML" display="inline">
  <mrow>
    <mi>f</mi>
    <mo>≤</mo>
    <mi>f</mi>
    <mo>≤</mo>
    <mi>f</mi>
  </mrow>
</math>
</file>

<file path=Formula-654/content.xml><?xml version="1.0" encoding="utf-8"?>
<math xmlns="http://www.w3.org/1998/Math/MathML" display="inline">
  <mrow>
    <mi>f</mi>
    <mo>−</mo>
    <mi>g</mi>
  </mrow>
</math>
</file>

<file path=Formula-656/content.xml><?xml version="1.0" encoding="utf-8"?>
<math xmlns="http://www.w3.org/1998/Math/MathML" display="inline">
  <mrow>
    <mi>f</mi>
    <mo>−</mo>
    <mi>g</mi>
  </mrow>
</math>
</file>

<file path=Formula-658/content.xml><?xml version="1.0" encoding="utf-8"?>
<math xmlns="http://www.w3.org/1998/Math/MathML" display="inline">
  <mrow>
    <mn>0</mn>
    <mo>≤</mo>
    <mi>f</mi>
    <mo>−</mo>
    <mi>g</mi>
    <mo>≤</mo>
    <mi>h</mi>
    <mo>−</mo>
    <mi>g</mi>
  </mrow>
</math>
</file>

<file path=Formula-66/content.xml><?xml version="1.0" encoding="utf-8"?>
<math xmlns="http://www.w3.org/1998/Math/MathML" display="inline">
  <mi>g</mi>
</math>
</file>

<file path=Formula-660/content.xml><?xml version="1.0" encoding="utf-8"?>
<math xmlns="http://www.w3.org/1998/Math/MathML" display="inline">
  <msub>
    <mi>δ</mi>
    <mi>k</mi>
  </msub>
</math>
</file>

<file path=Formula-662/content.xml><?xml version="1.0" encoding="utf-8"?>
<math xmlns="http://www.w3.org/1998/Math/MathML" display="inline">
  <mrow>
    <mi>f</mi>
    <mo>−</mo>
    <mi>g</mi>
  </mrow>
</math>
</file>

<file path=Formula-664/content.xml><?xml version="1.0" encoding="utf-8"?>
<math xmlns="http://www.w3.org/1998/Math/MathML" display="inline">
  <mrow>
    <mn>0</mn>
    <mo>≤</mo>
    <msub>
      <mi>δ</mi>
      <mi>k</mi>
    </msub>
    <mo>≤</mo>
    <mi>h</mi>
    <mo>−</mo>
    <mi>g</mi>
  </mrow>
</math>
</file>

<file path=Formula-666/content.xml><?xml version="1.0" encoding="utf-8"?>
<math xmlns="http://www.w3.org/1998/Math/MathML" display="inline">
  <mrow>
    <mi>h</mi>
    <mo>−</mo>
    <mi>g</mi>
  </mrow>
</math>
</file>

<file path=Formula-668/content.xml><?xml version="1.0" encoding="utf-8"?>
<math xmlns="http://www.w3.org/1998/Math/MathML" display="inline">
  <mrow>
    <msub>
      <mi>χ</mi>
      <mrow>
        <mo stretchy="false" form="prefix">[</mo>
        <mo>−</mo>
        <mi>k</mi>
        <mo>,</mo>
        <mi>k</mi>
        <mo stretchy="false" form="postfix">]</mo>
      </mrow>
    </msub>
    <msub>
      <mi>δ</mi>
      <mi>k</mi>
    </msub>
  </mrow>
</math>
</file>

<file path=Formula-670/content.xml><?xml version="1.0" encoding="utf-8"?>
<math xmlns="http://www.w3.org/1998/Math/MathML" display="inline">
  <mrow>
    <msub>
      <mo>∑</mo>
      <mi>j</mi>
    </msub>
    <msub>
      <mi>α</mi>
      <mi>j</mi>
    </msub>
    <msub>
      <mi>χ</mi>
      <msub>
        <mi>A</mi>
        <mi>j</mi>
      </msub>
    </msub>
  </mrow>
</math>
</file>

<file path=Formula-672/content.xml><?xml version="1.0" encoding="utf-8"?>
<math xmlns="http://www.w3.org/1998/Math/MathML" display="inline">
  <msub>
    <mi>A</mi>
    <mi>j</mi>
  </msub>
</math>
</file>

<file path=Formula-674/content.xml><?xml version="1.0" encoding="utf-8"?>
<math xmlns="http://www.w3.org/1998/Math/MathML" display="inline">
  <mrow>
    <mo stretchy="false" form="prefix">[</mo>
    <mo>−</mo>
    <mi>k</mi>
    <mo>,</mo>
    <mi>k</mi>
    <mo stretchy="false" form="postfix">]</mo>
  </mrow>
</math>
</file>

<file path=Formula-676/content.xml><?xml version="1.0" encoding="utf-8"?>
<math xmlns="http://www.w3.org/1998/Math/MathML" display="inline">
  <msub>
    <mi>A</mi>
    <mi>j</mi>
  </msub>
</math>
</file>

<file path=Formula-678/content.xml><?xml version="1.0" encoding="utf-8"?>
<math xmlns="http://www.w3.org/1998/Math/MathML" display="inline">
  <mrow>
    <mi>f</mi>
    <mo>−</mo>
    <mi>g</mi>
  </mrow>
</math>
</file>

<file path=Formula-68/content.xml><?xml version="1.0" encoding="utf-8"?>
<math xmlns="http://www.w3.org/1998/Math/MathML" display="inline">
  <mi>h</mi>
</math>
</file>

<file path=Formula-680/content.xml><?xml version="1.0" encoding="utf-8"?>
<math xmlns="http://www.w3.org/1998/Math/MathML" display="inline">
  <mrow>
    <msub>
      <mi>χ</mi>
      <mrow>
        <mo stretchy="false" form="prefix">[</mo>
        <mo>−</mo>
        <mi>k</mi>
        <mo>,</mo>
        <mi>k</mi>
        <mo stretchy="false" form="postfix">]</mo>
      </mrow>
    </msub>
    <msub>
      <mi>δ</mi>
      <mi>k</mi>
    </msub>
  </mrow>
</math>
</file>

<file path=Formula-682/content.xml><?xml version="1.0" encoding="utf-8"?>
<math xmlns="http://www.w3.org/1998/Math/MathML" display="inline">
  <mn>0</mn>
</math>
</file>

<file path=Formula-684/content.xml><?xml version="1.0" encoding="utf-8"?>
<math xmlns="http://www.w3.org/1998/Math/MathML" display="inline">
  <mrow>
    <mi>h</mi>
    <mo>−</mo>
    <mi>g</mi>
  </mrow>
</math>
</file>

<file path=Formula-686/content.xml><?xml version="1.0" encoding="utf-8"?>
<math xmlns="http://www.w3.org/1998/Math/MathML" display="inline">
  <mrow>
    <mi>f</mi>
    <mo>−</mo>
    <mi>g</mi>
  </mrow>
</math>
</file>

<file path=Formula-688/content.xml><?xml version="1.0" encoding="utf-8"?>
<math xmlns="http://www.w3.org/1998/Math/MathML" display="inline">
  <mrow>
    <mi>f</mi>
    <mo>=</mo>
    <mo stretchy="false" form="prefix">(</mo>
    <mi>f</mi>
    <mo>−</mo>
    <mi>g</mi>
    <mo stretchy="false" form="postfix">)</mo>
    <mo>+</mo>
    <mi>g</mi>
  </mrow>
</math>
</file>

<file path=Formula-690/content.xml><?xml version="1.0" encoding="utf-8"?>
<math xmlns="http://www.w3.org/1998/Math/MathML" display="inline">
  <mi>◼</mi>
</math>
</file>

<file path=Formula-692/content.xml><?xml version="1.0" encoding="utf-8"?>
<math xmlns="http://www.w3.org/1998/Math/MathML" display="inline">
  <mrow>
    <mi>f</mi>
    <mo>:</mo>
    <mstyle mathvariant="double-struck">
      <mi>ℝ</mi>
    </mstyle>
    <mo>→</mo>
    <mstyle mathvariant="double-struck">
      <mi>ℝ</mi>
    </mstyle>
  </mrow>
</math>
</file>

<file path=Formula-694/content.xml><?xml version="1.0" encoding="utf-8"?>
<math xmlns="http://www.w3.org/1998/Math/MathML" display="inline">
  <mrow>
    <mi>g</mi>
    <mo>:</mo>
    <mstyle mathvariant="double-struck">
      <mi>ℝ</mi>
    </mstyle>
    <mo>→</mo>
    <mstyle mathvariant="double-struck">
      <mi>ℝ</mi>
    </mstyle>
  </mrow>
</math>
</file>

<file path=Formula-696/content.xml><?xml version="1.0" encoding="utf-8"?>
<math xmlns="http://www.w3.org/1998/Math/MathML" display="inline">
  <mrow>
    <mi>f</mi>
    <mi>g</mi>
  </mrow>
</math>
</file>

<file path=Formula-698/content.xml><?xml version="1.0" encoding="utf-8"?>
<math xmlns="http://www.w3.org/1998/Math/MathML" display="inline">
  <mi>f</mi>
</math>
</file>

<file path=Formula-70/content.xml><?xml version="1.0" encoding="utf-8"?>
<math xmlns="http://www.w3.org/1998/Math/MathML" display="inline">
  <msub>
    <mi>f</mi>
    <mi>n</mi>
  </msub>
</math>
</file>

<file path=Formula-700/content.xml><?xml version="1.0" encoding="utf-8"?>
<math xmlns="http://www.w3.org/1998/Math/MathML" display="inline">
  <mi>g</mi>
</math>
</file>

<file path=Formula-702/content.xml><?xml version="1.0" encoding="utf-8"?>
<math xmlns="http://www.w3.org/1998/Math/MathML" display="inline">
  <mrow>
    <mi>f</mi>
    <mi>g</mi>
  </mrow>
</math>
</file>

<file path=Formula-704/content.xml><?xml version="1.0" encoding="utf-8"?>
<math xmlns="http://www.w3.org/1998/Math/MathML" display="inline">
  <mrow>
    <mo stretchy="false" form="prefix">|</mo>
    <mi>g</mi>
    <mo stretchy="false" form="prefix">|</mo>
    <mo>≤</mo>
    <mi>M</mi>
  </mrow>
</math>
</file>

<file path=Formula-706/content.xml><?xml version="1.0" encoding="utf-8"?>
<math xmlns="http://www.w3.org/1998/Math/MathML" display="block">
  <mrow>
    <mo>−</mo>
    <mi>M</mi>
    <mo stretchy="false" form="prefix">|</mo>
    <mi>f</mi>
    <mo stretchy="false" form="prefix">|</mo>
    <mo>≤</mo>
    <mi>f</mi>
    <mi>g</mi>
    <mo>≤</mo>
    <mi>M</mi>
    <mo stretchy="false" form="prefix">|</mo>
    <mi>f</mi>
    <mo stretchy="false" form="prefix">|</mo>
  </mrow>
</math>
</file>

<file path=Formula-708/content.xml><?xml version="1.0" encoding="utf-8"?>
<math xmlns="http://www.w3.org/1998/Math/MathML" display="inline">
  <mrow>
    <mo>−</mo>
    <mi>M</mi>
    <mo stretchy="false" form="prefix">|</mo>
    <mi>f</mi>
    <mo stretchy="false" form="prefix">|</mo>
  </mrow>
</math>
</file>

<file path=Formula-710/content.xml><?xml version="1.0" encoding="utf-8"?>
<math xmlns="http://www.w3.org/1998/Math/MathML" display="inline">
  <mrow>
    <mi>M</mi>
    <mo stretchy="false" form="prefix">|</mo>
    <mi>f</mi>
    <mo stretchy="false" form="prefix">|</mo>
  </mrow>
</math>
</file>

<file path=Formula-712/content.xml><?xml version="1.0" encoding="utf-8"?>
<math xmlns="http://www.w3.org/1998/Math/MathML" display="inline">
  <mrow>
    <mi>f</mi>
    <mi>g</mi>
  </mrow>
</math>
</file>

<file path=Formula-714/content.xml><?xml version="1.0" encoding="utf-8"?>
<math xmlns="http://www.w3.org/1998/Math/MathML" display="inline">
  <mrow>
    <mo stretchy="false" form="prefix">|</mo>
    <mi>f</mi>
    <mi>g</mi>
    <mo stretchy="false" form="prefix">|</mo>
  </mrow>
</math>
</file>

<file path=Formula-716/content.xml><?xml version="1.0" encoding="utf-8"?>
<math xmlns="http://www.w3.org/1998/Math/MathML" display="inline">
  <mrow>
    <mi>f</mi>
    <mi>g</mi>
  </mrow>
</math>
</file>

<file path=Formula-718/content.xml><?xml version="1.0" encoding="utf-8"?>
<math xmlns="http://www.w3.org/1998/Math/MathML" display="inline">
  <mrow>
    <mo>−</mo>
    <mi>M</mi>
    <mo stretchy="false" form="prefix">|</mo>
    <mi>f</mi>
    <mo stretchy="false" form="prefix">|</mo>
    <mo>≤</mo>
    <mi>f</mi>
    <mi>g</mi>
    <mo>≤</mo>
    <mi>M</mi>
    <mo stretchy="false" form="prefix">|</mo>
    <mi>f</mi>
    <mo stretchy="false" form="prefix">|</mo>
  </mrow>
</math>
</file>

<file path=Formula-72/content.xml><?xml version="1.0" encoding="utf-8"?>
<math xmlns="http://www.w3.org/1998/Math/MathML" display="inline">
  <mrow>
    <mi>n</mi>
    <mo>∈</mo>
    <mstyle mathvariant="double-struck">
      <mi>ℕ</mi>
    </mstyle>
  </mrow>
</math>
</file>

<file path=Formula-720/content.xml><?xml version="1.0" encoding="utf-8"?>
<math xmlns="http://www.w3.org/1998/Math/MathML" display="inline">
  <mi>◼</mi>
</math>
</file>

<file path=Formula-722/content.xml><?xml version="1.0" encoding="utf-8"?>
<math xmlns="http://www.w3.org/1998/Math/MathML" display="inline">
  <mrow>
    <mi>f</mi>
    <mo>:</mo>
    <mstyle mathvariant="double-struck">
      <mi>ℝ</mi>
    </mstyle>
    <mo>→</mo>
    <mstyle mathvariant="double-struck">
      <mi>ℝ</mi>
    </mstyle>
  </mrow>
</math>
</file>

<file path=Formula-724/content.xml><?xml version="1.0" encoding="utf-8"?>
<math xmlns="http://www.w3.org/1998/Math/MathML" display="inline">
  <mi>f</mi>
</math>
</file>

<file path=Formula-726/content.xml><?xml version="1.0" encoding="utf-8"?>
<math xmlns="http://www.w3.org/1998/Math/MathML" display="inline">
  <mrow>
    <mo stretchy="false" form="prefix">|</mo>
    <mi>f</mi>
    <mo stretchy="false" form="prefix">|</mo>
  </mrow>
</math>
</file>

<file path=Formula-728/content.xml><?xml version="1.0" encoding="utf-8"?>
<math xmlns="http://www.w3.org/1998/Math/MathML" display="inline">
  <mi>f</mi>
</math>
</file>

<file path=Formula-730/content.xml><?xml version="1.0" encoding="utf-8"?>
<math xmlns="http://www.w3.org/1998/Math/MathML" display="inline">
  <mrow>
    <mo stretchy="false" form="prefix">|</mo>
    <mi>f</mi>
    <mo stretchy="false" form="prefix">|</mo>
  </mrow>
</math>
</file>

<file path=Formula-732/content.xml><?xml version="1.0" encoding="utf-8"?>
<math xmlns="http://www.w3.org/1998/Math/MathML" display="inline">
  <mstyle mathvariant="double-struck">
    <mi>ℝ</mi>
  </mstyle>
</math>
</file>

<file path=Formula-734/content.xml><?xml version="1.0" encoding="utf-8"?>
<math xmlns="http://www.w3.org/1998/Math/MathML" display="inline">
  <mstyle mathvariant="double-struck">
    <mi>ℝ</mi>
  </mstyle>
</math>
</file>

<file path=Formula-736/content.xml><?xml version="1.0" encoding="utf-8"?>
<math xmlns="http://www.w3.org/1998/Math/MathML" display="inline">
  <mi>f</mi>
</math>
</file>

<file path=Formula-738/content.xml><?xml version="1.0" encoding="utf-8"?>
<math xmlns="http://www.w3.org/1998/Math/MathML" display="inline">
  <mi>g</mi>
</math>
</file>

<file path=Formula-74/content.xml><?xml version="1.0" encoding="utf-8"?>
<math xmlns="http://www.w3.org/1998/Math/MathML" display="inline">
  <mrow>
    <mi>x</mi>
    <mo>∈</mo>
    <mstyle mathvariant="double-struck">
      <mi>ℝ</mi>
    </mstyle>
  </mrow>
</math>
</file>

<file path=Formula-740/content.xml><?xml version="1.0" encoding="utf-8"?>
<math xmlns="http://www.w3.org/1998/Math/MathML" display="inline">
  <mrow>
    <mi>λ</mi>
    <mo>∈</mo>
    <mstyle mathvariant="double-struck">
      <mi>ℝ</mi>
    </mstyle>
  </mrow>
</math>
</file>

<file path=Formula-742/content.xml><?xml version="1.0" encoding="utf-8"?>
<math xmlns="http://www.w3.org/1998/Math/MathML" display="inline">
  <mrow>
    <mi>λ</mi>
    <mi>f</mi>
  </mrow>
</math>
</file>

<file path=Formula-744/content.xml><?xml version="1.0" encoding="utf-8"?>
<math xmlns="http://www.w3.org/1998/Math/MathML" display="inline">
  <mrow>
    <mi>λ</mi>
    <mi>f</mi>
  </mrow>
</math>
</file>

<file path=Formula-746/content.xml><?xml version="1.0" encoding="utf-8"?>
<math xmlns="http://www.w3.org/1998/Math/MathML" display="inline">
  <mrow>
    <mo stretchy="false" form="prefix">|</mo>
    <mi>λ</mi>
    <mi>f</mi>
    <mo stretchy="false" form="prefix">|</mo>
  </mrow>
</math>
</file>

<file path=Formula-748/content.xml><?xml version="1.0" encoding="utf-8"?>
<math xmlns="http://www.w3.org/1998/Math/MathML" display="inline">
  <mrow>
    <mo>−</mo>
    <mo stretchy="false" form="prefix">|</mo>
    <mi>λ</mi>
    <mo stretchy="false" form="prefix">|</mo>
    <mo stretchy="false" form="prefix">|</mo>
    <mi>f</mi>
    <mo stretchy="false" form="prefix">|</mo>
  </mrow>
</math>
</file>

<file path=Formula-750/content.xml><?xml version="1.0" encoding="utf-8"?>
<math xmlns="http://www.w3.org/1998/Math/MathML" display="inline">
  <mrow>
    <mo stretchy="false" form="prefix">|</mo>
    <mi>λ</mi>
    <mo stretchy="false" form="prefix">|</mo>
    <mo stretchy="false" form="prefix">|</mo>
    <mi>f</mi>
    <mo stretchy="false" form="prefix">|</mo>
  </mrow>
</math>
</file>

<file path=Formula-752/content.xml><?xml version="1.0" encoding="utf-8"?>
<math xmlns="http://www.w3.org/1998/Math/MathML" display="inline">
  <mrow>
    <mi>f</mi>
    <mo>+</mo>
    <mi>g</mi>
  </mrow>
</math>
</file>

<file path=Formula-754/content.xml><?xml version="1.0" encoding="utf-8"?>
<math xmlns="http://www.w3.org/1998/Math/MathML" display="inline">
  <mrow>
    <mi>f</mi>
    <mo>+</mo>
    <mi>g</mi>
  </mrow>
</math>
</file>

<file path=Formula-756/content.xml><?xml version="1.0" encoding="utf-8"?>
<math xmlns="http://www.w3.org/1998/Math/MathML" display="inline">
  <mrow>
    <mo stretchy="false" form="prefix">|</mo>
    <mi>f</mi>
    <mo>+</mo>
    <mi>g</mi>
    <mo stretchy="false" form="prefix">|</mo>
  </mrow>
</math>
</file>

<file path=Formula-758/content.xml><?xml version="1.0" encoding="utf-8"?>
<math xmlns="http://www.w3.org/1998/Math/MathML" display="inline">
  <mrow>
    <mo>−</mo>
    <mo stretchy="false" form="prefix">|</mo>
    <mi>f</mi>
    <mo stretchy="false" form="prefix">|</mo>
    <mo>−</mo>
    <mo stretchy="false" form="prefix">|</mo>
    <mi>g</mi>
    <mo stretchy="false" form="prefix">|</mo>
  </mrow>
</math>
</file>

<file path=Formula-76/content.xml><?xml version="1.0" encoding="utf-8"?>
<math xmlns="http://www.w3.org/1998/Math/MathML" display="block">
  <mrow>
    <mi>g</mi>
    <mo stretchy="false" form="prefix">(</mo>
    <mi>x</mi>
    <mo stretchy="false" form="postfix">)</mo>
    <mo>≤</mo>
    <msub>
      <mi>f</mi>
      <mi>n</mi>
    </msub>
    <mo stretchy="false" form="prefix">(</mo>
    <mi>x</mi>
    <mo stretchy="false" form="postfix">)</mo>
    <mo>≤</mo>
    <mi>h</mi>
    <mo stretchy="false" form="prefix">(</mo>
    <mi>x</mi>
    <mo stretchy="false" form="postfix">)</mo>
  </mrow>
</math>
</file>

<file path=Formula-760/content.xml><?xml version="1.0" encoding="utf-8"?>
<math xmlns="http://www.w3.org/1998/Math/MathML" display="inline">
  <mrow>
    <mo stretchy="false" form="prefix">|</mo>
    <mi>f</mi>
    <mo stretchy="false" form="prefix">|</mo>
    <mo>+</mo>
    <mo stretchy="false" form="prefix">|</mo>
    <mi>g</mi>
    <mo stretchy="false" form="prefix">|</mo>
  </mrow>
</math>
</file>

<file path=Formula-762/content.xml><?xml version="1.0" encoding="utf-8"?>
<math xmlns="http://www.w3.org/1998/Math/MathML" display="inline">
  <mi>◼</mi>
</math>
</file>

<file path=Formula-764/content.xml><?xml version="1.0" encoding="utf-8"?>
<math xmlns="http://www.w3.org/1998/Math/MathML" display="inline">
  <mrow>
    <mi>f</mi>
    <mo>:</mo>
    <mstyle mathvariant="double-struck">
      <mi>ℝ</mi>
    </mstyle>
    <mo>→</mo>
    <mstyle mathvariant="double-struck">
      <mi>ℝ</mi>
    </mstyle>
  </mrow>
</math>
</file>

<file path=Formula-766/content.xml><?xml version="1.0" encoding="utf-8"?>
<math xmlns="http://www.w3.org/1998/Math/MathML" display="block">
  <mrow>
    <mrow>
      <mo stretchy="true" form="prefix">|</mo>
      <msub>
        <mo>∫</mo>
        <mstyle mathvariant="double-struck">
          <mi>ℝ</mi>
        </mstyle>
      </msub>
      <mi>f</mi>
      <mo stretchy="false" form="prefix">(</mo>
      <mi>t</mi>
      <mo stretchy="false" form="postfix">)</mo>
      <mspace width="0.167em"/>
      <mi>d</mi>
      <mi>t</mi>
      <mo stretchy="true" form="postfix">|</mo>
    </mrow>
    <mo>≤</mo>
    <msub>
      <mo>∫</mo>
      <mstyle mathvariant="double-struck">
        <mi>ℝ</mi>
      </mstyle>
    </msub>
    <mo stretchy="false" form="prefix">|</mo>
    <mi>f</mi>
    <mo stretchy="false" form="prefix">(</mo>
    <mi>t</mi>
    <mo stretchy="false" form="postfix">)</mo>
    <mo stretchy="false" form="prefix">|</mo>
    <mspace width="0.167em"/>
    <mi>d</mi>
    <mi>t</mi>
    <mi>.</mi>
  </mrow>
</math>
</file>

<file path=Formula-768/content.xml><?xml version="1.0" encoding="utf-8"?>
<math xmlns="http://www.w3.org/1998/Math/MathML" display="inline">
  <mi>f</mi>
</math>
</file>

<file path=Formula-770/content.xml><?xml version="1.0" encoding="utf-8"?>
<math xmlns="http://www.w3.org/1998/Math/MathML" display="inline">
  <mrow>
    <mo stretchy="false" form="prefix">|</mo>
    <mi>f</mi>
    <mo stretchy="false" form="prefix">|</mo>
  </mrow>
</math>
</file>

<file path=Formula-772/content.xml><?xml version="1.0" encoding="utf-8"?>
<math xmlns="http://www.w3.org/1998/Math/MathML" display="inline">
  <mrow>
    <mi>ε</mi>
    <mo>&gt;</mo>
    <mn>0</mn>
  </mrow>
</math>
</file>

<file path=Formula-774/content.xml><?xml version="1.0" encoding="utf-8"?>
<math xmlns="http://www.w3.org/1998/Math/MathML" display="inline">
  <mi>γ</mi>
</math>
</file>

<file path=Formula-776/content.xml><?xml version="1.0" encoding="utf-8"?>
<math xmlns="http://www.w3.org/1998/Math/MathML" display="inline">
  <mstyle mathvariant="double-struck">
    <mi>ℝ</mi>
  </mstyle>
</math>
</file>

<file path=Formula-778/content.xml><?xml version="1.0" encoding="utf-8"?>
<math xmlns="http://www.w3.org/1998/Math/MathML" display="inline">
  <mrow>
    <mi>r</mi>
    <mo>&gt;</mo>
    <mn>0</mn>
  </mrow>
</math>
</file>

<file path=Formula-78/content.xml><?xml version="1.0" encoding="utf-8"?>
<math xmlns="http://www.w3.org/1998/Math/MathML" display="inline">
  <mi>f</mi>
</math>
</file>

<file path=Formula-780/content.xml><?xml version="1.0" encoding="utf-8"?>
<math xmlns="http://www.w3.org/1998/Math/MathML" display="inline">
  <mrow>
    <mo stretchy="false" form="prefix">(</mo>
    <mi>a</mi>
    <mo>,</mo>
    <mi>b</mi>
    <mo stretchy="false" form="postfix">)</mo>
  </mrow>
</math>
</file>

<file path=Formula-782/content.xml><?xml version="1.0" encoding="utf-8"?>
<math xmlns="http://www.w3.org/1998/Math/MathML" display="inline">
  <mrow>
    <mi>a</mi>
    <mo>≤</mo>
    <mo>−</mo>
    <mi>r</mi>
  </mrow>
</math>
</file>

<file path=Formula-784/content.xml><?xml version="1.0" encoding="utf-8"?>
<math xmlns="http://www.w3.org/1998/Math/MathML" display="inline">
  <mrow>
    <mi>r</mi>
    <mo>≤</mo>
    <mi>b</mi>
  </mrow>
</math>
</file>

<file path=Formula-786/content.xml><?xml version="1.0" encoding="utf-8"?>
<math xmlns="http://www.w3.org/1998/Math/MathML" display="inline">
  <mstyle mathvariant="script">
    <mi>𝒟</mi>
  </mstyle>
</math>
</file>

<file path=Formula-788/content.xml><?xml version="1.0" encoding="utf-8"?>
<math xmlns="http://www.w3.org/1998/Math/MathML" display="inline">
  <mrow>
    <mo stretchy="false" form="prefix">[</mo>
    <mi>a</mi>
    <mo>,</mo>
    <mi>b</mi>
    <mo stretchy="false" form="postfix">]</mo>
  </mrow>
</math>
</file>

<file path=Formula-790/content.xml><?xml version="1.0" encoding="utf-8"?>
<math xmlns="http://www.w3.org/1998/Math/MathML" display="inline">
  <mi>γ</mi>
</math>
</file>

<file path=Formula-792/content.xml><?xml version="1.0" encoding="utf-8"?>
<math xmlns="http://www.w3.org/1998/Math/MathML" display="block">
  <mrow>
    <mrow>
      <mo stretchy="true" form="prefix">|</mo>
      <mi>S</mi>
      <mo stretchy="false" form="prefix">(</mo>
      <mi>f</mi>
      <mo>,</mo>
      <mstyle mathvariant="script">
        <mi>𝒟</mi>
      </mstyle>
      <mo stretchy="false" form="postfix">)</mo>
      <mo>−</mo>
      <msub>
        <mo>∫</mo>
        <mstyle mathvariant="double-struck">
          <mi>ℝ</mi>
        </mstyle>
      </msub>
      <mi>f</mi>
      <mo stretchy="false" form="prefix">(</mo>
      <mi>t</mi>
      <mo stretchy="false" form="postfix">)</mo>
      <mspace width="0.167em"/>
      <mi>d</mi>
      <mi>t</mi>
      <mo stretchy="true" form="postfix">|</mo>
    </mrow>
    <mo>≤</mo>
    <mi>ε</mi>
    <mi>/</mi>
    <mn>2</mn>
    <mspace width="0.278em"/>
    <mrow>
      <mspace width="0.333em"/>
      <mtext mathvariant="normal"> et </mtext>
      <mspace width="0.333em"/>
    </mrow>
    <mspace width="0.278em"/>
    <mrow>
      <mo stretchy="true" form="prefix">|</mo>
      <mi>S</mi>
      <mo stretchy="false" form="prefix">(</mo>
      <mo stretchy="false" form="prefix">|</mo>
      <mi>f</mi>
      <mo stretchy="false" form="prefix">|</mo>
      <mo>,</mo>
      <mstyle mathvariant="script">
        <mi>𝒟</mi>
      </mstyle>
      <mo stretchy="false" form="postfix">)</mo>
      <mo>−</mo>
      <msub>
        <mo>∫</mo>
        <mstyle mathvariant="double-struck">
          <mi>ℝ</mi>
        </mstyle>
      </msub>
      <mo stretchy="false" form="prefix">|</mo>
      <mi>f</mi>
      <mo stretchy="false" form="prefix">(</mo>
      <mi>t</mi>
      <mo stretchy="false" form="postfix">)</mo>
      <mo stretchy="false" form="prefix">|</mo>
      <mspace width="0.167em"/>
      <mi>d</mi>
      <mi>t</mi>
      <mo stretchy="true" form="postfix">|</mo>
    </mrow>
    <mo>≤</mo>
    <mi>ε</mi>
    <mi>/</mi>
    <mn>2</mn>
    <mi>.</mi>
  </mrow>
</math>
</file>

<file path=Formula-794/content.xml><?xml version="1.0" encoding="utf-8"?>
<math xmlns="http://www.w3.org/1998/Math/MathML" display="inline">
  <mrow>
    <mi>S</mi>
    <mo stretchy="false" form="prefix">(</mo>
    <mi>f</mi>
    <mo>,</mo>
    <mstyle mathvariant="script">
      <mi>𝒟</mi>
    </mstyle>
    <mo stretchy="false" form="postfix">)</mo>
  </mrow>
</math>
</file>

<file path=Formula-796/content.xml><?xml version="1.0" encoding="utf-8"?>
<math xmlns="http://www.w3.org/1998/Math/MathML" display="block">
  <mrow>
    <msub>
      <mo>∫</mo>
      <mstyle mathvariant="double-struck">
        <mi>ℝ</mi>
      </mstyle>
    </msub>
    <mi>f</mi>
    <mo stretchy="false" form="prefix">(</mo>
    <mi>t</mi>
    <mo stretchy="false" form="postfix">)</mo>
    <mspace width="0.167em"/>
    <mi>d</mi>
    <mi>t</mi>
    <mo>≤</mo>
    <mi>S</mi>
    <mo stretchy="false" form="prefix">(</mo>
    <mi>f</mi>
    <mo>,</mo>
    <mstyle mathvariant="script">
      <mi>𝒟</mi>
    </mstyle>
    <mo stretchy="false" form="postfix">)</mo>
    <mo>+</mo>
    <mi>ε</mi>
    <mi>/</mi>
    <mn>2</mn>
    <mo>≤</mo>
    <mi>S</mi>
    <mo stretchy="false" form="prefix">(</mo>
    <mo stretchy="false" form="prefix">|</mo>
    <mi>f</mi>
    <mo stretchy="false" form="prefix">|</mo>
    <mo>,</mo>
    <mstyle mathvariant="script">
      <mi>𝒟</mi>
    </mstyle>
    <mo stretchy="false" form="postfix">)</mo>
    <mo>+</mo>
    <mi>ε</mi>
    <mi>/</mi>
    <mn>2</mn>
    <mo>≤</mo>
    <msub>
      <mo>∫</mo>
      <mstyle mathvariant="double-struck">
        <mi>ℝ</mi>
      </mstyle>
    </msub>
    <mo stretchy="false" form="prefix">|</mo>
    <mi>f</mi>
    <mo stretchy="false" form="prefix">(</mo>
    <mi>t</mi>
    <mo stretchy="false" form="postfix">)</mo>
    <mo stretchy="false" form="prefix">|</mo>
    <mspace width="0.167em"/>
    <mi>d</mi>
    <mi>t</mi>
    <mo>+</mo>
    <mi>ε</mi>
    <mo>,</mo>
  </mrow>
</math>
</file>

<file path=Formula-798/content.xml><?xml version="1.0" encoding="utf-8"?>
<math xmlns="http://www.w3.org/1998/Math/MathML" display="inline">
  <mi>ε</mi>
</math>
</file>

<file path=Formula-8/content.xml><?xml version="1.0" encoding="utf-8"?>
<math xmlns="http://www.w3.org/1998/Math/MathML" display="inline">
  <mrow>
    <mo stretchy="false" form="prefix">[</mo>
    <mi>a</mi>
    <mo>,</mo>
    <mi>b</mi>
    <mo stretchy="false" form="postfix">]</mo>
  </mrow>
</math>
</file>

<file path=Formula-80/content.xml><?xml version="1.0" encoding="utf-8"?>
<math xmlns="http://www.w3.org/1998/Math/MathML" display="block">
  <mrow>
    <msub>
      <mo>∫</mo>
      <mstyle mathvariant="double-struck">
        <mi>ℝ</mi>
      </mstyle>
    </msub>
    <mi>f</mi>
    <mo stretchy="false" form="prefix">(</mo>
    <mi>t</mi>
    <mo stretchy="false" form="postfix">)</mo>
    <mspace width="0.167em"/>
    <mi>d</mi>
    <mi>t</mi>
    <mo>=</mo>
    <msub>
      <mo>∫</mo>
      <mstyle mathvariant="double-struck">
        <mi>ℝ</mi>
      </mstyle>
    </msub>
    <munder>
      <mo>lim</mo>
      <mrow>
        <mi>n</mi>
        <mo>→</mo>
        <mo>+</mo>
        <mi>∞</mi>
      </mrow>
    </munder>
    <msub>
      <mi>f</mi>
      <mi>n</mi>
    </msub>
    <mo stretchy="false" form="prefix">(</mo>
    <mi>t</mi>
    <mo stretchy="false" form="postfix">)</mo>
    <mspace width="0.167em"/>
    <mi>d</mi>
    <mi>t</mi>
    <mo>=</mo>
    <munder>
      <mo>lim</mo>
      <mrow>
        <mi>n</mi>
        <mo>→</mo>
        <mo>+</mo>
        <mi>∞</mi>
      </mrow>
    </munder>
    <msub>
      <mo>∫</mo>
      <mstyle mathvariant="double-struck">
        <mi>ℝ</mi>
      </mstyle>
    </msub>
    <msub>
      <mi>f</mi>
      <mi>n</mi>
    </msub>
    <mo stretchy="false" form="prefix">(</mo>
    <mi>t</mi>
    <mo stretchy="false" form="postfix">)</mo>
    <mspace width="0.167em"/>
    <mi>d</mi>
    <mi>t</mi>
    <mi>.</mi>
  </mrow>
</math>
</file>

<file path=Formula-800/content.xml><?xml version="1.0" encoding="utf-8"?>
<math xmlns="http://www.w3.org/1998/Math/MathML" display="block">
  <mrow>
    <msub>
      <mo>∫</mo>
      <mstyle mathvariant="double-struck">
        <mi>ℝ</mi>
      </mstyle>
    </msub>
    <mi>f</mi>
    <mo stretchy="false" form="prefix">(</mo>
    <mi>t</mi>
    <mo stretchy="false" form="postfix">)</mo>
    <mspace width="0.167em"/>
    <mi>d</mi>
    <mi>t</mi>
    <mo>≤</mo>
    <msub>
      <mo>∫</mo>
      <mstyle mathvariant="double-struck">
        <mi>ℝ</mi>
      </mstyle>
    </msub>
    <mo stretchy="false" form="prefix">|</mo>
    <mi>f</mi>
    <mo stretchy="false" form="prefix">(</mo>
    <mi>t</mi>
    <mo stretchy="false" form="postfix">)</mo>
    <mo stretchy="false" form="prefix">|</mo>
    <mspace width="0.167em"/>
    <mi>d</mi>
    <mi>t</mi>
    <mi>.</mi>
  </mrow>
</math>
</file>

<file path=Formula-802/content.xml><?xml version="1.0" encoding="utf-8"?>
<math xmlns="http://www.w3.org/1998/Math/MathML" display="block">
  <mrow>
    <mo>−</mo>
    <msub>
      <mo>∫</mo>
      <mstyle mathvariant="double-struck">
        <mi>ℝ</mi>
      </mstyle>
    </msub>
    <mi>f</mi>
    <mo stretchy="false" form="prefix">(</mo>
    <mi>t</mi>
    <mo stretchy="false" form="postfix">)</mo>
    <mspace width="0.167em"/>
    <mi>d</mi>
    <mi>t</mi>
    <mo>≤</mo>
    <msub>
      <mo>∫</mo>
      <mstyle mathvariant="double-struck">
        <mi>ℝ</mi>
      </mstyle>
    </msub>
    <mo stretchy="false" form="prefix">|</mo>
    <mi>f</mi>
    <mo stretchy="false" form="prefix">(</mo>
    <mi>t</mi>
    <mo stretchy="false" form="postfix">)</mo>
    <mo stretchy="false" form="prefix">|</mo>
    <mspace width="0.167em"/>
    <mi>d</mi>
    <mi>t</mi>
    <mi>.</mi>
  </mrow>
</math>
</file>

<file path=Formula-804/content.xml><?xml version="1.0" encoding="utf-8"?>
<math xmlns="http://www.w3.org/1998/Math/MathML" display="inline">
  <mi>f</mi>
</math>
</file>

<file path=Formula-806/content.xml><?xml version="1.0" encoding="utf-8"?>
<math xmlns="http://www.w3.org/1998/Math/MathML" display="inline">
  <mrow>
    <mo>−</mo>
    <mi>f</mi>
  </mrow>
</math>
</file>

<file path=Formula-808/content.xml><?xml version="1.0" encoding="utf-8"?>
<math xmlns="http://www.w3.org/1998/Math/MathML" display="inline">
  <mi>◼</mi>
</math>
</file>

<file path=Formula-810/content.xml><?xml version="1.0" encoding="utf-8"?>
<math xmlns="http://www.w3.org/1998/Math/MathML" display="inline">
  <mrow>
    <mi>f</mi>
    <mo>:</mo>
    <mo stretchy="false" form="prefix">[</mo>
    <mn>0</mn>
    <mo>,</mo>
    <mn>1</mn>
    <mo stretchy="false" form="postfix">]</mo>
    <mo>→</mo>
    <mstyle mathvariant="double-struck">
      <mi>ℝ</mi>
    </mstyle>
  </mrow>
</math>
</file>

<file path=Formula-812/content.xml><?xml version="1.0" encoding="utf-8"?>
<math xmlns="http://www.w3.org/1998/Math/MathML" display="block">
  <mrow>
    <mi>f</mi>
    <mo stretchy="false" form="prefix">(</mo>
    <mi>x</mi>
    <mo stretchy="false" form="postfix">)</mo>
    <mo>=</mo>
    <mfrac>
      <mn>1</mn>
      <mi>x</mi>
    </mfrac>
    <mo>cos</mo>
    <mfrac>
      <mn>1</mn>
      <msup>
        <mi>x</mi>
        <mn>2</mn>
      </msup>
    </mfrac>
    <mspace width="0.167em"/>
    <mrow>
      <mspace width="0.333em"/>
      <mtext mathvariant="normal"> si </mtext>
      <mspace width="0.333em"/>
    </mrow>
    <mspace width="0.167em"/>
    <mi>x</mi>
    <mo>&gt;</mo>
    <mn>0</mn>
    <mspace width="0.167em"/>
    <mrow>
      <mspace width="0.333em"/>
      <mtext mathvariant="normal"> et </mtext>
      <mspace width="0.333em"/>
    </mrow>
    <mspace width="0.167em"/>
    <mi>f</mi>
    <mo stretchy="false" form="prefix">(</mo>
    <mn>0</mn>
    <mo stretchy="false" form="postfix">)</mo>
    <mo>=</mo>
    <mn>0</mn>
  </mrow>
</math>
</file>

<file path=Formula-814/content.xml><?xml version="1.0" encoding="utf-8"?>
<math xmlns="http://www.w3.org/1998/Math/MathML" display="inline">
  <mrow>
    <mi>g</mi>
    <mo>:</mo>
    <mo stretchy="false" form="prefix">[</mo>
    <mn>0</mn>
    <mo>,</mo>
    <mn>1</mn>
    <mo stretchy="false" form="postfix">]</mo>
    <mo>→</mo>
    <mstyle mathvariant="double-struck">
      <mi>ℝ</mi>
    </mstyle>
  </mrow>
</math>
</file>

<file path=Formula-816/content.xml><?xml version="1.0" encoding="utf-8"?>
<math xmlns="http://www.w3.org/1998/Math/MathML" display="block">
  <mrow>
    <mi>g</mi>
    <mo stretchy="false" form="prefix">(</mo>
    <mi>x</mi>
    <mo stretchy="false" form="postfix">)</mo>
    <mo>=</mo>
    <mo>−</mo>
    <mfrac>
      <msup>
        <mi>x</mi>
        <mn>2</mn>
      </msup>
      <mn>2</mn>
    </mfrac>
    <mo>sin</mo>
    <mfrac>
      <mn>1</mn>
      <msup>
        <mi>x</mi>
        <mn>2</mn>
      </msup>
    </mfrac>
    <mspace width="0.167em"/>
    <mrow>
      <mspace width="0.333em"/>
      <mtext mathvariant="normal"> si </mtext>
      <mspace width="0.333em"/>
    </mrow>
    <mspace width="0.167em"/>
    <mi>x</mi>
    <mo>&gt;</mo>
    <mn>0</mn>
    <mspace width="0.167em"/>
    <mrow>
      <mspace width="0.333em"/>
      <mtext mathvariant="normal"> et </mtext>
      <mspace width="0.333em"/>
    </mrow>
    <mspace width="0.167em"/>
    <mi>g</mi>
    <mo stretchy="false" form="prefix">(</mo>
    <mn>0</mn>
    <mo stretchy="false" form="postfix">)</mo>
    <mo>=</mo>
    <mn>0</mn>
    <mi>.</mi>
  </mrow>
</math>
</file>

<file path=Formula-818/content.xml><?xml version="1.0" encoding="utf-8"?>
<math xmlns="http://www.w3.org/1998/Math/MathML" display="inline">
  <mrow>
    <mo stretchy="false" form="prefix">[</mo>
    <mn>0</mn>
    <mo>,</mo>
    <mn>1</mn>
    <mo stretchy="false" form="postfix">]</mo>
  </mrow>
</math>
</file>

<file path=Formula-82/content.xml><?xml version="1.0" encoding="utf-8"?>
<math xmlns="http://www.w3.org/1998/Math/MathML" display="inline">
  <mi>◼</mi>
</math>
</file>

<file path=Formula-820/content.xml><?xml version="1.0" encoding="utf-8"?>
<math xmlns="http://www.w3.org/1998/Math/MathML" display="inline">
  <mn>0</mn>
</math>
</file>

<file path=Formula-822/content.xml><?xml version="1.0" encoding="utf-8"?>
<math xmlns="http://www.w3.org/1998/Math/MathML" display="block">
  <mrow>
    <mrow>
      <mo stretchy="true" form="prefix">|</mo>
      <mfrac>
        <mrow>
          <mi>g</mi>
          <mo stretchy="false" form="prefix">(</mo>
          <mi>h</mi>
          <mo stretchy="false" form="postfix">)</mo>
          <mo>−</mo>
          <mi>g</mi>
          <mo stretchy="false" form="prefix">(</mo>
          <mn>0</mn>
          <mo stretchy="false" form="postfix">)</mo>
        </mrow>
        <mi>h</mi>
      </mfrac>
      <mo stretchy="true" form="postfix">|</mo>
    </mrow>
    <mo>≤</mo>
    <mfrac>
      <mrow>
        <mo stretchy="false" form="prefix">|</mo>
        <mi>h</mi>
        <mo stretchy="false" form="prefix">|</mo>
      </mrow>
      <mn>2</mn>
    </mfrac>
    <mo>→</mo>
    <mn>0</mn>
    <mspace width="0.167em"/>
    <mrow>
      <mspace width="0.333em"/>
      <mtext mathvariant="normal"> quand </mtext>
      <mspace width="0.333em"/>
    </mrow>
    <mspace width="0.167em"/>
    <mi>h</mi>
    <mo>→</mo>
    <mn>0</mn>
    <mi>.</mi>
  </mrow>
</math>
</file>

<file path=Formula-824/content.xml><?xml version="1.0" encoding="utf-8"?>
<math xmlns="http://www.w3.org/1998/Math/MathML" display="inline">
  <mrow>
    <mi>x</mi>
    <mo>&gt;</mo>
    <mn>0</mn>
  </mrow>
</math>
</file>

<file path=Formula-826/content.xml><?xml version="1.0" encoding="utf-8"?>
<math xmlns="http://www.w3.org/1998/Math/MathML" display="block">
  <mrow>
    <mrow>
      <mo stretchy="true" form="prefix">[</mo>
      <mo>−</mo>
      <mfrac>
        <msup>
          <mi>x</mi>
          <mn>2</mn>
        </msup>
        <mn>2</mn>
      </mfrac>
      <mo>sin</mo>
      <mfrac>
        <mn>1</mn>
        <msup>
          <mi>x</mi>
          <mn>2</mn>
        </msup>
      </mfrac>
      <mo stretchy="true" form="postfix">]</mo>
    </mrow>
    <mi>′</mi>
    <mo>+</mo>
    <mi>x</mi>
    <mo>sin</mo>
    <mfrac>
      <mn>1</mn>
      <msup>
        <mi>x</mi>
        <mn>2</mn>
      </msup>
    </mfrac>
    <mo>=</mo>
    <mfrac>
      <mn>1</mn>
      <mi>x</mi>
    </mfrac>
    <mo>cos</mo>
    <mfrac>
      <mn>1</mn>
      <msup>
        <mi>x</mi>
        <mn>2</mn>
      </msup>
    </mfrac>
  </mrow>
</math>
</file>

<file path=Formula-828/content.xml><?xml version="1.0" encoding="utf-8"?>
<math xmlns="http://www.w3.org/1998/Math/MathML" display="inline">
  <mi>h</mi>
</math>
</file>

<file path=Formula-830/content.xml><?xml version="1.0" encoding="utf-8"?>
<math xmlns="http://www.w3.org/1998/Math/MathML" display="inline">
  <mrow>
    <mi>x</mi>
    <mo>sin</mo>
    <mo stretchy="false" form="prefix">(</mo>
    <mn>1</mn>
    <mi>/</mi>
    <msup>
      <mi>x</mi>
      <mn>2</mn>
    </msup>
    <mo stretchy="false" form="postfix">)</mo>
  </mrow>
</math>
</file>

<file path=Formula-832/content.xml><?xml version="1.0" encoding="utf-8"?>
<math xmlns="http://www.w3.org/1998/Math/MathML" display="inline">
  <mrow>
    <mi>x</mi>
    <mo>&gt;</mo>
    <mn>0</mn>
  </mrow>
</math>
</file>

<file path=Formula-834/content.xml><?xml version="1.0" encoding="utf-8"?>
<math xmlns="http://www.w3.org/1998/Math/MathML" display="inline">
  <mi>h</mi>
</math>
</file>

<file path=Formula-836/content.xml><?xml version="1.0" encoding="utf-8"?>
<math xmlns="http://www.w3.org/1998/Math/MathML" display="inline">
  <msub>
    <mi>h</mi>
    <mi>k</mi>
  </msub>
</math>
</file>

<file path=Formula-838/content.xml><?xml version="1.0" encoding="utf-8"?>
<math xmlns="http://www.w3.org/1998/Math/MathML" display="inline">
  <mrow>
    <msub>
      <mi>h</mi>
      <mi>k</mi>
    </msub>
    <mo stretchy="false" form="prefix">(</mo>
    <mi>x</mi>
    <mo stretchy="false" form="postfix">)</mo>
    <mo>=</mo>
    <mn>0</mn>
  </mrow>
</math>
</file>

<file path=Formula-84/content.xml><?xml version="1.0" encoding="utf-8"?>
<math xmlns="http://www.w3.org/1998/Math/MathML" display="inline">
  <mrow>
    <mi>E</mi>
    <mo>=</mo>
    <mo stretchy="false" form="prefix">[</mo>
    <mi>a</mi>
    <mo>,</mo>
    <mi>b</mi>
    <mo stretchy="false" form="postfix">]</mo>
  </mrow>
</math>
</file>

<file path=Formula-840/content.xml><?xml version="1.0" encoding="utf-8"?>
<math xmlns="http://www.w3.org/1998/Math/MathML" display="inline">
  <mrow>
    <mi>x</mi>
    <mo>∈</mo>
    <mo stretchy="false" form="prefix">[</mo>
    <mn>0</mn>
    <mo>,</mo>
    <mn>1</mn>
    <mi>/</mi>
    <msqrt>
      <mrow>
        <mn>2</mn>
        <mi>k</mi>
        <mi>π</mi>
      </mrow>
    </msqrt>
    <mo stretchy="false" form="postfix">]</mo>
  </mrow>
</math>
</file>

<file path=Formula-842/content.xml><?xml version="1.0" encoding="utf-8"?>
<math xmlns="http://www.w3.org/1998/Math/MathML" display="inline">
  <mrow>
    <msub>
      <mi>h</mi>
      <mi>k</mi>
    </msub>
    <mo stretchy="false" form="prefix">(</mo>
    <mi>x</mi>
    <mo stretchy="false" form="postfix">)</mo>
    <mo>=</mo>
    <mi>h</mi>
    <mo stretchy="false" form="prefix">(</mo>
    <mi>x</mi>
    <mo stretchy="false" form="postfix">)</mo>
  </mrow>
</math>
</file>

<file path=Formula-844/content.xml><?xml version="1.0" encoding="utf-8"?>
<math xmlns="http://www.w3.org/1998/Math/MathML" display="inline">
  <mrow>
    <mo stretchy="false" form="prefix">|</mo>
    <mi>h</mi>
    <mo stretchy="false" form="prefix">|</mo>
  </mrow>
</math>
</file>

<file path=Formula-846/content.xml><?xml version="1.0" encoding="utf-8"?>
<math xmlns="http://www.w3.org/1998/Math/MathML" display="inline">
  <mrow>
    <mo stretchy="false" form="prefix">|</mo>
    <msub>
      <mi>h</mi>
      <mi>k</mi>
    </msub>
    <mo stretchy="false" form="prefix">|</mo>
  </mrow>
</math>
</file>

<file path=Formula-848/content.xml><?xml version="1.0" encoding="utf-8"?>
<math xmlns="http://www.w3.org/1998/Math/MathML" display="inline">
  <mi>h</mi>
</math>
</file>

<file path=Formula-850/content.xml><?xml version="1.0" encoding="utf-8"?>
<math xmlns="http://www.w3.org/1998/Math/MathML" display="inline">
  <mrow>
    <mo stretchy="false" form="prefix">|</mo>
    <mi>h</mi>
    <mo stretchy="false" form="prefix">|</mo>
  </mrow>
</math>
</file>

<file path=Formula-852/content.xml><?xml version="1.0" encoding="utf-8"?>
<math xmlns="http://www.w3.org/1998/Math/MathML" display="inline">
  <mrow>
    <mi>x</mi>
    <mo>∈</mo>
    <mo stretchy="false" form="prefix">[</mo>
    <mn>0</mn>
    <mo>,</mo>
    <mn>1</mn>
    <mo stretchy="false" form="postfix">]</mo>
    <mo>↦</mo>
    <mo>−</mo>
    <mi>x</mi>
  </mrow>
</math>
</file>

<file path=Formula-854/content.xml><?xml version="1.0" encoding="utf-8"?>
<math xmlns="http://www.w3.org/1998/Math/MathML" display="inline">
  <mrow>
    <mi>x</mi>
    <mo>∈</mo>
    <mo stretchy="false" form="prefix">[</mo>
    <mn>0</mn>
    <mo>,</mo>
    <mn>1</mn>
    <mo stretchy="false" form="postfix">]</mo>
    <mo>↦</mo>
    <mi>x</mi>
  </mrow>
</math>
</file>

<file path=Formula-856/content.xml><?xml version="1.0" encoding="utf-8"?>
<math xmlns="http://www.w3.org/1998/Math/MathML" display="inline">
  <mrow>
    <mi>g</mi>
    <mi>′</mi>
  </mrow>
</math>
</file>

<file path=Formula-858/content.xml><?xml version="1.0" encoding="utf-8"?>
<math xmlns="http://www.w3.org/1998/Math/MathML" display="inline">
  <mrow>
    <mi>f</mi>
    <mo>=</mo>
    <mi>g</mi>
    <mi>′</mi>
    <mo>+</mo>
    <mi>h</mi>
  </mrow>
</math>
</file>

<file path=Formula-86/content.xml><?xml version="1.0" encoding="utf-8"?>
<math xmlns="http://www.w3.org/1998/Math/MathML" display="inline">
  <mrow>
    <mi>b</mi>
    <mo>−</mo>
    <mi>a</mi>
  </mrow>
</math>
</file>

<file path=Formula-860/content.xml><?xml version="1.0" encoding="utf-8"?>
<math xmlns="http://www.w3.org/1998/Math/MathML" display="inline">
  <mi>f</mi>
</math>
</file>

<file path=Formula-862/content.xml><?xml version="1.0" encoding="utf-8"?>
<math xmlns="http://www.w3.org/1998/Math/MathML" display="inline">
  <mi>h</mi>
</math>
</file>

<file path=Formula-864/content.xml><?xml version="1.0" encoding="utf-8"?>
<math xmlns="http://www.w3.org/1998/Math/MathML" display="inline">
  <mrow>
    <mi>g</mi>
    <mi>′</mi>
  </mrow>
</math>
</file>

<file path=Formula-866/content.xml><?xml version="1.0" encoding="utf-8"?>
<math xmlns="http://www.w3.org/1998/Math/MathML" display="inline">
  <mrow>
    <mo stretchy="false" form="prefix">|</mo>
    <mi>g</mi>
    <mi>′</mi>
    <mo stretchy="false" form="prefix">|</mo>
  </mrow>
</math>
</file>

<file path=Formula-868/content.xml><?xml version="1.0" encoding="utf-8"?>
<math xmlns="http://www.w3.org/1998/Math/MathML" display="inline">
  <mrow>
    <mo stretchy="false" form="prefix">|</mo>
    <mi>g</mi>
    <mi>′</mi>
    <mo stretchy="false" form="prefix">|</mo>
  </mrow>
</math>
</file>

<file path=Formula-870/content.xml><?xml version="1.0" encoding="utf-8"?>
<math xmlns="http://www.w3.org/1998/Math/MathML" display="inline">
  <mrow>
    <mo>+</mo>
    <mi>∞</mi>
  </mrow>
</math>
</file>

<file path=Formula-872/content.xml><?xml version="1.0" encoding="utf-8"?>
<math xmlns="http://www.w3.org/1998/Math/MathML" display="inline">
  <mrow>
    <mi>k</mi>
    <mo>≥</mo>
    <mn>1</mn>
  </mrow>
</math>
</file>

<file path=Formula-874/content.xml><?xml version="1.0" encoding="utf-8"?>
<math xmlns="http://www.w3.org/1998/Math/MathML" display="inline">
  <mrow>
    <msub>
      <mi>ϕ</mi>
      <mi>k</mi>
    </msub>
    <mo>:</mo>
    <mo stretchy="false" form="prefix">[</mo>
    <mn>0</mn>
    <mo>,</mo>
    <mn>1</mn>
    <mo stretchy="false" form="postfix">]</mo>
    <mo>→</mo>
    <mstyle mathvariant="double-struck">
      <mi>ℝ</mi>
    </mstyle>
  </mrow>
</math>
</file>

<file path=Formula-876/content.xml><?xml version="1.0" encoding="utf-8"?>
<math xmlns="http://www.w3.org/1998/Math/MathML" display="block">
  <mrow>
    <msub>
      <mi>ϕ</mi>
      <mi>k</mi>
    </msub>
    <mo stretchy="false" form="prefix">(</mo>
    <mi>x</mi>
    <mo stretchy="false" form="postfix">)</mo>
    <mo>=</mo>
    <mrow>
      <mo stretchy="true" form="prefix">|</mo>
      <mtable>
        <mtr>
          <mtd columnalign="right">
            <mi>g</mi>
            <mi>′</mi>
            <mo stretchy="false" form="prefix">(</mo>
            <mi>x</mi>
            <mo stretchy="false" form="postfix">)</mo>
          </mtd>
          <mtd columnalign="left">
            <mrow>
              <mtext mathvariant="normal">si </mtext>
              <mspace width="0.333em"/>
            </mrow>
            <mspace width="0.167em"/>
            <msub>
              <mi>α</mi>
              <mi>j</mi>
            </msub>
            <mo>≤</mo>
            <mi>x</mi>
            <mo>≤</mo>
            <msub>
              <mi>β</mi>
              <mi>j</mi>
            </msub>
            <mo>,</mo>
            <mspace width="0.167em"/>
            <mn>0</mn>
            <mo>≤</mo>
            <mi>j</mi>
            <mo>≤</mo>
            <mi>k</mi>
          </mtd>
        </mtr>
        <mtr>
          <mtd columnalign="right">
            <mn>0</mn>
          </mtd>
          <mtd columnalign="left">
            <mtext mathvariant="normal">sinon.</mtext>
          </mtd>
        </mtr>
      </mtable>
    </mrow>
  </mrow>
</math>
</file>

<file path=Formula-878/content.xml><?xml version="1.0" encoding="utf-8"?>
<math xmlns="http://www.w3.org/1998/Math/MathML" display="block">
  <mrow>
    <msub>
      <mi>α</mi>
      <mi>j</mi>
    </msub>
    <mo>=</mo>
    <mfrac>
      <mn>1</mn>
      <msqrt>
        <mrow>
          <mn>2</mn>
          <mi>π</mi>
          <mi>j</mi>
        </mrow>
      </msqrt>
    </mfrac>
    <mspace width="0.278em"/>
    <mrow>
      <mspace width="0.333em"/>
      <mtext mathvariant="normal"> et </mtext>
      <mspace width="0.333em"/>
    </mrow>
    <mspace width="0.278em"/>
    <msub>
      <mi>β</mi>
      <mi>j</mi>
    </msub>
    <mo>=</mo>
    <mfrac>
      <mn>1</mn>
      <msqrt>
        <mrow>
          <mn>2</mn>
          <mi>π</mi>
          <mo stretchy="false" form="prefix">(</mo>
          <mi>j</mi>
          <mo>+</mo>
          <mn>3</mn>
          <mi>/</mi>
          <mn>4</mn>
          <mo stretchy="false" form="postfix">)</mo>
        </mrow>
      </msqrt>
    </mfrac>
    <mo>,</mo>
  </mrow>
</math>
</file>

<file path=Formula-88/content.xml><?xml version="1.0" encoding="utf-8"?>
<math xmlns="http://www.w3.org/1998/Math/MathML" display="inline">
  <mi>E</mi>
</math>
</file>

<file path=Formula-880/content.xml><?xml version="1.0" encoding="utf-8"?>
<math xmlns="http://www.w3.org/1998/Math/MathML" display="inline">
  <msub>
    <mi>ϕ</mi>
    <mi>k</mi>
  </msub>
</math>
</file>

<file path=Formula-882/content.xml><?xml version="1.0" encoding="utf-8"?>
<math xmlns="http://www.w3.org/1998/Math/MathML" display="inline">
  <mrow>
    <mo stretchy="false" form="prefix">|</mo>
    <msub>
      <mi>ϕ</mi>
      <mi>k</mi>
    </msub>
    <mo stretchy="false" form="prefix">|</mo>
    <mo>≤</mo>
    <mo stretchy="false" form="prefix">|</mo>
    <mi>g</mi>
    <mi>′</mi>
    <mo stretchy="false" form="prefix">|</mo>
  </mrow>
</math>
</file>

<file path=Formula-884/content.xml><?xml version="1.0" encoding="utf-8"?>
<math xmlns="http://www.w3.org/1998/Math/MathML" display="block">
  <mrow>
    <msubsup>
      <mo>∫</mo>
      <mn>0</mn>
      <mn>1</mn>
    </msubsup>
    <msub>
      <mi>ϕ</mi>
      <mi>k</mi>
    </msub>
    <mo stretchy="false" form="prefix">(</mo>
    <mi>t</mi>
    <mo stretchy="false" form="postfix">)</mo>
    <mspace width="0.167em"/>
    <mi>d</mi>
    <mi>t</mi>
    <mo>=</mo>
    <munderover>
      <mo>∑</mo>
      <mrow>
        <mi>j</mi>
        <mo>=</mo>
        <mn>0</mn>
      </mrow>
      <mi>k</mi>
    </munderover>
    <msubsup>
      <mo>∫</mo>
      <msub>
        <mi>α</mi>
        <mi>j</mi>
      </msub>
      <msub>
        <mi>β</mi>
        <mi>k</mi>
      </msub>
    </msubsup>
    <msub>
      <mi>ϕ</mi>
      <mi>k</mi>
    </msub>
    <mo stretchy="false" form="prefix">(</mo>
    <mi>t</mi>
    <mo stretchy="false" form="postfix">)</mo>
    <mspace width="0.167em"/>
    <mi>d</mi>
    <mi>t</mi>
    <mo>=</mo>
    <munderover>
      <mo>∑</mo>
      <mrow>
        <mi>j</mi>
        <mo>=</mo>
        <mn>0</mn>
      </mrow>
      <mi>k</mi>
    </munderover>
    <msubsup>
      <mrow>
        <mo stretchy="true" form="prefix">[</mo>
        <mo>−</mo>
        <mfrac>
          <msup>
            <mi>x</mi>
            <mn>2</mn>
          </msup>
          <mn>2</mn>
        </mfrac>
        <mo>sin</mo>
        <mfrac>
          <mn>1</mn>
          <msup>
            <mi>x</mi>
            <mn>2</mn>
          </msup>
        </mfrac>
        <mo stretchy="true" form="postfix">]</mo>
      </mrow>
      <msub>
        <mi>α</mi>
        <mi>j</mi>
      </msub>
      <msub>
        <mi>β</mi>
        <mi>j</mi>
      </msub>
    </msubsup>
    <mo>=</mo>
    <mfrac>
      <mn>1</mn>
      <mn>2</mn>
    </mfrac>
    <munderover>
      <mo>∑</mo>
      <mrow>
        <mi>j</mi>
        <mo>=</mo>
        <mn>0</mn>
      </mrow>
      <mi>k</mi>
    </munderover>
    <mfrac>
      <mn>1</mn>
      <mrow>
        <mn>2</mn>
        <mi>π</mi>
        <mi>j</mi>
        <mo>+</mo>
        <mn>3</mn>
        <mi>π</mi>
        <mi>/</mi>
        <mn>4</mn>
      </mrow>
    </mfrac>
    <mi>.</mi>
  </mrow>
</math>
</file>

<file path=Formula-886/content.xml><?xml version="1.0" encoding="utf-8"?>
<math xmlns="http://www.w3.org/1998/Math/MathML" display="inline">
  <mi>k</mi>
</math>
</file>

<file path=Formula-888/content.xml><?xml version="1.0" encoding="utf-8"?>
<math xmlns="http://www.w3.org/1998/Math/MathML" display="inline">
  <mrow>
    <mi>f</mi>
    <mo>:</mo>
    <mstyle mathvariant="double-struck">
      <mi>ℝ</mi>
    </mstyle>
    <mo>→</mo>
    <mstyle mathvariant="double-struck">
      <mi>ℝ</mi>
    </mstyle>
  </mrow>
</math>
</file>

<file path=Formula-890/content.xml><?xml version="1.0" encoding="utf-8"?>
<math xmlns="http://www.w3.org/1998/Math/MathML" display="inline">
  <mrow>
    <mi>f</mi>
    <msub>
      <mi>χ</mi>
      <mi>E</mi>
    </msub>
  </mrow>
</math>
</file>

<file path=Formula-892/content.xml><?xml version="1.0" encoding="utf-8"?>
<math xmlns="http://www.w3.org/1998/Math/MathML" display="inline">
  <mi>E</mi>
</math>
</file>

<file path=Formula-894/content.xml><?xml version="1.0" encoding="utf-8"?>
<math xmlns="http://www.w3.org/1998/Math/MathML" display="inline">
  <mi>f</mi>
</math>
</file>

<file path=Formula-896/content.xml><?xml version="1.0" encoding="utf-8"?>
<math xmlns="http://www.w3.org/1998/Math/MathML" display="inline">
  <mi>E</mi>
</math>
</file>

<file path=Formula-898/content.xml><?xml version="1.0" encoding="utf-8"?>
<math xmlns="http://www.w3.org/1998/Math/MathML" display="inline">
  <msub>
    <mi>χ</mi>
    <mi>E</mi>
  </msub>
</math>
</file>

<file path=Formula-90/content.xml><?xml version="1.0" encoding="utf-8"?>
<math xmlns="http://www.w3.org/1998/Math/MathML" display="block">
  <mrow>
    <mi>ℓ</mi>
    <mo stretchy="false" form="prefix">(</mo>
    <mi>E</mi>
    <mo stretchy="false" form="postfix">)</mo>
    <mo>=</mo>
    <mi>ℓ</mi>
    <mo stretchy="false" form="prefix">(</mo>
    <mo stretchy="false" form="prefix">[</mo>
    <mi>a</mi>
    <mo>,</mo>
    <mi>b</mi>
    <mo stretchy="false" form="postfix">]</mo>
    <mo stretchy="false" form="postfix">)</mo>
    <mo>:=</mo>
    <mi>b</mi>
    <mo>−</mo>
    <mi>a</mi>
    <mo>=</mo>
    <msubsup>
      <mo>∫</mo>
      <mi>a</mi>
      <mi>b</mi>
    </msubsup>
    <mspace width="0.167em"/>
    <mi>d</mi>
    <mi>t</mi>
    <mo>=</mo>
    <msub>
      <mo>∫</mo>
      <mstyle mathvariant="double-struck">
        <mi>ℝ</mi>
      </mstyle>
    </msub>
    <msub>
      <mi>χ</mi>
      <mrow>
        <mo stretchy="false" form="prefix">[</mo>
        <mi>a</mi>
        <mo>,</mo>
        <mi>b</mi>
        <mo stretchy="false" form="postfix">]</mo>
      </mrow>
    </msub>
    <mo stretchy="false" form="prefix">(</mo>
    <mi>t</mi>
    <mo stretchy="false" form="postfix">)</mo>
    <mspace width="0.167em"/>
    <mi>d</mi>
    <mi>t</mi>
    <mo>=</mo>
    <msub>
      <mo>∫</mo>
      <mstyle mathvariant="double-struck">
        <mi>ℝ</mi>
      </mstyle>
    </msub>
    <msub>
      <mi>χ</mi>
      <mi>E</mi>
    </msub>
    <mo stretchy="false" form="prefix">(</mo>
    <mi>t</mi>
    <mo stretchy="false" form="postfix">)</mo>
    <mspace width="0.167em"/>
    <mi>d</mi>
    <mi>t</mi>
    <mi>.</mi>
  </mrow>
</math>
</file>

<file path=Formula-900/content.xml><?xml version="1.0" encoding="utf-8"?>
<math xmlns="http://www.w3.org/1998/Math/MathML" display="inline">
  <mrow>
    <mi>f</mi>
    <msub>
      <mi>χ</mi>
      <mi>E</mi>
    </msub>
  </mrow>
</math>
</file>

<file path=Formula-902/content.xml><?xml version="1.0" encoding="utf-8"?>
<math xmlns="http://www.w3.org/1998/Math/MathML" display="inline">
  <mrow>
    <mo stretchy="false" form="prefix">|</mo>
    <mi>f</mi>
    <msub>
      <mi>χ</mi>
      <mi>E</mi>
    </msub>
    <mo stretchy="false" form="prefix">|</mo>
  </mrow>
</math>
</file>

<file path=Formula-904/content.xml><?xml version="1.0" encoding="utf-8"?>
<math xmlns="http://www.w3.org/1998/Math/MathML" display="inline">
  <mrow>
    <mo stretchy="false" form="prefix">|</mo>
    <msub>
      <mi>χ</mi>
      <mi>E</mi>
    </msub>
    <mo stretchy="false" form="prefix">|</mo>
    <mo>≤</mo>
    <mn>1</mn>
  </mrow>
</math>
</file>

<file path=Formula-906/content.xml><?xml version="1.0" encoding="utf-8"?>
<math xmlns="http://www.w3.org/1998/Math/MathML" display="inline">
  <mrow>
    <mo>−</mo>
    <mo stretchy="false" form="prefix">|</mo>
    <mi>f</mi>
    <mo stretchy="false" form="prefix">|</mo>
    <mo>≤</mo>
    <mi>f</mi>
    <msub>
      <mi>χ</mi>
      <mi>E</mi>
    </msub>
    <mo>≤</mo>
    <mo stretchy="false" form="prefix">|</mo>
    <mi>f</mi>
    <mo stretchy="false" form="prefix">|</mo>
  </mrow>
</math>
</file>

<file path=Formula-908/content.xml><?xml version="1.0" encoding="utf-8"?>
<math xmlns="http://www.w3.org/1998/Math/MathML" display="inline">
  <mrow>
    <mo>−</mo>
    <mo stretchy="false" form="prefix">|</mo>
    <mi>f</mi>
    <mo stretchy="false" form="prefix">|</mo>
    <mo>≤</mo>
    <mo stretchy="false" form="prefix">|</mo>
    <mi>f</mi>
    <msub>
      <mi>χ</mi>
      <mi>E</mi>
    </msub>
    <mo stretchy="false" form="prefix">|</mo>
    <mo>≤</mo>
    <mo stretchy="false" form="prefix">|</mo>
    <mi>f</mi>
    <mo stretchy="false" form="prefix">|</mo>
  </mrow>
</math>
</file>

<file path=Formula-910/content.xml><?xml version="1.0" encoding="utf-8"?>
<math xmlns="http://www.w3.org/1998/Math/MathML" display="inline">
  <mrow>
    <mi>f</mi>
    <msub>
      <mi>χ</mi>
      <mi>E</mi>
    </msub>
  </mrow>
</math>
</file>

<file path=Formula-912/content.xml><?xml version="1.0" encoding="utf-8"?>
<math xmlns="http://www.w3.org/1998/Math/MathML" display="inline">
  <mrow>
    <mi>f</mi>
    <msub>
      <mi>χ</mi>
      <mi>E</mi>
    </msub>
  </mrow>
</math>
</file>

<file path=Formula-914/content.xml><?xml version="1.0" encoding="utf-8"?>
<math xmlns="http://www.w3.org/1998/Math/MathML" display="inline">
  <mi>E</mi>
</math>
</file>

<file path=Formula-916/content.xml><?xml version="1.0" encoding="utf-8"?>
<math xmlns="http://www.w3.org/1998/Math/MathML" display="inline">
  <mrow>
    <mi>E</mi>
    <mo>=</mo>
    <mstyle mathvariant="double-struck">
      <mi>ℝ</mi>
    </mstyle>
  </mrow>
</math>
</file>

<file path=Formula-918/content.xml><?xml version="1.0" encoding="utf-8"?>
<math xmlns="http://www.w3.org/1998/Math/MathML" display="inline">
  <mi>f</mi>
</math>
</file>

<file path=Formula-92/content.xml><?xml version="1.0" encoding="utf-8"?>
<math xmlns="http://www.w3.org/1998/Math/MathML" display="inline">
  <mi>E</mi>
</math>
</file>

<file path=Formula-920/content.xml><?xml version="1.0" encoding="utf-8"?>
<math xmlns="http://www.w3.org/1998/Math/MathML" display="inline">
  <mrow>
    <msub>
      <mi>E</mi>
      <mo>+</mo>
    </msub>
    <mo>=</mo>
    <mo stretchy="false" form="prefix">{</mo>
    <mi>x</mi>
    <mo>∈</mo>
    <mstyle mathvariant="double-struck">
      <mi>ℝ</mi>
    </mstyle>
    <mspace width="0.167em"/>
    <mo stretchy="false" form="prefix">|</mo>
    <mspace width="0.167em"/>
    <mi>f</mi>
    <mo stretchy="false" form="prefix">(</mo>
    <mi>x</mi>
    <mo stretchy="false" form="postfix">)</mo>
    <mo>&gt;</mo>
    <mn>0</mn>
    <mo stretchy="false" form="postfix">}</mo>
  </mrow>
</math>
</file>

<file path=Formula-922/content.xml><?xml version="1.0" encoding="utf-8"?>
<math xmlns="http://www.w3.org/1998/Math/MathML" display="inline">
  <mrow>
    <msub>
      <mi>E</mi>
      <mo>−</mo>
    </msub>
    <mo>=</mo>
    <mo stretchy="false" form="prefix">{</mo>
    <mi>x</mi>
    <mo>∈</mo>
    <mstyle mathvariant="double-struck">
      <mi>ℝ</mi>
    </mstyle>
    <mspace width="0.167em"/>
    <mo stretchy="false" form="prefix">|</mo>
    <mspace width="0.167em"/>
    <mi>f</mi>
    <mo stretchy="false" form="prefix">(</mo>
    <mi>x</mi>
    <mo stretchy="false" form="postfix">)</mo>
    <mo>&lt;</mo>
    <mn>0</mn>
    <mo stretchy="false" form="postfix">}</mo>
  </mrow>
</math>
</file>

<file path=Formula-924/content.xml><?xml version="1.0" encoding="utf-8"?>
<math xmlns="http://www.w3.org/1998/Math/MathML" display="inline">
  <mrow>
    <mo stretchy="false" form="prefix">|</mo>
    <mi>f</mi>
    <mo stretchy="false" form="prefix">|</mo>
  </mrow>
</math>
</file>

<file path=Formula-926/content.xml><?xml version="1.0" encoding="utf-8"?>
<math xmlns="http://www.w3.org/1998/Math/MathML" display="block">
  <mrow>
    <mo stretchy="false" form="prefix">|</mo>
    <mi>f</mi>
    <mo stretchy="false" form="prefix">|</mo>
    <mo>=</mo>
    <msub>
      <mi>χ</mi>
      <msub>
        <mi>E</mi>
        <mo>+</mo>
      </msub>
    </msub>
    <mi>f</mi>
    <mo>−</mo>
    <msub>
      <mi>χ</mi>
      <msub>
        <mi>E</mi>
        <mo>−</mo>
      </msub>
    </msub>
    <mi>f</mi>
    <mo>,</mo>
  </mrow>
</math>
</file>

<file path=Formula-928/content.xml><?xml version="1.0" encoding="utf-8"?>
<math xmlns="http://www.w3.org/1998/Math/MathML" display="inline">
  <mi>f</mi>
</math>
</file>

<file path=Formula-930/content.xml><?xml version="1.0" encoding="utf-8"?>
<math xmlns="http://www.w3.org/1998/Math/MathML" display="inline">
  <mi>◼</mi>
</math>
</file>

<file path=Formula-932/content.xml><?xml version="1.0" encoding="utf-8"?>
<math xmlns="http://www.w3.org/1998/Math/MathML" display="inline">
  <mi>E</mi>
</math>
</file>

<file path=Formula-934/content.xml><?xml version="1.0" encoding="utf-8"?>
<math xmlns="http://www.w3.org/1998/Math/MathML" display="inline">
  <mstyle mathvariant="double-struck">
    <mi>ℝ</mi>
  </mstyle>
</math>
</file>

<file path=Formula-936/content.xml><?xml version="1.0" encoding="utf-8"?>
<math xmlns="http://www.w3.org/1998/Math/MathML" display="inline">
  <mrow>
    <mi>L</mi>
    <mo>≥</mo>
    <mn>0</mn>
  </mrow>
</math>
</file>

<file path=Formula-938/content.xml><?xml version="1.0" encoding="utf-8"?>
<math xmlns="http://www.w3.org/1998/Math/MathML" display="inline">
  <mrow>
    <mo stretchy="false" form="prefix">[</mo>
    <mi>a</mi>
    <mo>,</mo>
    <mi>b</mi>
    <mo stretchy="false" form="postfix">]</mo>
  </mrow>
</math>
</file>

<file path=Formula-94/content.xml><?xml version="1.0" encoding="utf-8"?>
<math xmlns="http://www.w3.org/1998/Math/MathML" display="inline">
  <mrow>
    <mo stretchy="false" form="prefix">[</mo>
    <msub>
      <mi>a</mi>
      <mi>i</mi>
    </msub>
    <mo>,</mo>
    <msub>
      <mi>b</mi>
      <mi>i</mi>
    </msub>
    <mo stretchy="false" form="postfix">]</mo>
  </mrow>
</math>
</file>

<file path=Formula-940/content.xml><?xml version="1.0" encoding="utf-8"?>
<math xmlns="http://www.w3.org/1998/Math/MathML" display="block">
  <mrow>
    <msub>
      <mo>∫</mo>
      <mrow>
        <mo stretchy="false" form="prefix">[</mo>
        <mi>a</mi>
        <mo>,</mo>
        <mi>b</mi>
        <mo stretchy="false" form="postfix">]</mo>
      </mrow>
    </msub>
    <msub>
      <mi>χ</mi>
      <mi>E</mi>
    </msub>
    <mo stretchy="false" form="prefix">(</mo>
    <mi>t</mi>
    <mo stretchy="false" form="postfix">)</mo>
    <mspace width="0.167em"/>
    <mi>d</mi>
    <mi>t</mi>
    <mo>≤</mo>
    <mi>L</mi>
    <mi>.</mi>
  </mrow>
</math>
</file>

<file path=Formula-942/content.xml><?xml version="1.0" encoding="utf-8"?>
<math xmlns="http://www.w3.org/1998/Math/MathML" display="inline">
  <mi>E</mi>
</math>
</file>

<file path=Formula-944/content.xml><?xml version="1.0" encoding="utf-8"?>
<math xmlns="http://www.w3.org/1998/Math/MathML" display="inline">
  <mrow>
    <mi>ℓ</mi>
    <mo stretchy="false" form="prefix">(</mo>
    <mi>E</mi>
    <mo stretchy="false" form="postfix">)</mo>
    <mo>≤</mo>
    <mi>L</mi>
  </mrow>
</math>
</file>

<file path=Formula-946/content.xml><?xml version="1.0" encoding="utf-8"?>
<math xmlns="http://www.w3.org/1998/Math/MathML" display="inline">
  <mrow>
    <msub>
      <mi>f</mi>
      <mi>k</mi>
    </msub>
    <mo>:</mo>
    <mstyle mathvariant="double-struck">
      <mi>ℝ</mi>
    </mstyle>
    <mo>→</mo>
    <mstyle mathvariant="double-struck">
      <mi>ℝ</mi>
    </mstyle>
  </mrow>
</math>
</file>

<file path=Formula-948/content.xml><?xml version="1.0" encoding="utf-8"?>
<math xmlns="http://www.w3.org/1998/Math/MathML" display="block">
  <mrow>
    <msub>
      <mi>f</mi>
      <mi>k</mi>
    </msub>
    <mo stretchy="false" form="prefix">(</mo>
    <mi>t</mi>
    <mo stretchy="false" form="postfix">)</mo>
    <mo>=</mo>
    <mrow>
      <mo stretchy="true" form="prefix">|</mo>
      <mtable>
        <mtr>
          <mtd columnalign="right">
            <msub>
              <mi>χ</mi>
              <mi>E</mi>
            </msub>
            <mo stretchy="false" form="prefix">(</mo>
            <mi>t</mi>
            <mo stretchy="false" form="postfix">)</mo>
          </mtd>
          <mtd columnalign="left">
            <mrow>
              <mtext mathvariant="normal">si </mtext>
              <mspace width="0.333em"/>
            </mrow>
            <mspace width="0.167em"/>
            <mi>t</mi>
            <mo>∈</mo>
            <mo stretchy="false" form="prefix">[</mo>
            <mo>−</mo>
            <mi>k</mi>
            <mo>,</mo>
            <mi>k</mi>
            <mo stretchy="false" form="postfix">]</mo>
            <mo>,</mo>
          </mtd>
        </mtr>
        <mtr>
          <mtd columnalign="right">
            <mn>0</mn>
          </mtd>
          <mtd columnalign="left">
            <mtext mathvariant="normal">sinon.</mtext>
          </mtd>
        </mtr>
      </mtable>
    </mrow>
  </mrow>
</math>
</file>

<file path=Formula-950/content.xml><?xml version="1.0" encoding="utf-8"?>
<math xmlns="http://www.w3.org/1998/Math/MathML" display="inline">
  <msub>
    <mi>χ</mi>
    <mi>E</mi>
  </msub>
</math>
</file>

<file path=Formula-952/content.xml><?xml version="1.0" encoding="utf-8"?>
<math xmlns="http://www.w3.org/1998/Math/MathML" display="inline">
  <mi>k</mi>
</math>
</file>

<file path=Formula-954/content.xml><?xml version="1.0" encoding="utf-8"?>
<math xmlns="http://www.w3.org/1998/Math/MathML" display="block">
  <mrow>
    <msub>
      <mo>∫</mo>
      <mstyle mathvariant="double-struck">
        <mi>ℝ</mi>
      </mstyle>
    </msub>
    <msub>
      <mi>f</mi>
      <mi>k</mi>
    </msub>
    <mo stretchy="false" form="prefix">(</mo>
    <mi>t</mi>
    <mo stretchy="false" form="postfix">)</mo>
    <mspace width="0.167em"/>
    <mi>d</mi>
    <mi>t</mi>
    <mo>=</mo>
    <msub>
      <mo>∫</mo>
      <mrow>
        <mo stretchy="false" form="prefix">[</mo>
        <mo>−</mo>
        <mi>k</mi>
        <mo>,</mo>
        <mi>k</mi>
        <mo stretchy="false" form="postfix">]</mo>
      </mrow>
    </msub>
    <msub>
      <mi>χ</mi>
      <mi>E</mi>
    </msub>
    <mo stretchy="false" form="prefix">(</mo>
    <mi>t</mi>
    <mo stretchy="false" form="postfix">)</mo>
    <mspace width="0.167em"/>
    <mi>d</mi>
    <mi>t</mi>
    <mo>≤</mo>
    <mi>L</mi>
    <mo>,</mo>
  </mrow>
</math>
</file>

<file path=Formula-956/content.xml><?xml version="1.0" encoding="utf-8"?>
<math xmlns="http://www.w3.org/1998/Math/MathML" display="block">
  <mrow>
    <munder>
      <mo>sup</mo>
      <mi>k</mi>
    </munder>
    <msub>
      <mo>∫</mo>
      <mstyle mathvariant="double-struck">
        <mi>ℝ</mi>
      </mstyle>
    </msub>
    <msub>
      <mi>f</mi>
      <mi>k</mi>
    </msub>
    <mo stretchy="false" form="prefix">(</mo>
    <mi>t</mi>
    <mo stretchy="false" form="postfix">)</mo>
    <mspace width="0.167em"/>
    <mi>d</mi>
    <mi>t</mi>
    <mo>≤</mo>
    <mi>L</mi>
    <mo>&lt;</mo>
    <mo>+</mo>
    <mi>∞</mi>
    <mi>.</mi>
  </mrow>
</math>
</file>

<file path=Formula-958/content.xml><?xml version="1.0" encoding="utf-8"?>
<math xmlns="http://www.w3.org/1998/Math/MathML" display="inline">
  <msub>
    <mi>χ</mi>
    <mi>E</mi>
  </msub>
</math>
</file>

<file path=Formula-96/content.xml><?xml version="1.0" encoding="utf-8"?>
<math xmlns="http://www.w3.org/1998/Math/MathML" display="inline">
  <msub>
    <mi>χ</mi>
    <mi>E</mi>
  </msub>
</math>
</file>

<file path=Formula-960/content.xml><?xml version="1.0" encoding="utf-8"?>
<math xmlns="http://www.w3.org/1998/Math/MathML" display="inline">
  <mi>E</mi>
</math>
</file>

<file path=Formula-962/content.xml><?xml version="1.0" encoding="utf-8"?>
<math xmlns="http://www.w3.org/1998/Math/MathML" display="block">
  <mrow>
    <mi>ℓ</mi>
    <mo stretchy="false" form="prefix">(</mo>
    <mi>E</mi>
    <mo stretchy="false" form="postfix">)</mo>
    <mo>=</mo>
    <msub>
      <mo>∫</mo>
      <mstyle mathvariant="double-struck">
        <mi>ℝ</mi>
      </mstyle>
    </msub>
    <msub>
      <mi>χ</mi>
      <mi>E</mi>
    </msub>
    <mo stretchy="false" form="prefix">(</mo>
    <mi>t</mi>
    <mo stretchy="false" form="postfix">)</mo>
    <mspace width="0.167em"/>
    <mi>d</mi>
    <mi>t</mi>
    <mo>=</mo>
    <munder>
      <mo>lim</mo>
      <mrow>
        <mi>k</mi>
        <mo>→</mo>
        <mo>+</mo>
        <mi>∞</mi>
      </mrow>
    </munder>
    <msub>
      <mo>∫</mo>
      <mstyle mathvariant="double-struck">
        <mi>ℝ</mi>
      </mstyle>
    </msub>
    <msub>
      <mi>f</mi>
      <mi>k</mi>
    </msub>
    <mo stretchy="false" form="prefix">(</mo>
    <mi>t</mi>
    <mo stretchy="false" form="postfix">)</mo>
    <mspace width="0.167em"/>
    <mi>d</mi>
    <mi>t</mi>
    <mo>≤</mo>
    <mi>L</mi>
    <mi>.</mi>
  </mrow>
</math>
</file>

<file path=Formula-964/content.xml><?xml version="1.0" encoding="utf-8"?>
<math xmlns="http://www.w3.org/1998/Math/MathML" display="inline">
  <mrow>
    <mi>f</mi>
    <mo>:</mo>
    <mstyle mathvariant="double-struck">
      <mi>ℝ</mi>
    </mstyle>
    <mo>→</mo>
    <mstyle mathvariant="double-struck">
      <mi>ℝ</mi>
    </mstyle>
  </mrow>
</math>
</file>

<file path=Formula-966/content.xml><?xml version="1.0" encoding="utf-8"?>
<math xmlns="http://www.w3.org/1998/Math/MathML" display="inline">
  <mrow>
    <mi>x</mi>
    <mo>∈</mo>
    <mstyle mathvariant="double-struck">
      <mi>ℝ</mi>
    </mstyle>
  </mrow>
</math>
</file>

<file path=Formula-968/content.xml><?xml version="1.0" encoding="utf-8"?>
<math xmlns="http://www.w3.org/1998/Math/MathML" display="inline">
  <mrow>
    <mi>ε</mi>
    <mo>&gt;</mo>
    <mn>0</mn>
  </mrow>
</math>
</file>

<file path=Formula-970/content.xml><?xml version="1.0" encoding="utf-8"?>
<math xmlns="http://www.w3.org/1998/Math/MathML" display="inline">
  <mi>f</mi>
</math>
</file>

<file path=Formula-972/content.xml><?xml version="1.0" encoding="utf-8"?>
<math xmlns="http://www.w3.org/1998/Math/MathML" display="inline">
  <mrow>
    <mo stretchy="false" form="prefix">[</mo>
    <mi>x</mi>
    <mo>−</mo>
    <mi>ε</mi>
    <mo>,</mo>
    <mi>x</mi>
    <mo>+</mo>
    <mi>ε</mi>
    <mo stretchy="false" form="postfix">]</mo>
  </mrow>
</math>
</file>

<file path=Formula-974/content.xml><?xml version="1.0" encoding="utf-8"?>
<math xmlns="http://www.w3.org/1998/Math/MathML" display="inline">
  <mi>f</mi>
</math>
</file>

<file path=Formula-976/content.xml><?xml version="1.0" encoding="utf-8"?>
<math xmlns="http://www.w3.org/1998/Math/MathML" display="inline">
  <mrow>
    <mi>f</mi>
    <mo>:</mo>
    <mstyle mathvariant="double-struck">
      <mi>ℝ</mi>
    </mstyle>
    <mo>→</mo>
    <mstyle mathvariant="double-struck">
      <mi>ℝ</mi>
    </mstyle>
  </mrow>
</math>
</file>

<file path=Formula-978/content.xml><?xml version="1.0" encoding="utf-8"?>
<math xmlns="http://www.w3.org/1998/Math/MathML" display="inline">
  <mi>a</mi>
</math>
</file>

<file path=Formula-98/content.xml><?xml version="1.0" encoding="utf-8"?>
<math xmlns="http://www.w3.org/1998/Math/MathML" display="inline">
  <mrow>
    <msub>
      <mo>∑</mo>
      <mi>i</mi>
    </msub>
    <msub>
      <mi>b</mi>
      <mi>i</mi>
    </msub>
    <mo>−</mo>
    <msub>
      <mi>a</mi>
      <mi>i</mi>
    </msub>
  </mrow>
</math>
</file>

<file path=Formula-980/content.xml><?xml version="1.0" encoding="utf-8"?>
<math xmlns="http://www.w3.org/1998/Math/MathML" display="block">
  <mrow>
    <msup>
      <mi>f</mi>
      <mrow>
        <mo>−</mo>
        <mn>1</mn>
      </mrow>
    </msup>
    <mo stretchy="false" form="prefix">(</mo>
    <mrow>
      <mo stretchy="true" form="prefix">]</mo>
      <mi>a</mi>
      <mo>,</mo>
      <mo>+</mo>
      <mi>∞</mi>
      <mo stretchy="true" form="postfix">[</mo>
    </mrow>
    <mo stretchy="false" form="postfix">)</mo>
    <mo>=</mo>
    <mo stretchy="false" form="prefix">{</mo>
    <mi>x</mi>
    <mo>∈</mo>
    <mstyle mathvariant="double-struck">
      <mi>ℝ</mi>
    </mstyle>
    <mspace width="0.167em"/>
    <mo stretchy="false" form="prefix">|</mo>
    <mspace width="0.167em"/>
    <mi>a</mi>
    <mo>&lt;</mo>
    <mi>f</mi>
    <mo stretchy="false" form="prefix">(</mo>
    <mi>x</mi>
    <mo stretchy="false" form="postfix">)</mo>
    <mo stretchy="false" form="postfix">}</mo>
  </mrow>
</math>
</file>

<file path=Formula-982/content.xml><?xml version="1.0" encoding="utf-8"?>
<math xmlns="http://www.w3.org/1998/Math/MathML" display="inline">
  <mrow>
    <mo stretchy="true" form="prefix">]</mo>
    <mi>a</mi>
    <mo>,</mo>
    <mo>+</mo>
    <mi>∞</mi>
    <mo stretchy="true" form="postfix">[</mo>
  </mrow>
</math>
</file>

<file path=Formula-984/content.xml><?xml version="1.0" encoding="utf-8"?>
<math xmlns="http://www.w3.org/1998/Math/MathML" display="inline">
  <mi>U</mi>
</math>
</file>

<file path=Formula-986/content.xml><?xml version="1.0" encoding="utf-8"?>
<math xmlns="http://www.w3.org/1998/Math/MathML" display="inline">
  <mstyle mathvariant="double-struck">
    <mi>ℝ</mi>
  </mstyle>
</math>
</file>

<file path=Formula-988/content.xml><?xml version="1.0" encoding="utf-8"?>
<math xmlns="http://www.w3.org/1998/Math/MathML" display="inline">
  <mi>U</mi>
</math>
</file>

<file path=Formula-990/content.xml><?xml version="1.0" encoding="utf-8"?>
<math xmlns="http://www.w3.org/1998/Math/MathML" display="inline">
  <msub>
    <mi>I</mi>
    <mi>k</mi>
  </msub>
</math>
</file>

<file path=Formula-992/content.xml><?xml version="1.0" encoding="utf-8"?>
<math xmlns="http://www.w3.org/1998/Math/MathML" display="inline">
  <mstyle mathvariant="double-struck">
    <mi>ℝ</mi>
  </mstyle>
</math>
</file>

<file path=Formula-994/content.xml><?xml version="1.0" encoding="utf-8"?>
<math xmlns="http://www.w3.org/1998/Math/MathML" display="block">
  <mrow>
    <msup>
      <mi>f</mi>
      <mrow>
        <mo>−</mo>
        <mn>1</mn>
      </mrow>
    </msup>
    <mo stretchy="false" form="prefix">(</mo>
    <mi>U</mi>
    <mo stretchy="false" form="postfix">)</mo>
    <mo>=</mo>
    <msup>
      <mi>f</mi>
      <mrow>
        <mo>−</mo>
        <mn>1</mn>
      </mrow>
    </msup>
    <mrow>
      <mo stretchy="true" form="prefix">(</mo>
      <munder>
        <mo>∪</mo>
        <mi>k</mi>
      </munder>
      <msub>
        <mi>I</mi>
        <mi>k</mi>
      </msub>
      <mo stretchy="true" form="postfix">)</mo>
    </mrow>
    <mo>=</mo>
    <munder>
      <mo>⋃</mo>
      <mi>k</mi>
    </munder>
    <msup>
      <mi>f</mi>
      <mrow>
        <mo>−</mo>
        <mn>1</mn>
      </mrow>
    </msup>
    <mo stretchy="false" form="prefix">(</mo>
    <msub>
      <mi>I</mi>
      <mi>k</mi>
    </msub>
    <mo stretchy="false" form="postfix">)</mo>
    <mo>,</mo>
  </mrow>
</math>
</file>

<file path=Formula-996/content.xml><?xml version="1.0" encoding="utf-8"?>
<math xmlns="http://www.w3.org/1998/Math/MathML" display="inline">
  <mrow>
    <mo stretchy="true" form="prefix">]</mo>
    <mi>a</mi>
    <mo>,</mo>
    <mi>b</mi>
    <mo stretchy="true" form="postfix">[</mo>
  </mrow>
</math>
</file>

<file path=Formula-998/content.xml><?xml version="1.0" encoding="utf-8"?>
<math xmlns="http://www.w3.org/1998/Math/MathML" display="inline">
  <mi>f</mi>
</math>
</file>